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2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style:text-properties fo:font-weight="bold" style:font-weight-asian="bold" style:font-weight-complex="bold"/>
    </style:style>
    <style:style style:name="ce10" style:family="table-cell" style:parent-style-name="Default" style:data-style-name="N0">
      <style:table-cell-properties fo:background-color="#83caff" fo:border="0.06pt solid #000000"/>
      <style:text-properties style:font-name="Courier New"/>
    </style:style>
    <style:style style:name="ce11" style:family="table-cell" style:parent-style-name="Default" style:data-style-name="N0">
      <style:table-cell-properties fo:background-color="#ff9999" fo:border="0.06pt solid #000000"/>
      <style:text-properties style:font-name="Courier New"/>
    </style:style>
    <style:style style:name="ce12" style:family="table-cell" style:parent-style-name="Default" style:data-style-name="N0">
      <style:table-cell-properties fo:background-color="#99ff66" fo:border="0.06pt solid #000000"/>
      <style:text-properties style:font-name="Courier New"/>
    </style:style>
    <style:style style:name="ce13" style:family="table-cell" style:parent-style-name="Default" style:data-style-name="N0">
      <style:table-cell-properties fo:background-color="#9999ff" fo:border="0.06pt solid #000000"/>
      <style:text-properties style:font-name="Courier New"/>
    </style:style>
    <style:style style:name="ce14" style:family="table-cell" style:parent-style-name="Default" style:data-style-name="N0">
      <style:table-cell-properties fo:background-color="#ffcc00" fo:border="0.06pt solid #000000"/>
      <style:text-properties style:font-name="Courier New"/>
    </style:style>
    <style:style style:name="ce15" style:family="table-cell" style:parent-style-name="Default" style:data-style-name="N0">
      <style:text-properties fo:color="#ff0000" fo:font-weight="bold" style:font-weight-asian="bold" style:font-weight-complex="bold"/>
    </style:style>
    <style:style style:name="ce16" style:family="table-cell" style:parent-style-name="Default" style:data-style-name="N0">
      <style:table-cell-properties fo:border="0.06pt solid #000000"/>
      <style:text-properties fo:color="#ff0000"/>
    </style:style>
    <style:style style:name="ce17" style:family="table-cell" style:parent-style-name="Default" style:data-style-name="N0">
      <style:table-cell-properties fo:background-color="transparent" fo:border="0.06pt solid #000000"/>
      <style:text-properties fo:color="#ff0000"/>
    </style:style>
    <style:style style:name="ce18" style:family="table-cell" style:parent-style-name="Default" style:data-style-name="N0">
      <style:text-properties fo:color="#ff0000"/>
    </style:style>
    <style:style style:name="ce19" style:family="table-cell" style:parent-style-name="Default" style:data-style-name="N0">
      <style:table-cell-properties fo:background-color="transparent" fo:border="0.06pt solid #000000"/>
      <style:text-properties fo:color="#ff0000" fo:language="en" fo:country="US"/>
    </style:style>
    <style:style style:name="ce2"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20" style:family="table-cell" style:parent-style-name="Default" style:data-style-name="N0">
      <style:text-properties style:use-window-font-color="true" fo:font-weight="bold" style:font-weight-asian="bold" style:font-weight-complex="bold"/>
    </style:style>
    <style:style style:name="ce21" style:family="table-cell" style:parent-style-name="Default" style:data-style-name="N0">
      <style:table-cell-properties fo:border="0.06pt solid #000000"/>
      <style:text-properties style:use-window-font-color="true"/>
    </style:style>
    <style:style style:name="ce22" style:family="table-cell" style:parent-style-name="Default" style:data-style-name="N0">
      <style:table-cell-properties fo:background-color="transparent" fo:border="0.06pt solid #000000"/>
      <style:text-properties style:use-window-font-color="true"/>
    </style:style>
    <style:style style:name="ce23" style:family="table-cell" style:parent-style-name="Default" style:data-style-name="N0">
      <style:table-cell-properties fo:background-color="transparent" fo:border="0.06pt solid #000000"/>
      <style:text-properties style:use-window-font-color="true" fo:language="en" fo:country="US"/>
    </style:style>
    <style:style style:name="ce24" style:family="table-cell" style:parent-style-name="Default" style:data-style-name="N0">
      <style:table-cell-properties fo:background-color="transparent" fo:border="0.06pt solid #000000"/>
      <style:text-properties style:use-window-font-color="true" fo:language="cs" fo:country="CZ"/>
    </style:style>
    <style:style style:name="ce25" style:family="table-cell" style:parent-style-name="Default" style:data-style-name="N0">
      <style:text-properties style:use-window-font-color="true"/>
    </style:style>
    <style:style style:name="ce26" style:family="table-cell" style:parent-style-name="Default" style:data-style-name="N0">
      <style:table-cell-properties fo:background-color="#ff0000" fo:border="0.06pt solid #000000"/>
    </style:style>
    <style:style style:name="ce27" style:family="table-cell" style:parent-style-name="Default" style:data-style-name="N0">
      <style:table-cell-properties fo:border="0.06pt solid #000000"/>
      <style:text-properties fo:language="en" fo:country="US"/>
    </style:style>
    <style:style style:name="ce28" style:family="table-cell" style:parent-style-name="Default" style:data-style-name="N0">
      <style:table-cell-properties fo:background-color="#ffff00" fo:border="0.06pt solid #000000"/>
    </style:style>
    <style:style style:name="ce2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3" style:family="table-cell" style:parent-style-name="Default" style:data-style-name="N0">
      <style:table-cell-properties fo:background-color="transparent"/>
    </style:style>
    <style:style style:name="ce3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31" style:family="table-cell" style:parent-style-name="Default" style:data-style-name="N2">
      <style:table-cell-properties fo:border="0.06pt solid #000000"/>
    </style:style>
    <style:style style:name="ce32" style:family="table-cell" style:parent-style-name="Default" style:data-style-name="N1">
      <style:table-cell-properties fo:border="0.06pt solid #000000"/>
    </style:style>
    <style:style style:name="ce3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34" style:family="table-cell" style:parent-style-name="Default" style:data-style-name="N2"/>
    <style:style style:name="ce35" style:family="table-cell" style:parent-style-name="Default" style:data-style-name="N2">
      <style:text-properties fo:font-weight="bold" style:font-weight-asian="bold" style:font-weight-complex="bold"/>
    </style:style>
    <style:style style:name="ce36" style:family="table-cell" style:parent-style-name="Default" style:data-style-name="N2">
      <style:table-cell-properties fo:background-color="#ffff00" fo:border="0.06pt solid #000000"/>
    </style:style>
    <style:style style:name="ce37" style:family="table-cell" style:parent-style-name="Default" style:data-style-name="N2">
      <style:table-cell-properties fo:background-color="transparent" fo:border="0.06pt solid #000000"/>
    </style:style>
    <style:style style:name="ce38" style:family="table-cell" style:parent-style-name="Default" style:data-style-name="N2">
      <style:table-cell-properties fo:background-color="#ffff66" fo:border="0.06pt solid #000000"/>
    </style:style>
    <style:style style:name="ce3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4" style:family="table-cell" style:parent-style-name="Default" style:data-style-name="N0">
      <style:text-properties fo:font-weight="bold" style:font-weight-asian="bold" style:font-weight-complex="bold"/>
    </style:style>
    <style:style style:name="ce4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41" style:family="table-cell" style:parent-style-name="Default">
      <style:table-cell-properties fo:background-color="transparent"/>
    </style:style>
    <style:style style:name="ce5" style:family="table-cell" style:parent-style-name="Default" style:data-style-name="N0">
      <style:table-cell-properties fo:border="0.06pt solid #000000"/>
    </style:style>
    <style:style style:name="ce6" style:family="table-cell" style:parent-style-name="Default" style:data-style-name="N0">
      <style:table-cell-properties fo:background-color="transparent" fo:border="0.06pt solid #000000"/>
    </style:style>
    <style:style style:name="ce7" style:family="table-cell" style:parent-style-name="Default" style:data-style-name="N0"/>
    <style:style style:name="ce8" style:family="table-cell" style:parent-style-name="Default" style:data-style-name="N0">
      <style:table-cell-properties fo:border="0.06pt solid #000000"/>
      <style:text-properties style:font-name="Courier New"/>
    </style:style>
    <style:style style:name="ce9" style:family="table-cell" style:parent-style-name="Default" style:data-style-name="N0">
      <style:table-cell-properties fo:background-color="transparent" fo:border="0.06pt solid #000000"/>
      <style:text-properties style:font-name="Courier New"/>
    </style:style>
    <style:style style:name="ce42" style:family="table-cell" style:parent-style-name="Default">
      <style:text-properties fo:font-weight="bold" style:font-weight-asian="bold" style:font-weight-complex="bold"/>
    </style:style>
    <style:style style:name="ce131" style:family="table-cell" style:parent-style-name="Default">
      <style:table-cell-properties fo:background-color="transparent"/>
    </style:style>
    <style:style style:name="ce132" style:family="table-cell" style:parent-style-name="Default">
      <style:text-properties fo:font-weight="bold" style:font-weight-asian="bold" style:font-weight-complex="bold"/>
    </style:style>
    <style:style style:name="ce135" style:family="table-cell" style:parent-style-name="Default">
      <style:table-cell-properties fo:background-color="#ff0000"/>
    </style:style>
    <style:style style:name="ce43" style:family="table-cell" style:parent-style-name="Default">
      <style:text-properties fo:font-weight="normal" style:font-weight-asian="normal" style:font-weight-complex="normal"/>
    </style:style>
    <style:style style:name="ce44" style:family="table-cell" style:parent-style-name="Default">
      <style:table-cell-properties fo:background-color="#f08080"/>
    </style:style>
    <style:style style:name="ce45" style:family="table-cell" style:parent-style-name="Default">
      <style:table-cell-properties fo:background-color="#ff8080"/>
    </style:style>
    <style:style style:name="ce46"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style:style>
    <style:style style:name="ce5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ackground-color="#7fff00"/>
      <style:text-properties fo:font-weight="normal" style:font-weight-asian="normal" style:font-weight-complex="normal"/>
    </style:style>
    <style:style style:name="ce53" style:family="table-cell" style:parent-style-name="Default">
      <style:table-cell-properties fo:background-color="#7fff00"/>
    </style:style>
    <style:style style:name="ce54" style:family="table-cell" style:parent-style-name="Default">
      <style:table-cell-properties fo:background-color="#008000"/>
      <style:text-properties fo:font-weight="normal" style:font-weight-asian="normal" style:font-weight-complex="normal"/>
    </style:style>
    <style:style style:name="ce55" style:family="table-cell" style:parent-style-name="Default">
      <style:table-cell-properties fo:background-color="#008000"/>
    </style:style>
    <style:style style:name="ce56" style:family="table-cell" style:parent-style-name="Default" style:data-style-name="N10036">
      <style:table-cell-properties fo:background-color="#008000"/>
      <style:text-properties fo:font-weight="normal" style:font-weight-asian="normal" style:font-weight-complex="normal"/>
    </style:style>
    <style:style style:name="ce108" style:family="table-cell" style:parent-style-name="Default" style:data-style-name="N0">
      <style:table-cell-properties fo:background-color="transparent"/>
      <style:text-properties fo:font-weight="bold" style:font-weight-asian="bold" style:font-weight-complex="bold"/>
    </style:style>
    <style:style style:name="ce10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1" style:font-name-asian="Courier New1" style:font-name-complex="Courier New1"/>
    </style:style>
    <style:style style:name="ce110" style:family="table-cell" style:parent-style-name="Default" style:data-style-name="N0">
      <style:table-cell-properties fo:background-color="transparent"/>
    </style:style>
    <style:style style:name="ce111" style:family="table-cell" style:parent-style-name="Default" style:data-style-name="N0">
      <style:text-properties fo:font-weight="bold" style:font-weight-asian="bold" style:font-weight-complex="bold"/>
    </style:style>
    <style:style style:name="ce112" style:family="table-cell" style:parent-style-name="Default" style:data-style-name="N0">
      <style:table-cell-properties fo:border="0.06pt solid #000000"/>
    </style:style>
    <style:style style:name="ce113" style:family="table-cell" style:parent-style-name="Default" style:data-style-name="N0">
      <style:table-cell-properties fo:background-color="transparent" fo:border="0.06pt solid #000000"/>
    </style:style>
    <style:style style:name="ce114" style:family="table-cell" style:parent-style-name="Default" style:data-style-name="N0"/>
    <style:style style:name="ce115" style:family="table-cell" style:parent-style-name="Default" style:data-style-name="N0">
      <style:table-cell-properties fo:border="0.06pt solid #000000"/>
      <style:text-properties style:font-name="Courier New"/>
    </style:style>
    <style:style style:name="ce116" style:family="table-cell" style:parent-style-name="Default" style:data-style-name="N0">
      <style:table-cell-properties fo:background-color="transparent" fo:border="0.06pt solid #000000"/>
      <style:text-properties style:font-name="Courier New"/>
    </style:style>
    <style:style style:name="ce117" style:family="table-cell" style:parent-style-name="Default" style:data-style-name="N0">
      <style:table-cell-properties fo:background-color="#83caff" fo:border="0.06pt solid #000000"/>
      <style:text-properties style:font-name="Courier New"/>
    </style:style>
    <style:style style:name="ce118" style:family="table-cell" style:parent-style-name="Default" style:data-style-name="N0">
      <style:table-cell-properties fo:background-color="#ff9999" fo:border="0.06pt solid #000000"/>
      <style:text-properties style:font-name="Courier New"/>
    </style:style>
    <style:style style:name="ce119" style:family="table-cell" style:parent-style-name="Default" style:data-style-name="N0">
      <style:table-cell-properties fo:background-color="#99ff66" fo:border="0.06pt solid #000000"/>
      <style:text-properties style:font-name="Courier New"/>
    </style:style>
    <style:style style:name="ce120" style:family="table-cell" style:parent-style-name="Default" style:data-style-name="N0">
      <style:table-cell-properties fo:background-color="#9999ff" fo:border="0.06pt solid #000000"/>
      <style:text-properties style:font-name="Courier New"/>
    </style:style>
    <style:style style:name="ce121" style:family="table-cell" style:parent-style-name="Default" style:data-style-name="N0">
      <style:table-cell-properties fo:background-color="#ffcc00" fo:border="0.06pt solid #000000"/>
      <style:text-properties style:font-name="Courier New"/>
    </style:style>
    <style:style style:name="ce122" style:family="table-cell" style:parent-style-name="Default" style:data-style-name="N0">
      <style:text-properties fo:color="#ff0000" fo:font-weight="bold" style:font-weight-asian="bold" style:font-weight-complex="bold"/>
    </style:style>
    <style:style style:name="ce123" style:family="table-cell" style:parent-style-name="Default" style:data-style-name="N0">
      <style:table-cell-properties fo:border="0.06pt solid #000000"/>
      <style:text-properties fo:color="#ff0000"/>
    </style:style>
    <style:style style:name="ce124" style:family="table-cell" style:parent-style-name="Default" style:data-style-name="N0">
      <style:table-cell-properties fo:background-color="transparent" fo:border="0.06pt solid #000000"/>
      <style:text-properties fo:color="#ff0000"/>
    </style:style>
    <style:style style:name="ce125" style:family="table-cell" style:parent-style-name="Default" style:data-style-name="N0">
      <style:text-properties fo:color="#ff0000"/>
    </style:style>
    <style:style style:name="ce126" style:family="table-cell" style:parent-style-name="Default" style:data-style-name="N0">
      <style:table-cell-properties fo:background-color="transparent" fo:border="0.06pt solid #000000"/>
      <style:text-properties fo:color="#ff0000" fo:language="en" fo:country="US"/>
    </style:style>
    <style:style style:name="ce127" style:family="table-cell" style:parent-style-name="Default" style:data-style-name="N0">
      <style:text-properties style:use-window-font-color="true" fo:font-weight="bold" style:font-weight-asian="bold" style:font-weight-complex="bold"/>
    </style:style>
    <style:style style:name="ce128" style:family="table-cell" style:parent-style-name="Default" style:data-style-name="N0">
      <style:table-cell-properties fo:border="0.06pt solid #000000"/>
      <style:text-properties style:use-window-font-color="true"/>
    </style:style>
    <style:style style:name="ce129" style:family="table-cell" style:parent-style-name="Default" style:data-style-name="N0">
      <style:table-cell-properties fo:background-color="transparent" fo:border="0.06pt solid #000000"/>
      <style:text-properties style:use-window-font-color="true"/>
    </style:style>
    <style:style style:name="ce130" style:family="table-cell" style:parent-style-name="Default" style:data-style-name="N0">
      <style:table-cell-properties fo:background-color="transparent" fo:border="0.06pt solid #000000"/>
      <style:text-properties style:use-window-font-color="true" fo:language="en" fo:country="US"/>
    </style:style>
    <style:style style:name="ce133" style:family="table-cell" style:parent-style-name="Default" style:data-style-name="N0">
      <style:table-cell-properties fo:background-color="transparent" fo:border="0.06pt solid #000000"/>
      <style:text-properties style:use-window-font-color="true" fo:language="cs" fo:country="CZ"/>
    </style:style>
    <style:style style:name="ce134" style:family="table-cell" style:parent-style-name="Default" style:data-style-name="N0">
      <style:text-properties style:use-window-font-color="true"/>
    </style:style>
    <style:style style:name="ce136" style:family="table-cell" style:parent-style-name="Default" style:data-style-name="N0">
      <style:table-cell-properties fo:background-color="#ff0000" fo:border="0.06pt solid #000000"/>
    </style:style>
    <style:style style:name="ce137" style:family="table-cell" style:parent-style-name="Default" style:data-style-name="N0">
      <style:table-cell-properties fo:border="0.06pt solid #000000"/>
      <style:text-properties fo:language="en" fo:country="US"/>
    </style:style>
    <style:style style:name="ce138" style:family="table-cell" style:parent-style-name="Default" style:data-style-name="N0">
      <style:table-cell-properties fo:background-color="#ffff00" fo:border="0.06pt solid #000000"/>
    </style:style>
    <style:style style:name="ce13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4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41" style:family="table-cell" style:parent-style-name="Default" style:data-style-name="N2">
      <style:table-cell-properties fo:border="0.06pt solid #000000"/>
    </style:style>
    <style:style style:name="ce142" style:family="table-cell" style:parent-style-name="Default" style:data-style-name="N1">
      <style:table-cell-properties fo:border="0.06pt solid #000000"/>
    </style:style>
    <style:style style:name="ce14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44" style:family="table-cell" style:parent-style-name="Default" style:data-style-name="N2"/>
    <style:style style:name="ce145" style:family="table-cell" style:parent-style-name="Default" style:data-style-name="N2">
      <style:text-properties fo:font-weight="bold" style:font-weight-asian="bold" style:font-weight-complex="bold"/>
    </style:style>
    <style:style style:name="ce146" style:family="table-cell" style:parent-style-name="Default" style:data-style-name="N2">
      <style:table-cell-properties fo:background-color="#ffff00" fo:border="0.06pt solid #000000"/>
    </style:style>
    <style:style style:name="ce147" style:family="table-cell" style:parent-style-name="Default" style:data-style-name="N2">
      <style:table-cell-properties fo:background-color="transparent" fo:border="0.06pt solid #000000"/>
    </style:style>
    <style:style style:name="ce148" style:family="table-cell" style:parent-style-name="Default" style:data-style-name="N2">
      <style:table-cell-properties fo:background-color="#ffff66" fo:border="0.06pt solid #000000"/>
    </style:style>
    <style:style style:name="ce14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5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1" style:family="table-cell" style:parent-style-name="Default">
      <style:table-cell-properties fo:background-color="transparent"/>
    </style:style>
    <style:style style:name="ce152" style:family="table-cell" style:parent-style-name="Default">
      <style:text-properties fo:font-weight="bold" style:font-weight-asian="bold" style:font-weight-complex="bold"/>
    </style:style>
    <style:style style:name="ce153" style:family="table-cell" style:parent-style-name="Default">
      <style:text-properties fo:font-weight="normal" style:font-weight-asian="normal" style:font-weight-complex="normal"/>
    </style:style>
    <style:style style:name="ce154" style:family="table-cell" style:parent-style-name="Default">
      <style:table-cell-properties fo:background-color="#f08080"/>
    </style:style>
    <style:style style:name="ce155" style:family="table-cell" style:parent-style-name="Default">
      <style:table-cell-properties fo:background-color="#ff0000"/>
    </style:style>
    <style:style style:name="ce156" style:family="table-cell" style:parent-style-name="Default">
      <style:table-cell-properties fo:background-color="#ff8080"/>
    </style:style>
    <style:style style:name="ce15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7fff00"/>
      <style:text-properties fo:font-weight="normal" style:font-weight-asian="normal" style:font-weight-complex="normal"/>
    </style:style>
    <style:style style:name="ce163" style:family="table-cell" style:parent-style-name="Default">
      <style:table-cell-properties fo:background-color="#7fff00"/>
    </style:style>
    <style:style style:name="ce164" style:family="table-cell" style:parent-style-name="Default">
      <style:table-cell-properties fo:background-color="#008000"/>
      <style:text-properties fo:font-weight="normal" style:font-weight-asian="normal" style:font-weight-complex="normal"/>
    </style:style>
    <style:style style:name="ce165" style:family="table-cell" style:parent-style-name="Default">
      <style:table-cell-properties fo:background-color="#008000"/>
    </style:style>
    <style:style style:name="ce166" style:family="table-cell" style:parent-style-name="Default" style:data-style-name="N10036">
      <style:table-cell-properties fo:background-color="#008000"/>
      <style:text-properties fo:font-weight="normal" style:font-weight-asian="normal" style:font-weight-complex="normal"/>
    </style:style>
    <style:style style:name="ce167" style:family="table-cell" style:parent-style-name="Default">
      <style:table-cell-properties fo:background-color="#ffff00"/>
    </style:style>
    <style:style style:name="T1" style:family="text">
      <style:text-properties style:text-position="super 58%"/>
    </style:style>
    <style:style style:name="T2"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3"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tracked-changes>
        <table:cell-content-change table:id="ct1">
          <table:cell-address table:column="4" table:row="15" table:table="3"/>
          <office:change-info>
            <dc:creator> </dc:creator>
            <dc:date>2017-02-21T19:33:27.226000000</dc:date>
          </office:change-info>
          <table:previous>
            <table:change-track-table-cell office:value-type="float" office:value="88979"/>
          </table:previous>
        </table:cell-content-change>
        <table:cell-content-change table:id="ct2">
          <table:cell-address table:column="5" table:row="15" table:table="3"/>
          <office:change-info>
            <dc:creator> </dc:creator>
            <dc:date>2017-02-21T19:33:27.226000000</dc:date>
          </office:change-info>
          <table:previous>
            <table:change-track-table-cell office:value-type="float" office:value="5870"/>
          </table:previous>
        </table:cell-content-change>
      </table:tracked-changes>
      <table:calculation-settings table:case-sensitive="false" table:search-criteria-must-apply-to-whole-cell="false"/>
      <table:table table:name="Treebanks" table:style-name="ta1">
        <office:forms form:automatic-focus="false" form:apply-design-mode="false"/>
        <table:table-column table:style-name="co1" table:default-cell-style-name="ce110"/>
        <table:table-column table:style-name="co2" table:default-cell-style-name="ce114"/>
        <table:table-column table:style-name="co3" table:number-columns-repeated="2" table:default-cell-style-name="ce114"/>
        <table:table-column table:style-name="co4" table:default-cell-style-name="ce114"/>
        <table:table-column table:style-name="co5" table:default-cell-style-name="ce125"/>
        <table:table-column table:style-name="co6" table:default-cell-style-name="ce125"/>
        <table:table-column table:style-name="co7" table:default-cell-style-name="ce125"/>
        <table:table-column table:style-name="co8" table:default-cell-style-name="ce125"/>
        <table:table-column table:style-name="co8" table:default-cell-style-name="ce134"/>
        <table:table-column table:style-name="co8" table:default-cell-style-name="ce114"/>
        <table:table-column table:style-name="co9" table:default-cell-style-name="ce114"/>
        <table:table-column table:style-name="co10" table:default-cell-style-name="ce114"/>
        <table:table-column table:style-name="co11" table:default-cell-style-name="ce114"/>
        <table:table-column table:style-name="co12" table:default-cell-style-name="ce114"/>
        <table:table-column table:style-name="co13" table:number-columns-repeated="14" table:default-cell-style-name="ce114"/>
        <table:table-column table:style-name="co13" table:default-cell-style-name="ce144"/>
        <table:table-column table:style-name="co14" table:number-columns-repeated="2" table:default-cell-style-name="ce114"/>
        <table:table-column table:style-name="co14" table:default-cell-style-name="ce144"/>
        <table:table-column table:style-name="co14" table:number-columns-repeated="990" table:default-cell-style-name="ce114"/>
        <table:table-column table:style-name="co14" table:default-cell-style-name="Default"/>
        <table:table-row table:style-name="ro1">
          <table:table-cell table:style-name="ce108" office:value-type="string" calcext:value-type="string" table:number-columns-spanned="1" table:number-rows-spanned="2">
            <text:p>Code</text:p>
          </table:table-cell>
          <table:table-cell table:style-name="ce111" office:value-type="string" calcext:value-type="string" table:number-columns-spanned="1" table:number-rows-spanned="2">
            <text:p>Language</text:p>
          </table:table-cell>
          <table:table-cell table:style-name="ce111" office:value-type="string" calcext:value-type="string" table:number-columns-spanned="1" table:number-rows-spanned="2">
            <text:p>Brand</text:p>
          </table:table-cell>
          <table:table-cell table:style-name="ce111" office:value-type="string" calcext:value-type="string" table:number-columns-spanned="1" table:number-rows-spanned="2">
            <text:p>TCode</text:p>
          </table:table-cell>
          <table:table-cell table:style-name="ce111" office:value-type="string" calcext:value-type="string" table:number-columns-spanned="1" table:number-rows-spanned="2">
            <text:p>Treebank</text:p>
          </table:table-cell>
          <table:table-cell table:style-name="ce122" office:value-type="string" calcext:value-type="string" table:number-columns-spanned="1" table:number-rows-spanned="2">
            <text:p>Status</text:p>
          </table:table-cell>
          <table:table-cell table:style-name="ce122" office:value-type="string" calcext:value-type="string" table:number-columns-spanned="1" table:number-rows-spanned="2">
            <text:p>Interset driver</text:p>
          </table:table-cell>
          <table:table-cell table:style-name="ce122" office:value-type="string" calcext:value-type="string" table:number-columns-spanned="1" table:number-rows-spanned="2">
            <text:p>Automatic tags</text:p>
          </table:table-cell>
          <table:table-cell table:style-name="ce122" office:value-type="string" calcext:value-type="string" table:number-columns-spanned="1" table:number-rows-spanned="2">
            <text:p>Parallel</text:p>
          </table:table-cell>
          <table:table-cell table:style-name="ce127" office:value-type="string" calcext:value-type="string" table:number-columns-spanned="1" table:number-rows-spanned="2">
            <text:p>ÚFAL path</text:p>
          </table:table-cell>
          <table:table-cell table:style-name="ce111" office:value-type="string" calcext:value-type="string" table:number-columns-spanned="1" table:number-rows-spanned="2">
            <text:p>Who</text:p>
          </table:table-cell>
          <table:table-cell table:style-name="ce111" office:value-type="string" calcext:value-type="string" table:number-columns-spanned="1" table:number-rows-spanned="2">
            <text:p>Source</text:p>
          </table:table-cell>
          <table:table-cell table:style-name="ce111" office:value-type="string" calcext:value-type="string" table:number-columns-spanned="1" table:number-rows-spanned="2">
            <text:p>Public access</text:p>
          </table:table-cell>
          <table:table-cell table:style-name="ce111" office:value-type="string" calcext:value-type="string" table:number-columns-spanned="1" table:number-rows-spanned="2">
            <text:p>License</text:p>
          </table:table-cell>
          <table:table-cell table:style-name="ce111" office:value-type="string" calcext:value-type="string" table:number-columns-spanned="1" table:number-rows-spanned="2">
            <text:p>Notes</text:p>
          </table:table-cell>
          <table:table-cell table:style-name="ce111" office:value-type="string" calcext:value-type="string">
            <text:p>Train/test</text:p>
          </table:table-cell>
          <table:table-cell table:style-name="ce139" office:value-type="string" calcext:value-type="string" table:number-columns-spanned="2" table:number-rows-spanned="1">
            <text:p>Train size</text:p>
          </table:table-cell>
          <table:covered-table-cell/>
          <table:table-cell table:style-name="ce140" office:value-type="string" calcext:value-type="string" table:number-columns-spanned="2" table:number-rows-spanned="1">
            <text:p>Dev size</text:p>
          </table:table-cell>
          <table:covered-table-cell table:style-name="ce111"/>
          <table:table-cell table:style-name="ce139" office:value-type="string" calcext:value-type="string" table:number-columns-spanned="2" table:number-rows-spanned="1">
            <text:p>Test size</text:p>
          </table:table-cell>
          <table:covered-table-cell/>
          <table:table-cell table:style-name="ce139" office:value-type="string" calcext:value-type="string" table:number-columns-spanned="2" table:number-rows-spanned="1">
            <text:p>Total size</text:p>
          </table:table-cell>
          <table:covered-table-cell/>
          <table:table-cell/>
          <table:table-cell table:style-name="ce140" office:value-type="string" calcext:value-type="string" table:number-columns-spanned="3" table:number-rows-spanned="1">
            <text:p>Training/Dev/TestSnt</text:p>
          </table:table-cell>
          <table:covered-table-cell table:style-name="ce140"/>
          <table:covered-table-cell table:style-name="ce111"/>
          <table:table-cell table:style-name="ce143" office:value-type="string" calcext:value-type="string" table:number-columns-spanned="2" table:number-rows-spanned="1">
            <text:p>Nonprojectivity (harmonized or original?)</text:p>
          </table:table-cell>
          <table:covered-table-cell/>
          <table:table-cell table:style-name="ce149" office:value-type="string" calcext:value-type="string" table:number-columns-spanned="3" table:number-rows-spanned="1">
            <text:p>Morphological richness</text:p>
          </table:table-cell>
          <table:covered-table-cell table:style-name="ce111"/>
          <table:covered-table-cell table:style-name="ce145"/>
          <table:table-cell table:number-columns-repeated="991"/>
        </table:table-row>
        <table:table-row table:style-name="ro1">
          <table:covered-table-cell table:style-name="ce108"/>
          <table:covered-table-cell table:number-columns-repeated="4" table:style-name="ce111"/>
          <table:covered-table-cell table:number-columns-repeated="4" table:style-name="ce122"/>
          <table:covered-table-cell table:style-name="ce127"/>
          <table:covered-table-cell table:number-columns-repeated="5" table:style-name="ce111"/>
          <table:table-cell table:style-name="ce111" office:value-type="string" calcext:value-type="string">
            <text:p>split</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Average sentence length</text:p>
          </table:table-cell>
          <table:table-cell table:number-columns-repeated="3" table:style-name="ce140" office:value-type="string" calcext:value-type="string">
            <text:p>%</text:p>
          </table:table-cell>
          <table:table-cell table:style-name="ce111" office:value-type="string" calcext:value-type="string">
            <text:p>Deps</text:p>
          </table:table-cell>
          <table:table-cell table:style-name="ce145" office:value-type="string" calcext:value-type="string">
            <text:p>Percent</text:p>
          </table:table-cell>
          <table:table-cell table:style-name="ce140" office:value-type="string" calcext:value-type="string">
            <text:p>Forms</text:p>
          </table:table-cell>
          <table:table-cell table:style-name="ce140" office:value-type="string" calcext:value-type="string">
            <text:p>Lemmas</text:p>
          </table:table-cell>
          <table:table-cell table:style-name="ce150" office:value-type="string" calcext:value-type="string">
            <text:p>Ratio</text:p>
          </table:table-cell>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6</text:p>
          </table:table-cell>
          <table:table-cell table:style-name="ce112" office:value-type="string" calcext:value-type="string">
            <text:p>PADT/CoNLL 2006</text:p>
          </table:table-cell>
          <table:table-cell table:style-name="ce123" office:value-type="string" calcext:value-type="string">
            <text:p>archive</text:p>
          </table:table-cell>
          <table:table-cell table:style-name="ce123" table:number-columns-repeated="3"/>
          <table:table-cell table:style-name="ce128" office:value-type="string" calcext:value-type="string">
            <text:p>/net/data/conll/2006/ar</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According to Ota Smrž, this version had bad morphology in some subcorpora.</text:p>
          </table:table-cell>
          <table:table-cell table:style-name="ce112" office:value-type="string" calcext:value-type="string">
            <text:p>official</text:p>
          </table:table-cell>
          <table:table-cell table:style-name="ce112" office:value-type="float" office:value="1460" calcext:value-type="float">
            <text:p>1460</text:p>
          </table:table-cell>
          <table:table-cell table:style-name="ce112" office:value-type="float" office:value="54379" calcext:value-type="float">
            <text:p>54379</text:p>
          </table:table-cell>
          <table:table-cell table:style-name="ce112" table:number-columns-repeated="2"/>
          <table:table-cell table:style-name="ce113" office:value-type="float" office:value="146" calcext:value-type="float">
            <text:p>146</text:p>
          </table:table-cell>
          <table:table-cell table:style-name="ce113" office:value-type="float" office:value="5373" calcext:value-type="float">
            <text:p>5373</text:p>
          </table:table-cell>
          <table:table-cell table:style-name="ce112" table:formula="of:=[.Q3]+[.S3]+[.U3]" office:value-type="float" office:value="1606" calcext:value-type="float">
            <text:p>1606</text:p>
          </table:table-cell>
          <table:table-cell table:style-name="ce112" table:formula="of:=[.R3]+[.T3]+[.V3]" office:value-type="float" office:value="59752" calcext:value-type="float">
            <text:p>59752</text:p>
          </table:table-cell>
          <table:table-cell table:style-name="ce141" table:formula="of:=([.R3]+[.T3]+[.V3])/([.Q3]+[.S3]+[.U3])" office:value-type="float" office:value="37.2054794520548" calcext:value-type="float">
            <text:p>37,21</text:p>
          </table:table-cell>
          <table:table-cell table:style-name="ce142" table:formula="of:=[.Q3]/[.W3]*100" office:value-type="float" office:value="90.9090909090909" calcext:value-type="float">
            <text:p>91</text:p>
          </table:table-cell>
          <table:table-cell table:style-name="ce142" table:formula="of:=[.S3]/[.W3]*100" office:value-type="float" office:value="0" calcext:value-type="float">
            <text:p>0</text:p>
          </table:table-cell>
          <table:table-cell table:style-name="ce142" table:formula="of:=[.U3]/[.W3]*100" office:value-type="float" office:value="9.09090909090909" calcext:value-type="float">
            <text:p>9</text:p>
          </table:table-cell>
          <table:table-cell table:style-name="ce113"/>
          <table:table-cell table:style-name="ce141" table:formula="of:=[.AC3]/[.X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7</text:p>
          </table:table-cell>
          <table:table-cell table:style-name="ce112" office:value-type="string" calcext:value-type="string">
            <text:p>PADT/CoNLL 2007</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7/ar</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From PADT 1.0. Missing is_member (lost in conversion to CoNLL format).</text:p>
          </table:table-cell>
          <table:table-cell table:style-name="ce112" office:value-type="string" calcext:value-type="string">
            <text:p>official</text:p>
          </table:table-cell>
          <table:table-cell table:style-name="ce112" office:value-type="float" office:value="2912" calcext:value-type="float">
            <text:p>2912</text:p>
          </table:table-cell>
          <table:table-cell table:style-name="ce112" office:value-type="float" office:value="111669" calcext:value-type="float">
            <text:p>111669</text:p>
          </table:table-cell>
          <table:table-cell table:style-name="ce112" table:number-columns-repeated="2"/>
          <table:table-cell table:style-name="ce112" office:value-type="float" office:value="131" calcext:value-type="float">
            <text:p>131</text:p>
          </table:table-cell>
          <table:table-cell table:style-name="ce112" office:value-type="float" office:value="5124" calcext:value-type="float">
            <text:p>5124</text:p>
          </table:table-cell>
          <table:table-cell table:style-name="ce112" table:formula="of:=[.Q4]+[.S4]+[.U4]" office:value-type="float" office:value="3043" calcext:value-type="float">
            <text:p>3043</text:p>
          </table:table-cell>
          <table:table-cell table:style-name="ce112" table:formula="of:=[.R4]+[.T4]+[.V4]" office:value-type="float" office:value="116793" calcext:value-type="float">
            <text:p>116793</text:p>
          </table:table-cell>
          <table:table-cell table:style-name="ce141" table:formula="of:=([.R4]+[.T4]+[.V4])/([.Q4]+[.S4]+[.U4])" office:value-type="float" office:value="38.3808741373644" calcext:value-type="float">
            <text:p>38,38</text:p>
          </table:table-cell>
          <table:table-cell table:style-name="ce142" table:formula="of:=[.Q4]/[.W4]*100" office:value-type="float" office:value="95.695037791653" calcext:value-type="float">
            <text:p>96</text:p>
          </table:table-cell>
          <table:table-cell table:style-name="ce142" table:formula="of:=[.S4]/[.W4]*100" office:value-type="float" office:value="0" calcext:value-type="float">
            <text:p>0</text:p>
          </table:table-cell>
          <table:table-cell table:style-name="ce142" table:formula="of:=[.U4]/[.W4]*100" office:value-type="float" office:value="4.30496220834703" calcext:value-type="float">
            <text:p>4</text:p>
          </table:table-cell>
          <table:table-cell table:style-name="ce112" office:value-type="float" office:value="431" calcext:value-type="float">
            <text:p>431</text:p>
          </table:table-cell>
          <table:table-cell table:style-name="ce141" table:formula="of:=[.AC4]/[.X4]*100" office:value-type="float" office:value="0.369028965777059" calcext:value-type="float">
            <text:p>0,3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7" office:value-type="string" calcext:value-type="string">
            <text:p>padtr349</text:p>
          </table:table-cell>
          <table:table-cell table:style-name="ce112" office:value-type="string" calcext:value-type="string">
            <text:p>PADT 1.5 r349 minus sentences with empty afuns</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adt/data/Prague</text:p>
          </table:table-cell>
          <table:table-cell table:style-name="ce112" office:value-type="string" calcext:value-type="string">
            <text:p>Dan</text:p>
          </table:table-cell>
          <table:table-cell table:style-name="ce113" office:value-type="string" calcext:value-type="string">
            <text:p>PADT 2.0 in PML from ÚFAL SVN is bigger and better than CoNLL 2007</text:p>
          </table:table-cell>
          <table:table-cell table:style-name="ce113" office:value-type="string" calcext:value-type="string">
            <text:p>buy/download now</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2" office:value-type="string" calcext:value-type="string">
            <text:p>ours</text:p>
          </table:table-cell>
          <table:table-cell table:style-name="ce112" office:value-type="float" office:value="6174" calcext:value-type="float">
            <text:p>6174</text:p>
          </table:table-cell>
          <table:table-cell table:style-name="ce112" office:value-type="float" office:value="225853" calcext:value-type="float">
            <text:p>225853</text:p>
          </table:table-cell>
          <table:table-cell table:style-name="ce112" office:value-type="float" office:value="786" calcext:value-type="float">
            <text:p>786</text:p>
          </table:table-cell>
          <table:table-cell table:style-name="ce112"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5]+[.S5]+[.U5]" office:value-type="float" office:value="7664" calcext:value-type="float">
            <text:p>7664</text:p>
          </table:table-cell>
          <table:table-cell table:style-name="ce112" table:formula="of:=[.R5]+[.T5]+[.V5]" office:value-type="float" office:value="282384" calcext:value-type="float">
            <text:p>282384</text:p>
          </table:table-cell>
          <table:table-cell table:style-name="ce141" table:formula="of:=([.R5]+[.T5]+[.V5])/([.Q5]+[.S5]+[.U5])" office:value-type="float" office:value="36.8455114822547" calcext:value-type="float">
            <text:p>36,85</text:p>
          </table:table-cell>
          <table:table-cell table:style-name="ce142" table:formula="of:=[.Q5]/[.W5]*100" office:value-type="float" office:value="80.5584551148226" calcext:value-type="float">
            <text:p>81</text:p>
          </table:table-cell>
          <table:table-cell table:style-name="ce142" table:formula="of:=[.S5]/[.W5]*100" office:value-type="float" office:value="10.2557411273486" calcext:value-type="float">
            <text:p>10</text:p>
          </table:table-cell>
          <table:table-cell table:style-name="ce142" table:formula="of:=[.U5]/[.W5]*100" office:value-type="float" office:value="9.18580375782881" calcext:value-type="float">
            <text:p>9</text:p>
          </table:table-cell>
          <table:table-cell table:style-name="ce113" office:value-type="float" office:value="1992" calcext:value-type="float">
            <text:p>1992</text:p>
          </table:table-cell>
          <table:table-cell table:style-name="ce146" table:formula="of:=[.AC5]/[.X5]*100" office:value-type="float" office:value="0.705422403535611" calcext:value-type="float">
            <text:p>0,71</text:p>
          </table:table-cell>
          <table:table-cell table:number-columns-repeated="2" table:style-name="ce138" office:value-type="float" office:value="6970" calcext:value-type="float">
            <text:p>6970</text:p>
          </table:table-cell>
          <table:table-cell table:style-name="ce146" table:formula="of:=[.AE5]/[.AF5]" office:value-type="float" office:value="1" calcext:value-type="float">
            <text:p>1,00</text:p>
          </table:table-cell>
          <table:table-cell table:number-columns-repeated="99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8" office:value-type="string" calcext:value-type="string">
            <text:p>ud12</text:p>
          </table:table-cell>
          <table:table-cell table:style-name="ce113" office:value-type="string" calcext:value-type="string">
            <text:p>UD 1.2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6]+[.S6]+[.U6]" office:value-type="float" office:value="7664" calcext:value-type="float">
            <text:p>7664</text:p>
          </table:table-cell>
          <table:table-cell table:style-name="ce112" table:formula="of:=[.R6]+[.T6]+[.V6]" office:value-type="float" office:value="282384" calcext:value-type="float">
            <text:p>282384</text:p>
          </table:table-cell>
          <table:table-cell table:style-name="ce141" table:formula="of:=([.R6]+[.T6]+[.V6])/([.Q6]+[.S6]+[.U6])" office:value-type="float" office:value="36.8455114822547" calcext:value-type="float">
            <text:p>36,85</text:p>
          </table:table-cell>
          <table:table-cell table:style-name="ce142" table:formula="of:=[.Q6]/[.W6]*100" office:value-type="float" office:value="80.5584551148226" calcext:value-type="float">
            <text:p>81</text:p>
          </table:table-cell>
          <table:table-cell table:style-name="ce142" table:formula="of:=[.S6]/[.W6]*100" office:value-type="float" office:value="10.2557411273486" calcext:value-type="float">
            <text:p>10</text:p>
          </table:table-cell>
          <table:table-cell table:style-name="ce142" table:formula="of:=[.U6]/[.W6]*100" office:value-type="float" office:value="9.18580375782881" calcext:value-type="float">
            <text:p>9</text:p>
          </table:table-cell>
          <table:table-cell table:style-name="ce113"/>
          <table:table-cell table:style-name="ce147"/>
          <table:table-cell table:style-name="ce113" office:value-type="float" office:value="35631" calcext:value-type="float">
            <text:p>35631</text:p>
          </table:table-cell>
          <table:table-cell table:style-name="ce113" office:value-type="float" office:value="1" calcext:value-type="float">
            <text:p>1</text:p>
          </table:table-cell>
          <table:table-cell table:style-name="ce147" table:formula="of:=[.AE6]/[.AF6]" office:value-type="float" office:value="35631" calcext:value-type="float">
            <text:p>35631,00</text:p>
          </table:table-cell>
          <table:table-cell table:style-name="ce110" table:number-columns-repeated="990"/>
          <table:table-cell table:style-name="ce15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9" office:value-type="string" calcext:value-type="string">
            <text:p>ud13</text:p>
          </table:table-cell>
          <table:table-cell table:style-name="ce113" office:value-type="string" calcext:value-type="string">
            <text:p>UD 1.3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7]+[.S7]+[.U7]" office:value-type="float" office:value="7664" calcext:value-type="float">
            <text:p>7664</text:p>
          </table:table-cell>
          <table:table-cell table:style-name="ce112" table:formula="of:=[.R7]+[.T7]+[.V7]" office:value-type="float" office:value="282384" calcext:value-type="float">
            <text:p>282384</text:p>
          </table:table-cell>
          <table:table-cell table:style-name="ce141" table:formula="of:=([.R7]+[.T7]+[.V7])/([.Q7]+[.S7]+[.U7])" office:value-type="float" office:value="36.8455114822547" calcext:value-type="float">
            <text:p>36,85</text:p>
          </table:table-cell>
          <table:table-cell table:style-name="ce142" table:formula="of:=[.Q7]/[.W7]*100" office:value-type="float" office:value="80.5584551148226" calcext:value-type="float">
            <text:p>81</text:p>
          </table:table-cell>
          <table:table-cell table:style-name="ce142" table:formula="of:=[.S7]/[.W7]*100" office:value-type="float" office:value="10.2557411273486" calcext:value-type="float">
            <text:p>10</text:p>
          </table:table-cell>
          <table:table-cell table:style-name="ce142" table:formula="of:=[.U7]/[.W7]*100" office:value-type="float" office:value="9.1858037578288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xcl</text:p>
          </table:table-cell>
          <table:table-cell table:style-name="ce112" office:value-type="string" calcext:value-type="string">
            <text:p>Armenian (Classical)</text:p>
          </table:table-cell>
          <table:table-cell table:style-name="ce115" office:value-type="string" calcext:value-type="string">
            <text:p>proiel-xcl</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7"/>
          <table:table-cell table:style-name="ce113" table:number-columns-repeated="2"/>
          <table:table-cell table:style-name="ce112" table:formula="of:=[.Q8]+[.S8]+[.U8]" office:value-type="float" office:value="0" calcext:value-type="float">
            <text:p>0</text:p>
          </table:table-cell>
          <table:table-cell table:style-name="ce112" table:formula="of:=[.R8]+[.T8]+[.V8]" office:value-type="float" office:value="0" calcext:value-type="float">
            <text:p>0</text:p>
          </table:table-cell>
          <table:table-cell table:style-name="ce141" table:formula="of:=([.R8]+[.T8]+[.V8])/([.Q8]+[.S8]+[.U8])" office:value-type="string" office:string-value="" calcext:value-type="error">
            <text:p>#DIV/0!</text:p>
          </table:table-cell>
          <table:table-cell table:style-name="ce142" table:formula="of:=[.Q8]/[.W8]*100" office:value-type="string" office:string-value="" calcext:value-type="error">
            <text:p>#DIV/0!</text:p>
          </table:table-cell>
          <table:table-cell table:style-name="ce142" table:formula="of:=[.S8]/[.W8]*100" office:value-type="string" office:string-value="" calcext:value-type="error">
            <text:p>#DIV/0!</text:p>
          </table:table-cell>
          <table:table-cell table:style-name="ce142" table:formula="of:=[.U8]/[.W8]*100" office:value-type="string" office:string-value="" calcext:value-type="error">
            <text:p>#DIV/0!</text:p>
          </table:table-cell>
          <table:table-cell table:style-name="ce113"/>
          <table:table-cell table:style-name="ce141" table:formula="of:=[.AC8]/[.X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bdt</text:p>
          </table:table-cell>
          <table:table-cell table:style-name="ce113" office:value-type="string" calcext:value-type="string">
            <text:p>BDT extended (superset of CoNLL 2007 data)</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table:table-cell table:style-name="ce113" office:value-type="string" calcext:value-type="string">
            <text:p>Nathan, Loganathan</text:p>
          </table:table-cell>
          <table:table-cell table:style-name="ce113" office:value-type="string" calcext:value-type="string">
            <text:p>Koldo Gojenola</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10104" calcext:value-type="float">
            <text:p>10104</text:p>
          </table:table-cell>
          <table:table-cell table:style-name="ce112" office:value-type="float" office:value="137309" calcext:value-type="float">
            <text:p>137309</text:p>
          </table:table-cell>
          <table:table-cell table:style-name="ce112" table:number-columns-repeated="2"/>
          <table:table-cell table:style-name="ce112" office:value-type="float" office:value="1122" calcext:value-type="float">
            <text:p>1122</text:p>
          </table:table-cell>
          <table:table-cell table:style-name="ce112" office:value-type="float" office:value="14295" calcext:value-type="float">
            <text:p>14295</text:p>
          </table:table-cell>
          <table:table-cell table:style-name="ce112" table:formula="of:=[.Q9]+[.S9]+[.U9]" office:value-type="float" office:value="11226" calcext:value-type="float">
            <text:p>11226</text:p>
          </table:table-cell>
          <table:table-cell table:style-name="ce112" table:formula="of:=[.R9]+[.T9]+[.V9]" office:value-type="float" office:value="151604" calcext:value-type="float">
            <text:p>151604</text:p>
          </table:table-cell>
          <table:table-cell table:style-name="ce141" table:formula="of:=([.R9]+[.T9]+[.V9])/([.Q9]+[.S9]+[.U9])" office:value-type="float" office:value="13.5047211829681" calcext:value-type="float">
            <text:p>13,50</text:p>
          </table:table-cell>
          <table:table-cell table:style-name="ce142" table:formula="of:=[.Q9]/[.W9]*100" office:value-type="float" office:value="90.0053447354356" calcext:value-type="float">
            <text:p>90</text:p>
          </table:table-cell>
          <table:table-cell table:style-name="ce142" table:formula="of:=[.S9]/[.W9]*100" office:value-type="float" office:value="0" calcext:value-type="float">
            <text:p>0</text:p>
          </table:table-cell>
          <table:table-cell table:style-name="ce142" table:formula="of:=[.U9]/[.W9]*100" office:value-type="float" office:value="9.9946552645644" calcext:value-type="float">
            <text:p>10</text:p>
          </table:table-cell>
          <table:table-cell table:style-name="ce113" office:value-type="float" office:value="1925" calcext:value-type="float">
            <text:p>1925</text:p>
          </table:table-cell>
          <table:table-cell table:style-name="ce141" table:formula="of:=[.AC9]/[.X9]*100" office:value-type="float" office:value="1.2697554154244" calcext:value-type="float">
            <text:p>1,2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conll2007</text:p>
          </table:table-cell>
          <table:table-cell table:style-name="ce113" office:value-type="string" calcext:value-type="string">
            <text:p>CoNLL 2007</text:p>
          </table:table-cell>
          <table:table-cell table:style-name="ce123"/>
          <table:table-cell table:style-name="ce124" table:number-columns-repeated="3"/>
          <table:table-cell table:style-name="ce129"/>
          <table:table-cell table:style-name="ce113"/>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3190" calcext:value-type="float">
            <text:p>3190</text:p>
          </table:table-cell>
          <table:table-cell table:style-name="ce112" office:value-type="float" office:value="50526" calcext:value-type="float">
            <text:p>50526</text:p>
          </table:table-cell>
          <table:table-cell table:style-name="ce112" table:number-columns-repeated="2"/>
          <table:table-cell table:style-name="ce112" office:value-type="float" office:value="334" calcext:value-type="float">
            <text:p>334</text:p>
          </table:table-cell>
          <table:table-cell table:style-name="ce112" office:value-type="float" office:value="5390" calcext:value-type="float">
            <text:p>5390</text:p>
          </table:table-cell>
          <table:table-cell table:style-name="ce112" table:formula="of:=[.Q10]+[.S10]+[.U10]" office:value-type="float" office:value="3524" calcext:value-type="float">
            <text:p>3524</text:p>
          </table:table-cell>
          <table:table-cell table:style-name="ce112" table:formula="of:=[.R10]+[.T10]+[.V10]" office:value-type="float" office:value="55916" calcext:value-type="float">
            <text:p>55916</text:p>
          </table:table-cell>
          <table:table-cell table:style-name="ce141" table:formula="of:=([.R10]+[.T10]+[.V10])/([.Q10]+[.S10]+[.U10])" office:value-type="float" office:value="15.8671963677639" calcext:value-type="float">
            <text:p>15,87</text:p>
          </table:table-cell>
          <table:table-cell table:style-name="ce142" table:formula="of:=[.Q10]/[.W10]*100" office:value-type="float" office:value="90.522133938706" calcext:value-type="float">
            <text:p>91</text:p>
          </table:table-cell>
          <table:table-cell table:style-name="ce142" table:formula="of:=[.S10]/[.W10]*100" office:value-type="float" office:value="0" calcext:value-type="float">
            <text:p>0</text:p>
          </table:table-cell>
          <table:table-cell table:style-name="ce142" table:formula="of:=[.U10]/[.W10]*100" office:value-type="float" office:value="9.47786606129398" calcext:value-type="float">
            <text:p>9</text:p>
          </table:table-cell>
          <table:table-cell table:style-name="ce113"/>
          <table:table-cell table:style-name="ce141" table:formula="of:=[.AC10]/[.X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BASQUE_SPMRL/gold/conll</text:p>
          </table:table-cell>
          <table:table-cell table:style-name="ce113"/>
          <table:table-cell table:style-name="ce113" office:value-type="string" calcext:value-type="string">
            <text:p>SPMRL 201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7577" calcext:value-type="float">
            <text:p>7577</text:p>
          </table:table-cell>
          <table:table-cell table:style-name="ce112" office:value-type="float" office:value="96368" calcext:value-type="float">
            <text:p>96368</text:p>
          </table:table-cell>
          <table:table-cell table:style-name="ce112" office:value-type="float" office:value="948" calcext:value-type="float">
            <text:p>948</text:p>
          </table:table-cell>
          <table:table-cell table:style-name="ce112" office:value-type="float" office:value="13851" calcext:value-type="float">
            <text:p>13851</text:p>
          </table:table-cell>
          <table:table-cell table:style-name="ce113" table:number-columns-repeated="2"/>
          <table:table-cell table:style-name="ce112" table:formula="of:=[.Q11]+[.S11]+[.U11]" office:value-type="float" office:value="8525" calcext:value-type="float">
            <text:p>8525</text:p>
          </table:table-cell>
          <table:table-cell table:style-name="ce112" table:formula="of:=[.R11]+[.T11]+[.V11]" office:value-type="float" office:value="110219" calcext:value-type="float">
            <text:p>110219</text:p>
          </table:table-cell>
          <table:table-cell table:style-name="ce141" table:formula="of:=([.R11]+[.T11]+[.V11])/([.Q11]+[.S11]+[.U11])" office:value-type="float" office:value="12.9289149560117" calcext:value-type="float">
            <text:p>12,93</text:p>
          </table:table-cell>
          <table:table-cell table:style-name="ce142" table:formula="of:=[.Q11]/[.W11]*100" office:value-type="float" office:value="88.8797653958944" calcext:value-type="float">
            <text:p>89</text:p>
          </table:table-cell>
          <table:table-cell table:style-name="ce142" table:formula="of:=[.S11]/[.W11]*100" office:value-type="float" office:value="11.1202346041056" calcext:value-type="float">
            <text:p>11</text:p>
          </table:table-cell>
          <table:table-cell table:style-name="ce142" table:formula="of:=[.U11]/[.W11]*100" office:value-type="float" office:value="0" calcext:value-type="float">
            <text:p>0</text:p>
          </table:table-cell>
          <table:table-cell table:style-name="ce113"/>
          <table:table-cell table:style-name="ce141" table:formula="of:=[.AC11]/[.X11]*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20" office:value-type="string" calcext:value-type="string">
            <text:p>ud11</text:p>
          </table:table-cell>
          <table:table-cell table:style-name="ce113" office:value-type="string" calcext:value-type="string">
            <text:p>UD 1.1 Basqu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treebanks-v1.1/UD_Basqu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3164" calcext:value-type="float">
            <text:p>3164</text:p>
          </table:table-cell>
          <table:table-cell table:style-name="ce112" office:value-type="float" office:value="36455" calcext:value-type="float">
            <text:p>36455</text:p>
          </table:table-cell>
          <table:table-cell table:style-name="ce112" office:value-type="float" office:value="1054" calcext:value-type="float">
            <text:p>1054</text:p>
          </table:table-cell>
          <table:table-cell table:style-name="ce112" office:value-type="float" office:value="11924" calcext:value-type="float">
            <text:p>11924</text:p>
          </table:table-cell>
          <table:table-cell table:style-name="ce113" office:value-type="float" office:value="1055" calcext:value-type="float">
            <text:p>1055</text:p>
          </table:table-cell>
          <table:table-cell table:style-name="ce113" office:value-type="float" office:value="12184" calcext:value-type="float">
            <text:p>12184</text:p>
          </table:table-cell>
          <table:table-cell table:style-name="ce112" table:formula="of:=[.Q12]+[.S12]+[.U12]" office:value-type="float" office:value="5273" calcext:value-type="float">
            <text:p>5273</text:p>
          </table:table-cell>
          <table:table-cell table:style-name="ce112" table:formula="of:=[.R12]+[.T12]+[.V12]" office:value-type="float" office:value="60563" calcext:value-type="float">
            <text:p>60563</text:p>
          </table:table-cell>
          <table:table-cell table:style-name="ce141" table:formula="of:=([.R12]+[.T12]+[.V12])/([.Q12]+[.S12]+[.U12])" office:value-type="float" office:value="11.4854921297174" calcext:value-type="float">
            <text:p>11,49</text:p>
          </table:table-cell>
          <table:table-cell table:style-name="ce142" table:formula="of:=[.Q12]/[.W12]*100" office:value-type="float" office:value="60.0037929072634" calcext:value-type="float">
            <text:p>60</text:p>
          </table:table-cell>
          <table:table-cell table:style-name="ce142" table:formula="of:=[.S12]/[.W12]*100" office:value-type="float" office:value="19.9886212782097" calcext:value-type="float">
            <text:p>20</text:p>
          </table:table-cell>
          <table:table-cell table:style-name="ce142" table:formula="of:=[.U12]/[.W12]*100" office:value-type="float" office:value="20.0075858145268" calcext:value-type="float">
            <text:p>20</text:p>
          </table:table-cell>
          <table:table-cell table:style-name="ce113" office:value-type="float" office:value="2307" calcext:value-type="float">
            <text:p>2307</text:p>
          </table:table-cell>
          <table:table-cell table:style-name="ce146" table:formula="of:=[.AC12]/[.X12]*100" office:value-type="float" office:value="3.80925647672671" calcext:value-type="float">
            <text:p>3,81</text:p>
          </table:table-cell>
          <table:table-cell table:style-name="ce112" office:value-type="float" office:value="16222" calcext:value-type="float">
            <text:p>16222</text:p>
          </table:table-cell>
          <table:table-cell table:style-name="ce112" office:value-type="float" office:value="7049" calcext:value-type="float">
            <text:p>7049</text:p>
          </table:table-cell>
          <table:table-cell table:style-name="ce147" table:formula="of:=[.AE12]/[.AF12]" office:value-type="float" office:value="2.30131933607604" calcext:value-type="float">
            <text:p>2,30</text:p>
          </table:table-cell>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8" office:value-type="string" calcext:value-type="string">
            <text:p>ud12</text:p>
          </table:table-cell>
          <table:table-cell table:style-name="ce113" office:value-type="string" calcext:value-type="string">
            <text:p>UD 1.2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asque</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3]+[.S13]+[.U13]" office:value-type="float" office:value="8993" calcext:value-type="float">
            <text:p>8993</text:p>
          </table:table-cell>
          <table:table-cell table:style-name="ce112" table:formula="of:=[.R13]+[.T13]+[.V13]" office:value-type="float" office:value="121443" calcext:value-type="float">
            <text:p>121443</text:p>
          </table:table-cell>
          <table:table-cell table:style-name="ce141" table:formula="of:=([.R13]+[.T13]+[.V13])/([.Q13]+[.S13]+[.U13])" office:value-type="float" office:value="13.5041699099299" calcext:value-type="float">
            <text:p>13,50</text:p>
          </table:table-cell>
          <table:table-cell table:style-name="ce142" table:formula="of:=[.Q13]/[.W13]*100" office:value-type="float" office:value="60.0022239519626" calcext:value-type="float">
            <text:p>60</text:p>
          </table:table-cell>
          <table:table-cell table:style-name="ce142" table:formula="of:=[.S13]/[.W13]*100" office:value-type="float" office:value="19.9933281441121" calcext:value-type="float">
            <text:p>20</text:p>
          </table:table-cell>
          <table:table-cell table:style-name="ce142" table:formula="of:=[.U13]/[.W13]*100" office:value-type="float" office:value="20.0044479039253" calcext:value-type="float">
            <text:p>20</text:p>
          </table:table-cell>
          <table:table-cell table:style-name="ce113"/>
          <table:table-cell table:style-name="ce147"/>
          <table:table-cell table:style-name="ce113" office:value-type="float" office:value="24259" calcext:value-type="float">
            <text:p>24259</text:p>
          </table:table-cell>
          <table:table-cell table:style-name="ce113" office:value-type="float" office:value="10999" calcext:value-type="float">
            <text:p>10999</text:p>
          </table:table-cell>
          <table:table-cell table:style-name="ce147" table:formula="of:=[.AE13]/[.AF13]" office:value-type="float" office:value="2.20556414219475" calcext:value-type="float">
            <text:p>2,21</text:p>
          </table:table-cell>
          <table:table-cell table:style-name="ce110" table:number-columns-repeated="990"/>
          <table:table-cell table:style-name="ce15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9" office:value-type="string" calcext:value-type="string">
            <text:p>ud13</text:p>
          </table:table-cell>
          <table:table-cell table:style-name="ce113" office:value-type="string" calcext:value-type="string">
            <text:p>UD 1.3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asqu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4]+[.S14]+[.U14]" office:value-type="float" office:value="8993" calcext:value-type="float">
            <text:p>8993</text:p>
          </table:table-cell>
          <table:table-cell table:style-name="ce112" table:formula="of:=[.R14]+[.T14]+[.V14]" office:value-type="float" office:value="121443" calcext:value-type="float">
            <text:p>121443</text:p>
          </table:table-cell>
          <table:table-cell table:style-name="ce141" table:formula="of:=([.R14]+[.T14]+[.V14])/([.Q14]+[.S14]+[.U14])" office:value-type="float" office:value="13.5041699099299" calcext:value-type="float">
            <text:p>13,50</text:p>
          </table:table-cell>
          <table:table-cell table:style-name="ce142" table:formula="of:=[.Q14]/[.W14]*100" office:value-type="float" office:value="60.0022239519626" calcext:value-type="float">
            <text:p>60</text:p>
          </table:table-cell>
          <table:table-cell table:style-name="ce142" table:formula="of:=[.S14]/[.W14]*100" office:value-type="float" office:value="19.9933281441121" calcext:value-type="float">
            <text:p>20</text:p>
          </table:table-cell>
          <table:table-cell table:style-name="ce142" table:formula="of:=[.U14]/[.W14]*100" office:value-type="float" office:value="20.0044479039253"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n</text:p>
          </table:table-cell>
          <table:table-cell table:style-name="ce113" office:value-type="string" calcext:value-type="string">
            <text:p>Bengali</text:p>
          </table:table-cell>
          <table:table-cell table:style-name="ce115" office:value-type="string" calcext:value-type="string">
            <text:p>icon-bn</text:p>
          </table:table-cell>
          <table:table-cell table:style-name="ce116" office:value-type="string" calcext:value-type="string">
            <text:p>icon2009</text:p>
          </table:table-cell>
          <table:table-cell table:style-name="ce113" office:value-type="string" calcext:value-type="string">
            <text:p>ICON 2009</text:p>
          </table:table-cell>
          <table:table-cell table:style-name="ce123"/>
          <table:table-cell table:style-name="ce124" table:number-columns-repeated="3"/>
          <table:table-cell table:style-name="ce114" office:value-type="string" calcext:value-type="string">
            <text:p>/net/work/people/zeman/parsing/projects/icon2009/newtags/bn/bangla_training.morph.conll</text:p>
          </table:table-cell>
          <table:table-cell table:style-name="ce113"/>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80" calcext:value-type="float">
            <text:p>980</text:p>
          </table:table-cell>
          <table:table-cell table:style-name="ce112" office:value-type="float" office:value="6449" calcext:value-type="float">
            <text:p>6449</text:p>
          </table:table-cell>
          <table:table-cell table:style-name="ce112" office:value-type="float" office:value="150" calcext:value-type="float">
            <text:p>150</text:p>
          </table:table-cell>
          <table:table-cell table:style-name="ce112" office:value-type="float" office:value="811" calcext:value-type="float">
            <text:p>811</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5]+[.S15]+[.U15]" office:value-type="float" office:value="1280" calcext:value-type="float">
            <text:p>1280</text:p>
          </table:table-cell>
          <table:table-cell table:style-name="ce112" table:formula="of:=[.R15]+[.T15]+[.V15]" office:value-type="float" office:value="8221" calcext:value-type="float">
            <text:p>8221</text:p>
          </table:table-cell>
          <table:table-cell table:style-name="ce141" table:formula="of:=([.R15]+[.T15]+[.V15])/([.Q15]+[.S15]+[.U15])" office:value-type="float" office:value="6.42265625" calcext:value-type="float">
            <text:p>6,42</text:p>
          </table:table-cell>
          <table:table-cell table:style-name="ce142" table:formula="of:=[.Q15]/[.W15]*100" office:value-type="float" office:value="76.5625" calcext:value-type="float">
            <text:p>77</text:p>
          </table:table-cell>
          <table:table-cell table:style-name="ce142" table:formula="of:=[.S15]/[.W15]*100" office:value-type="float" office:value="11.71875" calcext:value-type="float">
            <text:p>12</text:p>
          </table:table-cell>
          <table:table-cell table:style-name="ce142" table:formula="of:=[.U15]/[.W15]*100" office:value-type="float" office:value="11.71875" calcext:value-type="float">
            <text:p>12</text:p>
          </table:table-cell>
          <table:table-cell table:style-name="ce113"/>
          <table:table-cell table:style-name="ce141" table:formula="of:=[.AC15]/[.X15]*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n</text:p>
          </table:table-cell>
          <table:table-cell table:style-name="ce112" office:value-type="string" calcext:value-type="string">
            <text:p>Bengali</text:p>
          </table:table-cell>
          <table:table-cell table:style-name="ce115" office:value-type="string" calcext:value-type="string">
            <text:p>icon-bn</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bn/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79" calcext:value-type="float">
            <text:p>979</text:p>
          </table:table-cell>
          <table:table-cell table:style-name="ce112" office:value-type="float" office:value="6440" calcext:value-type="float">
            <text:p>6440</text:p>
          </table:table-cell>
          <table:table-cell table:style-name="ce112" office:value-type="float" office:value="150" calcext:value-type="float">
            <text:p>150</text:p>
          </table:table-cell>
          <table:table-cell table:style-name="ce112" office:value-type="float" office:value="812" calcext:value-type="float">
            <text:p>812</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6]+[.S16]+[.U16]" office:value-type="float" office:value="1279" calcext:value-type="float">
            <text:p>1279</text:p>
          </table:table-cell>
          <table:table-cell table:style-name="ce112" table:formula="of:=[.R16]+[.T16]+[.V16]" office:value-type="float" office:value="8213" calcext:value-type="float">
            <text:p>8213</text:p>
          </table:table-cell>
          <table:table-cell table:style-name="ce141" table:formula="of:=([.R16]+[.T16]+[.V16])/([.Q16]+[.S16]+[.U16])" office:value-type="float" office:value="6.42142298670837" calcext:value-type="float">
            <text:p>6,42</text:p>
          </table:table-cell>
          <table:table-cell table:style-name="ce142" table:formula="of:=[.Q16]/[.W16]*100" office:value-type="float" office:value="76.5441751368256" calcext:value-type="float">
            <text:p>77</text:p>
          </table:table-cell>
          <table:table-cell table:style-name="ce142" table:formula="of:=[.S16]/[.W16]*100" office:value-type="float" office:value="11.7279124315872" calcext:value-type="float">
            <text:p>12</text:p>
          </table:table-cell>
          <table:table-cell table:style-name="ce142" table:formula="of:=[.U16]/[.W16]*100" office:value-type="float" office:value="11.7279124315872" calcext:value-type="float">
            <text:p>12</text:p>
          </table:table-cell>
          <table:table-cell table:style-name="ce112" office:value-type="float" office:value="63" calcext:value-type="float">
            <text:p>63</text:p>
          </table:table-cell>
          <table:table-cell table:style-name="ce146" table:formula="of:=[.AC16]/[.X16]*100" office:value-type="float" office:value="0.767076585900402" calcext:value-type="float">
            <text:p>0,77</text:p>
          </table:table-cell>
          <table:table-cell table:style-name="ce112" office:value-type="float" office:value="3582" calcext:value-type="float">
            <text:p>3582</text:p>
          </table:table-cell>
          <table:table-cell table:style-name="ce112" office:value-type="float" office:value="2727" calcext:value-type="float">
            <text:p>2727</text:p>
          </table:table-cell>
          <table:table-cell table:style-name="ce147" table:formula="of:=[.AE16]/[.AF16]" office:value-type="float" office:value="1.31353135313531" calcext:value-type="float">
            <text:p>1,31</text:p>
          </table:table-cell>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text:p>
          </table:table-cell>
          <table:table-cell table:style-name="ce112" office:value-type="string" calcext:value-type="string">
            <text:p>BulTreeBank/CoNLL 2006</text:p>
          </table:table-cell>
          <table:table-cell table:style-name="ce123" table:number-columns-repeated="4"/>
          <table:table-cell table:style-name="ce114"/>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2" office:value-type="string" calcext:value-type="string">
            <text:p>official</text:p>
          </table:table-cell>
          <table:table-cell table:style-name="ce112" office:value-type="float" office:value="12869" calcext:value-type="float">
            <text:p>12869</text:p>
          </table:table-cell>
          <table:table-cell table:style-name="ce112" office:value-type="float" office:value="190653" calcext:value-type="float">
            <text:p>190653</text:p>
          </table:table-cell>
          <table:table-cell table:style-name="ce112" table:number-columns-repeated="2"/>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7]+[.S17]+[.U17]" office:value-type="float" office:value="13267" calcext:value-type="float">
            <text:p>13267</text:p>
          </table:table-cell>
          <table:table-cell table:style-name="ce112" table:formula="of:=[.R17]+[.T17]+[.V17]" office:value-type="float" office:value="196587" calcext:value-type="float">
            <text:p>196587</text:p>
          </table:table-cell>
          <table:table-cell table:style-name="ce141" table:formula="of:=([.R17]+[.T17]+[.V17])/([.Q17]+[.S17]+[.U17])" office:value-type="float" office:value="14.8177432727821" calcext:value-type="float">
            <text:p>14,82</text:p>
          </table:table-cell>
          <table:table-cell table:style-name="ce142" table:formula="of:=[.Q17]/[.W17]*100" office:value-type="float" office:value="97.0000753749906" calcext:value-type="float">
            <text:p>97</text:p>
          </table:table-cell>
          <table:table-cell table:style-name="ce142" table:formula="of:=[.S17]/[.W17]*100" office:value-type="float" office:value="0" calcext:value-type="float">
            <text:p>0</text:p>
          </table:table-cell>
          <table:table-cell table:style-name="ce142" table:formula="of:=[.U17]/[.W17]*100" office:value-type="float" office:value="2.99992462500942" calcext:value-type="float">
            <text:p>3</text:p>
          </table:table-cell>
          <table:table-cell table:style-name="ce112"/>
          <table:table-cell table:style-name="ce141" table:formula="of:=[.AC17]/[.X17]*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b</text:p>
          </table:table-cell>
          <table:table-cell table:style-name="ce112" office:value-type="string" calcext:value-type="string">
            <text:p>BulTreeBank/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6/bg</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2" office:value-type="string" calcext:value-type="string">
            <text:p>official test kept; official training split to our training and dev</text:p>
          </table:table-cell>
          <table:table-cell table:style-name="ce112" office:value-type="float" office:value="12000" calcext:value-type="float">
            <text:p>12000</text:p>
          </table:table-cell>
          <table:table-cell table:style-name="ce112" office:value-type="float" office:value="177125" calcext:value-type="float">
            <text:p>177125</text:p>
          </table:table-cell>
          <table:table-cell table:style-name="ce112" office:value-type="float" office:value="823" calcext:value-type="float">
            <text:p>823</text:p>
          </table:table-cell>
          <table:table-cell table:style-name="ce112" office:value-type="float" office:value="13092" calcext:value-type="float">
            <text:p>13092</text:p>
          </table:table-cell>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8]+[.S18]+[.U18]" office:value-type="float" office:value="13221" calcext:value-type="float">
            <text:p>13221</text:p>
          </table:table-cell>
          <table:table-cell table:style-name="ce112" table:formula="of:=[.R18]+[.T18]+[.V18]" office:value-type="float" office:value="196151" calcext:value-type="float">
            <text:p>196151</text:p>
          </table:table-cell>
          <table:table-cell table:style-name="ce141" table:formula="of:=([.R18]+[.T18]+[.V18])/([.Q18]+[.S18]+[.U18])" office:value-type="float" office:value="14.8363210044626" calcext:value-type="float">
            <text:p>14,84</text:p>
          </table:table-cell>
          <table:table-cell table:style-name="ce142" table:formula="of:=[.Q18]/[.W18]*100" office:value-type="float" office:value="90.764692534604" calcext:value-type="float">
            <text:p>91</text:p>
          </table:table-cell>
          <table:table-cell table:style-name="ce142" table:formula="of:=[.S18]/[.W18]*100" office:value-type="float" office:value="6.22494516299826" calcext:value-type="float">
            <text:p>6</text:p>
          </table:table-cell>
          <table:table-cell table:style-name="ce142" table:formula="of:=[.U18]/[.W18]*100" office:value-type="float" office:value="3.0103623023977" calcext:value-type="float">
            <text:p>3</text:p>
          </table:table-cell>
          <table:table-cell table:style-name="ce112" office:value-type="float" office:value="747" calcext:value-type="float">
            <text:p>747</text:p>
          </table:table-cell>
          <table:table-cell table:style-name="ce141" table:formula="of:=[.AC18]/[.X18]*100" office:value-type="float" office:value="0.380829055166683" calcext:value-type="float">
            <text:p>0,3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20" office:value-type="string" calcext:value-type="string">
            <text:p>ud11</text:p>
          </table:table-cell>
          <table:table-cell table:style-name="ce112" office:value-type="string" calcext:value-type="string">
            <text:p>UD 1.1 Bul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bg</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BY-NC-SA 3.0</text:p>
          </table:table-cell>
          <table:table-cell table:style-name="ce112"/>
          <table:table-cell table:style-name="ce112" office:value-type="string" calcext:value-type="string">
            <text:p>official</text:p>
          </table:table-cell>
          <table:table-cell table:style-name="ce112" office:value-type="float" office:value="7524" calcext:value-type="float">
            <text:p>7524</text:p>
          </table:table-cell>
          <table:table-cell table:style-name="ce112" office:value-type="float" office:value="100486" calcext:value-type="float">
            <text:p>100486</text:p>
          </table:table-cell>
          <table:table-cell table:style-name="ce112" office:value-type="float" office:value="940" calcext:value-type="float">
            <text:p>940</text:p>
          </table:table-cell>
          <table:table-cell table:style-name="ce112" office:value-type="float" office:value="12711" calcext:value-type="float">
            <text:p>12711</text:p>
          </table:table-cell>
          <table:table-cell table:style-name="ce112" office:value-type="float" office:value="941" calcext:value-type="float">
            <text:p>941</text:p>
          </table:table-cell>
          <table:table-cell table:style-name="ce112" office:value-type="float" office:value="12395" calcext:value-type="float">
            <text:p>12395</text:p>
          </table:table-cell>
          <table:table-cell table:style-name="ce112" table:formula="of:=[.Q19]+[.S19]+[.U19]" office:value-type="float" office:value="9405" calcext:value-type="float">
            <text:p>9405</text:p>
          </table:table-cell>
          <table:table-cell table:style-name="ce112" table:formula="of:=[.R19]+[.T19]+[.V19]" office:value-type="float" office:value="125592" calcext:value-type="float">
            <text:p>125592</text:p>
          </table:table-cell>
          <table:table-cell table:style-name="ce141" table:formula="of:=([.R19]+[.T19]+[.V19])/([.Q19]+[.S19]+[.U19])" office:value-type="float" office:value="13.3537480063796" calcext:value-type="float">
            <text:p>13,35</text:p>
          </table:table-cell>
          <table:table-cell table:style-name="ce142" table:formula="of:=[.Q19]/[.W19]*100" office:value-type="float" office:value="80" calcext:value-type="float">
            <text:p>80</text:p>
          </table:table-cell>
          <table:table-cell table:style-name="ce142" table:formula="of:=[.S19]/[.W19]*100" office:value-type="float" office:value="9.99468367889421" calcext:value-type="float">
            <text:p>10</text:p>
          </table:table-cell>
          <table:table-cell table:style-name="ce142" table:formula="of:=[.U19]/[.W19]*100" office:value-type="float" office:value="10.0053163211058" calcext:value-type="float">
            <text:p>10</text:p>
          </table:table-cell>
          <table:table-cell table:style-name="ce112" office:value-type="float" office:value="229" calcext:value-type="float">
            <text:p>229</text:p>
          </table:table-cell>
          <table:table-cell table:style-name="ce146" table:formula="of:=[.AC19]/[.X19]*100" office:value-type="float" office:value="0.182336454551245" calcext:value-type="float">
            <text:p>0,18</text:p>
          </table:table-cell>
          <table:table-cell table:style-name="ce112" office:value-type="float" office:value="25250" calcext:value-type="float">
            <text:p>25250</text:p>
          </table:table-cell>
          <table:table-cell table:style-name="ce112" office:value-type="float" office:value="12984" calcext:value-type="float">
            <text:p>12984</text:p>
          </table:table-cell>
          <table:table-cell table:style-name="ce147" table:formula="of:=[.AE19]/[.AF19]" office:value-type="float" office:value="1.9447011706716" calcext:value-type="float">
            <text:p>1,94</text:p>
          </table:table-cell>
          <table:table-cell table:number-columns-repeated="99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8" office:value-type="string" calcext:value-type="string">
            <text:p>ud12</text:p>
          </table:table-cell>
          <table:table-cell table:style-name="ce113" office:value-type="string" calcext:value-type="string">
            <text:p>UD 1.2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ul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BY-SA 4.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0]+[.S20]+[.U20]" office:value-type="float" office:value="11138" calcext:value-type="float">
            <text:p>11138</text:p>
          </table:table-cell>
          <table:table-cell table:style-name="ce112" table:formula="of:=[.R20]+[.T20]+[.V20]" office:value-type="float" office:value="156319" calcext:value-type="float">
            <text:p>156319</text:p>
          </table:table-cell>
          <table:table-cell table:style-name="ce141" table:formula="of:=([.R20]+[.T20]+[.V20])/([.Q20]+[.S20]+[.U20])" office:value-type="float" office:value="14.034745914886" calcext:value-type="float">
            <text:p>14,03</text:p>
          </table:table-cell>
          <table:table-cell table:style-name="ce142" table:formula="of:=[.Q20]/[.W20]*100" office:value-type="float" office:value="79.9694738732268" calcext:value-type="float">
            <text:p>80</text:p>
          </table:table-cell>
          <table:table-cell table:style-name="ce142" table:formula="of:=[.S20]/[.W20]*100" office:value-type="float" office:value="10.0107739270964" calcext:value-type="float">
            <text:p>10</text:p>
          </table:table-cell>
          <table:table-cell table:style-name="ce142" table:formula="of:=[.U20]/[.W20]*100" office:value-type="float" office:value="10.0197521996768" calcext:value-type="float">
            <text:p>10</text:p>
          </table:table-cell>
          <table:table-cell table:style-name="ce113"/>
          <table:table-cell table:style-name="ce147"/>
          <table:table-cell table:style-name="ce113" office:value-type="float" office:value="26388" calcext:value-type="float">
            <text:p>26388</text:p>
          </table:table-cell>
          <table:table-cell table:style-name="ce113" office:value-type="float" office:value="14899" calcext:value-type="float">
            <text:p>14899</text:p>
          </table:table-cell>
          <table:table-cell table:style-name="ce147" table:formula="of:=[.AE20]/[.AF20]" office:value-type="float" office:value="1.77112557889791"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9" office:value-type="string" calcext:value-type="string">
            <text:p>ud13</text:p>
          </table:table-cell>
          <table:table-cell table:style-name="ce113" office:value-type="string" calcext:value-type="string">
            <text:p>UD 1.3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ulgar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3.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1]+[.S21]+[.U21]" office:value-type="float" office:value="11138" calcext:value-type="float">
            <text:p>11138</text:p>
          </table:table-cell>
          <table:table-cell table:style-name="ce112" table:formula="of:=[.R21]+[.T21]+[.V21]" office:value-type="float" office:value="156319" calcext:value-type="float">
            <text:p>156319</text:p>
          </table:table-cell>
          <table:table-cell table:style-name="ce141" table:formula="of:=([.R21]+[.T21]+[.V21])/([.Q21]+[.S21]+[.U21])" office:value-type="float" office:value="14.034745914886" calcext:value-type="float">
            <text:p>14,03</text:p>
          </table:table-cell>
          <table:table-cell table:style-name="ce142" table:formula="of:=[.Q21]/[.W21]*100" office:value-type="float" office:value="79.9694738732268" calcext:value-type="float">
            <text:p>80</text:p>
          </table:table-cell>
          <table:table-cell table:style-name="ce142" table:formula="of:=[.S21]/[.W21]*100" office:value-type="float" office:value="10.0107739270964" calcext:value-type="float">
            <text:p>10</text:p>
          </table:table-cell>
          <table:table-cell table:style-name="ce142" table:formula="of:=[.U21]/[.W21]*100" office:value-type="float" office:value="10.0197521996768"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xr</text:p>
          </table:table-cell>
          <table:table-cell table:style-name="ce113" office:value-type="string" calcext:value-type="string">
            <text:p>Buryat</text:p>
          </table:table-cell>
          <table:table-cell table:style-name="ce115" office:value-type="string" calcext:value-type="string">
            <text:p>ud-bxr</text:p>
          </table:table-cell>
          <table:table-cell table:style-name="ce121" office:value-type="string" calcext:value-type="string">
            <text:p>ud14</text:p>
          </table:table-cell>
          <table:table-cell table:style-name="ce113" office:value-type="string" calcext:value-type="string">
            <text:p>Burya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2]+[.S22]+[.U22]" office:value-type="float" office:value="0" calcext:value-type="float">
            <text:p>0</text:p>
          </table:table-cell>
          <table:table-cell table:style-name="ce112" table:formula="of:=[.R22]+[.T22]+[.V22]" office:value-type="float" office:value="0" calcext:value-type="float">
            <text:p>0</text:p>
          </table:table-cell>
          <table:table-cell table:style-name="ce141" table:formula="of:=([.R22]+[.T22]+[.V22])/([.Q22]+[.S22]+[.U22])" office:value-type="string" office:string-value="" calcext:value-type="error">
            <text:p>#DIV/0!</text:p>
          </table:table-cell>
          <table:table-cell table:style-name="ce142" table:formula="of:=[.Q22]/[.W22]*100" office:value-type="string" office:string-value="" calcext:value-type="error">
            <text:p>#DIV/0!</text:p>
          </table:table-cell>
          <table:table-cell table:style-name="ce142" table:formula="of:=[.S22]/[.W22]*100" office:value-type="string" office:string-value="" calcext:value-type="error">
            <text:p>#DIV/0!</text:p>
          </table:table-cell>
          <table:table-cell table:style-name="ce142" table:formula="of:=[.U22]/[.W22]*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6" office:value-type="string" calcext:value-type="string">
            <text:p>conll2007</text:p>
          </table:table-cell>
          <table:table-cell table:style-name="ce113" office:value-type="string" calcext:value-type="string">
            <text:p>CESS-Cat/CoNLL 2007</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7/ca</text:p>
          </table:table-cell>
          <table:table-cell table:style-name="ce113"/>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14958" calcext:value-type="float">
            <text:p>14958</text:p>
          </table:table-cell>
          <table:table-cell table:style-name="ce112" office:value-type="float" office:value="430844" calcext:value-type="float">
            <text:p>430844</text:p>
          </table:table-cell>
          <table:table-cell table:style-name="ce112" table:number-columns-repeated="2"/>
          <table:table-cell table:style-name="ce112" office:value-type="float" office:value="167" calcext:value-type="float">
            <text:p>167</text:p>
          </table:table-cell>
          <table:table-cell table:style-name="ce112" office:value-type="float" office:value="5016" calcext:value-type="float">
            <text:p>5016</text:p>
          </table:table-cell>
          <table:table-cell table:style-name="ce112" table:formula="of:=[.Q23]+[.S23]+[.U23]" office:value-type="float" office:value="15125" calcext:value-type="float">
            <text:p>15125</text:p>
          </table:table-cell>
          <table:table-cell table:style-name="ce112" table:formula="of:=[.R23]+[.T23]+[.V23]" office:value-type="float" office:value="435860" calcext:value-type="float">
            <text:p>435860</text:p>
          </table:table-cell>
          <table:table-cell table:style-name="ce141" table:formula="of:=([.R23]+[.T23]+[.V23])/([.Q23]+[.S23]+[.U23])" office:value-type="float" office:value="28.8171900826446" calcext:value-type="float">
            <text:p>28,82</text:p>
          </table:table-cell>
          <table:table-cell table:style-name="ce142" table:formula="of:=[.Q23]/[.W23]*100" office:value-type="float" office:value="98.895867768595" calcext:value-type="float">
            <text:p>99</text:p>
          </table:table-cell>
          <table:table-cell table:style-name="ce142" table:formula="of:=[.S23]/[.W23]*100" office:value-type="float" office:value="0" calcext:value-type="float">
            <text:p>0</text:p>
          </table:table-cell>
          <table:table-cell table:style-name="ce142" table:formula="of:=[.U23]/[.W23]*100" office:value-type="float" office:value="1.10413223140496" calcext:value-type="float">
            <text:p>1</text:p>
          </table:table-cell>
          <table:table-cell table:style-name="ce112"/>
          <table:table-cell table:style-name="ce141" table:formula="of:=[.AC23]/[.X2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7" office:value-type="string" calcext:value-type="string">
            <text:p>conll2009</text:p>
          </table:table-cell>
          <table:table-cell table:style-name="ce113" office:value-type="string" calcext:value-type="string">
            <text:p>AnCora-CA/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ca</text:p>
          </table:table-cell>
          <table:table-cell table:style-name="ce113" office:value-type="string" calcext:value-type="string">
            <text:p>Nathan, Dan</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training data is shorter because there is much larger development and evaluation test data.</text:p>
          </table:table-cell>
          <table:table-cell table:style-name="ce113" office:value-type="string" calcext:value-type="string">
            <text:p>official</text:p>
          </table:table-cell>
          <table:table-cell table:style-name="ce112" office:value-type="float" office:value="13200" calcext:value-type="float">
            <text:p>13200</text:p>
          </table:table-cell>
          <table:table-cell table:style-name="ce112" office:value-type="float" office:value="390302" calcext:value-type="float">
            <text:p>390302</text:p>
          </table:table-cell>
          <table:table-cell table:style-name="ce113" office:value-type="float" office:value="1724" calcext:value-type="float">
            <text:p>1724</text:p>
          </table:table-cell>
          <table:table-cell table:style-name="ce113" office:value-type="float" office:value="53015" calcext:value-type="float">
            <text:p>53015</text:p>
          </table:table-cell>
          <table:table-cell table:style-name="ce112" office:value-type="float" office:value="1862" calcext:value-type="float">
            <text:p>1862</text:p>
          </table:table-cell>
          <table:table-cell table:style-name="ce112" office:value-type="float" office:value="53355" calcext:value-type="float">
            <text:p>53355</text:p>
          </table:table-cell>
          <table:table-cell table:style-name="ce112" table:formula="of:=[.Q24]+[.S24]+[.U24]" office:value-type="float" office:value="16786" calcext:value-type="float">
            <text:p>16786</text:p>
          </table:table-cell>
          <table:table-cell table:style-name="ce112" table:formula="of:=[.R24]+[.T24]+[.V24]" office:value-type="float" office:value="496672" calcext:value-type="float">
            <text:p>496672</text:p>
          </table:table-cell>
          <table:table-cell table:style-name="ce141" table:formula="of:=([.R24]+[.T24]+[.V24])/([.Q24]+[.S24]+[.U24])" office:value-type="float" office:value="29.5884665792923" calcext:value-type="float">
            <text:p>29,59</text:p>
          </table:table-cell>
          <table:table-cell table:style-name="ce142" table:formula="of:=[.Q24]/[.W24]*100" office:value-type="float" office:value="78.6369593709043" calcext:value-type="float">
            <text:p>79</text:p>
          </table:table-cell>
          <table:table-cell table:style-name="ce142" table:formula="of:=[.S24]/[.W24]*100" office:value-type="float" office:value="10.2704634814727" calcext:value-type="float">
            <text:p>10</text:p>
          </table:table-cell>
          <table:table-cell table:style-name="ce142" table:formula="of:=[.U24]/[.W24]*100" office:value-type="float" office:value="11.092577147623" calcext:value-type="float">
            <text:p>11</text:p>
          </table:table-cell>
          <table:table-cell table:style-name="ce112" office:value-type="float" office:value="107" calcext:value-type="float">
            <text:p>107</text:p>
          </table:table-cell>
          <table:table-cell table:style-name="ce146" table:formula="of:=[.AC24]/[.X24]*100" office:value-type="float" office:value="0.0215433928226274" calcext:value-type="float">
            <text:p>0,02</text:p>
          </table:table-cell>
          <table:table-cell table:style-name="ce112" office:value-type="float" office:value="37248" calcext:value-type="float">
            <text:p>37248</text:p>
          </table:table-cell>
          <table:table-cell table:style-name="ce112" office:value-type="float" office:value="25168" calcext:value-type="float">
            <text:p>25168</text:p>
          </table:table-cell>
          <table:table-cell table:style-name="ce147" table:formula="of:=[.AE24]/[.AF24]" office:value-type="float" office:value="1.47997457088366" calcext:value-type="float">
            <text:p>1,48</text:p>
          </table:table-cell>
          <table:table-cell table:number-columns-repeated="991"/>
        </table:table-row>
        <table:table-row table:style-name="ro2">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9" office:value-type="string" calcext:value-type="string">
            <text:p>ud13</text:p>
          </table:table-cell>
          <table:table-cell table:style-name="ce113" office:value-type="string" calcext:value-type="string">
            <text:p>UD 1.3 Catalan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Catal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office:value-type="float" office:value="13123" calcext:value-type="float">
            <text:p>13123</text:p>
          </table:table-cell>
          <table:table-cell table:style-name="ce112" office:value-type="float" office:value="429157" calcext:value-type="float">
            <text:p>429157</text:p>
          </table:table-cell>
          <table:table-cell table:style-name="ce113" office:value-type="float" office:value="1709" calcext:value-type="float">
            <text:p>1709</text:p>
          </table:table-cell>
          <table:table-cell table:style-name="ce113" office:value-type="float" office:value="58020" calcext:value-type="float">
            <text:p>58020</text:p>
          </table:table-cell>
          <table:table-cell table:style-name="ce112" office:value-type="float" office:value="1846" calcext:value-type="float">
            <text:p>1846</text:p>
          </table:table-cell>
          <table:table-cell table:style-name="ce112" office:value-type="float" office:value="59503" calcext:value-type="float">
            <text:p>59503</text:p>
          </table:table-cell>
          <table:table-cell table:style-name="ce112" table:formula="of:=[.Q25]+[.S25]+[.U25]" office:value-type="float" office:value="16678" calcext:value-type="float">
            <text:p>16678</text:p>
          </table:table-cell>
          <table:table-cell table:style-name="ce112" table:formula="of:=[.R25]+[.T25]+[.V25]" office:value-type="float" office:value="546680" calcext:value-type="float">
            <text:p>546680</text:p>
          </table:table-cell>
          <table:table-cell table:style-name="ce141" table:formula="of:=([.R25]+[.T25]+[.V25])/([.Q25]+[.S25]+[.U25])" office:value-type="float" office:value="32.7785106127833" calcext:value-type="float">
            <text:p>32,78</text:p>
          </table:table-cell>
          <table:table-cell table:style-name="ce142" table:formula="of:=[.Q25]/[.W25]*100" office:value-type="float" office:value="78.6844945437103" calcext:value-type="float">
            <text:p>79</text:p>
          </table:table-cell>
          <table:table-cell table:style-name="ce142" table:formula="of:=[.S25]/[.W25]*100" office:value-type="float" office:value="10.2470320182276" calcext:value-type="float">
            <text:p>10</text:p>
          </table:table-cell>
          <table:table-cell table:style-name="ce142" table:formula="of:=[.U25]/[.W25]*100" office:value-type="float" office:value="11.0684734380621" calcext:value-type="float">
            <text:p>11</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op</text:p>
          </table:table-cell>
          <table:table-cell table:style-name="ce113" office:value-type="string" calcext:value-type="string">
            <text:p>Coptic</text:p>
          </table:table-cell>
          <table:table-cell table:style-name="ce115" office:value-type="string" calcext:value-type="string">
            <text:p>ud-cop</text:p>
          </table:table-cell>
          <table:table-cell table:style-name="ce121" office:value-type="string" calcext:value-type="string">
            <text:p>ud14</text:p>
          </table:table-cell>
          <table:table-cell table:style-name="ce113" office:value-type="string" calcext:value-type="string">
            <text:p>Coptic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 4.0</text:p>
          </table:table-cell>
          <table:table-cell table:style-name="ce112"/>
          <table:table-cell table:style-name="ce113" office:value-type="string" calcext:value-type="string">
            <text:p>official</text:p>
          </table:table-cell>
          <table:table-cell table:style-name="ce112" office:value-type="float" office:value="145" calcext:value-type="float">
            <text:p>145</text:p>
          </table:table-cell>
          <table:table-cell table:style-name="ce112" office:value-type="float" office:value="3626" calcext:value-type="float">
            <text:p>3626</text:p>
          </table:table-cell>
          <table:table-cell table:style-name="ce113" office:value-type="float" office:value="15" calcext:value-type="float">
            <text:p>15</text:p>
          </table:table-cell>
          <table:table-cell table:style-name="ce113" office:value-type="float" office:value="308" calcext:value-type="float">
            <text:p>308</text:p>
          </table:table-cell>
          <table:table-cell table:style-name="ce112" office:value-type="float" office:value="14" calcext:value-type="float">
            <text:p>14</text:p>
          </table:table-cell>
          <table:table-cell table:style-name="ce112" office:value-type="float" office:value="427" calcext:value-type="float">
            <text:p>427</text:p>
          </table:table-cell>
          <table:table-cell table:style-name="ce112" table:formula="of:=[.Q26]+[.S26]+[.U26]" office:value-type="float" office:value="174" calcext:value-type="float">
            <text:p>174</text:p>
          </table:table-cell>
          <table:table-cell table:style-name="ce112" table:formula="of:=[.R26]+[.T26]+[.V26]" office:value-type="float" office:value="4361" calcext:value-type="float">
            <text:p>4361</text:p>
          </table:table-cell>
          <table:table-cell table:style-name="ce141" table:formula="of:=([.R26]+[.T26]+[.V26])/([.Q26]+[.S26]+[.U26])" office:value-type="float" office:value="25.0632183908046" calcext:value-type="float">
            <text:p>25,06</text:p>
          </table:table-cell>
          <table:table-cell table:style-name="ce142" table:formula="of:=[.Q26]/[.W26]*100" office:value-type="float" office:value="83.3333333333333" calcext:value-type="float">
            <text:p>83</text:p>
          </table:table-cell>
          <table:table-cell table:style-name="ce142" table:formula="of:=[.S26]/[.W26]*100" office:value-type="float" office:value="8.62068965517241" calcext:value-type="float">
            <text:p>9</text:p>
          </table:table-cell>
          <table:table-cell table:style-name="ce142" table:formula="of:=[.U26]/[.W26]*100" office:value-type="float" office:value="8.04597701149425" calcext:value-type="float">
            <text:p>8</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hobs</text:p>
          </table:table-cell>
          <table:table-cell table:style-name="ce116" office:value-type="string" calcext:value-type="string">
            <text:p>hobs</text:p>
          </table:table-cell>
          <table:table-cell table:style-name="ce113" office:value-type="string" calcext:value-type="string">
            <text:p>HOBS</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13" office:value-type="string" calcext:value-type="string">
            <text:p>redistributable</text:p>
          </table:table-cell>
          <table:table-cell table:style-name="ce113" office:value-type="string" calcext:value-type="string">
            <text:p>CC BY-NC-SA</text:p>
          </table:table-cell>
          <table:table-cell table:style-name="ce112" office:value-type="string" calcext:value-type="string">
            <text:p>Hrvatska ovisnosna banka stabala</text:p>
          </table:table-cell>
          <table:table-cell table:style-name="ce112"/>
          <table:table-cell table:style-name="ce112" office:value-type="float" office:value="3465" calcext:value-type="float">
            <text:p>3465</text:p>
          </table:table-cell>
          <table:table-cell table:style-name="ce112" office:value-type="float" office:value="88045" calcext:value-type="float">
            <text:p>88045</text:p>
          </table:table-cell>
          <table:table-cell table:style-name="ce112" table:number-columns-repeated="4"/>
          <table:table-cell table:style-name="ce112" table:formula="of:=[.Q27]+[.S27]+[.U27]" office:value-type="float" office:value="3465" calcext:value-type="float">
            <text:p>3465</text:p>
          </table:table-cell>
          <table:table-cell table:style-name="ce112" table:formula="of:=[.R27]+[.T27]+[.V27]" office:value-type="float" office:value="88045" calcext:value-type="float">
            <text:p>88045</text:p>
          </table:table-cell>
          <table:table-cell table:style-name="ce141" table:formula="of:=([.R27]+[.T27]+[.V27])/([.Q27]+[.S27]+[.U27])" office:value-type="float" office:value="25.4098124098124" calcext:value-type="float">
            <text:p>25,41</text:p>
          </table:table-cell>
          <table:table-cell table:style-name="ce142" table:formula="of:=[.Q27]/[.W27]*100" office:value-type="float" office:value="100" calcext:value-type="float">
            <text:p>100</text:p>
          </table:table-cell>
          <table:table-cell table:style-name="ce142" table:formula="of:=[.S27]/[.W27]*100" office:value-type="float" office:value="0" calcext:value-type="float">
            <text:p>0</text:p>
          </table:table-cell>
          <table:table-cell table:style-name="ce142" table:formula="of:=[.U27]/[.W27]*100" office:value-type="float" office:value="0" calcext:value-type="float">
            <text:p>0</text:p>
          </table:table-cell>
          <table:table-cell table:style-name="ce112"/>
          <table:table-cell table:style-name="ce141" table:formula="of:=[.AC27]/[.X2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16" office:value-type="string" calcext:value-type="string">
            <text:p>setimes</text:p>
          </table:table-cell>
          <table:table-cell table:style-name="ce113" office:value-type="string" calcext:value-type="string">
            <text:p>SETimes.HR v1</text:p>
          </table:table-cell>
          <table:table-cell table:style-name="ce124" table:number-columns-repeated="2"/>
          <table:table-cell table:style-name="ce126" table:number-columns-repeated="2"/>
          <table:table-cell table:style-name="ce130" office:value-type="string" calcext:value-type="string">
            <text:p>/net/data/treebanks/hr/setimes</text:p>
          </table:table-cell>
          <table:table-cell table:style-name="ce113" office:value-type="string" calcext:value-type="string">
            <text:p>Dan, Željko</text:p>
          </table:table-cell>
          <table:table-cell table:style-name="ce113" office:value-type="string" calcext:value-type="string">
            <text:p><text:a xlink:href="http://nlp.ffzg.hr/resources/corpora/setimes-hr/" xlink:type="simple">http://nlp.ffzg.hr/resources/corpora/setimes-hr/</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2"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2" office:value-type="string" calcext:value-type="string">
            <text:p>ours</text:p>
          </table:table-cell>
          <table:table-cell table:style-name="ce112" office:value-type="float" office:value="2988" calcext:value-type="float">
            <text:p>2988</text:p>
          </table:table-cell>
          <table:table-cell table:style-name="ce112" office:value-type="float" office:value="67096" calcext:value-type="float">
            <text:p>67096</text:p>
          </table:table-cell>
          <table:table-cell table:style-name="ce112" office:value-type="float" office:value="374" calcext:value-type="float">
            <text:p>374</text:p>
          </table:table-cell>
          <table:table-cell table:style-name="ce112" office:value-type="float" office:value="8140" calcext:value-type="float">
            <text:p>8140</text:p>
          </table:table-cell>
          <table:table-cell table:style-name="ce112" office:value-type="float" office:value="374" calcext:value-type="float">
            <text:p>374</text:p>
          </table:table-cell>
          <table:table-cell table:style-name="ce112" office:value-type="float" office:value="8404" calcext:value-type="float">
            <text:p>8404</text:p>
          </table:table-cell>
          <table:table-cell table:style-name="ce112" table:formula="of:=[.Q28]+[.S28]+[.U28]" office:value-type="float" office:value="3736" calcext:value-type="float">
            <text:p>3736</text:p>
          </table:table-cell>
          <table:table-cell table:style-name="ce112" table:formula="of:=[.R28]+[.T28]+[.V28]" office:value-type="float" office:value="83640" calcext:value-type="float">
            <text:p>83640</text:p>
          </table:table-cell>
          <table:table-cell table:style-name="ce141" table:formula="of:=([.R28]+[.T28]+[.V28])/([.Q28]+[.S28]+[.U28])" office:value-type="float" office:value="22.3875802997859" calcext:value-type="float">
            <text:p>22,39</text:p>
          </table:table-cell>
          <table:table-cell table:style-name="ce142" table:formula="of:=[.Q28]/[.W28]*100" office:value-type="float" office:value="79.9785867237687" calcext:value-type="float">
            <text:p>80</text:p>
          </table:table-cell>
          <table:table-cell table:style-name="ce142" table:formula="of:=[.S28]/[.W28]*100" office:value-type="float" office:value="10.0107066381156" calcext:value-type="float">
            <text:p>10</text:p>
          </table:table-cell>
          <table:table-cell table:style-name="ce142" table:formula="of:=[.U28]/[.W28]*100" office:value-type="float" office:value="10.0107066381156" calcext:value-type="float">
            <text:p>10</text:p>
          </table:table-cell>
          <table:table-cell table:style-name="ce112" office:value-type="float" office:value="461" calcext:value-type="float">
            <text:p>461</text:p>
          </table:table-cell>
          <table:table-cell table:style-name="ce141" table:formula="of:=[.AC28]/[.X28]*100" office:value-type="float" office:value="0.55117168818747" calcext:value-type="float">
            <text:p>0,5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20" office:value-type="string" calcext:value-type="string">
            <text:p>ud11</text:p>
          </table:table-cell>
          <table:table-cell table:style-name="ce113" office:value-type="string" calcext:value-type="string">
            <text:p>UD 1.1 Croatian / SETimes.HR</text:p>
          </table:table-cell>
          <table:table-cell table:style-name="ce123" office:value-type="string" calcext:value-type="string">
            <text:p>HamleDT 3.0</text:p>
          </table:table-cell>
          <table:table-cell table:style-name="ce124" office:value-type="string" calcext:value-type="string">
            <text:p>YES</text:p>
          </table:table-cell>
          <table:table-cell table:style-name="ce126" table:number-columns-repeated="2"/>
          <table:table-cell table:style-name="ce130" office:value-type="string" calcext:value-type="string">
            <text:p>/net/data/treebanks/ud-1.1/hr</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3557" calcext:value-type="float">
            <text:p>3557</text:p>
          </table:table-cell>
          <table:table-cell table:style-name="ce112" office:value-type="float" office:value="78817" calcext:value-type="float">
            <text:p>78817</text:p>
          </table:table-cell>
          <table:table-cell table:style-name="ce112" office:value-type="float" office:value="200" calcext:value-type="float">
            <text:p>200</text:p>
          </table:table-cell>
          <table:table-cell table:style-name="ce112" office:value-type="float" office:value="4823" calcext:value-type="float">
            <text:p>4823</text:p>
          </table:table-cell>
          <table:table-cell table:style-name="ce112" office:value-type="float" office:value="200" calcext:value-type="float">
            <text:p>200</text:p>
          </table:table-cell>
          <table:table-cell table:style-name="ce112" office:value-type="float" office:value="4125" calcext:value-type="float">
            <text:p>4125</text:p>
          </table:table-cell>
          <table:table-cell table:style-name="ce112" table:formula="of:=[.Q29]+[.S29]+[.U29]" office:value-type="float" office:value="3957" calcext:value-type="float">
            <text:p>3957</text:p>
          </table:table-cell>
          <table:table-cell table:style-name="ce112" table:formula="of:=[.R29]+[.T29]+[.V29]" office:value-type="float" office:value="87765" calcext:value-type="float">
            <text:p>87765</text:p>
          </table:table-cell>
          <table:table-cell table:style-name="ce141" table:formula="of:=([.R29]+[.T29]+[.V29])/([.Q29]+[.S29]+[.U29])" office:value-type="float" office:value="22.1796815769522" calcext:value-type="float">
            <text:p>22,18</text:p>
          </table:table-cell>
          <table:table-cell table:style-name="ce142" table:formula="of:=[.Q29]/[.W29]*100" office:value-type="float" office:value="89.8913318170331" calcext:value-type="float">
            <text:p>90</text:p>
          </table:table-cell>
          <table:table-cell table:style-name="ce142" table:formula="of:=[.S29]/[.W29]*100" office:value-type="float" office:value="5.05433409148345" calcext:value-type="float">
            <text:p>5</text:p>
          </table:table-cell>
          <table:table-cell table:style-name="ce142" table:formula="of:=[.U29]/[.W29]*100" office:value-type="float" office:value="5.05433409148345" calcext:value-type="float">
            <text:p>5</text:p>
          </table:table-cell>
          <table:table-cell table:style-name="ce112" office:value-type="float" office:value="405" calcext:value-type="float">
            <text:p>405</text:p>
          </table:table-cell>
          <table:table-cell table:style-name="ce146" table:formula="of:=[.AC29]/[.X29]*100" office:value-type="float" office:value="0.46145957955905" calcext:value-type="float">
            <text:p>0,46</text:p>
          </table:table-cell>
          <table:table-cell table:style-name="ce112" office:value-type="float" office:value="18294" calcext:value-type="float">
            <text:p>18294</text:p>
          </table:table-cell>
          <table:table-cell table:style-name="ce112" office:value-type="float" office:value="8475" calcext:value-type="float">
            <text:p>8475</text:p>
          </table:table-cell>
          <table:table-cell table:style-name="ce147" table:formula="of:=[.AE29]/[.AF29]" office:value-type="float" office:value="2.15858407079646" calcext:value-type="float">
            <text:p>2,16</text:p>
          </table:table-cell>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8" office:value-type="string" calcext:value-type="string">
            <text:p>ud12</text:p>
          </table:table-cell>
          <table:table-cell table:style-name="ce113" office:value-type="string" calcext:value-type="string">
            <text:p>UD 1.2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33" office:value-type="string" calcext:value-type="string">
            <text:p>/net/data/universal-dependencies-1.2/UD_Croat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0]+[.S30]+[.U30]" office:value-type="float" office:value="3957" calcext:value-type="float">
            <text:p>3957</text:p>
          </table:table-cell>
          <table:table-cell table:style-name="ce112" table:formula="of:=[.R30]+[.T30]+[.V30]" office:value-type="float" office:value="87765" calcext:value-type="float">
            <text:p>87765</text:p>
          </table:table-cell>
          <table:table-cell table:style-name="ce141" table:formula="of:=([.R30]+[.T30]+[.V30])/([.Q30]+[.S30]+[.U30])" office:value-type="float" office:value="22.1796815769522" calcext:value-type="float">
            <text:p>22,18</text:p>
          </table:table-cell>
          <table:table-cell table:style-name="ce142" table:formula="of:=[.Q30]/[.W30]*100" office:value-type="float" office:value="89.8913318170331" calcext:value-type="float">
            <text:p>90</text:p>
          </table:table-cell>
          <table:table-cell table:style-name="ce142" table:formula="of:=[.S30]/[.W30]*100" office:value-type="float" office:value="5.05433409148345" calcext:value-type="float">
            <text:p>5</text:p>
          </table:table-cell>
          <table:table-cell table:style-name="ce142" table:formula="of:=[.U30]/[.W30]*100" office:value-type="float" office:value="5.05433409148345" calcext:value-type="float">
            <text:p>5</text:p>
          </table:table-cell>
          <table:table-cell table:style-name="ce113"/>
          <table:table-cell table:style-name="ce147"/>
          <table:table-cell table:style-name="ce113" office:value-type="float" office:value="17130" calcext:value-type="float">
            <text:p>17130</text:p>
          </table:table-cell>
          <table:table-cell table:style-name="ce113" office:value-type="float" office:value="8827" calcext:value-type="float">
            <text:p>8827</text:p>
          </table:table-cell>
          <table:table-cell table:style-name="ce147" table:formula="of:=[.AE30]/[.AF30]" office:value-type="float" office:value="1.94063668290472" calcext:value-type="float">
            <text:p>1,94</text:p>
          </table:table-cell>
          <table:table-cell table:style-name="ce110" table:number-columns-repeated="990"/>
          <table:table-cell table:style-name="ce15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9" office:value-type="string" calcext:value-type="string">
            <text:p>ud13</text:p>
          </table:table-cell>
          <table:table-cell table:style-name="ce113" office:value-type="string" calcext:value-type="string">
            <text:p>UD 1.3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Croat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1]+[.S31]+[.U31]" office:value-type="float" office:value="3957" calcext:value-type="float">
            <text:p>3957</text:p>
          </table:table-cell>
          <table:table-cell table:style-name="ce112" table:formula="of:=[.R31]+[.T31]+[.V31]" office:value-type="float" office:value="87765" calcext:value-type="float">
            <text:p>87765</text:p>
          </table:table-cell>
          <table:table-cell table:style-name="ce141" table:formula="of:=([.R31]+[.T31]+[.V31])/([.Q31]+[.S31]+[.U31])" office:value-type="float" office:value="22.1796815769522" calcext:value-type="float">
            <text:p>22,18</text:p>
          </table:table-cell>
          <table:table-cell table:style-name="ce142" table:formula="of:=[.Q31]/[.W31]*100" office:value-type="float" office:value="89.8913318170331" calcext:value-type="float">
            <text:p>90</text:p>
          </table:table-cell>
          <table:table-cell table:style-name="ce142" table:formula="of:=[.S31]/[.W31]*100" office:value-type="float" office:value="5.05433409148345" calcext:value-type="float">
            <text:p>5</text:p>
          </table:table-cell>
          <table:table-cell table:style-name="ce142" table:formula="of:=[.U31]/[.W31]*100" office:value-type="float" office:value="5.05433409148345"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5" office:value-type="string" calcext:value-type="string">
            <text:p>cak20</text:p>
          </table:table-cell>
          <table:table-cell table:style-name="ce112" office:value-type="string" calcext:value-type="string">
            <text:p>ČAK 2.0</text:p>
          </table:table-cell>
          <table:table-cell table:style-name="ce123" table:number-columns-repeated="4"/>
          <table:table-cell table:style-name="ce128"/>
          <table:table-cell table:style-name="ce112"/>
          <table:table-cell table:style-name="ce113"/>
          <table:table-cell table:style-name="ce113" office:value-type="string" calcext:value-type="string">
            <text:p>buy</text:p>
          </table:table-cell>
          <table:table-cell table:style-name="ce112" office:value-type="string" calcext:value-type="string">
            <text:p>ours</text:p>
          </table:table-cell>
          <table:table-cell table:style-name="ce112" table:number-columns-repeated="8"/>
          <table:table-cell table:style-name="ce112" table:formula="of:=[.Q32]+[.S32]+[.U32]" office:value-type="float" office:value="0" calcext:value-type="float">
            <text:p>0</text:p>
          </table:table-cell>
          <table:table-cell table:style-name="ce112" table:formula="of:=[.R32]+[.T32]+[.V32]" office:value-type="float" office:value="0" calcext:value-type="float">
            <text:p>0</text:p>
          </table:table-cell>
          <table:table-cell table:style-name="ce141" table:formula="of:=([.R32]+[.T32]+[.V32])/([.Q32]+[.S32]+[.U32])" office:value-type="string" office:string-value="" calcext:value-type="error">
            <text:p>#DIV/0!</text:p>
          </table:table-cell>
          <table:table-cell table:style-name="ce142" table:formula="of:=[.Q32]/[.W32]*100" office:value-type="string" office:string-value="" calcext:value-type="error">
            <text:p>#DIV/0!</text:p>
          </table:table-cell>
          <table:table-cell table:style-name="ce142" table:formula="of:=[.S32]/[.W32]*100" office:value-type="string" office:string-value="" calcext:value-type="error">
            <text:p>#DIV/0!</text:p>
          </table:table-cell>
          <table:table-cell table:style-name="ce142" table:formula="of:=[.U32]/[.W32]*100" office:value-type="string" office:string-value="" calcext:value-type="error">
            <text:p>#DIV/0!</text:p>
          </table:table-cell>
          <table:table-cell table:style-name="ce112"/>
          <table:table-cell table:style-name="ce141" table:formula="of:=[.AC32]/[.X3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9" office:value-type="string" calcext:value-type="string">
            <text:p>ud13cac</text:p>
          </table:table-cell>
          <table:table-cell table:style-name="ce112" office:value-type="string" calcext:value-type="string">
            <text:p>UD 1.3 Czech / CAC</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AC</text:p>
          </table:table-cell>
          <table:table-cell table:style-name="ce112"/>
          <table:table-cell table:style-name="ce113" office:value-type="string" calcext:value-type="string">
            <text:p>/net/projects/cac/cac20</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23478" calcext:value-type="float">
            <text:p>23478</text:p>
          </table:table-cell>
          <table:table-cell table:style-name="ce112" office:value-type="float" office:value="472608" calcext:value-type="float">
            <text:p>472608</text:p>
          </table:table-cell>
          <table:table-cell table:style-name="ce112" office:value-type="float" office:value="603" calcext:value-type="float">
            <text:p>603</text:p>
          </table:table-cell>
          <table:table-cell table:style-name="ce112" office:value-type="float" office:value="10912" calcext:value-type="float">
            <text:p>10912</text:p>
          </table:table-cell>
          <table:table-cell table:style-name="ce112" office:value-type="float" office:value="628" calcext:value-type="float">
            <text:p>628</text:p>
          </table:table-cell>
          <table:table-cell table:style-name="ce112" office:value-type="float" office:value="10862" calcext:value-type="float">
            <text:p>10862</text:p>
          </table:table-cell>
          <table:table-cell table:style-name="ce112" table:formula="of:=[.Q33]+[.S33]+[.U33]" office:value-type="float" office:value="24709" calcext:value-type="float">
            <text:p>24709</text:p>
          </table:table-cell>
          <table:table-cell table:style-name="ce112" table:formula="of:=[.R33]+[.T33]+[.V33]" office:value-type="float" office:value="494382" calcext:value-type="float">
            <text:p>494382</text:p>
          </table:table-cell>
          <table:table-cell table:style-name="ce141" table:formula="of:=([.R33]+[.T33]+[.V33])/([.Q33]+[.S33]+[.U33])" office:value-type="float" office:value="20.008175158849" calcext:value-type="float">
            <text:p>20,01</text:p>
          </table:table-cell>
          <table:table-cell table:style-name="ce142" table:formula="of:=[.Q33]/[.W33]*100" office:value-type="float" office:value="95.0180096321179" calcext:value-type="float">
            <text:p>95</text:p>
          </table:table-cell>
          <table:table-cell table:style-name="ce142" table:formula="of:=[.S33]/[.W33]*100" office:value-type="float" office:value="2.44040632967745" calcext:value-type="float">
            <text:p>2</text:p>
          </table:table-cell>
          <table:table-cell table:style-name="ce142" table:formula="of:=[.U33]/[.W33]*100" office:value-type="float" office:value="2.5415840382047" calcext:value-type="float">
            <text:p>3</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ltt</text:p>
          </table:table-cell>
          <table:table-cell table:style-name="ce119" office:value-type="string" calcext:value-type="string">
            <text:p>ud13cltt</text:p>
          </table:table-cell>
          <table:table-cell table:style-name="ce112" office:value-type="string" calcext:value-type="string">
            <text:p>UD 1.3 Czech / CLT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LTT</text:p>
          </table:table-cell>
          <table:table-cell table:style-name="ce112"/>
          <table:table-cell table:style-name="ce113" office:value-type="string" calcext:value-type="string">
            <text:p>/net/data/treebanks/cs/cltt</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860" calcext:value-type="float">
            <text:p>860</text:p>
          </table:table-cell>
          <table:table-cell table:style-name="ce112" office:value-type="float" office:value="26234" calcext:value-type="float">
            <text:p>26234</text:p>
          </table:table-cell>
          <table:table-cell table:style-name="ce112" office:value-type="float" office:value="129" calcext:value-type="float">
            <text:p>129</text:p>
          </table:table-cell>
          <table:table-cell table:style-name="ce112" office:value-type="float" office:value="4761" calcext:value-type="float">
            <text:p>4761</text:p>
          </table:table-cell>
          <table:table-cell table:style-name="ce112" office:value-type="float" office:value="136" calcext:value-type="float">
            <text:p>136</text:p>
          </table:table-cell>
          <table:table-cell table:style-name="ce112" office:value-type="float" office:value="4105" calcext:value-type="float">
            <text:p>4105</text:p>
          </table:table-cell>
          <table:table-cell table:style-name="ce112" table:formula="of:=[.Q34]+[.S34]+[.U34]" office:value-type="float" office:value="1125" calcext:value-type="float">
            <text:p>1125</text:p>
          </table:table-cell>
          <table:table-cell table:style-name="ce112" table:formula="of:=[.R34]+[.T34]+[.V34]" office:value-type="float" office:value="35100" calcext:value-type="float">
            <text:p>35100</text:p>
          </table:table-cell>
          <table:table-cell table:style-name="ce141" table:formula="of:=([.R34]+[.T34]+[.V34])/([.Q34]+[.S34]+[.U34])" office:value-type="float" office:value="31.2" calcext:value-type="float">
            <text:p>31,20</text:p>
          </table:table-cell>
          <table:table-cell table:style-name="ce142" table:formula="of:=[.Q34]/[.W34]*100" office:value-type="float" office:value="76.4444444444444" calcext:value-type="float">
            <text:p>76</text:p>
          </table:table-cell>
          <table:table-cell table:style-name="ce142" table:formula="of:=[.S34]/[.W34]*100" office:value-type="float" office:value="11.4666666666667" calcext:value-type="float">
            <text:p>11</text:p>
          </table:table-cell>
          <table:table-cell table:style-name="ce142" table:formula="of:=[.U34]/[.W34]*100" office:value-type="float" office:value="12.0888888888889" calcext:value-type="float">
            <text:p>12</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cedt-cs</text:p>
          </table:table-cell>
          <table:table-cell table:style-name="ce115" office:value-type="string" calcext:value-type="string">
            <text:p>pcedt20</text:p>
          </table:table-cell>
          <table:table-cell table:style-name="ce112" office:value-type="string" calcext:value-type="string">
            <text:p>PCEDT 2.0</text:p>
          </table:table-cell>
          <table:table-cell table:style-name="ce123" table:number-columns-repeated="3"/>
          <table:table-cell table:style-name="ce123" office:value-type="string" calcext:value-type="string">
            <text:p>PCEDT</text:p>
          </table:table-cell>
          <table:table-cell table:style-name="ce128"/>
          <table:table-cell table:style-name="ce112"/>
          <table:table-cell table:style-name="ce113"/>
          <table:table-cell table:style-name="ce113" office:value-type="string" calcext:value-type="string">
            <text:p>redistributable</text:p>
          </table:table-cell>
          <table:table-cell table:style-name="ce112" office:value-type="string" calcext:value-type="string">
            <text:p>ours</text:p>
          </table:table-cell>
          <table:table-cell table:style-name="ce112" table:number-columns-repeated="8"/>
          <table:table-cell table:style-name="ce112" table:formula="of:=[.Q35]+[.S35]+[.U35]" office:value-type="float" office:value="0" calcext:value-type="float">
            <text:p>0</text:p>
          </table:table-cell>
          <table:table-cell table:style-name="ce112" table:formula="of:=[.R35]+[.T35]+[.V35]" office:value-type="float" office:value="0" calcext:value-type="float">
            <text:p>0</text:p>
          </table:table-cell>
          <table:table-cell table:style-name="ce141" table:formula="of:=([.R35]+[.T35]+[.V35])/([.Q35]+[.S35]+[.U35])" office:value-type="string" office:string-value="" calcext:value-type="error">
            <text:p>#DIV/0!</text:p>
          </table:table-cell>
          <table:table-cell table:style-name="ce142" table:formula="of:=[.Q35]/[.W35]*100" office:value-type="string" office:string-value="" calcext:value-type="error">
            <text:p>#DIV/0!</text:p>
          </table:table-cell>
          <table:table-cell table:style-name="ce142" table:formula="of:=[.S35]/[.W35]*100" office:value-type="string" office:string-value="" calcext:value-type="error">
            <text:p>#DIV/0!</text:p>
          </table:table-cell>
          <table:table-cell table:style-name="ce142" table:formula="of:=[.U35]/[.W35]*100" office:value-type="string" office:string-value="" calcext:value-type="error">
            <text:p>#DIV/0!</text:p>
          </table:table-cell>
          <table:table-cell table:style-name="ce112"/>
          <table:table-cell table:style-name="ce141" table:formula="of:=[.AC35]/[.X3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6</text:p>
          </table:table-cell>
          <table:table-cell table:style-name="ce112" office:value-type="string" calcext:value-type="string">
            <text:p>PDT/CoNLL 2006</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No.</text:p>
          </table:table-cell>
          <table:table-cell table:style-name="ce123"/>
          <table:table-cell table:style-name="ce128" office:value-type="string" calcext:value-type="string">
            <text:p>/net/data/conll/2006/cs</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1.0.</text:p>
          </table:table-cell>
          <table:table-cell table:style-name="ce112" office:value-type="string" calcext:value-type="string">
            <text:p>official</text:p>
          </table:table-cell>
          <table:table-cell table:style-name="ce112" office:value-type="float" office:value="72703" calcext:value-type="float">
            <text:p>72703</text:p>
          </table:table-cell>
          <table:table-cell table:style-name="ce112" office:value-type="float" office:value="1249408" calcext:value-type="float">
            <text:p>1249408</text:p>
          </table:table-cell>
          <table:table-cell table:style-name="ce112" table:number-columns-repeated="2"/>
          <table:table-cell table:style-name="ce112" office:value-type="float" office:value="365" calcext:value-type="float">
            <text:p>365</text:p>
          </table:table-cell>
          <table:table-cell table:style-name="ce112" office:value-type="float" office:value="5853" calcext:value-type="float">
            <text:p>5853</text:p>
          </table:table-cell>
          <table:table-cell table:style-name="ce112" table:formula="of:=[.Q36]+[.S36]+[.U36]" office:value-type="float" office:value="73068" calcext:value-type="float">
            <text:p>73068</text:p>
          </table:table-cell>
          <table:table-cell table:style-name="ce112" table:formula="of:=[.R36]+[.T36]+[.V36]" office:value-type="float" office:value="1255261" calcext:value-type="float">
            <text:p>1255261</text:p>
          </table:table-cell>
          <table:table-cell table:style-name="ce141" table:formula="of:=([.R36]+[.T36]+[.V36])/([.Q36]+[.S36]+[.U36])" office:value-type="float" office:value="17.1793534789511" calcext:value-type="float">
            <text:p>17,18</text:p>
          </table:table-cell>
          <table:table-cell table:style-name="ce142" table:formula="of:=[.Q36]/[.W36]*100" office:value-type="float" office:value="99.5004653199759" calcext:value-type="float">
            <text:p>100</text:p>
          </table:table-cell>
          <table:table-cell table:style-name="ce142" table:formula="of:=[.S36]/[.W36]*100" office:value-type="float" office:value="0" calcext:value-type="float">
            <text:p>0</text:p>
          </table:table-cell>
          <table:table-cell table:style-name="ce142" table:formula="of:=[.U36]/[.W36]*100" office:value-type="float" office:value="0.499534680024087" calcext:value-type="float">
            <text:p>0</text:p>
          </table:table-cell>
          <table:table-cell table:style-name="ce112"/>
          <table:table-cell table:style-name="ce141" table:formula="of:=[.AC36]/[.X3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7</text:p>
          </table:table-cell>
          <table:table-cell table:style-name="ce112" office:value-type="string" calcext:value-type="string">
            <text:p>PDT/CoNLL 2007</text:p>
          </table:table-cell>
          <table:table-cell table:style-name="ce123" office:value-type="string" calcext:value-type="string">
            <text:p>HamleDT 1.5</text:p>
          </table:table-cell>
          <table:table-cell table:style-name="ce123" office:value-type="string" calcext:value-type="string">
            <text:p>YES</text:p>
          </table:table-cell>
          <table:table-cell table:style-name="ce123" office:value-type="string" calcext:value-type="string">
            <text:p>Yes – tagger or conll2009</text:p>
          </table:table-cell>
          <table:table-cell table:style-name="ce123"/>
          <table:table-cell table:style-name="ce128" office:value-type="string" calcext:value-type="string">
            <text:p>/net/data/conll/2007/cs</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2.0 but truncated (they did not want too large treebanks in CoNLL 2007).</text:p>
          </table:table-cell>
          <table:table-cell table:style-name="ce112" office:value-type="string" calcext:value-type="string">
            <text:p>official</text:p>
          </table:table-cell>
          <table:table-cell table:style-name="ce112" office:value-type="float" office:value="25364" calcext:value-type="float">
            <text:p>25364</text:p>
          </table:table-cell>
          <table:table-cell table:style-name="ce112" office:value-type="float" office:value="432296" calcext:value-type="float">
            <text:p>432296</text:p>
          </table:table-cell>
          <table:table-cell table:style-name="ce112" table:number-columns-repeated="2"/>
          <table:table-cell table:style-name="ce112" office:value-type="float" office:value="286" calcext:value-type="float">
            <text:p>286</text:p>
          </table:table-cell>
          <table:table-cell table:style-name="ce112" office:value-type="float" office:value="4724" calcext:value-type="float">
            <text:p>4724</text:p>
          </table:table-cell>
          <table:table-cell table:style-name="ce112" table:formula="of:=[.Q37]+[.S37]+[.U37]" office:value-type="float" office:value="25650" calcext:value-type="float">
            <text:p>25650</text:p>
          </table:table-cell>
          <table:table-cell table:style-name="ce112" table:formula="of:=[.R37]+[.T37]+[.V37]" office:value-type="float" office:value="437020" calcext:value-type="float">
            <text:p>437020</text:p>
          </table:table-cell>
          <table:table-cell table:style-name="ce141" table:formula="of:=([.R37]+[.T37]+[.V37])/([.Q37]+[.S37]+[.U37])" office:value-type="float" office:value="17.0378167641326" calcext:value-type="float">
            <text:p>17,04</text:p>
          </table:table-cell>
          <table:table-cell table:style-name="ce142" table:formula="of:=[.Q37]/[.W37]*100" office:value-type="float" office:value="98.8849902534113" calcext:value-type="float">
            <text:p>99</text:p>
          </table:table-cell>
          <table:table-cell table:style-name="ce142" table:formula="of:=[.S37]/[.W37]*100" office:value-type="float" office:value="0" calcext:value-type="float">
            <text:p>0</text:p>
          </table:table-cell>
          <table:table-cell table:style-name="ce142" table:formula="of:=[.U37]/[.W37]*100" office:value-type="float" office:value="1.11500974658869" calcext:value-type="float">
            <text:p>1</text:p>
          </table:table-cell>
          <table:table-cell table:style-name="ce112" office:value-type="float" office:value="8351" calcext:value-type="float">
            <text:p>8351</text:p>
          </table:table-cell>
          <table:table-cell table:style-name="ce141" table:formula="of:=[.AC37]/[.X37]*100" office:value-type="float" office:value="1.91089652647476" calcext:value-type="float">
            <text:p>1,9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9</text:p>
          </table:table-cell>
          <table:table-cell table:style-name="ce112" office:value-type="string" calcext:value-type="string">
            <text:p>PDT/CoNLL 2009</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cs</text:p>
          </table:table-cell>
          <table:table-cell table:style-name="ce112"/>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138" office:value-type="string" calcext:value-type="string">
            <text:p>official etest</text:p>
          </table:table-cell>
          <table:table-cell table:style-name="ce112" office:value-type="float" office:value="38727" calcext:value-type="float">
            <text:p>38727</text:p>
          </table:table-cell>
          <table:table-cell table:style-name="ce112" office:value-type="float" office:value="652544" calcext:value-type="float">
            <text:p>652544</text:p>
          </table:table-cell>
          <table:table-cell table:style-name="ce138" table:number-columns-repeated="2"/>
          <table:table-cell table:style-name="ce112" office:value-type="float" office:value="4213" calcext:value-type="float">
            <text:p>4213</text:p>
          </table:table-cell>
          <table:table-cell table:style-name="ce112" office:value-type="float" office:value="70348" calcext:value-type="float">
            <text:p>70348</text:p>
          </table:table-cell>
          <table:table-cell table:style-name="ce112" table:formula="of:=[.Q38]+[.S38]+[.U38]" office:value-type="float" office:value="42940" calcext:value-type="float">
            <text:p>42940</text:p>
          </table:table-cell>
          <table:table-cell table:style-name="ce112" table:formula="of:=[.R38]+[.T38]+[.V38]" office:value-type="float" office:value="722892" calcext:value-type="float">
            <text:p>722892</text:p>
          </table:table-cell>
          <table:table-cell table:style-name="ce141" table:formula="of:=([.R38]+[.T38]+[.V38])/([.Q38]+[.S38]+[.U38])" office:value-type="float" office:value="16.8349324639031" calcext:value-type="float">
            <text:p>16,83</text:p>
          </table:table-cell>
          <table:table-cell table:style-name="ce142" table:formula="of:=[.Q38]/[.W38]*100" office:value-type="float" office:value="90.1886353050768" calcext:value-type="float">
            <text:p>90</text:p>
          </table:table-cell>
          <table:table-cell table:style-name="ce142" table:formula="of:=[.S38]/[.W38]*100" office:value-type="float" office:value="0" calcext:value-type="float">
            <text:p>0</text:p>
          </table:table-cell>
          <table:table-cell table:style-name="ce142" table:formula="of:=[.U38]/[.W38]*100" office:value-type="float" office:value="9.81136469492315" calcext:value-type="float">
            <text:p>10</text:p>
          </table:table-cell>
          <table:table-cell table:style-name="ce112"/>
          <table:table-cell table:style-name="ce141" table:formula="of:=[.AC38]/[.X3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7" office:value-type="string" calcext:value-type="string">
            <text:p>pdt30</text:p>
          </table:table-cell>
          <table:table-cell table:style-name="ce112" office:value-type="string" calcext:value-type="string">
            <text:p>PDT 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dt/pdt30/data</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version is now our main for [cs] because it is larger, better, in native format and has better license.</text:p>
          </table:table-cell>
          <table:table-cell table:style-name="ce113" office:value-type="string" calcext:value-type="string">
            <text:p>official</text:p>
          </table:table-cell>
          <table:table-cell table:style-name="ce112" office:value-type="float" office:value="68495" calcext:value-type="float">
            <text:p>68495</text:p>
          </table:table-cell>
          <table:table-cell table:style-name="ce113" office:value-type="float" office:value="1171190" calcext:value-type="float">
            <text:p>1171190</text:p>
          </table:table-cell>
          <table:table-cell table:style-name="ce113" office:value-type="float" office:value="9270" calcext:value-type="float">
            <text:p>9270</text:p>
          </table:table-cell>
          <table:table-cell table:style-name="ce113" office:value-type="float" office:value="158962" calcext:value-type="float">
            <text:p>158962</text:p>
          </table:table-cell>
          <table:table-cell table:style-name="ce112" office:value-type="float" office:value="10148" calcext:value-type="float">
            <text:p>10148</text:p>
          </table:table-cell>
          <table:table-cell table:style-name="ce112" office:value-type="float" office:value="173586" calcext:value-type="float">
            <text:p>173586</text:p>
          </table:table-cell>
          <table:table-cell table:style-name="ce112" table:formula="of:=[.Q39]+[.S39]+[.U39]" office:value-type="float" office:value="87913" calcext:value-type="float">
            <text:p>87913</text:p>
          </table:table-cell>
          <table:table-cell table:style-name="ce112" table:formula="of:=[.R39]+[.T39]+[.V39]" office:value-type="float" office:value="1503738" calcext:value-type="float">
            <text:p>1503738</text:p>
          </table:table-cell>
          <table:table-cell table:style-name="ce141" table:formula="of:=([.R39]+[.T39]+[.V39])/([.Q39]+[.S39]+[.U39])" office:value-type="float" office:value="17.1048422872613" calcext:value-type="float">
            <text:p>17,10</text:p>
          </table:table-cell>
          <table:table-cell table:style-name="ce142" table:formula="of:=[.Q39]/[.W39]*100" office:value-type="float" office:value="77.9122541603631" calcext:value-type="float">
            <text:p>78</text:p>
          </table:table-cell>
          <table:table-cell table:style-name="ce142" table:formula="of:=[.S39]/[.W39]*100" office:value-type="float" office:value="10.5445156006506" calcext:value-type="float">
            <text:p>11</text:p>
          </table:table-cell>
          <table:table-cell table:style-name="ce142" table:formula="of:=[.U39]/[.W39]*100" office:value-type="float" office:value="11.5432302389863" calcext:value-type="float">
            <text:p>12</text:p>
          </table:table-cell>
          <table:table-cell table:style-name="ce138" office:value-type="float" office:value="28488" calcext:value-type="float">
            <text:p>28488</text:p>
          </table:table-cell>
          <table:table-cell table:style-name="ce141" table:formula="of:=[.AC39]/[.X39]*100" office:value-type="float" office:value="1.89447895843558" calcext:value-type="float">
            <text:p>1,89</text:p>
          </table:table-cell>
          <table:table-cell table:style-name="ce112" office:value-type="float" office:value="119769" calcext:value-type="float">
            <text:p>119769</text:p>
          </table:table-cell>
          <table:table-cell table:style-name="ce112" office:value-type="float" office:value="45445" calcext:value-type="float">
            <text:p>45445</text:p>
          </table:table-cell>
          <table:table-cell table:style-name="ce147" table:formula="of:=[.AE39]/[.AF39]" office:value-type="float" office:value="2.63547144900429" calcext:value-type="float">
            <text:p>2,64</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ud10</text:p>
          </table:table-cell>
          <table:table-cell table:style-name="ce112" office:value-type="string" calcext:value-type="string">
            <text:p>UD 1.0 Czech / PDT 3.0</text:p>
          </table:table-cell>
          <table:table-cell table:style-name="ce123"/>
          <table:table-cell table:style-name="ce123" office:value-type="string" calcext:value-type="string">
            <text:p>YES</text:p>
          </table:table-cell>
          <table:table-cell table:style-name="ce123" table:number-columns-repeated="2"/>
          <table:table-cell table:style-name="ce128"/>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0]+[.S40]+[.U40]" office:value-type="float" office:value="87913" calcext:value-type="float">
            <text:p>87913</text:p>
          </table:table-cell>
          <table:table-cell table:style-name="ce112" table:formula="of:=[.R40]+[.T40]+[.V40]" office:value-type="float" office:value="1506490" calcext:value-type="float">
            <text:p>1506490</text:p>
          </table:table-cell>
          <table:table-cell table:style-name="ce141" table:formula="of:=([.R40]+[.T40]+[.V40])/([.Q40]+[.S40]+[.U40])" office:value-type="float" office:value="17.1361459624856" calcext:value-type="float">
            <text:p>17,14</text:p>
          </table:table-cell>
          <table:table-cell table:style-name="ce142" table:formula="of:=[.Q40]/[.W40]*100" office:value-type="float" office:value="77.9122541603631" calcext:value-type="float">
            <text:p>78</text:p>
          </table:table-cell>
          <table:table-cell table:style-name="ce142" table:formula="of:=[.S40]/[.W40]*100" office:value-type="float" office:value="10.5445156006506" calcext:value-type="float">
            <text:p>11</text:p>
          </table:table-cell>
          <table:table-cell table:style-name="ce142" table:formula="of:=[.U40]/[.W40]*100" office:value-type="float" office:value="11.5432302389863" calcext:value-type="float">
            <text:p>12</text:p>
          </table:table-cell>
          <table:table-cell table:style-name="ce112" office:value-type="float" office:value="16039" calcext:value-type="float">
            <text:p>16039</text:p>
          </table:table-cell>
          <table:table-cell table:style-name="ce141" table:formula="of:=[.AC40]/[.X40]*100" office:value-type="float" office:value="1.06466023670917" calcext:value-type="float">
            <text:p>1,06</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6" office:value-type="string" calcext:value-type="string">
            <text:p>ud11</text:p>
          </table:table-cell>
          <table:table-cell table:style-name="ce112" office:value-type="string" calcext:value-type="string">
            <text:p>UD 1.1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treebanks/ud-1.1/cs</text:p>
          </table:table-cell>
          <table:table-cell table:style-name="ce112" office:value-type="string" calcext:value-type="string">
            <text:p>Dan</text:p>
          </table:table-cell>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1]+[.S41]+[.U41]" office:value-type="float" office:value="87913" calcext:value-type="float">
            <text:p>87913</text:p>
          </table:table-cell>
          <table:table-cell table:style-name="ce112" table:formula="of:=[.R41]+[.T41]+[.V41]" office:value-type="float" office:value="1506490" calcext:value-type="float">
            <text:p>1506490</text:p>
          </table:table-cell>
          <table:table-cell table:style-name="ce141" table:formula="of:=([.R41]+[.T41]+[.V41])/([.Q41]+[.S41]+[.U41])" office:value-type="float" office:value="17.1361459624856" calcext:value-type="float">
            <text:p>17,14</text:p>
          </table:table-cell>
          <table:table-cell table:style-name="ce142" table:formula="of:=[.Q41]/[.W41]*100" office:value-type="float" office:value="77.9122541603631" calcext:value-type="float">
            <text:p>78</text:p>
          </table:table-cell>
          <table:table-cell table:style-name="ce142" table:formula="of:=[.S41]/[.W41]*100" office:value-type="float" office:value="10.5445156006506" calcext:value-type="float">
            <text:p>11</text:p>
          </table:table-cell>
          <table:table-cell table:style-name="ce142" table:formula="of:=[.U41]/[.W41]*100" office:value-type="float" office:value="11.5432302389863" calcext:value-type="float">
            <text:p>12</text:p>
          </table:table-cell>
          <table:table-cell table:style-name="ce112" office:value-type="float" office:value="13990" calcext:value-type="float">
            <text:p>13990</text:p>
          </table:table-cell>
          <table:table-cell table:style-name="ce146" table:formula="of:=[.AC41]/[.X41]*100" office:value-type="float" office:value="0.928648713234074" calcext:value-type="float">
            <text:p>0,93</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8" office:value-type="string" calcext:value-type="string">
            <text:p>ud12</text:p>
          </table:table-cell>
          <table:table-cell table:style-name="ce112" office:value-type="string" calcext:value-type="string">
            <text:p>UD 1.2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2]+[.S42]+[.U42]" office:value-type="float" office:value="87913" calcext:value-type="float">
            <text:p>87913</text:p>
          </table:table-cell>
          <table:table-cell table:style-name="ce112" table:formula="of:=[.R42]+[.T42]+[.V42]" office:value-type="float" office:value="1506490" calcext:value-type="float">
            <text:p>1506490</text:p>
          </table:table-cell>
          <table:table-cell table:style-name="ce141" table:formula="of:=([.R42]+[.T42]+[.V42])/([.Q42]+[.S42]+[.U42])" office:value-type="float" office:value="17.1361459624856" calcext:value-type="float">
            <text:p>17,14</text:p>
          </table:table-cell>
          <table:table-cell table:style-name="ce142" table:formula="of:=[.Q42]/[.W42]*100" office:value-type="float" office:value="77.9122541603631" calcext:value-type="float">
            <text:p>78</text:p>
          </table:table-cell>
          <table:table-cell table:style-name="ce142" table:formula="of:=[.S42]/[.W42]*100" office:value-type="float" office:value="10.5445156006506" calcext:value-type="float">
            <text:p>11</text:p>
          </table:table-cell>
          <table:table-cell table:style-name="ce142" table:formula="of:=[.U42]/[.W42]*100" office:value-type="float" office:value="11.5432302389863" calcext:value-type="float">
            <text:p>12</text:p>
          </table:table-cell>
          <table:table-cell table:style-name="ce112"/>
          <table:table-cell table:style-name="ce146"/>
          <table:table-cell table:style-name="ce112" office:value-type="float" office:value="128228" calcext:value-type="float">
            <text:p>128228</text:p>
          </table:table-cell>
          <table:table-cell table:style-name="ce112" office:value-type="float" office:value="57900" calcext:value-type="float">
            <text:p>57900</text:p>
          </table:table-cell>
          <table:table-cell table:style-name="ce147" table:formula="of:=[.AE42]/[.AF42]" office:value-type="float" office:value="2.21464594127807" calcext:value-type="float">
            <text:p>2,21</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9" office:value-type="string" calcext:value-type="string">
            <text:p>ud13</text:p>
          </table:table-cell>
          <table:table-cell table:style-name="ce112" office:value-type="string" calcext:value-type="string">
            <text:p>UD 1.3 Czech / PDT 3.0</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3]+[.S43]+[.U43]" office:value-type="float" office:value="87913" calcext:value-type="float">
            <text:p>87913</text:p>
          </table:table-cell>
          <table:table-cell table:style-name="ce112" table:formula="of:=[.R43]+[.T43]+[.V43]" office:value-type="float" office:value="1506490" calcext:value-type="float">
            <text:p>1506490</text:p>
          </table:table-cell>
          <table:table-cell table:style-name="ce141" table:formula="of:=([.R43]+[.T43]+[.V43])/([.Q43]+[.S43]+[.U43])" office:value-type="float" office:value="17.1361459624856" calcext:value-type="float">
            <text:p>17,14</text:p>
          </table:table-cell>
          <table:table-cell table:style-name="ce142" table:formula="of:=[.Q43]/[.W43]*100" office:value-type="float" office:value="77.9122541603631" calcext:value-type="float">
            <text:p>78</text:p>
          </table:table-cell>
          <table:table-cell table:style-name="ce142" table:formula="of:=[.S43]/[.W43]*100" office:value-type="float" office:value="10.5445156006506" calcext:value-type="float">
            <text:p>11</text:p>
          </table:table-cell>
          <table:table-cell table:style-name="ce142" table:formula="of:=[.U43]/[.W43]*100" office:value-type="float" office:value="11.5432302389863" calcext:value-type="float">
            <text:p>12</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dt</text:p>
          </table:table-cell>
          <table:table-cell table:style-name="ce112" office:value-type="string" calcext:value-type="string">
            <text:p>Copenhagen DT</text:p>
          </table:table-cell>
          <table:table-cell table:style-name="ce123" table:number-columns-repeated="4"/>
          <table:table-cell table:style-name="ce128"/>
          <table:table-cell table:style-name="ce112"/>
          <table:table-cell table:style-name="ce113" table:number-columns-repeated="2"/>
          <table:table-cell table:style-name="ce112"/>
          <table:table-cell table:style-name="ce112" office:value-type="string" calcext:value-type="string">
            <text:p>Copenhagen DT is superset of DDT and it is parallel with treebanks in other languages.</text:p>
          </table:table-cell>
          <table:table-cell table:style-name="ce112" table:number-columns-repeated="7"/>
          <table:table-cell table:style-name="ce112" table:formula="of:=[.Q44]+[.S44]+[.U44]" office:value-type="float" office:value="0" calcext:value-type="float">
            <text:p>0</text:p>
          </table:table-cell>
          <table:table-cell table:style-name="ce112" table:formula="of:=[.R44]+[.T44]+[.V44]" office:value-type="float" office:value="0" calcext:value-type="float">
            <text:p>0</text:p>
          </table:table-cell>
          <table:table-cell table:style-name="ce141" table:formula="of:=([.R44]+[.T44]+[.V44])/([.Q44]+[.S44]+[.U44])" office:value-type="string" office:string-value="" calcext:value-type="error">
            <text:p>#DIV/0!</text:p>
          </table:table-cell>
          <table:table-cell table:style-name="ce142" table:formula="of:=[.Q44]/[.W44]*100" office:value-type="string" office:string-value="" calcext:value-type="error">
            <text:p>#DIV/0!</text:p>
          </table:table-cell>
          <table:table-cell table:style-name="ce142" table:formula="of:=[.S44]/[.W44]*100" office:value-type="string" office:string-value="" calcext:value-type="error">
            <text:p>#DIV/0!</text:p>
          </table:table-cell>
          <table:table-cell table:style-name="ce142" table:formula="of:=[.U44]/[.W44]*100" office:value-type="string" office:string-value="" calcext:value-type="error">
            <text:p>#DIV/0!</text:p>
          </table:table-cell>
          <table:table-cell table:style-name="ce112"/>
          <table:table-cell table:style-name="ce141" table:formula="of:=[.AC44]/[.X4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onll2006</text:p>
          </table:table-cell>
          <table:table-cell table:style-name="ce112" office:value-type="string" calcext:value-type="string">
            <text:p>DDT/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da</text:p>
          </table:table-cell>
          <table:table-cell table:style-name="ce112" office:value-type="string" calcext:value-type="string">
            <text:p>Dan</text:p>
          </table:table-cell>
          <table:table-cell table:style-name="ce113" office:value-type="string" calcext:value-type="string">
            <text:p><text:a xlink:href="http://code.google.com/p/copenhagen-dependency-treebank/" xlink:type="simple">http://code.google.com/p/copenhagen-dependency-treebank/</text:a></text:p>
          </table:table-cell>
          <table:table-cell table:style-name="ce113" office:value-type="string" calcext:value-type="string">
            <text:p>redistributable</text:p>
          </table:table-cell>
          <table:table-cell table:style-name="ce112" office:value-type="string" calcext:value-type="string">
            <text:p>GPLv3</text:p>
          </table:table-cell>
          <table:table-cell table:style-name="ce112"/>
          <table:table-cell table:style-name="ce112" office:value-type="string" calcext:value-type="string">
            <text:p>official</text:p>
          </table:table-cell>
          <table:table-cell table:style-name="ce112" office:value-type="float" office:value="5190" calcext:value-type="float">
            <text:p>5190</text:p>
          </table:table-cell>
          <table:table-cell table:style-name="ce112" office:value-type="float" office:value="94386" calcext:value-type="float">
            <text:p>94386</text:p>
          </table:table-cell>
          <table:table-cell table:style-name="ce112" table:number-columns-repeated="2"/>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5]+[.S45]+[.U45]" office:value-type="float" office:value="5512" calcext:value-type="float">
            <text:p>5512</text:p>
          </table:table-cell>
          <table:table-cell table:style-name="ce112" table:formula="of:=[.R45]+[.T45]+[.V45]" office:value-type="float" office:value="100238" calcext:value-type="float">
            <text:p>100238</text:p>
          </table:table-cell>
          <table:table-cell table:style-name="ce141" table:formula="of:=([.R45]+[.T45]+[.V45])/([.Q45]+[.S45]+[.U45])" office:value-type="float" office:value="18.1854136429608" calcext:value-type="float">
            <text:p>18,19</text:p>
          </table:table-cell>
          <table:table-cell table:style-name="ce142" table:formula="of:=[.Q45]/[.W45]*100" office:value-type="float" office:value="94.1582002902758" calcext:value-type="float">
            <text:p>94</text:p>
          </table:table-cell>
          <table:table-cell table:style-name="ce142" table:formula="of:=[.S45]/[.W45]*100" office:value-type="float" office:value="0" calcext:value-type="float">
            <text:p>0</text:p>
          </table:table-cell>
          <table:table-cell table:style-name="ce142" table:formula="of:=[.U45]/[.W45]*100" office:value-type="float" office:value="5.84179970972424" calcext:value-type="float">
            <text:p>6</text:p>
          </table:table-cell>
          <table:table-cell table:style-name="ce112" office:value-type="float" office:value="988" calcext:value-type="float">
            <text:p>988</text:p>
          </table:table-cell>
          <table:table-cell table:style-name="ce141" table:formula="of:=[.AC45]/[.X45]*100" office:value-type="float" office:value="0.985654143139328" calcext:value-type="float">
            <text:p>0,9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20" office:value-type="string" calcext:value-type="string">
            <text:p>ud11</text:p>
          </table:table-cell>
          <table:table-cell table:style-name="ce112" office:value-type="string" calcext:value-type="string">
            <text:p>UD 1.1 Dan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GPL 2</text:p>
          </table:table-cell>
          <table:table-cell table:style-name="ce112"/>
          <table:table-cell table:style-name="ce112" office:value-type="string" calcext:value-type="string">
            <text:p>official</text:p>
          </table:table-cell>
          <table:table-cell table:style-name="ce112" office:value-type="float" office:value="4868" calcext:value-type="float">
            <text:p>4868</text:p>
          </table:table-cell>
          <table:table-cell table:style-name="ce112" office:value-type="float" office:value="88540" calcext:value-type="float">
            <text:p>88540</text:p>
          </table:table-cell>
          <table:table-cell table:style-name="ce112" office:value-type="float" office:value="322" calcext:value-type="float">
            <text:p>322</text:p>
          </table:table-cell>
          <table:table-cell table:style-name="ce112" office:value-type="float" office:value="5846" calcext:value-type="float">
            <text:p>5846</text:p>
          </table:table-cell>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6]+[.S46]+[.U46]" office:value-type="float" office:value="5512" calcext:value-type="float">
            <text:p>5512</text:p>
          </table:table-cell>
          <table:table-cell table:style-name="ce112" table:formula="of:=[.R46]+[.T46]+[.V46]" office:value-type="float" office:value="100238" calcext:value-type="float">
            <text:p>100238</text:p>
          </table:table-cell>
          <table:table-cell table:style-name="ce141" table:formula="of:=([.R46]+[.T46]+[.V46])/([.Q46]+[.S46]+[.U46])" office:value-type="float" office:value="18.1854136429608" calcext:value-type="float">
            <text:p>18,19</text:p>
          </table:table-cell>
          <table:table-cell table:style-name="ce142" table:formula="of:=[.Q46]/[.W46]*100" office:value-type="float" office:value="88.3164005805515" calcext:value-type="float">
            <text:p>88</text:p>
          </table:table-cell>
          <table:table-cell table:style-name="ce142" table:formula="of:=[.S46]/[.W46]*100" office:value-type="float" office:value="5.84179970972424" calcext:value-type="float">
            <text:p>6</text:p>
          </table:table-cell>
          <table:table-cell table:style-name="ce142" table:formula="of:=[.U46]/[.W46]*100" office:value-type="float" office:value="5.84179970972424" calcext:value-type="float">
            <text:p>6</text:p>
          </table:table-cell>
          <table:table-cell table:style-name="ce112" office:value-type="float" office:value="2072" calcext:value-type="float">
            <text:p>2072</text:p>
          </table:table-cell>
          <table:table-cell table:style-name="ce146" table:formula="of:=[.AC46]/[.X46]*100" office:value-type="float" office:value="2.06708034876993" calcext:value-type="float">
            <text:p>2,07</text:p>
          </table:table-cell>
          <table:table-cell table:style-name="ce112" office:value-type="float" office:value="18893" calcext:value-type="float">
            <text:p>18893</text:p>
          </table:table-cell>
          <table:table-cell table:style-name="ce112" office:value-type="float" office:value="12854" calcext:value-type="float">
            <text:p>12854</text:p>
          </table:table-cell>
          <table:table-cell table:style-name="ce147" table:formula="of:=[.AE46]/[.AF46]" office:value-type="float" office:value="1.46981484362844" calcext:value-type="float">
            <text:p>1,47</text:p>
          </table:table-cell>
          <table:table-cell table:number-columns-repeated="99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8" office:value-type="string" calcext:value-type="string">
            <text:p>ud12</text:p>
          </table:table-cell>
          <table:table-cell table:style-name="ce113" office:value-type="string" calcext:value-type="string">
            <text:p>UD 1.2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D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7]+[.S47]+[.U47]" office:value-type="float" office:value="5512" calcext:value-type="float">
            <text:p>5512</text:p>
          </table:table-cell>
          <table:table-cell table:style-name="ce112" table:formula="of:=[.R47]+[.T47]+[.V47]" office:value-type="float" office:value="100733" calcext:value-type="float">
            <text:p>100733</text:p>
          </table:table-cell>
          <table:table-cell table:style-name="ce141" table:formula="of:=([.R47]+[.T47]+[.V47])/([.Q47]+[.S47]+[.U47])" office:value-type="float" office:value="18.2752177068215" calcext:value-type="float">
            <text:p>18,28</text:p>
          </table:table-cell>
          <table:table-cell table:style-name="ce142" table:formula="of:=[.Q47]/[.W47]*100" office:value-type="float" office:value="88.3164005805515" calcext:value-type="float">
            <text:p>88</text:p>
          </table:table-cell>
          <table:table-cell table:style-name="ce142" table:formula="of:=[.S47]/[.W47]*100" office:value-type="float" office:value="5.84179970972424" calcext:value-type="float">
            <text:p>6</text:p>
          </table:table-cell>
          <table:table-cell table:style-name="ce142" table:formula="of:=[.U47]/[.W47]*100" office:value-type="float" office:value="5.84179970972424" calcext:value-type="float">
            <text:p>6</text:p>
          </table:table-cell>
          <table:table-cell table:style-name="ce113"/>
          <table:table-cell table:style-name="ce147"/>
          <table:table-cell table:style-name="ce113" office:value-type="float" office:value="17875" calcext:value-type="float">
            <text:p>17875</text:p>
          </table:table-cell>
          <table:table-cell table:style-name="ce113" office:value-type="float" office:value="13229" calcext:value-type="float">
            <text:p>13229</text:p>
          </table:table-cell>
          <table:table-cell table:style-name="ce147" table:formula="of:=[.AE47]/[.AF47]" office:value-type="float" office:value="1.35119812533071" calcext:value-type="float">
            <text:p>1,35</text:p>
          </table:table-cell>
          <table:table-cell table:style-name="ce110" table:number-columns-repeated="990"/>
          <table:table-cell table:style-name="ce15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9" office:value-type="string" calcext:value-type="string">
            <text:p>ud13</text:p>
          </table:table-cell>
          <table:table-cell table:style-name="ce113" office:value-type="string" calcext:value-type="string">
            <text:p>UD 1.3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D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8]+[.S48]+[.U48]" office:value-type="float" office:value="5512" calcext:value-type="float">
            <text:p>5512</text:p>
          </table:table-cell>
          <table:table-cell table:style-name="ce112" table:formula="of:=[.R48]+[.T48]+[.V48]" office:value-type="float" office:value="100733" calcext:value-type="float">
            <text:p>100733</text:p>
          </table:table-cell>
          <table:table-cell table:style-name="ce141" table:formula="of:=([.R48]+[.T48]+[.V48])/([.Q48]+[.S48]+[.U48])" office:value-type="float" office:value="18.2752177068215" calcext:value-type="float">
            <text:p>18,28</text:p>
          </table:table-cell>
          <table:table-cell table:style-name="ce142" table:formula="of:=[.Q48]/[.W48]*100" office:value-type="float" office:value="88.3164005805515" calcext:value-type="float">
            <text:p>88</text:p>
          </table:table-cell>
          <table:table-cell table:style-name="ce142" table:formula="of:=[.S48]/[.W48]*100" office:value-type="float" office:value="5.84179970972424" calcext:value-type="float">
            <text:p>6</text:p>
          </table:table-cell>
          <table:table-cell table:style-name="ce142" table:formula="of:=[.U48]/[.W48]*100" office:value-type="float" office:value="5.84179970972424"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alpino</text:p>
          </table:table-cell>
          <table:table-cell table:style-name="ce117" office:value-type="string" calcext:value-type="string">
            <text:p>conll2006</text:p>
          </table:table-cell>
          <table:table-cell table:style-name="ce113" office:value-type="string" calcext:value-type="string">
            <text:p>Alpino/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Yes, according to README these are tags from a memory-based tagger</text:p>
          </table:table-cell>
          <table:table-cell table:style-name="ce123"/>
          <table:table-cell table:style-name="ce128" office:value-type="string" calcext:value-type="string">
            <text:p>/net/data/conll/2006/nl</text:p>
          </table:table-cell>
          <table:table-cell table:style-name="ce113" office:value-type="string" calcext:value-type="string">
            <text:p>Nathan, Zdeněk</text:p>
          </table:table-cell>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2"/>
          <table:table-cell table:style-name="ce112" office:value-type="string" calcext:value-type="string">
            <text:p>official train split to our train+dev; official test is test</text:p>
          </table:table-cell>
          <table:table-cell table:style-name="ce112" office:value-type="float" office:value="13000" calcext:value-type="float">
            <text:p>13000</text:p>
          </table:table-cell>
          <table:table-cell table:style-name="ce112" office:value-type="float" office:value="188882" calcext:value-type="float">
            <text:p>188882</text:p>
          </table:table-cell>
          <table:table-cell table:style-name="ce112" office:value-type="float" office:value="349" calcext:value-type="float">
            <text:p>349</text:p>
          </table:table-cell>
          <table:table-cell table:style-name="ce112" office:value-type="float" office:value="6187" calcext:value-type="float">
            <text:p>6187</text:p>
          </table:table-cell>
          <table:table-cell table:style-name="ce112" office:value-type="float" office:value="386" calcext:value-type="float">
            <text:p>386</text:p>
          </table:table-cell>
          <table:table-cell table:style-name="ce112" office:value-type="float" office:value="5585" calcext:value-type="float">
            <text:p>5585</text:p>
          </table:table-cell>
          <table:table-cell table:style-name="ce112" table:formula="of:=[.Q49]+[.S49]+[.U49]" office:value-type="float" office:value="13735" calcext:value-type="float">
            <text:p>13735</text:p>
          </table:table-cell>
          <table:table-cell table:style-name="ce112" table:formula="of:=[.R49]+[.T49]+[.V49]" office:value-type="float" office:value="200654" calcext:value-type="float">
            <text:p>200654</text:p>
          </table:table-cell>
          <table:table-cell table:style-name="ce141" table:formula="of:=([.R49]+[.T49]+[.V49])/([.Q49]+[.S49]+[.U49])" office:value-type="float" office:value="14.6089552238806" calcext:value-type="float">
            <text:p>14,61</text:p>
          </table:table-cell>
          <table:table-cell table:style-name="ce142" table:formula="of:=[.Q49]/[.W49]*100" office:value-type="float" office:value="94.6487076811067" calcext:value-type="float">
            <text:p>95</text:p>
          </table:table-cell>
          <table:table-cell table:style-name="ce142" table:formula="of:=[.S49]/[.W49]*100" office:value-type="float" office:value="2.54095376774663" calcext:value-type="float">
            <text:p>3</text:p>
          </table:table-cell>
          <table:table-cell table:style-name="ce142" table:formula="of:=[.U49]/[.W49]*100" office:value-type="float" office:value="2.81033855114671" calcext:value-type="float">
            <text:p>3</text:p>
          </table:table-cell>
          <table:table-cell table:style-name="ce113" office:value-type="float" office:value="9137" calcext:value-type="float">
            <text:p>9137</text:p>
          </table:table-cell>
          <table:table-cell table:style-name="ce146" table:formula="of:=[.AC49]/[.X49]*100" office:value-type="float" office:value="4.55360969629312" calcext:value-type="float">
            <text:p>4,55</text:p>
          </table:table-cell>
          <table:table-cell table:style-name="ce112" office:value-type="float" office:value="29373" calcext:value-type="float">
            <text:p>29373</text:p>
          </table:table-cell>
          <table:table-cell table:style-name="ce112" office:value-type="float" office:value="20302" calcext:value-type="float">
            <text:p>20302</text:p>
          </table:table-cell>
          <table:table-cell table:style-name="ce147" table:formula="of:=[.AE49]/[.AF49]" office:value-type="float" office:value="1.44680327061373" calcext:value-type="float">
            <text:p>1,45</text:p>
          </table:table-cell>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8" office:value-type="string" calcext:value-type="string">
            <text:p>ud12</text:p>
          </table:table-cell>
          <table:table-cell table:style-name="ce113" office:value-type="string" calcext:value-type="string">
            <text:p>UD 1.2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88882" calcext:value-type="float">
            <text:p>188882</text:p>
          </table:table-cell>
          <table:table-cell table:style-name="ce113" office:value-type="float" office:value="349" calcext:value-type="float">
            <text:p>349</text:p>
          </table:table-cell>
          <table:table-cell table:style-name="ce113" office:value-type="float" office:value="6187" calcext:value-type="float">
            <text:p>6187</text:p>
          </table:table-cell>
          <table:table-cell table:style-name="ce113" office:value-type="float" office:value="386" calcext:value-type="float">
            <text:p>386</text:p>
          </table:table-cell>
          <table:table-cell table:style-name="ce113" office:value-type="float" office:value="5585" calcext:value-type="float">
            <text:p>5585</text:p>
          </table:table-cell>
          <table:table-cell table:style-name="ce112" table:formula="of:=[.Q50]+[.S50]+[.U50]" office:value-type="float" office:value="13735" calcext:value-type="float">
            <text:p>13735</text:p>
          </table:table-cell>
          <table:table-cell table:style-name="ce112" table:formula="of:=[.R50]+[.T50]+[.V50]" office:value-type="float" office:value="200654" calcext:value-type="float">
            <text:p>200654</text:p>
          </table:table-cell>
          <table:table-cell table:style-name="ce141" table:formula="of:=([.R50]+[.T50]+[.V50])/([.Q50]+[.S50]+[.U50])" office:value-type="float" office:value="14.6089552238806" calcext:value-type="float">
            <text:p>14,61</text:p>
          </table:table-cell>
          <table:table-cell table:style-name="ce142" table:formula="of:=[.Q50]/[.W50]*100" office:value-type="float" office:value="94.6487076811067" calcext:value-type="float">
            <text:p>95</text:p>
          </table:table-cell>
          <table:table-cell table:style-name="ce142" table:formula="of:=[.S50]/[.W50]*100" office:value-type="float" office:value="2.54095376774663" calcext:value-type="float">
            <text:p>3</text:p>
          </table:table-cell>
          <table:table-cell table:style-name="ce142" table:formula="of:=[.U50]/[.W50]*100" office:value-type="float" office:value="2.81033855114671" calcext:value-type="float">
            <text:p>3</text:p>
          </table:table-cell>
          <table:table-cell table:style-name="ce113"/>
          <table:table-cell table:style-name="ce147"/>
          <table:table-cell table:style-name="ce113" office:value-type="float" office:value="27879" calcext:value-type="float">
            <text:p>27879</text:p>
          </table:table-cell>
          <table:table-cell table:style-name="ce113" office:value-type="float" office:value="21227" calcext:value-type="float">
            <text:p>21227</text:p>
          </table:table-cell>
          <table:table-cell table:style-name="ce147" table:formula="of:=[.AE50]/[.AF50]" office:value-type="float" office:value="1.31337447590333" calcext:value-type="float">
            <text:p>1,31</text:p>
          </table:table-cell>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9" office:value-type="string" calcext:value-type="string">
            <text:p>ud13</text:p>
          </table:table-cell>
          <table:table-cell table:style-name="ce113" office:value-type="string" calcext:value-type="string">
            <text:p>UD 1.3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97134" calcext:value-type="float">
            <text:p>197134</text:p>
          </table:table-cell>
          <table:table-cell table:style-name="ce113" office:value-type="float" office:value="349" calcext:value-type="float">
            <text:p>349</text:p>
          </table:table-cell>
          <table:table-cell table:style-name="ce113" office:value-type="float" office:value="6434" calcext:value-type="float">
            <text:p>6434</text:p>
          </table:table-cell>
          <table:table-cell table:style-name="ce113" office:value-type="float" office:value="386" calcext:value-type="float">
            <text:p>386</text:p>
          </table:table-cell>
          <table:table-cell table:style-name="ce113" office:value-type="float" office:value="5843" calcext:value-type="float">
            <text:p>5843</text:p>
          </table:table-cell>
          <table:table-cell table:style-name="ce112" table:formula="of:=[.Q51]+[.S51]+[.U51]" office:value-type="float" office:value="13735" calcext:value-type="float">
            <text:p>13735</text:p>
          </table:table-cell>
          <table:table-cell table:style-name="ce112" table:formula="of:=[.R51]+[.T51]+[.V51]" office:value-type="float" office:value="209411" calcext:value-type="float">
            <text:p>209411</text:p>
          </table:table-cell>
          <table:table-cell table:style-name="ce141" table:formula="of:=([.R51]+[.T51]+[.V51])/([.Q51]+[.S51]+[.U51])" office:value-type="float" office:value="15.2465234801602" calcext:value-type="float">
            <text:p>15,25</text:p>
          </table:table-cell>
          <table:table-cell table:style-name="ce142" table:formula="of:=[.Q51]/[.W51]*100" office:value-type="float" office:value="94.6487076811067" calcext:value-type="float">
            <text:p>95</text:p>
          </table:table-cell>
          <table:table-cell table:style-name="ce142" table:formula="of:=[.S51]/[.W51]*100" office:value-type="float" office:value="2.54095376774663" calcext:value-type="float">
            <text:p>3</text:p>
          </table:table-cell>
          <table:table-cell table:style-name="ce142" table:formula="of:=[.U51]/[.W51]*100" office:value-type="float" office:value="2.81033855114671"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6" office:value-type="string" calcext:value-type="string">
            <text:p>lassy</text:p>
          </table:table-cell>
          <table:table-cell table:style-name="ce113" office:value-type="string" calcext:value-type="string">
            <text:p>Lassy Small</text:p>
          </table:table-cell>
          <table:table-cell table:style-name="ce123"/>
          <table:table-cell table:style-name="ce124" office:value-type="string" calcext:value-type="string">
            <text:p>YES</text:p>
          </table:table-cell>
          <table:table-cell table:style-name="ce123" table:number-columns-repeated="2"/>
          <table:table-cell table:style-name="ce128" office:value-type="string" calcext:value-type="string">
            <text:p>/net/data/treebanks/nl/lassy</text:p>
          </table:table-cell>
          <table:table-cell table:style-name="ce113" office:value-type="string" calcext:value-type="string">
            <text:p>David</text:p>
          </table:table-cell>
          <table:table-cell table:style-name="ce113" office:value-type="string" calcext:value-type="string">
            <text:p><text:a xlink:href="http://www.let.rug.nl/~vannoord/Lassy/" xlink:type="simple">http://www.let.rug.nl/~vannoord/Lassy/</text:a></text:p>
          </table:table-cell>
          <table:table-cell table:style-name="ce113" office:value-type="string" calcext:value-type="string">
            <text:p>Probably redistributable, see /net/data/treebanks/nl/README</text:p>
          </table:table-cell>
          <table:table-cell table:style-name="ce112" office:value-type="string" calcext:value-type="string">
            <text:p>GNU FDL</text:p>
          </table:table-cell>
          <table:table-cell table:style-name="ce112" table:number-columns-repeated="8"/>
          <table:table-cell table:style-name="ce112" table:formula="of:=[.Q52]+[.S52]+[.U52]" office:value-type="float" office:value="0" calcext:value-type="float">
            <text:p>0</text:p>
          </table:table-cell>
          <table:table-cell table:style-name="ce112" table:formula="of:=[.R52]+[.T52]+[.V52]" office:value-type="float" office:value="0" calcext:value-type="float">
            <text:p>0</text:p>
          </table:table-cell>
          <table:table-cell table:style-name="ce141" table:formula="of:=([.R52]+[.T52]+[.V52])/([.Q52]+[.S52]+[.U52])" office:value-type="string" office:string-value="" calcext:value-type="error">
            <text:p>#DIV/0!</text:p>
          </table:table-cell>
          <table:table-cell table:style-name="ce142" table:formula="of:=[.Q52]/[.W52]*100" office:value-type="string" office:string-value="" calcext:value-type="error">
            <text:p>#DIV/0!</text:p>
          </table:table-cell>
          <table:table-cell table:style-name="ce142" table:formula="of:=[.S52]/[.W52]*100" office:value-type="string" office:string-value="" calcext:value-type="error">
            <text:p>#DIV/0!</text:p>
          </table:table-cell>
          <table:table-cell table:style-name="ce142" table:formula="of:=[.U52]/[.W52]*100" office:value-type="string" office:string-value="" calcext:value-type="error">
            <text:p>#DIV/0!</text:p>
          </table:table-cell>
          <table:table-cell table:style-name="ce113"/>
          <table:table-cell table:style-name="ce141" table:formula="of:=[.AC52]/[.X5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9" office:value-type="string" calcext:value-type="string">
            <text:p>ud13lassysmall</text:p>
          </table:table-cell>
          <table:table-cell table:style-name="ce113" office:value-type="string" calcext:value-type="string">
            <text:p>UD 1.3 Dutch / Lassy Small</text:p>
          </table:table-cell>
          <table:table-cell table:style-name="ce123"/>
          <table:table-cell table:style-name="ce124"/>
          <table:table-cell table:style-name="ce123" table:number-columns-repeated="2"/>
          <table:table-cell table:style-name="ce129" office:value-type="string" calcext:value-type="string">
            <text:p>/net/data/universal-dependencies-1.3/UD_Dutch-LassySmal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6641" calcext:value-type="float">
            <text:p>6641</text:p>
          </table:table-cell>
          <table:table-cell table:style-name="ce112" office:value-type="float" office:value="88929" calcext:value-type="float">
            <text:p>88929</text:p>
          </table:table-cell>
          <table:table-cell table:style-name="ce112" office:value-type="float" office:value="350" calcext:value-type="float">
            <text:p>350</text:p>
          </table:table-cell>
          <table:table-cell table:style-name="ce112" office:value-type="float" office:value="4616" calcext:value-type="float">
            <text:p>4616</text:p>
          </table:table-cell>
          <table:table-cell table:style-name="ce112" office:value-type="float" office:value="350" calcext:value-type="float">
            <text:p>350</text:p>
          </table:table-cell>
          <table:table-cell table:style-name="ce112" office:value-type="float" office:value="4562" calcext:value-type="float">
            <text:p>4562</text:p>
          </table:table-cell>
          <table:table-cell table:style-name="ce112" table:formula="of:=[.Q53]+[.S53]+[.U53]" office:value-type="float" office:value="7341" calcext:value-type="float">
            <text:p>7341</text:p>
          </table:table-cell>
          <table:table-cell table:style-name="ce112" table:formula="of:=[.R53]+[.T53]+[.V53]" office:value-type="float" office:value="98107" calcext:value-type="float">
            <text:p>98107</text:p>
          </table:table-cell>
          <table:table-cell table:style-name="ce141" table:formula="of:=([.R53]+[.T53]+[.V53])/([.Q53]+[.S53]+[.U53])" office:value-type="float" office:value="13.3642555510148" calcext:value-type="float">
            <text:p>13,36</text:p>
          </table:table-cell>
          <table:table-cell table:style-name="ce142" table:formula="of:=[.Q53]/[.W53]*100" office:value-type="float" office:value="90.4645143713391" calcext:value-type="float">
            <text:p>90</text:p>
          </table:table-cell>
          <table:table-cell table:style-name="ce142" table:formula="of:=[.S53]/[.W53]*100" office:value-type="float" office:value="4.76774281433047" calcext:value-type="float">
            <text:p>5</text:p>
          </table:table-cell>
          <table:table-cell table:style-name="ce142" table:formula="of:=[.U53]/[.W53]*100" office:value-type="float" office:value="4.76774281433047" calcext:value-type="float">
            <text:p>5</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esl</text:p>
          </table:table-cell>
          <table:table-cell table:style-name="ce119" office:value-type="string" calcext:value-type="string">
            <text:p>ud13esl</text:p>
          </table:table-cell>
          <table:table-cell table:style-name="ce113" office:value-type="string" calcext:value-type="string">
            <text:p>UD 1.3 English / ESL</text:p>
          </table:table-cell>
          <table:table-cell table:style-name="ce123"/>
          <table:table-cell table:style-name="ce124"/>
          <table:table-cell table:style-name="ce123" table:number-columns-repeated="2"/>
          <table:table-cell table:style-name="ce129" office:value-type="string" calcext:value-type="string">
            <text:p>/net/data/universal-dependencies-1.3/UD_English-ES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 and patch</text:p>
          </table:table-cell>
          <table:table-cell table:style-name="ce112" table:number-columns-repeated="2"/>
          <table:table-cell table:style-name="ce112" office:value-type="string" calcext:value-type="string">
            <text:p>official</text:p>
          </table:table-cell>
          <table:table-cell table:style-name="ce112" office:value-type="float" office:value="4124" calcext:value-type="float">
            <text:p>4124</text:p>
          </table:table-cell>
          <table:table-cell table:style-name="ce112" office:value-type="float" office:value="78541" calcext:value-type="float">
            <text:p>78541</text:p>
          </table:table-cell>
          <table:table-cell table:style-name="ce112" office:value-type="float" office:value="500" calcext:value-type="float">
            <text:p>500</text:p>
          </table:table-cell>
          <table:table-cell table:style-name="ce112" office:value-type="float" office:value="9549" calcext:value-type="float">
            <text:p>9549</text:p>
          </table:table-cell>
          <table:table-cell table:style-name="ce112" office:value-type="float" office:value="500" calcext:value-type="float">
            <text:p>500</text:p>
          </table:table-cell>
          <table:table-cell table:style-name="ce112" office:value-type="float" office:value="9591" calcext:value-type="float">
            <text:p>9591</text:p>
          </table:table-cell>
          <table:table-cell table:style-name="ce112" table:formula="of:=[.Q54]+[.S54]+[.U54]" office:value-type="float" office:value="5124" calcext:value-type="float">
            <text:p>5124</text:p>
          </table:table-cell>
          <table:table-cell table:style-name="ce112" table:formula="of:=[.R54]+[.T54]+[.V54]" office:value-type="float" office:value="97681" calcext:value-type="float">
            <text:p>97681</text:p>
          </table:table-cell>
          <table:table-cell table:style-name="ce141" table:formula="of:=([.R54]+[.T54]+[.V54])/([.Q54]+[.S54]+[.U54])" office:value-type="float" office:value="19.0634270101483" calcext:value-type="float">
            <text:p>19,06</text:p>
          </table:table-cell>
          <table:table-cell table:style-name="ce142" table:formula="of:=[.Q54]/[.W54]*100" office:value-type="float" office:value="80.4839968774395" calcext:value-type="float">
            <text:p>80</text:p>
          </table:table-cell>
          <table:table-cell table:style-name="ce142" table:formula="of:=[.S54]/[.W54]*100" office:value-type="float" office:value="9.75800156128025" calcext:value-type="float">
            <text:p>10</text:p>
          </table:table-cell>
          <table:table-cell table:style-name="ce142" table:formula="of:=[.U54]/[.W54]*100" office:value-type="float" office:value="9.75800156128025"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lines-en</text:p>
          </table:table-cell>
          <table:table-cell table:style-name="ce119" office:value-type="string" calcext:value-type="string">
            <text:p>ud13lines</text:p>
          </table:table-cell>
          <table:table-cell table:style-name="ce113" office:value-type="string" calcext:value-type="string">
            <text:p>UD 1.3 English / LinES</text:p>
          </table:table-cell>
          <table:table-cell table:style-name="ce123"/>
          <table:table-cell table:style-name="ce124"/>
          <table:table-cell table:style-name="ce123"/>
          <table:table-cell table:style-name="ce123" office:value-type="string" calcext:value-type="string">
            <text:p>LinES</text:p>
          </table:table-cell>
          <table:table-cell table:style-name="ce129" office:value-type="string" calcext:value-type="string">
            <text:p>/net/data/universal-dependencies-1.3/UD_Engl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6374" calcext:value-type="float">
            <text:p>66374</text:p>
          </table:table-cell>
          <table:table-cell table:style-name="ce112" office:value-type="float" office:value="457" calcext:value-type="float">
            <text:p>457</text:p>
          </table:table-cell>
          <table:table-cell table:style-name="ce112" office:value-type="float" office:value="7966" calcext:value-type="float">
            <text:p>7966</text:p>
          </table:table-cell>
          <table:table-cell table:style-name="ce112" office:value-type="float" office:value="457" calcext:value-type="float">
            <text:p>457</text:p>
          </table:table-cell>
          <table:table-cell table:style-name="ce112" office:value-type="float" office:value="8481" calcext:value-type="float">
            <text:p>8481</text:p>
          </table:table-cell>
          <table:table-cell table:style-name="ce112" table:formula="of:=[.Q55]+[.S55]+[.U55]" office:value-type="float" office:value="4564" calcext:value-type="float">
            <text:p>4564</text:p>
          </table:table-cell>
          <table:table-cell table:style-name="ce112" table:formula="of:=[.R55]+[.T55]+[.V55]" office:value-type="float" office:value="82821" calcext:value-type="float">
            <text:p>82821</text:p>
          </table:table-cell>
          <table:table-cell table:style-name="ce141" table:formula="of:=([.R55]+[.T55]+[.V55])/([.Q55]+[.S55]+[.U55])" office:value-type="float" office:value="18.1465819456617" calcext:value-type="float">
            <text:p>18,15</text:p>
          </table:table-cell>
          <table:table-cell table:style-name="ce142" table:formula="of:=[.Q55]/[.W55]*100" office:value-type="float" office:value="79.9737072743208" calcext:value-type="float">
            <text:p>80</text:p>
          </table:table-cell>
          <table:table-cell table:style-name="ce142" table:formula="of:=[.S55]/[.W55]*100" office:value-type="float" office:value="10.0131463628396" calcext:value-type="float">
            <text:p>10</text:p>
          </table:table-cell>
          <table:table-cell table:style-name="ce142" table:formula="of:=[.U55]/[.W55]*100" office:value-type="float" office:value="10.0131463628396"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7" office:value-type="string" calcext:value-type="string">
            <text:p>conll2007</text:p>
          </table:table-cell>
          <table:table-cell table:style-name="ce113" office:value-type="string" calcext:value-type="string">
            <text:p>Penn/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tagger</text:p>
          </table:table-cell>
          <table:table-cell table:style-name="ce124"/>
          <table:table-cell table:style-name="ce129" office:value-type="string" calcext:value-type="string">
            <text:p>/net/data/conll/2007/en</text:p>
          </table:table-cell>
          <table:table-cell table:style-name="ce113" office:value-type="string" calcext:value-type="string">
            <text:p>Nathan, Zdeněk, Marti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LDC</text:p>
          </table:table-cell>
          <table:table-cell table:style-name="ce13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2" office:value-type="string" calcext:value-type="string">
            <text:p>official train split to our train+dev; official test is test</text:p>
          </table:table-cell>
          <table:table-cell table:style-name="ce112" office:value-type="float" office:value="18200" calcext:value-type="float">
            <text:p>18200</text:p>
          </table:table-cell>
          <table:table-cell table:style-name="ce112" office:value-type="float" office:value="437044" calcext:value-type="float">
            <text:p>437044</text:p>
          </table:table-cell>
          <table:table-cell table:style-name="ce112" office:value-type="float" office:value="377" calcext:value-type="float">
            <text:p>377</text:p>
          </table:table-cell>
          <table:table-cell table:style-name="ce112" office:value-type="float" office:value="9529" calcext:value-type="float">
            <text:p>9529</text:p>
          </table:table-cell>
          <table:table-cell table:style-name="ce112" office:value-type="float" office:value="214" calcext:value-type="float">
            <text:p>214</text:p>
          </table:table-cell>
          <table:table-cell table:style-name="ce112" office:value-type="float" office:value="5003" calcext:value-type="float">
            <text:p>5003</text:p>
          </table:table-cell>
          <table:table-cell table:style-name="ce112" table:formula="of:=[.Q56]+[.S56]+[.U56]" office:value-type="float" office:value="18791" calcext:value-type="float">
            <text:p>18791</text:p>
          </table:table-cell>
          <table:table-cell table:style-name="ce112" table:formula="of:=[.R56]+[.T56]+[.V56]" office:value-type="float" office:value="451576" calcext:value-type="float">
            <text:p>451576</text:p>
          </table:table-cell>
          <table:table-cell table:style-name="ce141" table:formula="of:=([.R56]+[.T56]+[.V56])/([.Q56]+[.S56]+[.U56])" office:value-type="float" office:value="24.0315044436166" calcext:value-type="float">
            <text:p>24,03</text:p>
          </table:table-cell>
          <table:table-cell table:style-name="ce142" table:formula="of:=[.Q56]/[.W56]*100" office:value-type="float" office:value="96.8548773348944" calcext:value-type="float">
            <text:p>97</text:p>
          </table:table-cell>
          <table:table-cell table:style-name="ce142" table:formula="of:=[.S56]/[.W56]*100" office:value-type="float" office:value="2.0062796019371" calcext:value-type="float">
            <text:p>2</text:p>
          </table:table-cell>
          <table:table-cell table:style-name="ce142" table:formula="of:=[.U56]/[.W56]*100" office:value-type="float" office:value="1.13884306316854" calcext:value-type="float">
            <text:p>1</text:p>
          </table:table-cell>
          <table:table-cell table:style-name="ce112" office:value-type="float" office:value="1493" calcext:value-type="float">
            <text:p>1493</text:p>
          </table:table-cell>
          <table:table-cell table:style-name="ce141" table:formula="of:=[.AC56]/[.X56]*100" office:value-type="float" office:value="0.330619873509664" calcext:value-type="float">
            <text:p>0,33</text:p>
          </table:table-cell>
          <table:table-cell table:style-name="ce112" office:value-type="float" office:value="28075" calcext:value-type="float">
            <text:p>28075</text:p>
          </table:table-cell>
          <table:table-cell table:style-name="ce112" office:value-type="float" office:value="20709" calcext:value-type="float">
            <text:p>20709</text:p>
          </table:table-cell>
          <table:table-cell table:style-name="ce147" table:formula="of:=[.AE56]/[.AF56]" office:value-type="float" office:value="1.35569076247042" calcext:value-type="float">
            <text:p>1,36</text:p>
          </table:table-cell>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conll2009</text:p>
          </table:table-cell>
          <table:table-cell table:style-name="ce113" office:value-type="string" calcext:value-type="string">
            <text:p>Penn/CoNLL 2009</text:p>
          </table:table-cell>
          <table:table-cell table:style-name="ce123" office:value-type="string" calcext:value-type="string">
            <text:p>PDT ready</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n</text:p>
          </table:table-cell>
          <table:table-cell table:style-name="ce113" office:value-type="string" calcext:value-type="string">
            <text:p>Nathan, Zdeněk</text:p>
          </table:table-cell>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LDC</text:p>
          </table:table-cell>
          <table:table-cell table:style-name="ce112" office:value-type="string" calcext:value-type="string">
            <text:p>CoNLL 2009 data is more than twice as large as 2007. Development test data is six times larger.</text:p>
          </table:table-cell>
          <table:table-cell table:style-name="ce138" office:value-type="string" calcext:value-type="string">
            <text:p>official etest</text:p>
          </table:table-cell>
          <table:table-cell table:style-name="ce112" office:value-type="float" office:value="39279" calcext:value-type="float">
            <text:p>39279</text:p>
          </table:table-cell>
          <table:table-cell table:style-name="ce112" office:value-type="float" office:value="958167" calcext:value-type="float">
            <text:p>958167</text:p>
          </table:table-cell>
          <table:table-cell table:style-name="ce138" table:number-columns-repeated="2"/>
          <table:table-cell table:style-name="ce112" office:value-type="float" office:value="1334" calcext:value-type="float">
            <text:p>1334</text:p>
          </table:table-cell>
          <table:table-cell table:style-name="ce112" office:value-type="float" office:value="33368" calcext:value-type="float">
            <text:p>33368</text:p>
          </table:table-cell>
          <table:table-cell table:style-name="ce112" table:formula="of:=[.Q57]+[.S57]+[.U57]" office:value-type="float" office:value="40613" calcext:value-type="float">
            <text:p>40613</text:p>
          </table:table-cell>
          <table:table-cell table:style-name="ce112" table:formula="of:=[.R57]+[.T57]+[.V57]" office:value-type="float" office:value="991535" calcext:value-type="float">
            <text:p>991535</text:p>
          </table:table-cell>
          <table:table-cell table:style-name="ce141" table:formula="of:=([.R57]+[.T57]+[.V57])/([.Q57]+[.S57]+[.U57])" office:value-type="float" office:value="24.4142269716593" calcext:value-type="float">
            <text:p>24,41</text:p>
          </table:table-cell>
          <table:table-cell table:style-name="ce142" table:formula="of:=[.Q57]/[.W57]*100" office:value-type="float" office:value="96.7153374535247" calcext:value-type="float">
            <text:p>97</text:p>
          </table:table-cell>
          <table:table-cell table:style-name="ce142" table:formula="of:=[.S57]/[.W57]*100" office:value-type="float" office:value="0" calcext:value-type="float">
            <text:p>0</text:p>
          </table:table-cell>
          <table:table-cell table:style-name="ce142" table:formula="of:=[.U57]/[.W57]*100" office:value-type="float" office:value="3.28466254647527" calcext:value-type="float">
            <text:p>3</text:p>
          </table:table-cell>
          <table:table-cell table:style-name="ce112" office:value-type="float" office:value="3819" calcext:value-type="float">
            <text:p>3819</text:p>
          </table:table-cell>
          <table:table-cell table:style-name="ce141" table:formula="of:=[.AC57]/[.X57]*100" office:value-type="float" office:value="0.385160382639039" calcext:value-type="float">
            <text:p>0,39</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pcedt20</text:p>
          </table:table-cell>
          <table:table-cell table:style-name="ce113" office:value-type="string" calcext:value-type="string">
            <text:p>PCEDT 2.0</text:p>
          </table:table-cell>
          <table:table-cell table:style-name="ce123"/>
          <table:table-cell table:style-name="ce124" table:number-columns-repeated="2"/>
          <table:table-cell table:style-name="ce124" office:value-type="string" calcext:value-type="string">
            <text:p>PCEDT</text:p>
          </table:table-cell>
          <table:table-cell table:style-name="ce129"/>
          <table:table-cell table:style-name="ce113" table:number-columns-repeated="2"/>
          <table:table-cell table:style-name="ce113" office:value-type="string" calcext:value-type="string">
            <text:p>buy</text:p>
          </table:table-cell>
          <table:table-cell table:style-name="ce112" table:number-columns-repeated="9"/>
          <table:table-cell table:style-name="ce112" table:formula="of:=[.Q58]+[.S58]+[.U58]" office:value-type="float" office:value="0" calcext:value-type="float">
            <text:p>0</text:p>
          </table:table-cell>
          <table:table-cell table:style-name="ce112" table:formula="of:=[.R58]+[.T58]+[.V58]" office:value-type="float" office:value="0" calcext:value-type="float">
            <text:p>0</text:p>
          </table:table-cell>
          <table:table-cell table:style-name="ce141" table:formula="of:=([.R58]+[.T58]+[.V58])/([.Q58]+[.S58]+[.U58])" office:value-type="string" office:string-value="" calcext:value-type="error">
            <text:p>#DIV/0!</text:p>
          </table:table-cell>
          <table:table-cell table:style-name="ce142" table:formula="of:=[.Q58]/[.W58]*100" office:value-type="string" office:string-value="" calcext:value-type="error">
            <text:p>#DIV/0!</text:p>
          </table:table-cell>
          <table:table-cell table:style-name="ce142" table:formula="of:=[.S58]/[.W58]*100" office:value-type="string" office:string-value="" calcext:value-type="error">
            <text:p>#DIV/0!</text:p>
          </table:table-cell>
          <table:table-cell table:style-name="ce142" table:formula="of:=[.U58]/[.W58]*100" office:value-type="string" office:string-value="" calcext:value-type="error">
            <text:p>#DIV/0!</text:p>
          </table:table-cell>
          <table:table-cell table:style-name="ce112"/>
          <table:table-cell table:style-name="ce141" table:formula="of:=[.AC58]/[.X5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udt20</text:p>
          </table:table-cell>
          <table:table-cell table:style-name="ce113" office:value-type="string" calcext:value-type="string">
            <text:p>Penn/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59]+[.S59]+[.U59]" office:value-type="float" office:value="0" calcext:value-type="float">
            <text:p>0</text:p>
          </table:table-cell>
          <table:table-cell table:style-name="ce112" table:formula="of:=[.R59]+[.T59]+[.V59]" office:value-type="float" office:value="0" calcext:value-type="float">
            <text:p>0</text:p>
          </table:table-cell>
          <table:table-cell table:style-name="ce141" table:formula="of:=([.R59]+[.T59]+[.V59])/([.Q59]+[.S59]+[.U59])" office:value-type="string" office:string-value="" calcext:value-type="error">
            <text:p>#DIV/0!</text:p>
          </table:table-cell>
          <table:table-cell table:style-name="ce142" table:formula="of:=[.Q59]/[.W59]*100" office:value-type="string" office:string-value="" calcext:value-type="error">
            <text:p>#DIV/0!</text:p>
          </table:table-cell>
          <table:table-cell table:style-name="ce142" table:formula="of:=[.S59]/[.W59]*100" office:value-type="string" office:string-value="" calcext:value-type="error">
            <text:p>#DIV/0!</text:p>
          </table:table-cell>
          <table:table-cell table:style-name="ce142" table:formula="of:=[.U59]/[.W59]*100" office:value-type="string" office:string-value="" calcext:value-type="error">
            <text:p>#DIV/0!</text:p>
          </table:table-cell>
          <table:table-cell table:style-name="ce112"/>
          <table:table-cell table:style-name="ce141" table:formula="of:=[.AC59]/[.X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15" office:value-type="string" calcext:value-type="string">
            <text:p>ud10</text:p>
          </table:table-cell>
          <table:table-cell table:style-name="ce112" office:value-type="string" calcext:value-type="string">
            <text:p>UD 1.0 English / Web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0]+[.S60]+[.U60]" office:value-type="float" office:value="16622" calcext:value-type="float">
            <text:p>16622</text:p>
          </table:table-cell>
          <table:table-cell table:style-name="ce112" table:formula="of:=[.R60]+[.T60]+[.V60]" office:value-type="float" office:value="254830" calcext:value-type="float">
            <text:p>254830</text:p>
          </table:table-cell>
          <table:table-cell table:style-name="ce141" table:formula="of:=([.R60]+[.T60]+[.V60])/([.Q60]+[.S60]+[.U60])" office:value-type="float" office:value="15.3308867765612" calcext:value-type="float">
            <text:p>15,33</text:p>
          </table:table-cell>
          <table:table-cell table:style-name="ce142" table:formula="of:=[.Q60]/[.W60]*100" office:value-type="float" office:value="75.4602334255806" calcext:value-type="float">
            <text:p>75</text:p>
          </table:table-cell>
          <table:table-cell table:style-name="ce142" table:formula="of:=[.S60]/[.W60]*100" office:value-type="float" office:value="12.0442786668271" calcext:value-type="float">
            <text:p>12</text:p>
          </table:table-cell>
          <table:table-cell table:style-name="ce142" table:formula="of:=[.U60]/[.W60]*100" office:value-type="float" office:value="12.4954879075923" calcext:value-type="float">
            <text:p>12</text:p>
          </table:table-cell>
          <table:table-cell table:style-name="ce112" office:value-type="float" office:value="1373" calcext:value-type="float">
            <text:p>1373</text:p>
          </table:table-cell>
          <table:table-cell table:style-name="ce141" table:formula="of:=[.AC60]/[.X60]*100" office:value-type="float" office:value="0.53879056625986" calcext:value-type="float">
            <text:p>0,54</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20" office:value-type="string" calcext:value-type="string">
            <text:p>ud11</text:p>
          </table:table-cell>
          <table:table-cell table:style-name="ce112" office:value-type="string" calcext:value-type="string">
            <text:p>UD 1.1 English / Web 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n</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1]+[.S61]+[.U61]" office:value-type="float" office:value="16622" calcext:value-type="float">
            <text:p>16622</text:p>
          </table:table-cell>
          <table:table-cell table:style-name="ce112" table:formula="of:=[.R61]+[.T61]+[.V61]" office:value-type="float" office:value="254830" calcext:value-type="float">
            <text:p>254830</text:p>
          </table:table-cell>
          <table:table-cell table:style-name="ce141" table:formula="of:=([.R61]+[.T61]+[.V61])/([.Q61]+[.S61]+[.U61])" office:value-type="float" office:value="15.3308867765612" calcext:value-type="float">
            <text:p>15,33</text:p>
          </table:table-cell>
          <table:table-cell table:style-name="ce142" table:formula="of:=[.Q61]/[.W61]*100" office:value-type="float" office:value="75.4602334255806" calcext:value-type="float">
            <text:p>75</text:p>
          </table:table-cell>
          <table:table-cell table:style-name="ce142" table:formula="of:=[.S61]/[.W61]*100" office:value-type="float" office:value="12.0442786668271" calcext:value-type="float">
            <text:p>12</text:p>
          </table:table-cell>
          <table:table-cell table:style-name="ce142" table:formula="of:=[.U61]/[.W61]*100" office:value-type="float" office:value="12.4954879075923" calcext:value-type="float">
            <text:p>12</text:p>
          </table:table-cell>
          <table:table-cell table:style-name="ce112" office:value-type="float" office:value="1215" calcext:value-type="float">
            <text:p>1215</text:p>
          </table:table-cell>
          <table:table-cell table:style-name="ce146" table:formula="of:=[.AC61]/[.X61]*100" office:value-type="float" office:value="0.476788447200094" calcext:value-type="float">
            <text:p>0,48</text:p>
          </table:table-cell>
          <table:table-cell table:style-name="ce112" office:value-type="float" office:value="22607" calcext:value-type="float">
            <text:p>22607</text:p>
          </table:table-cell>
          <table:table-cell table:style-name="ce112" office:value-type="float" office:value="16270" calcext:value-type="float">
            <text:p>16270</text:p>
          </table:table-cell>
          <table:table-cell table:style-name="ce147" table:formula="of:=[.AE61]/[.AF61]" office:value-type="float" office:value="1.38948985863553" calcext:value-type="float">
            <text:p>1,39</text:p>
          </table:table-cell>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8" office:value-type="string" calcext:value-type="string">
            <text:p>ud12</text:p>
          </table:table-cell>
          <table:table-cell table:style-name="ce113" office:value-type="string" calcext:value-type="string">
            <text:p>UD 1.2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ng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2]+[.S62]+[.U62]" office:value-type="float" office:value="16622" calcext:value-type="float">
            <text:p>16622</text:p>
          </table:table-cell>
          <table:table-cell table:style-name="ce112" table:formula="of:=[.R62]+[.T62]+[.V62]" office:value-type="float" office:value="254830" calcext:value-type="float">
            <text:p>254830</text:p>
          </table:table-cell>
          <table:table-cell table:style-name="ce141" table:formula="of:=([.R62]+[.T62]+[.V62])/([.Q62]+[.S62]+[.U62])" office:value-type="float" office:value="15.3308867765612" calcext:value-type="float">
            <text:p>15,33</text:p>
          </table:table-cell>
          <table:table-cell table:style-name="ce142" table:formula="of:=[.Q62]/[.W62]*100" office:value-type="float" office:value="75.4602334255806" calcext:value-type="float">
            <text:p>75</text:p>
          </table:table-cell>
          <table:table-cell table:style-name="ce142" table:formula="of:=[.S62]/[.W62]*100" office:value-type="float" office:value="12.0442786668271" calcext:value-type="float">
            <text:p>12</text:p>
          </table:table-cell>
          <table:table-cell table:style-name="ce142" table:formula="of:=[.U62]/[.W62]*100" office:value-type="float" office:value="12.4954879075923" calcext:value-type="float">
            <text:p>12</text:p>
          </table:table-cell>
          <table:table-cell table:style-name="ce113"/>
          <table:table-cell table:style-name="ce147"/>
          <table:table-cell table:style-name="ce113" office:value-type="float" office:value="19407" calcext:value-type="float">
            <text:p>19407</text:p>
          </table:table-cell>
          <table:table-cell table:style-name="ce113" office:value-type="float" office:value="16300" calcext:value-type="float">
            <text:p>16300</text:p>
          </table:table-cell>
          <table:table-cell table:style-name="ce147" table:formula="of:=[.AE62]/[.AF62]" office:value-type="float" office:value="1.19061349693252" calcext:value-type="float">
            <text:p>1,19</text:p>
          </table:table-cell>
          <table:table-cell table:style-name="ce110" table:number-columns-repeated="990"/>
          <table:table-cell table:style-name="ce15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9" office:value-type="string" calcext:value-type="string">
            <text:p>ud13</text:p>
          </table:table-cell>
          <table:table-cell table:style-name="ce113" office:value-type="string" calcext:value-type="string">
            <text:p>UD 1.3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Eng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3]+[.S63]+[.U63]" office:value-type="float" office:value="16622" calcext:value-type="float">
            <text:p>16622</text:p>
          </table:table-cell>
          <table:table-cell table:style-name="ce112" table:formula="of:=[.R63]+[.T63]+[.V63]" office:value-type="float" office:value="254830" calcext:value-type="float">
            <text:p>254830</text:p>
          </table:table-cell>
          <table:table-cell table:style-name="ce141" table:formula="of:=([.R63]+[.T63]+[.V63])/([.Q63]+[.S63]+[.U63])" office:value-type="float" office:value="15.3308867765612" calcext:value-type="float">
            <text:p>15,33</text:p>
          </table:table-cell>
          <table:table-cell table:style-name="ce142" table:formula="of:=[.Q63]/[.W63]*100" office:value-type="float" office:value="75.4602334255806" calcext:value-type="float">
            <text:p>75</text:p>
          </table:table-cell>
          <table:table-cell table:style-name="ce142" table:formula="of:=[.S63]/[.W63]*100" office:value-type="float" office:value="12.0442786668271" calcext:value-type="float">
            <text:p>12</text:p>
          </table:table-cell>
          <table:table-cell table:style-name="ce142" table:formula="of:=[.U63]/[.W63]*100" office:value-type="float" office:value="12.4954879075923" calcext:value-type="float">
            <text:p>1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ang</text:p>
          </table:table-cell>
          <table:table-cell table:style-name="ce113" office:value-type="string" calcext:value-type="string">
            <text:p>English (Old)</text:p>
          </table:table-cell>
          <table:table-cell table:style-name="ce115" office:value-type="string" calcext:value-type="string">
            <text:p>proiel-ang</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64]+[.S64]+[.U64]" office:value-type="float" office:value="0" calcext:value-type="float">
            <text:p>0</text:p>
          </table:table-cell>
          <table:table-cell table:style-name="ce112" table:formula="of:=[.R64]+[.T64]+[.V64]" office:value-type="float" office:value="0" calcext:value-type="float">
            <text:p>0</text:p>
          </table:table-cell>
          <table:table-cell table:style-name="ce141" table:formula="of:=([.R64]+[.T64]+[.V64])/([.Q64]+[.S64]+[.U64])" office:value-type="string" office:string-value="" calcext:value-type="error">
            <text:p>#DIV/0!</text:p>
          </table:table-cell>
          <table:table-cell table:style-name="ce142" table:formula="of:=[.Q64]/[.W64]*100" office:value-type="string" office:string-value="" calcext:value-type="error">
            <text:p>#DIV/0!</text:p>
          </table:table-cell>
          <table:table-cell table:style-name="ce142" table:formula="of:=[.S64]/[.W64]*100" office:value-type="string" office:string-value="" calcext:value-type="error">
            <text:p>#DIV/0!</text:p>
          </table:table-cell>
          <table:table-cell table:style-name="ce142" table:formula="of:=[.U64]/[.W64]*100" office:value-type="string" office:string-value="" calcext:value-type="error">
            <text:p>#DIV/0!</text:p>
          </table:table-cell>
          <table:table-cell table:style-name="ce112"/>
          <table:table-cell table:style-name="ce141" table:formula="of:=[.AC64]/[.X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5" office:value-type="string" calcext:value-type="string">
            <text:p>puudepank</text:p>
          </table:table-cell>
          <table:table-cell table:style-name="ce117" office:value-type="string" calcext:value-type="string">
            <text:p>puudepank</text:p>
          </table:table-cell>
          <table:table-cell table:style-name="ce113" office:value-type="string" calcext:value-type="string">
            <text:p>Puudepank</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Honza, Dan</text:p>
          </table:table-cell>
          <table:table-cell table:style-name="ce113" office:value-type="string" calcext:value-type="string">
            <text:p><text:a xlink:href="http://vvv.cs.ut.ee/~kaili/Korpus/puud/" xlink:type="simple">http://vvv.cs.ut.ee/~kaili/Korpus/puud/</text:a></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13" office:value-type="string" calcext:value-type="string">
            <text:p>ours</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5]+[.S65]+[.U65]" office:value-type="float" office:value="1315" calcext:value-type="float">
            <text:p>1315</text:p>
          </table:table-cell>
          <table:table-cell table:style-name="ce112" table:formula="of:=[.R65]+[.T65]+[.V65]" office:value-type="float" office:value="9491" calcext:value-type="float">
            <text:p>9491</text:p>
          </table:table-cell>
          <table:table-cell table:style-name="ce141" table:formula="of:=([.R65]+[.T65]+[.V65])/([.Q65]+[.S65]+[.U65])" office:value-type="float" office:value="7.21749049429658" calcext:value-type="float">
            <text:p>7,22</text:p>
          </table:table-cell>
          <table:table-cell table:style-name="ce142" table:formula="of:=[.Q65]/[.W65]*100" office:value-type="float" office:value="81.06463878327" calcext:value-type="float">
            <text:p>81</text:p>
          </table:table-cell>
          <table:table-cell table:style-name="ce142" table:formula="of:=[.S65]/[.W65]*100" office:value-type="float" office:value="8.97338403041825" calcext:value-type="float">
            <text:p>9</text:p>
          </table:table-cell>
          <table:table-cell table:style-name="ce142" table:formula="of:=[.U65]/[.W65]*100" office:value-type="float" office:value="9.96197718631179" calcext:value-type="float">
            <text:p>10</text:p>
          </table:table-cell>
          <table:table-cell table:style-name="ce113" office:value-type="float" office:value="8" calcext:value-type="float">
            <text:p>8</text:p>
          </table:table-cell>
          <table:table-cell table:style-name="ce146" table:formula="of:=[.AC65]/[.X65]*100" office:value-type="float" office:value="0.0842903803603414" calcext:value-type="float">
            <text:p>0,08</text:p>
          </table:table-cell>
          <table:table-cell table:style-name="ce138" office:value-type="float" office:value="2080" calcext:value-type="float">
            <text:p>2080</text:p>
          </table:table-cell>
          <table:table-cell table:style-name="ce138" office:value-type="float" office:value="1980" calcext:value-type="float">
            <text:p>1980</text:p>
          </table:table-cell>
          <table:table-cell table:style-name="ce146" table:formula="of:=[.AE65]/[.AF65]" office:value-type="float" office:value="1.05050505050505" calcext:value-type="float">
            <text:p>1,05</text:p>
          </table:table-cell>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puudepank</text:p>
          </table:table-cell>
          <table:table-cell table:style-name="ce118" office:value-type="string" calcext:value-type="string">
            <text:p>ud12</text:p>
          </table:table-cell>
          <table:table-cell table:style-name="ce113" office:value-type="string" calcext:value-type="string">
            <text:p>UD 1.2 Estonian / Puudep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sto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6]+[.S66]+[.U66]" office:value-type="float" office:value="1315" calcext:value-type="float">
            <text:p>1315</text:p>
          </table:table-cell>
          <table:table-cell table:style-name="ce112" table:formula="of:=[.R66]+[.T66]+[.V66]" office:value-type="float" office:value="9491" calcext:value-type="float">
            <text:p>9491</text:p>
          </table:table-cell>
          <table:table-cell table:style-name="ce141" table:formula="of:=([.R66]+[.T66]+[.V66])/([.Q66]+[.S66]+[.U66])" office:value-type="float" office:value="7.21749049429658" calcext:value-type="float">
            <text:p>7,22</text:p>
          </table:table-cell>
          <table:table-cell table:style-name="ce142" table:formula="of:=[.Q66]/[.W66]*100" office:value-type="float" office:value="81.06463878327" calcext:value-type="float">
            <text:p>81</text:p>
          </table:table-cell>
          <table:table-cell table:style-name="ce142" table:formula="of:=[.S66]/[.W66]*100" office:value-type="float" office:value="8.97338403041825" calcext:value-type="float">
            <text:p>9</text:p>
          </table:table-cell>
          <table:table-cell table:style-name="ce142" table:formula="of:=[.U66]/[.W66]*100" office:value-type="float" office:value="9.96197718631179" calcext:value-type="float">
            <text:p>10</text:p>
          </table:table-cell>
          <table:table-cell table:style-name="ce113"/>
          <table:table-cell table:style-name="ce147"/>
          <table:table-cell table:style-name="ce113" office:value-type="float" office:value="3763" calcext:value-type="float">
            <text:p>3763</text:p>
          </table:table-cell>
          <table:table-cell table:style-name="ce113" office:value-type="float" office:value="3627" calcext:value-type="float">
            <text:p>3627</text:p>
          </table:table-cell>
          <table:table-cell table:style-name="ce146" table:formula="of:=[.AE66]/[.AF66]" office:value-type="float" office:value="1.03749655362559" calcext:value-type="float">
            <text:p>1,04</text:p>
          </table:table-cell>
          <table:table-cell table:style-name="ce110" table:number-columns-repeated="990"/>
          <table:table-cell table:style-name="ce15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edt</text:p>
          </table:table-cell>
          <table:table-cell table:style-name="ce119" office:value-type="string" calcext:value-type="string">
            <text:p>ud13</text:p>
          </table:table-cell>
          <table:table-cell table:style-name="ce113" office:value-type="string" calcext:value-type="string">
            <text:p>UD 1.3 Estonian / EDT</text:p>
          </table:table-cell>
          <table:table-cell table:style-name="ce124" table:number-columns-repeated="4"/>
          <table:table-cell table:style-name="ce129" office:value-type="string" calcext:value-type="string">
            <text:p>/net/data/universal-dependencies-1.3/UD_Esto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4510" calcext:value-type="float">
            <text:p>14510</text:p>
          </table:table-cell>
          <table:table-cell table:style-name="ce113" office:value-type="float" office:value="187814" calcext:value-type="float">
            <text:p>187814</text:p>
          </table:table-cell>
          <table:table-cell table:style-name="ce113" office:value-type="float" office:value="1793" calcext:value-type="float">
            <text:p>1793</text:p>
          </table:table-cell>
          <table:table-cell table:style-name="ce113" office:value-type="float" office:value="22867" calcext:value-type="float">
            <text:p>22867</text:p>
          </table:table-cell>
          <table:table-cell table:style-name="ce113" office:value-type="float" office:value="1806" calcext:value-type="float">
            <text:p>1806</text:p>
          </table:table-cell>
          <table:table-cell table:style-name="ce113" office:value-type="float" office:value="23670" calcext:value-type="float">
            <text:p>23670</text:p>
          </table:table-cell>
          <table:table-cell table:style-name="ce112" table:formula="of:=[.Q67]+[.S67]+[.U67]" office:value-type="float" office:value="18109" calcext:value-type="float">
            <text:p>18109</text:p>
          </table:table-cell>
          <table:table-cell table:style-name="ce112" table:formula="of:=[.R67]+[.T67]+[.V67]" office:value-type="float" office:value="234351" calcext:value-type="float">
            <text:p>234351</text:p>
          </table:table-cell>
          <table:table-cell table:style-name="ce141" table:formula="of:=([.R67]+[.T67]+[.V67])/([.Q67]+[.S67]+[.U67])" office:value-type="float" office:value="12.9411342426418" calcext:value-type="float">
            <text:p>12,94</text:p>
          </table:table-cell>
          <table:table-cell table:style-name="ce142" table:formula="of:=[.Q67]/[.W67]*100" office:value-type="float" office:value="80.1259042465073" calcext:value-type="float">
            <text:p>80</text:p>
          </table:table-cell>
          <table:table-cell table:style-name="ce142" table:formula="of:=[.S67]/[.W67]*100" office:value-type="float" office:value="9.90115412225965" calcext:value-type="float">
            <text:p>10</text:p>
          </table:table-cell>
          <table:table-cell table:style-name="ce142" table:formula="of:=[.U67]/[.W67]*100" office:value-type="float" office:value="9.97294163123309"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o</text:p>
          </table:table-cell>
          <table:table-cell table:style-name="ce113" office:value-type="string" calcext:value-type="string">
            <text:p>Faroese</text:p>
          </table:table-cell>
          <table:table-cell table:style-name="ce115" office:value-type="string" calcext:value-type="string">
            <text:p>ud-fo</text:p>
          </table:table-cell>
          <table:table-cell table:style-name="ce121" office:value-type="string" calcext:value-type="string">
            <text:p>ud14</text:p>
          </table:table-cell>
          <table:table-cell table:style-name="ce113" office:value-type="string" calcext:value-type="string">
            <text:p>Faroese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68]+[.S68]+[.U68]" office:value-type="float" office:value="0" calcext:value-type="float">
            <text:p>0</text:p>
          </table:table-cell>
          <table:table-cell table:style-name="ce112" table:formula="of:=[.R68]+[.T68]+[.V68]" office:value-type="float" office:value="0" calcext:value-type="float">
            <text:p>0</text:p>
          </table:table-cell>
          <table:table-cell table:style-name="ce141" table:formula="of:=([.R68]+[.T68]+[.V68])/([.Q68]+[.S68]+[.U68])" office:value-type="string" office:string-value="" calcext:value-type="error">
            <text:p>#DIV/0!</text:p>
          </table:table-cell>
          <table:table-cell table:style-name="ce142" table:formula="of:=[.Q68]/[.W68]*100" office:value-type="string" office:string-value="" calcext:value-type="error">
            <text:p>#DIV/0!</text:p>
          </table:table-cell>
          <table:table-cell table:style-name="ce142" table:formula="of:=[.S68]/[.W68]*100" office:value-type="string" office:string-value="" calcext:value-type="error">
            <text:p>#DIV/0!</text:p>
          </table:table-cell>
          <table:table-cell table:style-name="ce142" table:formula="of:=[.U68]/[.W6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finntb</text:p>
          </table:table-cell>
          <table:table-cell table:style-name="ce120" office:value-type="string" calcext:value-type="string">
            <text:p>ud11ftb</text:p>
          </table:table-cell>
          <table:table-cell table:style-name="ce112" office:value-type="string" calcext:value-type="string">
            <text:p>UD 1.1 Finnish / Finn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ftb</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LGPLv3+</text:p>
          </table:table-cell>
          <table:table-cell table:style-name="ce112"/>
          <table:table-cell table:style-name="ce112" office:value-type="string" calcext:value-type="string">
            <text:p>official</text:p>
          </table:table-cell>
          <table:table-cell table:style-name="ce112" office:value-type="float" office:value="11459" calcext:value-type="float">
            <text:p>11459</text:p>
          </table:table-cell>
          <table:table-cell table:style-name="ce112" office:value-type="float" office:value="97165" calcext:value-type="float">
            <text:p>97165</text:p>
          </table:table-cell>
          <table:table-cell table:style-name="ce112" office:value-type="float" office:value="3819" calcext:value-type="float">
            <text:p>3819</text:p>
          </table:table-cell>
          <table:table-cell table:style-name="ce112" office:value-type="float" office:value="32439" calcext:value-type="float">
            <text:p>32439</text:p>
          </table:table-cell>
          <table:table-cell table:style-name="ce112" office:value-type="float" office:value="3819" calcext:value-type="float">
            <text:p>3819</text:p>
          </table:table-cell>
          <table:table-cell table:style-name="ce112" office:value-type="float" office:value="32380" calcext:value-type="float">
            <text:p>32380</text:p>
          </table:table-cell>
          <table:table-cell table:style-name="ce112" table:formula="of:=[.Q69]+[.S69]+[.U69]" office:value-type="float" office:value="19097" calcext:value-type="float">
            <text:p>19097</text:p>
          </table:table-cell>
          <table:table-cell table:style-name="ce112" table:formula="of:=[.R69]+[.T69]+[.V69]" office:value-type="float" office:value="161984" calcext:value-type="float">
            <text:p>161984</text:p>
          </table:table-cell>
          <table:table-cell table:style-name="ce141" table:formula="of:=([.R69]+[.T69]+[.V69])/([.Q69]+[.S69]+[.U69])" office:value-type="float" office:value="8.48216997434152" calcext:value-type="float">
            <text:p>8,48</text:p>
          </table:table-cell>
          <table:table-cell table:style-name="ce142" table:formula="of:=[.Q69]/[.W69]*100" office:value-type="float" office:value="60.0041891396554" calcext:value-type="float">
            <text:p>60</text:p>
          </table:table-cell>
          <table:table-cell table:style-name="ce142" table:formula="of:=[.S69]/[.W69]*100" office:value-type="float" office:value="19.9979054301723" calcext:value-type="float">
            <text:p>20</text:p>
          </table:table-cell>
          <table:table-cell table:style-name="ce142" table:formula="of:=[.U69]/[.W69]*100" office:value-type="float" office:value="19.9979054301723" calcext:value-type="float">
            <text:p>20</text:p>
          </table:table-cell>
          <table:table-cell table:style-name="ce112" office:value-type="float" office:value="1746" calcext:value-type="float">
            <text:p>1746</text:p>
          </table:table-cell>
          <table:table-cell table:style-name="ce146" table:formula="of:=[.AC69]/[.X69]*100" office:value-type="float" office:value="1.07788423548005" calcext:value-type="float">
            <text:p>1,08</text:p>
          </table:table-cell>
          <table:table-cell table:style-name="ce112" office:value-type="float" office:value="46702" calcext:value-type="float">
            <text:p>46702</text:p>
          </table:table-cell>
          <table:table-cell table:style-name="ce112" office:value-type="float" office:value="21033" calcext:value-type="float">
            <text:p>21033</text:p>
          </table:table-cell>
          <table:table-cell table:style-name="ce147" table:formula="of:=[.AE69]/[.AF69]" office:value-type="float" office:value="2.22041553748871" calcext:value-type="float">
            <text:p>2,22</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8" office:value-type="string" calcext:value-type="string">
            <text:p>ud12ftb</text:p>
          </table:table-cell>
          <table:table-cell table:style-name="ce113" office:value-type="string" calcext:value-type="string">
            <text:p>UD 1.2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FTB</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5034" calcext:value-type="float">
            <text:p>15034</text:p>
          </table:table-cell>
          <table:table-cell table:style-name="ce113" office:value-type="float" office:value="127737" calcext:value-type="float">
            <text:p>127737</text:p>
          </table:table-cell>
          <table:table-cell table:style-name="ce113" office:value-type="float" office:value="1879" calcext:value-type="float">
            <text:p>1879</text:p>
          </table:table-cell>
          <table:table-cell table:style-name="ce113" office:value-type="float" office:value="15728" calcext:value-type="float">
            <text:p>15728</text:p>
          </table:table-cell>
          <table:table-cell table:style-name="ce113" office:value-type="float" office:value="1879" calcext:value-type="float">
            <text:p>1879</text:p>
          </table:table-cell>
          <table:table-cell table:style-name="ce113" office:value-type="float" office:value="16364" calcext:value-type="float">
            <text:p>16364</text:p>
          </table:table-cell>
          <table:table-cell table:style-name="ce112" table:formula="of:=[.Q70]+[.S70]+[.U70]" office:value-type="float" office:value="18792" calcext:value-type="float">
            <text:p>18792</text:p>
          </table:table-cell>
          <table:table-cell table:style-name="ce112" table:formula="of:=[.R70]+[.T70]+[.V70]" office:value-type="float" office:value="159829" calcext:value-type="float">
            <text:p>159829</text:p>
          </table:table-cell>
          <table:table-cell table:style-name="ce141" table:formula="of:=([.R70]+[.T70]+[.V70])/([.Q70]+[.S70]+[.U70])" office:value-type="float" office:value="8.50516177096637" calcext:value-type="float">
            <text:p>8,51</text:p>
          </table:table-cell>
          <table:table-cell table:style-name="ce142" table:formula="of:=[.Q70]/[.W70]*100" office:value-type="float" office:value="80.002128565347" calcext:value-type="float">
            <text:p>80</text:p>
          </table:table-cell>
          <table:table-cell table:style-name="ce142" table:formula="of:=[.S70]/[.W70]*100" office:value-type="float" office:value="9.99893571732652" calcext:value-type="float">
            <text:p>10</text:p>
          </table:table-cell>
          <table:table-cell table:style-name="ce142" table:formula="of:=[.U70]/[.W70]*100" office:value-type="float" office:value="9.99893571732652" calcext:value-type="float">
            <text:p>10</text:p>
          </table:table-cell>
          <table:table-cell table:style-name="ce113"/>
          <table:table-cell table:style-name="ce147"/>
          <table:table-cell table:style-name="ce113" office:value-type="float" office:value="43826" calcext:value-type="float">
            <text:p>43826</text:p>
          </table:table-cell>
          <table:table-cell table:style-name="ce113" office:value-type="float" office:value="21571" calcext:value-type="float">
            <text:p>21571</text:p>
          </table:table-cell>
          <table:table-cell table:style-name="ce147" table:formula="of:=[.AE70]/[.AF70]" office:value-type="float" office:value="2.03170923925641" calcext:value-type="float">
            <text:p>2,03</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9" office:value-type="string" calcext:value-type="string">
            <text:p>ud13ftb</text:p>
          </table:table-cell>
          <table:table-cell table:style-name="ce113" office:value-type="string" calcext:value-type="string">
            <text:p>UD 1.3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FTB</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4981" calcext:value-type="float">
            <text:p>14981</text:p>
          </table:table-cell>
          <table:table-cell table:style-name="ce113" office:value-type="float" office:value="127602" calcext:value-type="float">
            <text:p>127602</text:p>
          </table:table-cell>
          <table:table-cell table:style-name="ce113" office:value-type="float" office:value="1875" calcext:value-type="float">
            <text:p>1875</text:p>
          </table:table-cell>
          <table:table-cell table:style-name="ce113" office:value-type="float" office:value="15724" calcext:value-type="float">
            <text:p>15724</text:p>
          </table:table-cell>
          <table:table-cell table:style-name="ce113" office:value-type="float" office:value="1867" calcext:value-type="float">
            <text:p>1867</text:p>
          </table:table-cell>
          <table:table-cell table:style-name="ce113" office:value-type="float" office:value="16286" calcext:value-type="float">
            <text:p>16286</text:p>
          </table:table-cell>
          <table:table-cell table:style-name="ce112" table:formula="of:=[.Q71]+[.S71]+[.U71]" office:value-type="float" office:value="18723" calcext:value-type="float">
            <text:p>18723</text:p>
          </table:table-cell>
          <table:table-cell table:style-name="ce112" table:formula="of:=[.R71]+[.T71]+[.V71]" office:value-type="float" office:value="159612" calcext:value-type="float">
            <text:p>159612</text:p>
          </table:table-cell>
          <table:table-cell table:style-name="ce141" table:formula="of:=([.R71]+[.T71]+[.V71])/([.Q71]+[.S71]+[.U71])" office:value-type="float" office:value="8.52491587886557" calcext:value-type="float">
            <text:p>8,52</text:p>
          </table:table-cell>
          <table:table-cell table:style-name="ce142" table:formula="of:=[.Q71]/[.W71]*100" office:value-type="float" office:value="80.0138866634621" calcext:value-type="float">
            <text:p>80</text:p>
          </table:table-cell>
          <table:table-cell table:style-name="ce142" table:formula="of:=[.S71]/[.W71]*100" office:value-type="float" office:value="10.0144207659029" calcext:value-type="float">
            <text:p>10</text:p>
          </table:table-cell>
          <table:table-cell table:style-name="ce142" table:formula="of:=[.U71]/[.W71]*100" office:value-type="float" office:value="9.97169257063505"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turku</text:p>
          </table:table-cell>
          <table:table-cell table:style-name="ce113" office:value-type="string" calcext:value-type="string">
            <text:p>Turku DT</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office:value-type="string" calcext:value-type="string">
            <text:p>Yes – Honza says there are no gold tags</text:p>
          </table:table-cell>
          <table:table-cell table:style-name="ce124"/>
          <table:table-cell table:style-name="ce129"/>
          <table:table-cell table:style-name="ce113" office:value-type="string" calcext:value-type="string">
            <text:p>Honza</text:p>
          </table:table-cell>
          <table:table-cell table:style-name="ce113" office:value-type="string" calcext:value-type="string">
            <text:p>http://bionlp.utu.fi/fintreebank.html</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office:value-type="string" calcext:value-type="string">
            <text:p>The original data was not split to training and test. I suggest taking the first 90% for training and the rest for testing.</text:p>
          </table:table-cell>
          <table:table-cell table:style-name="ce113" office:value-type="string" calcext:value-type="string">
            <text:p>ours</text:p>
          </table:table-cell>
          <table:table-cell table:style-name="ce113" office:value-type="float" office:value="3877" calcext:value-type="float">
            <text:p>3877</text:p>
          </table:table-cell>
          <table:table-cell table:style-name="ce113" office:value-type="float" office:value="53151" calcext:value-type="float">
            <text:p>53151</text:p>
          </table:table-cell>
          <table:table-cell table:style-name="ce113" table:number-columns-repeated="2"/>
          <table:table-cell table:style-name="ce113" office:value-type="float" office:value="430" calcext:value-type="float">
            <text:p>430</text:p>
          </table:table-cell>
          <table:table-cell table:style-name="ce113" office:value-type="float" office:value="5425" calcext:value-type="float">
            <text:p>5425</text:p>
          </table:table-cell>
          <table:table-cell table:style-name="ce112" table:formula="of:=[.Q72]+[.S72]+[.U72]" office:value-type="float" office:value="4307" calcext:value-type="float">
            <text:p>4307</text:p>
          </table:table-cell>
          <table:table-cell table:style-name="ce112" table:formula="of:=[.R72]+[.T72]+[.V72]" office:value-type="float" office:value="58576" calcext:value-type="float">
            <text:p>58576</text:p>
          </table:table-cell>
          <table:table-cell table:style-name="ce141" table:formula="of:=([.R72]+[.T72]+[.V72])/([.Q72]+[.S72]+[.U72])" office:value-type="float" office:value="13.6001857441375" calcext:value-type="float">
            <text:p>13,60</text:p>
          </table:table-cell>
          <table:table-cell table:style-name="ce142" table:formula="of:=[.Q72]/[.W72]*100" office:value-type="float" office:value="90.0162526120269" calcext:value-type="float">
            <text:p>90</text:p>
          </table:table-cell>
          <table:table-cell table:style-name="ce142" table:formula="of:=[.S72]/[.W72]*100" office:value-type="float" office:value="0" calcext:value-type="float">
            <text:p>0</text:p>
          </table:table-cell>
          <table:table-cell table:style-name="ce142" table:formula="of:=[.U72]/[.W72]*100" office:value-type="float" office:value="9.98374738797307" calcext:value-type="float">
            <text:p>10</text:p>
          </table:table-cell>
          <table:table-cell table:style-name="ce113" office:value-type="float" office:value="299" calcext:value-type="float">
            <text:p>299</text:p>
          </table:table-cell>
          <table:table-cell table:style-name="ce141" table:formula="of:=[.AC72]/[.X72]*100" office:value-type="float" office:value="0.510447965036875" calcext:value-type="float">
            <text:p>0,5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15" office:value-type="string" calcext:value-type="string">
            <text:p>ud10</text:p>
          </table:table-cell>
          <table:table-cell table:style-name="ce112" office:value-type="string" calcext:value-type="string">
            <text:p>UD 1.0 Finnish / Turku DT</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3]+[.S73]+[.U73]" office:value-type="float" office:value="13581" calcext:value-type="float">
            <text:p>13581</text:p>
          </table:table-cell>
          <table:table-cell table:style-name="ce112" table:formula="of:=[.R73]+[.T73]+[.V73]" office:value-type="float" office:value="181022" calcext:value-type="float">
            <text:p>181022</text:p>
          </table:table-cell>
          <table:table-cell table:style-name="ce141" table:formula="of:=([.R73]+[.T73]+[.V73])/([.Q73]+[.S73]+[.U73])" office:value-type="float" office:value="13.3290626610706" calcext:value-type="float">
            <text:p>13,33</text:p>
          </table:table-cell>
          <table:table-cell table:style-name="ce142" table:formula="of:=[.Q73]/[.W73]*100" office:value-type="float" office:value="89.9565569545689" calcext:value-type="float">
            <text:p>90</text:p>
          </table:table-cell>
          <table:table-cell table:style-name="ce142" table:formula="of:=[.S73]/[.W73]*100" office:value-type="float" office:value="5.27207127604742" calcext:value-type="float">
            <text:p>5</text:p>
          </table:table-cell>
          <table:table-cell table:style-name="ce142" table:formula="of:=[.U73]/[.W73]*100" office:value-type="float" office:value="4.7713717693837" calcext:value-type="float">
            <text:p>5</text:p>
          </table:table-cell>
          <table:table-cell table:style-name="ce112" office:value-type="float" office:value="1355" calcext:value-type="float">
            <text:p>1355</text:p>
          </table:table-cell>
          <table:table-cell table:style-name="ce141" table:formula="of:=[.AC73]/[.X73]*100" office:value-type="float" office:value="0.748527803250434" calcext:value-type="float">
            <text:p>0,7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20" office:value-type="string" calcext:value-type="string">
            <text:p>ud11</text:p>
          </table:table-cell>
          <table:table-cell table:style-name="ce112" office:value-type="string" calcext:value-type="string">
            <text:p>UD 1.1 Finnish / Turku 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4]+[.S74]+[.U74]" office:value-type="float" office:value="13581" calcext:value-type="float">
            <text:p>13581</text:p>
          </table:table-cell>
          <table:table-cell table:style-name="ce112" table:formula="of:=[.R74]+[.T74]+[.V74]" office:value-type="float" office:value="181022" calcext:value-type="float">
            <text:p>181022</text:p>
          </table:table-cell>
          <table:table-cell table:style-name="ce141" table:formula="of:=([.R74]+[.T74]+[.V74])/([.Q74]+[.S74]+[.U74])" office:value-type="float" office:value="13.3290626610706" calcext:value-type="float">
            <text:p>13,33</text:p>
          </table:table-cell>
          <table:table-cell table:style-name="ce142" table:formula="of:=[.Q74]/[.W74]*100" office:value-type="float" office:value="89.9565569545689" calcext:value-type="float">
            <text:p>90</text:p>
          </table:table-cell>
          <table:table-cell table:style-name="ce142" table:formula="of:=[.S74]/[.W74]*100" office:value-type="float" office:value="5.27207127604742" calcext:value-type="float">
            <text:p>5</text:p>
          </table:table-cell>
          <table:table-cell table:style-name="ce142" table:formula="of:=[.U74]/[.W74]*100" office:value-type="float" office:value="4.7713717693837" calcext:value-type="float">
            <text:p>5</text:p>
          </table:table-cell>
          <table:table-cell table:style-name="ce112" office:value-type="float" office:value="1350" calcext:value-type="float">
            <text:p>1350</text:p>
          </table:table-cell>
          <table:table-cell table:style-name="ce146" table:formula="of:=[.AC74]/[.X74]*100" office:value-type="float" office:value="0.745765708035487" calcext:value-type="float">
            <text:p>0,75</text:p>
          </table:table-cell>
          <table:table-cell table:style-name="ce112" office:value-type="float" office:value="52510" calcext:value-type="float">
            <text:p>52510</text:p>
          </table:table-cell>
          <table:table-cell table:style-name="ce112" office:value-type="float" office:value="22829" calcext:value-type="float">
            <text:p>22829</text:p>
          </table:table-cell>
          <table:table-cell table:style-name="ce147" table:formula="of:=[.AE74]/[.AF74]" office:value-type="float" office:value="2.30014455298086" calcext:value-type="float">
            <text:p>2,30</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8" office:value-type="string" calcext:value-type="string">
            <text:p>ud12</text:p>
          </table:table-cell>
          <table:table-cell table:style-name="ce113" office:value-type="string" calcext:value-type="string">
            <text:p>UD 1.2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5]+[.S75]+[.U75]" office:value-type="float" office:value="13581" calcext:value-type="float">
            <text:p>13581</text:p>
          </table:table-cell>
          <table:table-cell table:style-name="ce112" table:formula="of:=[.R75]+[.T75]+[.V75]" office:value-type="float" office:value="181022" calcext:value-type="float">
            <text:p>181022</text:p>
          </table:table-cell>
          <table:table-cell table:style-name="ce141" table:formula="of:=([.R75]+[.T75]+[.V75])/([.Q75]+[.S75]+[.U75])" office:value-type="float" office:value="13.3290626610706" calcext:value-type="float">
            <text:p>13,33</text:p>
          </table:table-cell>
          <table:table-cell table:style-name="ce142" table:formula="of:=[.Q75]/[.W75]*100" office:value-type="float" office:value="89.9565569545689" calcext:value-type="float">
            <text:p>90</text:p>
          </table:table-cell>
          <table:table-cell table:style-name="ce142" table:formula="of:=[.S75]/[.W75]*100" office:value-type="float" office:value="5.27207127604742" calcext:value-type="float">
            <text:p>5</text:p>
          </table:table-cell>
          <table:table-cell table:style-name="ce142" table:formula="of:=[.U75]/[.W75]*100" office:value-type="float" office:value="4.7713717693837" calcext:value-type="float">
            <text:p>5</text:p>
          </table:table-cell>
          <table:table-cell table:style-name="ce113"/>
          <table:table-cell table:style-name="ce147"/>
          <table:table-cell table:style-name="ce113" office:value-type="float" office:value="49957" calcext:value-type="float">
            <text:p>49957</text:p>
          </table:table-cell>
          <table:table-cell table:style-name="ce113" office:value-type="float" office:value="23932" calcext:value-type="float">
            <text:p>23932</text:p>
          </table:table-cell>
          <table:table-cell table:style-name="ce147" table:formula="of:=[.AE75]/[.AF75]" office:value-type="float" office:value="2.08745612568945" calcext:value-type="float">
            <text:p>2,09</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9" office:value-type="string" calcext:value-type="string">
            <text:p>ud13</text:p>
          </table:table-cell>
          <table:table-cell table:style-name="ce113" office:value-type="string" calcext:value-type="string">
            <text:p>UD 1.3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6]+[.S76]+[.U76]" office:value-type="float" office:value="13581" calcext:value-type="float">
            <text:p>13581</text:p>
          </table:table-cell>
          <table:table-cell table:style-name="ce112" table:formula="of:=[.R76]+[.T76]+[.V76]" office:value-type="float" office:value="181022" calcext:value-type="float">
            <text:p>181022</text:p>
          </table:table-cell>
          <table:table-cell table:style-name="ce141" table:formula="of:=([.R76]+[.T76]+[.V76])/([.Q76]+[.S76]+[.U76])" office:value-type="float" office:value="13.3290626610706" calcext:value-type="float">
            <text:p>13,33</text:p>
          </table:table-cell>
          <table:table-cell table:style-name="ce142" table:formula="of:=[.Q76]/[.W76]*100" office:value-type="float" office:value="89.9565569545689" calcext:value-type="float">
            <text:p>90</text:p>
          </table:table-cell>
          <table:table-cell table:style-name="ce142" table:formula="of:=[.S76]/[.W76]*100" office:value-type="float" office:value="5.27207127604742" calcext:value-type="float">
            <text:p>5</text:p>
          </table:table-cell>
          <table:table-cell table:style-name="ce142" table:formula="of:=[.U76]/[.W76]*100" office:value-type="float" office:value="4.7713717693837"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udt20</text:p>
          </table:table-cell>
          <table:table-cell table:style-name="ce113" office:value-type="string" calcext:value-type="string">
            <text:p>Turku DT/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77]+[.S77]+[.U77]" office:value-type="float" office:value="0" calcext:value-type="float">
            <text:p>0</text:p>
          </table:table-cell>
          <table:table-cell table:style-name="ce112" table:formula="of:=[.R77]+[.T77]+[.V77]" office:value-type="float" office:value="0" calcext:value-type="float">
            <text:p>0</text:p>
          </table:table-cell>
          <table:table-cell table:style-name="ce141" table:formula="of:=([.R77]+[.T77]+[.V77])/([.Q77]+[.S77]+[.U77])" office:value-type="string" office:string-value="" calcext:value-type="error">
            <text:p>#DIV/0!</text:p>
          </table:table-cell>
          <table:table-cell table:style-name="ce142" table:formula="of:=[.Q77]/[.W77]*100" office:value-type="string" office:string-value="" calcext:value-type="error">
            <text:p>#DIV/0!</text:p>
          </table:table-cell>
          <table:table-cell table:style-name="ce142" table:formula="of:=[.S77]/[.W77]*100" office:value-type="string" office:string-value="" calcext:value-type="error">
            <text:p>#DIV/0!</text:p>
          </table:table-cell>
          <table:table-cell table:style-name="ce142" table:formula="of:=[.U77]/[.W77]*100" office:value-type="string" office:string-value="" calcext:value-type="error">
            <text:p>#DIV/0!</text:p>
          </table:table-cell>
          <table:table-cell table:style-name="ce113"/>
          <table:table-cell table:style-name="ce141" table:formula="of:=[.AC77]/[.X7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deepsequoia</text:p>
          </table:table-cell>
          <table:table-cell table:style-name="ce116" office:value-type="string" calcext:value-type="string">
            <text:p>deepsequoia</text:p>
          </table:table-cell>
          <table:table-cell table:style-name="ce113" office:value-type="string" calcext:value-type="string">
            <text:p>Deep-sequoia</text:p>
          </table:table-cell>
          <table:table-cell table:style-name="ce123"/>
          <table:table-cell table:style-name="ce124" table:number-columns-repeated="3"/>
          <table:table-cell table:style-name="ce129" office:value-type="string" calcext:value-type="string">
            <text:p>/net/data/french-treebank/deepsequoia</text:p>
          </table:table-cell>
          <table:table-cell table:style-name="ce113"/>
          <table:table-cell table:style-name="ce113" office:value-type="string" calcext:value-type="string">
            <text:p>http://deep-sequoia.inria.fr/</text:p>
          </table:table-cell>
          <table:table-cell table:style-name="ce113" office:value-type="string" calcext:value-type="string">
            <text:p>download now</text:p>
          </table:table-cell>
          <table:table-cell table:style-name="ce113" office:value-type="string" calcext:value-type="string">
            <text:p>LGPL</text:p>
          </table:table-cell>
          <table:table-cell table:style-name="ce113" office:value-type="string" calcext:value-type="string">
            <text:p>3099 sentences, 67039 tokens, surface and deep dependencies</text:p>
          </table:table-cell>
          <table:table-cell table:style-name="ce113"/>
          <table:table-cell table:style-name="ce113" office:value-type="float" office:value="3099" calcext:value-type="float">
            <text:p>3099</text:p>
          </table:table-cell>
          <table:table-cell table:style-name="ce113" office:value-type="float" office:value="67038" calcext:value-type="float">
            <text:p>67038</text:p>
          </table:table-cell>
          <table:table-cell table:style-name="ce113" table:number-columns-repeated="4"/>
          <table:table-cell table:style-name="ce112" table:formula="of:=[.Q78]+[.S78]+[.U78]" office:value-type="float" office:value="3099" calcext:value-type="float">
            <text:p>3099</text:p>
          </table:table-cell>
          <table:table-cell table:style-name="ce112" table:formula="of:=[.R78]+[.T78]+[.V78]" office:value-type="float" office:value="67038" calcext:value-type="float">
            <text:p>67038</text:p>
          </table:table-cell>
          <table:table-cell table:style-name="ce141" table:formula="of:=([.R78]+[.T78]+[.V78])/([.Q78]+[.S78]+[.U78])" office:value-type="float" office:value="21.6321393998064" calcext:value-type="float">
            <text:p>21,63</text:p>
          </table:table-cell>
          <table:table-cell table:style-name="ce142" table:formula="of:=[.Q78]/[.W78]*100" office:value-type="float" office:value="100" calcext:value-type="float">
            <text:p>100</text:p>
          </table:table-cell>
          <table:table-cell table:style-name="ce142" table:formula="of:=[.S78]/[.W78]*100" office:value-type="float" office:value="0" calcext:value-type="float">
            <text:p>0</text:p>
          </table:table-cell>
          <table:table-cell table:style-name="ce142" table:formula="of:=[.U78]/[.W78]*100" office:value-type="float" office:value="0" calcext:value-type="float">
            <text:p>0</text:p>
          </table:table-cell>
          <table:table-cell table:style-name="ce113"/>
          <table:table-cell table:style-name="ce141" table:formula="of:=[.AC78]/[.X7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ftb</text:p>
          </table:table-cell>
          <table:table-cell table:style-name="ce113" office:value-type="string" calcext:value-type="string">
            <text:p>FTB-dep</text:p>
          </table:table-cell>
          <table:table-cell table:style-name="ce123"/>
          <table:table-cell table:style-name="ce124" table:number-columns-repeated="3"/>
          <table:table-cell table:style-name="ce129" office:value-type="string" calcext:value-type="string">
            <text:p>/net/data/french-treebank</text:p>
          </table:table-cell>
          <table:table-cell table:style-name="ce113"/>
          <table:table-cell table:style-name="ce113" office:value-type="string" calcext:value-type="string">
            <text:p><text:a xlink:href="http://www.llf.cnrs.fr/Gens/Abeille/French-Treebank-fr.php" xlink:type="simple">http://www.llf.cnrs.fr/Gens/Abeille/French-Treebank-fr.php</text:a></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office:value-type="string" calcext:value-type="string">
            <text:p>Djamé Seddah offered a UD v2 conversion for the CoNLL 2017 shared task. Redistribution is still not allowed.</text:p>
          </table:table-cell>
          <table:table-cell table:style-name="ce113"/>
          <table:table-cell table:style-name="ce113" office:value-type="float" office:value="14759" calcext:value-type="float">
            <text:p>14759</text:p>
          </table:table-cell>
          <table:table-cell table:style-name="ce113" office:value-type="float" office:value="443113" calcext:value-type="float">
            <text:p>443113</text:p>
          </table:table-cell>
          <table:table-cell table:style-name="ce113" office:value-type="float" office:value="1235" calcext:value-type="float">
            <text:p>1235</text:p>
          </table:table-cell>
          <table:table-cell table:style-name="ce113" office:value-type="float" office:value="38820" calcext:value-type="float">
            <text:p>38820</text:p>
          </table:table-cell>
          <table:table-cell table:style-name="ce113" office:value-type="float" office:value="2541" calcext:value-type="float">
            <text:p>2541</text:p>
          </table:table-cell>
          <table:table-cell table:style-name="ce113" office:value-type="float" office:value="75000" calcext:value-type="float">
            <text:p>75000</text:p>
          </table:table-cell>
          <table:table-cell table:style-name="ce112" table:formula="of:=[.Q79]+[.S79]+[.U79]" office:value-type="float" office:value="18535" calcext:value-type="float">
            <text:p>18535</text:p>
          </table:table-cell>
          <table:table-cell table:style-name="ce112" table:formula="of:=[.R79]+[.T79]+[.V79]" office:value-type="float" office:value="556933" calcext:value-type="float">
            <text:p>556933</text:p>
          </table:table-cell>
          <table:table-cell table:style-name="ce141" table:formula="of:=([.R79]+[.T79]+[.V79])/([.Q79]+[.S79]+[.U79])" office:value-type="float" office:value="30.0476396007553" calcext:value-type="float">
            <text:p>30,05</text:p>
          </table:table-cell>
          <table:table-cell table:style-name="ce142" table:formula="of:=[.Q79]/[.W79]*100" office:value-type="float" office:value="79.627731319126" calcext:value-type="float">
            <text:p>80</text:p>
          </table:table-cell>
          <table:table-cell table:style-name="ce142" table:formula="of:=[.S79]/[.W79]*100" office:value-type="float" office:value="6.66306986781764" calcext:value-type="float">
            <text:p>7</text:p>
          </table:table-cell>
          <table:table-cell table:style-name="ce142" table:formula="of:=[.U79]/[.W79]*100" office:value-type="float" office:value="13.7091988130564" calcext:value-type="float">
            <text:p>14</text:p>
          </table:table-cell>
          <table:table-cell table:style-name="ce113"/>
          <table:table-cell table:style-name="ce141" table:formula="of:=[.AC79]/[.X7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FRENCH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research only, cite article, do not distribute; there is a clause about improved versions of the corpus that complicate usage in HamleDT</text:p>
          </table:table-cell>
          <table:table-cell table:style-name="ce112"/>
          <table:table-cell table:style-name="ce112" office:value-type="string" calcext:value-type="string">
            <text:p>official</text:p>
          </table:table-cell>
          <table:table-cell table:style-name="ce112" office:value-type="float" office:value="14759" calcext:value-type="float">
            <text:p>14759</text:p>
          </table:table-cell>
          <table:table-cell table:style-name="ce112" office:value-type="float" office:value="443113" calcext:value-type="float">
            <text:p>443113</text:p>
          </table:table-cell>
          <table:table-cell table:style-name="ce112" office:value-type="float" office:value="1235" calcext:value-type="float">
            <text:p>1235</text:p>
          </table:table-cell>
          <table:table-cell table:style-name="ce112" office:value-type="float" office:value="38820" calcext:value-type="float">
            <text:p>38820</text:p>
          </table:table-cell>
          <table:table-cell table:style-name="ce113" table:number-columns-repeated="2"/>
          <table:table-cell table:style-name="ce112" table:formula="of:=[.Q80]+[.S80]+[.U80]" office:value-type="float" office:value="15994" calcext:value-type="float">
            <text:p>15994</text:p>
          </table:table-cell>
          <table:table-cell table:style-name="ce112" table:formula="of:=[.R80]+[.T80]+[.V80]" office:value-type="float" office:value="481933" calcext:value-type="float">
            <text:p>481933</text:p>
          </table:table-cell>
          <table:table-cell table:style-name="ce141" table:formula="of:=([.R80]+[.T80]+[.V80])/([.Q80]+[.S80]+[.U80])" office:value-type="float" office:value="30.1321120420158" calcext:value-type="float">
            <text:p>30,13</text:p>
          </table:table-cell>
          <table:table-cell table:style-name="ce142" table:formula="of:=[.Q80]/[.W80]*100" office:value-type="float" office:value="92.2783543828936" calcext:value-type="float">
            <text:p>92</text:p>
          </table:table-cell>
          <table:table-cell table:style-name="ce142" table:formula="of:=[.S80]/[.W80]*100" office:value-type="float" office:value="7.72164561710642" calcext:value-type="float">
            <text:p>8</text:p>
          </table:table-cell>
          <table:table-cell table:style-name="ce142" table:formula="of:=[.U80]/[.W80]*100" office:value-type="float" office:value="0" calcext:value-type="float">
            <text:p>0</text:p>
          </table:table-cell>
          <table:table-cell table:style-name="ce113"/>
          <table:table-cell table:style-name="ce141" table:formula="of:=[.AC80]/[.X8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15" office:value-type="string" calcext:value-type="string">
            <text:p>ud10</text:p>
          </table:table-cell>
          <table:table-cell table:style-name="ce112" office:value-type="string" calcext:value-type="string">
            <text:p>UD 1.0 Frenc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07" calcext:value-type="float">
            <text:p>14507</text:p>
          </table:table-cell>
          <table:table-cell table:style-name="ce112" office:value-type="float" office:value="354684" calcext:value-type="float">
            <text:p>354684</text:p>
          </table:table-cell>
          <table:table-cell table:style-name="ce112" office:value-type="float" office:value="1611" calcext:value-type="float">
            <text:p>1611</text:p>
          </table:table-cell>
          <table:table-cell table:style-name="ce112" office:value-type="float" office:value="38857" calcext:value-type="float">
            <text:p>38857</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1]+[.S81]+[.U81]" office:value-type="float" office:value="16418" calcext:value-type="float">
            <text:p>16418</text:p>
          </table:table-cell>
          <table:table-cell table:style-name="ce112" table:formula="of:=[.R81]+[.T81]+[.V81]" office:value-type="float" office:value="400620" calcext:value-type="float">
            <text:p>400620</text:p>
          </table:table-cell>
          <table:table-cell table:style-name="ce141" table:formula="of:=([.R81]+[.T81]+[.V81])/([.Q81]+[.S81]+[.U81])" office:value-type="float" office:value="24.4012669021805" calcext:value-type="float">
            <text:p>24,40</text:p>
          </table:table-cell>
          <table:table-cell table:style-name="ce142" table:formula="of:=[.Q81]/[.W81]*100" office:value-type="float" office:value="88.3603362163479" calcext:value-type="float">
            <text:p>88</text:p>
          </table:table-cell>
          <table:table-cell table:style-name="ce142" table:formula="of:=[.S81]/[.W81]*100" office:value-type="float" office:value="9.81240102326715" calcext:value-type="float">
            <text:p>10</text:p>
          </table:table-cell>
          <table:table-cell table:style-name="ce142" table:formula="of:=[.U81]/[.W81]*100" office:value-type="float" office:value="1.82726276038494" calcext:value-type="float">
            <text:p>2</text:p>
          </table:table-cell>
          <table:table-cell table:style-name="ce112" office:value-type="float" office:value="3201" calcext:value-type="float">
            <text:p>3201</text:p>
          </table:table-cell>
          <table:table-cell table:style-name="ce141" table:formula="of:=[.AC81]/[.X81]*100" office:value-type="float" office:value="0.799011532125206"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20" office:value-type="string" calcext:value-type="string">
            <text:p>ud11</text:p>
          </table:table-cell>
          <table:table-cell table:style-name="ce112" office:value-type="string" calcext:value-type="string">
            <text:p>UD 1.1 Frenc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r</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51" calcext:value-type="float">
            <text:p>14551</text:p>
          </table:table-cell>
          <table:table-cell table:style-name="ce112" office:value-type="float" office:value="354690" calcext:value-type="float">
            <text:p>354690</text:p>
          </table:table-cell>
          <table:table-cell table:style-name="ce112" office:value-type="float" office:value="1617" calcext:value-type="float">
            <text:p>1617</text:p>
          </table:table-cell>
          <table:table-cell table:style-name="ce112" office:value-type="float" office:value="38858" calcext:value-type="float">
            <text:p>38858</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2]+[.S82]+[.U82]" office:value-type="float" office:value="16468" calcext:value-type="float">
            <text:p>16468</text:p>
          </table:table-cell>
          <table:table-cell table:style-name="ce112" table:formula="of:=[.R82]+[.T82]+[.V82]" office:value-type="float" office:value="400627" calcext:value-type="float">
            <text:p>400627</text:p>
          </table:table-cell>
          <table:table-cell table:style-name="ce141" table:formula="of:=([.R82]+[.T82]+[.V82])/([.Q82]+[.S82]+[.U82])" office:value-type="float" office:value="24.3276050522225" calcext:value-type="float">
            <text:p>24,33</text:p>
          </table:table-cell>
          <table:table-cell table:style-name="ce142" table:formula="of:=[.Q82]/[.W82]*100" office:value-type="float" office:value="88.3592421666262" calcext:value-type="float">
            <text:p>88</text:p>
          </table:table-cell>
          <table:table-cell table:style-name="ce142" table:formula="of:=[.S82]/[.W82]*100" office:value-type="float" office:value="9.81904299247024" calcext:value-type="float">
            <text:p>10</text:p>
          </table:table-cell>
          <table:table-cell table:style-name="ce142" table:formula="of:=[.U82]/[.W82]*100" office:value-type="float" office:value="1.82171484090357" calcext:value-type="float">
            <text:p>2</text:p>
          </table:table-cell>
          <table:table-cell table:style-name="ce112" office:value-type="float" office:value="3192" calcext:value-type="float">
            <text:p>3192</text:p>
          </table:table-cell>
          <table:table-cell table:style-name="ce146" table:formula="of:=[.AC82]/[.X82]*100" office:value-type="float" office:value="0.796751092662252" calcext:value-type="float">
            <text:p>0,80</text:p>
          </table:table-cell>
          <table:table-cell table:style-name="ce138" office:value-type="float" office:value="43137" calcext:value-type="float">
            <text:p>43137</text:p>
          </table:table-cell>
          <table:table-cell table:style-name="ce138" office:value-type="float" office:value="1" calcext:value-type="float">
            <text:p>1</text:p>
          </table:table-cell>
          <table:table-cell table:style-name="ce146" table:formula="of:=[.AE82]/[.AF82]" office:value-type="float" office:value="43137" calcext:value-type="float">
            <text:p>43137,00</text:p>
          </table:table-cell>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8" office:value-type="string" calcext:value-type="string">
            <text:p>ud12</text:p>
          </table:table-cell>
          <table:table-cell table:style-name="ce113" office:value-type="string" calcext:value-type="string">
            <text:p>UD 1.2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renc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2" calcext:value-type="float">
            <text:p>14552</text:p>
          </table:table-cell>
          <table:table-cell table:style-name="ce113" office:value-type="float" office:value="355811" calcext:value-type="float">
            <text:p>355811</text:p>
          </table:table-cell>
          <table:table-cell table:style-name="ce113" office:value-type="float" office:value="1596" calcext:value-type="float">
            <text:p>1596</text:p>
          </table:table-cell>
          <table:table-cell table:style-name="ce113" office:value-type="float" office:value="38662" calcext:value-type="float">
            <text:p>38662</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3]+[.S83]+[.U83]" office:value-type="float" office:value="16446" calcext:value-type="float">
            <text:p>16446</text:p>
          </table:table-cell>
          <table:table-cell table:style-name="ce112" table:formula="of:=[.R83]+[.T83]+[.V83]" office:value-type="float" office:value="401491" calcext:value-type="float">
            <text:p>401491</text:p>
          </table:table-cell>
          <table:table-cell table:style-name="ce141" table:formula="of:=([.R83]+[.T83]+[.V83])/([.Q83]+[.S83]+[.U83])" office:value-type="float" office:value="24.4126839353034" calcext:value-type="float">
            <text:p>24,41</text:p>
          </table:table-cell>
          <table:table-cell table:style-name="ce142" table:formula="of:=[.Q83]/[.W83]*100" office:value-type="float" office:value="88.4835218290162" calcext:value-type="float">
            <text:p>88</text:p>
          </table:table-cell>
          <table:table-cell table:style-name="ce142" table:formula="of:=[.S83]/[.W83]*100" office:value-type="float" office:value="9.70448741335279" calcext:value-type="float">
            <text:p>10</text:p>
          </table:table-cell>
          <table:table-cell table:style-name="ce142" table:formula="of:=[.U83]/[.W83]*100" office:value-type="float" office:value="1.81199075763103" calcext:value-type="float">
            <text:p>2</text:p>
          </table:table-cell>
          <table:table-cell table:style-name="ce113"/>
          <table:table-cell table:style-name="ce147"/>
          <table:table-cell table:style-name="ce113" office:value-type="float" office:value="42472" calcext:value-type="float">
            <text:p>42472</text:p>
          </table:table-cell>
          <table:table-cell table:style-name="ce113" office:value-type="float" office:value="1" calcext:value-type="float">
            <text:p>1</text:p>
          </table:table-cell>
          <table:table-cell table:style-name="ce146" table:formula="of:=[.AE83]/[.AF83]" office:value-type="float" office:value="42472" calcext:value-type="float">
            <text:p>42472,00</text:p>
          </table:table-cell>
          <table:table-cell table:style-name="ce110" table:number-columns-repeated="990"/>
          <table:table-cell table:style-name="ce15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9" office:value-type="string" calcext:value-type="string">
            <text:p>ud13</text:p>
          </table:table-cell>
          <table:table-cell table:style-name="ce113" office:value-type="string" calcext:value-type="string">
            <text:p>UD 1.3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renc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4" calcext:value-type="float">
            <text:p>14554</text:p>
          </table:table-cell>
          <table:table-cell table:style-name="ce113" office:value-type="float" office:value="356216" calcext:value-type="float">
            <text:p>356216</text:p>
          </table:table-cell>
          <table:table-cell table:style-name="ce113" office:value-type="float" office:value="1596" calcext:value-type="float">
            <text:p>1596</text:p>
          </table:table-cell>
          <table:table-cell table:style-name="ce113" office:value-type="float" office:value="38726" calcext:value-type="float">
            <text:p>38726</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4]+[.S84]+[.U84]" office:value-type="float" office:value="16448" calcext:value-type="float">
            <text:p>16448</text:p>
          </table:table-cell>
          <table:table-cell table:style-name="ce112" table:formula="of:=[.R84]+[.T84]+[.V84]" office:value-type="float" office:value="401960" calcext:value-type="float">
            <text:p>401960</text:p>
          </table:table-cell>
          <table:table-cell table:style-name="ce141" table:formula="of:=([.R84]+[.T84]+[.V84])/([.Q84]+[.S84]+[.U84])" office:value-type="float" office:value="24.4382295719844" calcext:value-type="float">
            <text:p>24,44</text:p>
          </table:table-cell>
          <table:table-cell table:style-name="ce142" table:formula="of:=[.Q84]/[.W84]*100" office:value-type="float" office:value="88.4849221789883" calcext:value-type="float">
            <text:p>88</text:p>
          </table:table-cell>
          <table:table-cell table:style-name="ce142" table:formula="of:=[.S84]/[.W84]*100" office:value-type="float" office:value="9.70330739299611" calcext:value-type="float">
            <text:p>10</text:p>
          </table:table-cell>
          <table:table-cell table:style-name="ce142" table:formula="of:=[.U84]/[.W84]*100" office:value-type="float" office:value="1.81177042801556" calcext:value-type="float">
            <text:p>2</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google-fr</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85]+[.S85]+[.U85]" office:value-type="float" office:value="0" calcext:value-type="float">
            <text:p>0</text:p>
          </table:table-cell>
          <table:table-cell table:style-name="ce112" table:formula="of:=[.R85]+[.T85]+[.V85]" office:value-type="float" office:value="0" calcext:value-type="float">
            <text:p>0</text:p>
          </table:table-cell>
          <table:table-cell table:style-name="ce141" table:formula="of:=([.R85]+[.T85]+[.V85])/([.Q85]+[.S85]+[.U85])" office:value-type="string" office:string-value="" calcext:value-type="error">
            <text:p>#DIV/0!</text:p>
          </table:table-cell>
          <table:table-cell table:style-name="ce142" table:formula="of:=[.Q85]/[.W85]*100" office:value-type="string" office:string-value="" calcext:value-type="error">
            <text:p>#DIV/0!</text:p>
          </table:table-cell>
          <table:table-cell table:style-name="ce142" table:formula="of:=[.S85]/[.W85]*100" office:value-type="string" office:string-value="" calcext:value-type="error">
            <text:p>#DIV/0!</text:p>
          </table:table-cell>
          <table:table-cell table:style-name="ce142" table:formula="of:=[.U85]/[.W85]*100" office:value-type="string" office:string-value="" calcext:value-type="error">
            <text:p>#DIV/0!</text:p>
          </table:table-cell>
          <table:table-cell table:style-name="ce113"/>
          <table:table-cell table:style-name="ce141" table:formula="of:=[.AC85]/[.X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o</text:p>
          </table:table-cell>
          <table:table-cell table:style-name="ce113" office:value-type="string" calcext:value-type="string">
            <text:p>French (Old)</text:p>
          </table:table-cell>
          <table:table-cell table:style-name="ce115" office:value-type="string" calcext:value-type="string">
            <text:p>proiel-fro</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number-columns-repeated="9"/>
          <table:table-cell table:style-name="ce112" table:formula="of:=[.Q86]+[.S86]+[.U86]" office:value-type="float" office:value="0" calcext:value-type="float">
            <text:p>0</text:p>
          </table:table-cell>
          <table:table-cell table:style-name="ce112" table:formula="of:=[.R86]+[.T86]+[.V86]" office:value-type="float" office:value="0" calcext:value-type="float">
            <text:p>0</text:p>
          </table:table-cell>
          <table:table-cell table:style-name="ce141" table:formula="of:=([.R86]+[.T86]+[.V86])/([.Q86]+[.S86]+[.U86])" office:value-type="string" office:string-value="" calcext:value-type="error">
            <text:p>#DIV/0!</text:p>
          </table:table-cell>
          <table:table-cell table:style-name="ce142" table:formula="of:=[.Q86]/[.W86]*100" office:value-type="string" office:string-value="" calcext:value-type="error">
            <text:p>#DIV/0!</text:p>
          </table:table-cell>
          <table:table-cell table:style-name="ce142" table:formula="of:=[.S86]/[.W86]*100" office:value-type="string" office:string-value="" calcext:value-type="error">
            <text:p>#DIV/0!</text:p>
          </table:table-cell>
          <table:table-cell table:style-name="ce142" table:formula="of:=[.U86]/[.W86]*100" office:value-type="string" office:string-value="" calcext:value-type="error">
            <text:p>#DIV/0!</text:p>
          </table:table-cell>
          <table:table-cell table:style-name="ce113"/>
          <table:table-cell table:style-name="ce141" table:formula="of:=[.AC86]/[.X8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l</text:p>
          </table:table-cell>
          <table:table-cell table:style-name="ce113" office:value-type="string" calcext:value-type="string">
            <text:p>Galician</text:p>
          </table:table-cell>
          <table:table-cell table:style-name="ce115" office:value-type="string" calcext:value-type="string">
            <text:p>ctg</text:p>
          </table:table-cell>
          <table:table-cell table:style-name="ce119" office:value-type="string" calcext:value-type="string">
            <text:p>ud13</text:p>
          </table:table-cell>
          <table:table-cell table:style-name="ce113" office:value-type="string" calcext:value-type="string">
            <text:p>UD 1.3 Galician / CTG</text:p>
          </table:table-cell>
          <table:table-cell table:style-name="ce123"/>
          <table:table-cell table:style-name="ce124" table:number-columns-repeated="3"/>
          <table:table-cell table:style-name="ce129" office:value-type="string" calcext:value-type="string">
            <text:p>/net/data/universal-dependencies-1.3/UD_Galic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2276" calcext:value-type="float">
            <text:p>2276</text:p>
          </table:table-cell>
          <table:table-cell table:style-name="ce113" office:value-type="float" office:value="79329" calcext:value-type="float">
            <text:p>79329</text:p>
          </table:table-cell>
          <table:table-cell table:style-name="ce113" office:value-type="float" office:value="863" calcext:value-type="float">
            <text:p>863</text:p>
          </table:table-cell>
          <table:table-cell table:style-name="ce113" office:value-type="float" office:value="29777" calcext:value-type="float">
            <text:p>29777</text:p>
          </table:table-cell>
          <table:table-cell table:style-name="ce113" office:value-type="float" office:value="864" calcext:value-type="float">
            <text:p>864</text:p>
          </table:table-cell>
          <table:table-cell table:style-name="ce113" office:value-type="float" office:value="29746" calcext:value-type="float">
            <text:p>29746</text:p>
          </table:table-cell>
          <table:table-cell table:style-name="ce112" table:formula="of:=[.Q87]+[.S87]+[.U87]" office:value-type="float" office:value="4003" calcext:value-type="float">
            <text:p>4003</text:p>
          </table:table-cell>
          <table:table-cell table:style-name="ce112" table:formula="of:=[.R87]+[.T87]+[.V87]" office:value-type="float" office:value="138852" calcext:value-type="float">
            <text:p>138852</text:p>
          </table:table-cell>
          <table:table-cell table:style-name="ce141" table:formula="of:=([.R87]+[.T87]+[.V87])/([.Q87]+[.S87]+[.U87])" office:value-type="float" office:value="34.6869847614289" calcext:value-type="float">
            <text:p>34,69</text:p>
          </table:table-cell>
          <table:table-cell table:style-name="ce142" table:formula="of:=[.Q87]/[.W87]*100" office:value-type="float" office:value="56.8573569822633" calcext:value-type="float">
            <text:p>57</text:p>
          </table:table-cell>
          <table:table-cell table:style-name="ce142" table:formula="of:=[.S87]/[.W87]*100" office:value-type="float" office:value="21.5588308768424" calcext:value-type="float">
            <text:p>22</text:p>
          </table:table-cell>
          <table:table-cell table:style-name="ce142" table:formula="of:=[.U87]/[.W87]*100" office:value-type="float" office:value="21.5838121408943" calcext:value-type="float">
            <text:p>22</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ka</text:p>
          </table:table-cell>
          <table:table-cell table:style-name="ce113" office:value-type="string" calcext:value-type="string">
            <text:p>Georgian</text:p>
          </table:table-cell>
          <table:table-cell table:style-name="ce115" office:value-type="string" calcext:value-type="string">
            <text:p>grug-ka</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number-columns-repeated="2"/>
          <table:table-cell table:style-name="ce113" office:value-type="string" calcext:value-type="string">
            <text:p>redistributable</text:p>
          </table:table-cell>
          <table:table-cell table:style-name="ce113" office:value-type="string" calcext:value-type="string">
            <text:p>CC</text:p>
          </table:table-cell>
          <table:table-cell table:style-name="ce113" table:number-columns-repeated="2"/>
          <table:table-cell table:style-name="ce113" office:value-type="float" office:value="45" calcext:value-type="float">
            <text:p>45</text:p>
          </table:table-cell>
          <table:table-cell table:style-name="ce113" table:number-columns-repeated="5"/>
          <table:table-cell table:style-name="ce112" table:formula="of:=[.Q88]+[.S88]+[.U88]" office:value-type="float" office:value="45" calcext:value-type="float">
            <text:p>45</text:p>
          </table:table-cell>
          <table:table-cell table:style-name="ce112" table:formula="of:=[.R88]+[.T88]+[.V88]" office:value-type="float" office:value="0" calcext:value-type="float">
            <text:p>0</text:p>
          </table:table-cell>
          <table:table-cell table:style-name="ce141" table:formula="of:=([.R88]+[.T88]+[.V88])/([.Q88]+[.S88]+[.U88])" office:value-type="float" office:value="0" calcext:value-type="float">
            <text:p>0,00</text:p>
          </table:table-cell>
          <table:table-cell table:style-name="ce142" table:formula="of:=[.Q88]/[.W88]*100" office:value-type="float" office:value="100" calcext:value-type="float">
            <text:p>100</text:p>
          </table:table-cell>
          <table:table-cell table:style-name="ce142" table:formula="of:=[.S88]/[.W88]*100" office:value-type="float" office:value="0" calcext:value-type="float">
            <text:p>0</text:p>
          </table:table-cell>
          <table:table-cell table:style-name="ce142" table:formula="of:=[.U88]/[.W88]*100" office:value-type="float" office:value="0" calcext:value-type="float">
            <text:p>0</text:p>
          </table:table-cell>
          <table:table-cell table:style-name="ce113"/>
          <table:table-cell table:style-name="ce141" table:formula="of:=[.AC88]/[.X8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10</text:p>
          </table:table-cell>
          <table:table-cell table:style-name="ce112" office:value-type="string" calcext:value-type="string">
            <text:p>UD 1.0 German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89]+[.S89]+[.U89]" office:value-type="float" office:value="15918" calcext:value-type="float">
            <text:p>15918</text:p>
          </table:table-cell>
          <table:table-cell table:style-name="ce112" table:formula="of:=[.R89]+[.T89]+[.V89]" office:value-type="float" office:value="298614" calcext:value-type="float">
            <text:p>298614</text:p>
          </table:table-cell>
          <table:table-cell table:style-name="ce141" table:formula="of:=([.R89]+[.T89]+[.V89])/([.Q89]+[.S89]+[.U89])" office:value-type="float" office:value="18.7595175273276" calcext:value-type="float">
            <text:p>18,76</text:p>
          </table:table-cell>
          <table:table-cell table:style-name="ce142" table:formula="of:=[.Q89]/[.W89]*100" office:value-type="float" office:value="88.6920467395401" calcext:value-type="float">
            <text:p>89</text:p>
          </table:table-cell>
          <table:table-cell table:style-name="ce142" table:formula="of:=[.S89]/[.W89]*100" office:value-type="float" office:value="5.02575700464883" calcext:value-type="float">
            <text:p>5</text:p>
          </table:table-cell>
          <table:table-cell table:style-name="ce142" table:formula="of:=[.U89]/[.W89]*100" office:value-type="float" office:value="6.28219625581103" calcext:value-type="float">
            <text:p>6</text:p>
          </table:table-cell>
          <table:table-cell table:style-name="ce112" office:value-type="float" office:value="2702" calcext:value-type="float">
            <text:p>2702</text:p>
          </table:table-cell>
          <table:table-cell table:style-name="ce141" table:formula="of:=[.AC89]/[.X89]*100" office:value-type="float" office:value="0.904847060084256" calcext:value-type="float">
            <text:p>0,9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20" office:value-type="string" calcext:value-type="string">
            <text:p>ud11</text:p>
          </table:table-cell>
          <table:table-cell table:style-name="ce112" office:value-type="string" calcext:value-type="string">
            <text:p>UD 1.1 German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e</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90]+[.S90]+[.U90]" office:value-type="float" office:value="15918" calcext:value-type="float">
            <text:p>15918</text:p>
          </table:table-cell>
          <table:table-cell table:style-name="ce112" table:formula="of:=[.R90]+[.T90]+[.V90]" office:value-type="float" office:value="298614" calcext:value-type="float">
            <text:p>298614</text:p>
          </table:table-cell>
          <table:table-cell table:style-name="ce141" table:formula="of:=([.R90]+[.T90]+[.V90])/([.Q90]+[.S90]+[.U90])" office:value-type="float" office:value="18.7595175273276" calcext:value-type="float">
            <text:p>18,76</text:p>
          </table:table-cell>
          <table:table-cell table:style-name="ce142" table:formula="of:=[.Q90]/[.W90]*100" office:value-type="float" office:value="88.6920467395401" calcext:value-type="float">
            <text:p>89</text:p>
          </table:table-cell>
          <table:table-cell table:style-name="ce142" table:formula="of:=[.S90]/[.W90]*100" office:value-type="float" office:value="5.02575700464883" calcext:value-type="float">
            <text:p>5</text:p>
          </table:table-cell>
          <table:table-cell table:style-name="ce142" table:formula="of:=[.U90]/[.W90]*100" office:value-type="float" office:value="6.28219625581103" calcext:value-type="float">
            <text:p>6</text:p>
          </table:table-cell>
          <table:table-cell table:style-name="ce112" office:value-type="float" office:value="2702" calcext:value-type="float">
            <text:p>2702</text:p>
          </table:table-cell>
          <table:table-cell table:style-name="ce146" table:formula="of:=[.AC90]/[.X90]*100" office:value-type="float" office:value="0.904847060084256" calcext:value-type="float">
            <text:p>0,90</text:p>
          </table:table-cell>
          <table:table-cell table:style-name="ce138" office:value-type="float" office:value="50662" calcext:value-type="float">
            <text:p>50662</text:p>
          </table:table-cell>
          <table:table-cell table:style-name="ce138" office:value-type="float" office:value="1" calcext:value-type="float">
            <text:p>1</text:p>
          </table:table-cell>
          <table:table-cell table:style-name="ce146" table:formula="of:=[.AE90]/[.AF90]" office:value-type="float" office:value="50662" calcext:value-type="float">
            <text:p>50662,00</text:p>
          </table:table-cell>
          <table:table-cell table:number-columns-repeated="99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8" office:value-type="string" calcext:value-type="string">
            <text:p>ud12</text:p>
          </table:table-cell>
          <table:table-cell table:style-name="ce113" office:value-type="string" calcext:value-type="string">
            <text:p>UD 1.2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erm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1]+[.S91]+[.U91]" office:value-type="float" office:value="15894" calcext:value-type="float">
            <text:p>15894</text:p>
          </table:table-cell>
          <table:table-cell table:style-name="ce112" table:formula="of:=[.R91]+[.T91]+[.V91]" office:value-type="float" office:value="298242" calcext:value-type="float">
            <text:p>298242</text:p>
          </table:table-cell>
          <table:table-cell table:style-name="ce141" table:formula="of:=([.R91]+[.T91]+[.V91])/([.Q91]+[.S91]+[.U91])" office:value-type="float" office:value="18.7644394110985" calcext:value-type="float">
            <text:p>18,76</text:p>
          </table:table-cell>
          <table:table-cell table:style-name="ce142" table:formula="of:=[.Q91]/[.W91]*100" office:value-type="float" office:value="88.8259720649302" calcext:value-type="float">
            <text:p>89</text:p>
          </table:table-cell>
          <table:table-cell table:style-name="ce142" table:formula="of:=[.S91]/[.W91]*100" office:value-type="float" office:value="5.02705423430225" calcext:value-type="float">
            <text:p>5</text:p>
          </table:table-cell>
          <table:table-cell table:style-name="ce142" table:formula="of:=[.U91]/[.W91]*100" office:value-type="float" office:value="6.14697370076759" calcext:value-type="float">
            <text:p>6</text:p>
          </table:table-cell>
          <table:table-cell table:style-name="ce113"/>
          <table:table-cell table:style-name="ce147"/>
          <table:table-cell table:style-name="ce113" office:value-type="float" office:value="50548" calcext:value-type="float">
            <text:p>50548</text:p>
          </table:table-cell>
          <table:table-cell table:style-name="ce113" office:value-type="float" office:value="1" calcext:value-type="float">
            <text:p>1</text:p>
          </table:table-cell>
          <table:table-cell table:style-name="ce146" table:formula="of:=[.AE91]/[.AF91]" office:value-type="float" office:value="50548" calcext:value-type="float">
            <text:p>50548,00</text:p>
          </table:table-cell>
          <table:table-cell table:style-name="ce110" table:number-columns-repeated="990"/>
          <table:table-cell table:style-name="ce15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9" office:value-type="string" calcext:value-type="string">
            <text:p>ud13</text:p>
          </table:table-cell>
          <table:table-cell table:style-name="ce113" office:value-type="string" calcext:value-type="string">
            <text:p>UD 1.3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erm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2]+[.S92]+[.U92]" office:value-type="float" office:value="15894" calcext:value-type="float">
            <text:p>15894</text:p>
          </table:table-cell>
          <table:table-cell table:style-name="ce112" table:formula="of:=[.R92]+[.T92]+[.V92]" office:value-type="float" office:value="298242" calcext:value-type="float">
            <text:p>298242</text:p>
          </table:table-cell>
          <table:table-cell table:style-name="ce141" table:formula="of:=([.R92]+[.T92]+[.V92])/([.Q92]+[.S92]+[.U92])" office:value-type="float" office:value="18.7644394110985" calcext:value-type="float">
            <text:p>18,76</text:p>
          </table:table-cell>
          <table:table-cell table:style-name="ce142" table:formula="of:=[.Q92]/[.W92]*100" office:value-type="float" office:value="88.8259720649302" calcext:value-type="float">
            <text:p>89</text:p>
          </table:table-cell>
          <table:table-cell table:style-name="ce142" table:formula="of:=[.S92]/[.W92]*100" office:value-type="float" office:value="5.02705423430225" calcext:value-type="float">
            <text:p>5</text:p>
          </table:table-cell>
          <table:table-cell table:style-name="ce142" table:formula="of:=[.U92]/[.W92]*100" office:value-type="float" office:value="6.14697370076759" calcext:value-type="float">
            <text:p>6</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t20</text:p>
          </table:table-cell>
          <table:table-cell table:style-name="ce112" office:value-type="string" calcext:value-type="string">
            <text:p>Tiger/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93]+[.S93]+[.U93]" office:value-type="float" office:value="0" calcext:value-type="float">
            <text:p>0</text:p>
          </table:table-cell>
          <table:table-cell table:style-name="ce112" table:formula="of:=[.R93]+[.T93]+[.V93]" office:value-type="float" office:value="0" calcext:value-type="float">
            <text:p>0</text:p>
          </table:table-cell>
          <table:table-cell table:style-name="ce141" table:formula="of:=([.R93]+[.T93]+[.V93])/([.Q93]+[.S93]+[.U93])" office:value-type="string" office:string-value="" calcext:value-type="error">
            <text:p>#DIV/0!</text:p>
          </table:table-cell>
          <table:table-cell table:style-name="ce142" table:formula="of:=[.Q93]/[.W93]*100" office:value-type="string" office:string-value="" calcext:value-type="error">
            <text:p>#DIV/0!</text:p>
          </table:table-cell>
          <table:table-cell table:style-name="ce142" table:formula="of:=[.S93]/[.W93]*100" office:value-type="string" office:string-value="" calcext:value-type="error">
            <text:p>#DIV/0!</text:p>
          </table:table-cell>
          <table:table-cell table:style-name="ce142" table:formula="of:=[.U93]/[.W93]*100" office:value-type="string" office:string-value="" calcext:value-type="error">
            <text:p>#DIV/0!</text:p>
          </table:table-cell>
          <table:table-cell table:style-name="ce112"/>
          <table:table-cell table:style-name="ce141" table:formula="of:=[.AC93]/[.X93]*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rug-de</text:p>
          </table:table-cell>
          <table:table-cell table:style-name="ce115" office:value-type="string" calcext:value-type="string">
            <text:p>grug</text:p>
          </table:table-cell>
          <table:table-cell table:style-name="ce112" office:value-type="string" calcext:value-type="string">
            <text:p>GRUG</text:p>
          </table:table-cell>
          <table:table-cell table:style-name="ce123" table:number-columns-repeated="3"/>
          <table:table-cell table:style-name="ce123" office:value-type="string" calcext:value-type="string">
            <text:p>GRUG</text:p>
          </table:table-cell>
          <table:table-cell table:style-name="ce128"/>
          <table:table-cell table:style-name="ce112"/>
          <table:table-cell table:style-name="ce113" table:number-columns-repeated="2"/>
          <table:table-cell table:style-name="ce112" office:value-type="string" calcext:value-type="string">
            <text:p>CC</text:p>
          </table:table-cell>
          <table:table-cell table:style-name="ce112" table:number-columns-repeated="2"/>
          <table:table-cell table:style-name="ce112" office:value-type="float" office:value="45" calcext:value-type="float">
            <text:p>45</text:p>
          </table:table-cell>
          <table:table-cell table:style-name="ce112" table:number-columns-repeated="5"/>
          <table:table-cell table:style-name="ce112" table:formula="of:=[.Q94]+[.S94]+[.U94]" office:value-type="float" office:value="45" calcext:value-type="float">
            <text:p>45</text:p>
          </table:table-cell>
          <table:table-cell table:style-name="ce112" table:formula="of:=[.R94]+[.T94]+[.V94]" office:value-type="float" office:value="0" calcext:value-type="float">
            <text:p>0</text:p>
          </table:table-cell>
          <table:table-cell table:style-name="ce141" table:formula="of:=([.R94]+[.T94]+[.V94])/([.Q94]+[.S94]+[.U94])" office:value-type="float" office:value="0" calcext:value-type="float">
            <text:p>0,00</text:p>
          </table:table-cell>
          <table:table-cell table:style-name="ce142" table:formula="of:=[.Q94]/[.W94]*100" office:value-type="float" office:value="100" calcext:value-type="float">
            <text:p>100</text:p>
          </table:table-cell>
          <table:table-cell table:style-name="ce142" table:formula="of:=[.S94]/[.W94]*100" office:value-type="float" office:value="0" calcext:value-type="float">
            <text:p>0</text:p>
          </table:table-cell>
          <table:table-cell table:style-name="ce142" table:formula="of:=[.U94]/[.W94]*100" office:value-type="float" office:value="0" calcext:value-type="float">
            <text:p>0</text:p>
          </table:table-cell>
          <table:table-cell table:style-name="ce112"/>
          <table:table-cell table:style-name="ce141" table:formula="of:=[.AC94]/[.X9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hamburg</text:p>
          </table:table-cell>
          <table:table-cell table:style-name="ce115" office:value-type="string" calcext:value-type="string">
            <text:p>hdt</text:p>
          </table:table-cell>
          <table:table-cell table:style-name="ce112" office:value-type="string" calcext:value-type="string">
            <text:p>Hamburg Dependency Treebank 1.0</text:p>
          </table:table-cell>
          <table:table-cell table:style-name="ce123" table:number-columns-repeated="4"/>
          <table:table-cell table:style-name="ce128"/>
          <table:table-cell table:style-name="ce112"/>
          <table:table-cell table:style-name="ce113" office:value-type="string" calcext:value-type="string">
            <text:p>http://nats-www.informatik.uni-hamburg.de/HDT/</text:p>
          </table:table-cell>
          <table:table-cell table:style-name="ce113" office:value-type="string" calcext:value-type="string">
            <text:p>download now</text:p>
          </table:table-cell>
          <table:table-cell table:style-name="ce112" office:value-type="string" calcext:value-type="string">
            <text:p>research and education, cite article</text:p>
          </table:table-cell>
          <table:table-cell table:style-name="ce112" table:number-columns-repeated="2"/>
          <table:table-cell table:style-name="ce112" office:value-type="float" office:value="101999" calcext:value-type="float">
            <text:p>101999</text:p>
          </table:table-cell>
          <table:table-cell table:style-name="ce112" table:number-columns-repeated="5"/>
          <table:table-cell table:style-name="ce112" table:formula="of:=[.Q95]+[.S95]+[.U95]" office:value-type="float" office:value="101999" calcext:value-type="float">
            <text:p>101999</text:p>
          </table:table-cell>
          <table:table-cell table:style-name="ce112" table:formula="of:=[.R95]+[.T95]+[.V95]" office:value-type="float" office:value="0" calcext:value-type="float">
            <text:p>0</text:p>
          </table:table-cell>
          <table:table-cell table:style-name="ce141" table:formula="of:=([.R95]+[.T95]+[.V95])/([.Q95]+[.S95]+[.U95])" office:value-type="float" office:value="0" calcext:value-type="float">
            <text:p>0,00</text:p>
          </table:table-cell>
          <table:table-cell table:style-name="ce142" table:formula="of:=[.Q95]/[.W95]*100" office:value-type="float" office:value="100" calcext:value-type="float">
            <text:p>100</text:p>
          </table:table-cell>
          <table:table-cell table:style-name="ce142" table:formula="of:=[.S95]/[.W95]*100" office:value-type="float" office:value="0" calcext:value-type="float">
            <text:p>0</text:p>
          </table:table-cell>
          <table:table-cell table:style-name="ce142" table:formula="of:=[.U95]/[.W95]*100" office:value-type="float" office:value="0" calcext:value-type="float">
            <text:p>0</text:p>
          </table:table-cell>
          <table:table-cell table:style-name="ce112"/>
          <table:table-cell table:style-name="ce141" table:formula="of:=[.AC95]/[.X9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5" office:value-type="string" calcext:value-type="string">
            <text:p>conll2006</text:p>
          </table:table-cell>
          <table:table-cell table:style-name="ce112" office:value-type="string" calcext:value-type="string">
            <text:p>Tiger/CoNLL 2006</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conll/2006/de</text:p>
          </table:table-cell>
          <table:table-cell table:style-name="ce112"/>
          <table:table-cell table:style-name="ce113" office:value-type="string" calcext:value-type="string">
            <text:p>CoNLL 2006</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9216" calcext:value-type="float">
            <text:p>39216</text:p>
          </table:table-cell>
          <table:table-cell table:style-name="ce112" office:value-type="float" office:value="699610" calcext:value-type="float">
            <text:p>699610</text:p>
          </table:table-cell>
          <table:table-cell table:style-name="ce112" table:number-columns-repeated="2"/>
          <table:table-cell table:style-name="ce112" office:value-type="float" office:value="357" calcext:value-type="float">
            <text:p>357</text:p>
          </table:table-cell>
          <table:table-cell table:style-name="ce112" office:value-type="float" office:value="5694" calcext:value-type="float">
            <text:p>5694</text:p>
          </table:table-cell>
          <table:table-cell table:style-name="ce112" table:formula="of:=[.Q96]+[.S96]+[.U96]" office:value-type="float" office:value="39573" calcext:value-type="float">
            <text:p>39573</text:p>
          </table:table-cell>
          <table:table-cell table:style-name="ce112" table:formula="of:=[.R96]+[.T96]+[.V96]" office:value-type="float" office:value="705304" calcext:value-type="float">
            <text:p>705304</text:p>
          </table:table-cell>
          <table:table-cell table:style-name="ce141" table:formula="of:=([.R96]+[.T96]+[.V96])/([.Q96]+[.S96]+[.U96])" office:value-type="float" office:value="17.8228590200389" calcext:value-type="float">
            <text:p>17,82</text:p>
          </table:table-cell>
          <table:table-cell table:style-name="ce142" table:formula="of:=[.Q96]/[.W96]*100" office:value-type="float" office:value="99.0978697596846" calcext:value-type="float">
            <text:p>99</text:p>
          </table:table-cell>
          <table:table-cell table:style-name="ce142" table:formula="of:=[.S96]/[.W96]*100" office:value-type="float" office:value="0" calcext:value-type="float">
            <text:p>0</text:p>
          </table:table-cell>
          <table:table-cell table:style-name="ce142" table:formula="of:=[.U96]/[.W96]*100" office:value-type="float" office:value="0.902130240315366" calcext:value-type="float">
            <text:p>1</text:p>
          </table:table-cell>
          <table:table-cell table:style-name="ce112"/>
          <table:table-cell table:style-name="ce141" table:formula="of:=[.AC96]/[.X9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7" office:value-type="string" calcext:value-type="string">
            <text:p>conll2009</text:p>
          </table:table-cell>
          <table:table-cell table:style-name="ce112" office:value-type="string" calcext:value-type="string">
            <text:p>Tiger/CoNLL 2009</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de</text:p>
          </table:table-cell>
          <table:table-cell table:style-name="ce112" office:value-type="string" calcext:value-type="string">
            <text:p>Dan</text:p>
          </table:table-cell>
          <table:table-cell table:style-name="ce113" office:value-type="string" calcext:value-type="string">
            <text:p>CoNLL 2009</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6020" calcext:value-type="float">
            <text:p>36020</text:p>
          </table:table-cell>
          <table:table-cell table:style-name="ce112" office:value-type="float" office:value="648677" calcext:value-type="float">
            <text:p>648677</text:p>
          </table:table-cell>
          <table:table-cell table:style-name="ce113" office:value-type="float" office:value="2000" calcext:value-type="float">
            <text:p>2000</text:p>
          </table:table-cell>
          <table:table-cell table:style-name="ce113" office:value-type="float" office:value="32033" calcext:value-type="float">
            <text:p>32033</text:p>
          </table:table-cell>
          <table:table-cell table:style-name="ce112" office:value-type="float" office:value="2000" calcext:value-type="float">
            <text:p>2000</text:p>
          </table:table-cell>
          <table:table-cell table:style-name="ce112" office:value-type="float" office:value="31622" calcext:value-type="float">
            <text:p>31622</text:p>
          </table:table-cell>
          <table:table-cell table:style-name="ce112" table:formula="of:=[.Q97]+[.S97]+[.U97]" office:value-type="float" office:value="40020" calcext:value-type="float">
            <text:p>40020</text:p>
          </table:table-cell>
          <table:table-cell table:style-name="ce112" table:formula="of:=[.R97]+[.T97]+[.V97]" office:value-type="float" office:value="712332" calcext:value-type="float">
            <text:p>712332</text:p>
          </table:table-cell>
          <table:table-cell table:style-name="ce141" table:formula="of:=([.R97]+[.T97]+[.V97])/([.Q97]+[.S97]+[.U97])" office:value-type="float" office:value="17.7994002998501" calcext:value-type="float">
            <text:p>17,80</text:p>
          </table:table-cell>
          <table:table-cell table:style-name="ce142" table:formula="of:=[.Q97]/[.W97]*100" office:value-type="float" office:value="90.0049975012494" calcext:value-type="float">
            <text:p>90</text:p>
          </table:table-cell>
          <table:table-cell table:style-name="ce142" table:formula="of:=[.S97]/[.W97]*100" office:value-type="float" office:value="4.99750124937531" calcext:value-type="float">
            <text:p>5</text:p>
          </table:table-cell>
          <table:table-cell table:style-name="ce142" table:formula="of:=[.U97]/[.W97]*100" office:value-type="float" office:value="4.99750124937531" calcext:value-type="float">
            <text:p>5</text:p>
          </table:table-cell>
          <table:table-cell table:style-name="ce112" office:value-type="float" office:value="15875" calcext:value-type="float">
            <text:p>15875</text:p>
          </table:table-cell>
          <table:table-cell table:style-name="ce141" table:formula="of:=[.AC97]/[.X97]*100" office:value-type="float" office:value="2.22859565483511" calcext:value-type="float">
            <text:p>2,23</text:p>
          </table:table-cell>
          <table:table-cell table:style-name="ce112" office:value-type="float" office:value="77368" calcext:value-type="float">
            <text:p>77368</text:p>
          </table:table-cell>
          <table:table-cell table:style-name="ce112" office:value-type="float" office:value="53876" calcext:value-type="float">
            <text:p>53876</text:p>
          </table:table-cell>
          <table:table-cell table:style-name="ce147" table:formula="of:=[.AE97]/[.AF97]" office:value-type="float" office:value="1.43603831019378" calcext:value-type="float">
            <text:p>1,44</text:p>
          </table:table-cell>
          <table:table-cell table:number-columns-repeated="991"/>
        </table:table-row>
        <table:table-row table:style-name="ro1">
          <table:table-cell table:style-name="ce109" office:value-type="string" calcext:value-type="string">
            <text:p>de</text:p>
          </table:table-cell>
          <table:table-cell table:style-name="ce113" office:value-type="string" calcext:value-type="string">
            <text:p>German</text:p>
          </table:table-cell>
          <table:table-cell table:style-name="ce115" office:value-type="string" calcext:value-type="string">
            <text:p>tiger</text:p>
          </table:table-cell>
          <table:table-cell table:style-name="ce116" office:value-type="string" calcext:value-type="string">
            <text:p>spmrl2014</text:p>
          </table:table-cell>
          <table:table-cell table:style-name="ce113" office:value-type="string" calcext:value-type="string">
            <text:p>Tiger/SPMRL 2014</text:p>
          </table:table-cell>
          <table:table-cell table:style-name="ce123"/>
          <table:table-cell table:style-name="ce124" table:number-columns-repeated="3"/>
          <table:table-cell table:style-name="ce129" office:value-type="string" calcext:value-type="string">
            <text:p>/net/data/spmrl2014/GERM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non-profit research</text:p>
          </table:table-cell>
          <table:table-cell table:style-name="ce112"/>
          <table:table-cell table:style-name="ce112" office:value-type="string" calcext:value-type="string">
            <text:p>official</text:p>
          </table:table-cell>
          <table:table-cell table:style-name="ce112" office:value-type="float" office:value="40472" calcext:value-type="float">
            <text:p>40472</text:p>
          </table:table-cell>
          <table:table-cell table:style-name="ce112" office:value-type="float" office:value="719530" calcext:value-type="float">
            <text:p>719530</text:p>
          </table:table-cell>
          <table:table-cell table:style-name="ce112" office:value-type="float" office:value="5000" calcext:value-type="float">
            <text:p>5000</text:p>
          </table:table-cell>
          <table:table-cell table:style-name="ce112" office:value-type="float" office:value="76704" calcext:value-type="float">
            <text:p>76704</text:p>
          </table:table-cell>
          <table:table-cell table:style-name="ce113" table:number-columns-repeated="2"/>
          <table:table-cell table:style-name="ce112" table:formula="of:=[.Q98]+[.S98]+[.U98]" office:value-type="float" office:value="45472" calcext:value-type="float">
            <text:p>45472</text:p>
          </table:table-cell>
          <table:table-cell table:style-name="ce112" table:formula="of:=[.R98]+[.T98]+[.V98]" office:value-type="float" office:value="796234" calcext:value-type="float">
            <text:p>796234</text:p>
          </table:table-cell>
          <table:table-cell table:style-name="ce141" table:formula="of:=([.R98]+[.T98]+[.V98])/([.Q98]+[.S98]+[.U98])" office:value-type="float" office:value="17.5104239971851" calcext:value-type="float">
            <text:p>17,51</text:p>
          </table:table-cell>
          <table:table-cell table:style-name="ce142" table:formula="of:=[.Q98]/[.W98]*100" office:value-type="float" office:value="89.0042223786066" calcext:value-type="float">
            <text:p>89</text:p>
          </table:table-cell>
          <table:table-cell table:style-name="ce142" table:formula="of:=[.S98]/[.W98]*100" office:value-type="float" office:value="10.9957776213934" calcext:value-type="float">
            <text:p>11</text:p>
          </table:table-cell>
          <table:table-cell table:style-name="ce142" table:formula="of:=[.U98]/[.W98]*100" office:value-type="float" office:value="0" calcext:value-type="float">
            <text:p>0</text:p>
          </table:table-cell>
          <table:table-cell table:style-name="ce113"/>
          <table:table-cell table:style-name="ce141" table:formula="of:=[.AC98]/[.X9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ueba-de</text:p>
          </table:table-cell>
          <table:table-cell table:style-name="ce115" office:value-type="string" calcext:value-type="string">
            <text:p>tueba</text:p>
          </table:table-cell>
          <table:table-cell table:style-name="ce112" office:value-type="string" calcext:value-type="string">
            <text:p>TüBa-D/Z 10.0</text:p>
          </table:table-cell>
          <table:table-cell table:style-name="ce123" table:number-columns-repeated="4"/>
          <table:table-cell table:style-name="ce128"/>
          <table:table-cell table:style-name="ce112"/>
          <table:table-cell table:style-name="ce113" office:value-type="string" calcext:value-type="string">
            <text:p><text:a xlink:href="http://www.sfs.uni-tuebingen.de/en/ascl/resources/corpora/tueba-dz.html" xlink:type="simple">http://www.sfs.uni-tuebingen.de/en/ascl/resources/corpora/tueba-dz.html</text:a></text:p>
          </table:table-cell>
          <table:table-cell table:style-name="ce113" office:value-type="string" calcext:value-type="string">
            <text:p>sign and download</text:p>
          </table:table-cell>
          <table:table-cell table:style-name="ce112" office:value-type="string" calcext:value-type="string">
            <text:p>free for scientific use</text:p>
          </table:table-cell>
          <table:table-cell table:style-name="ce112" office:value-type="string" calcext:value-type="string">
            <text:p>See mail from Marie Hinrichs, 14.8.2015.</text:p>
          </table:table-cell>
          <table:table-cell table:style-name="ce112"/>
          <table:table-cell table:style-name="ce112" office:value-type="float" office:value="95595" calcext:value-type="float">
            <text:p>95595</text:p>
          </table:table-cell>
          <table:table-cell table:style-name="ce112" office:value-type="float" office:value="1787801" calcext:value-type="float">
            <text:p>1787801</text:p>
          </table:table-cell>
          <table:table-cell table:style-name="ce112" table:number-columns-repeated="4"/>
          <table:table-cell table:style-name="ce112" table:formula="of:=[.Q99]+[.S99]+[.U99]" office:value-type="float" office:value="95595" calcext:value-type="float">
            <text:p>95595</text:p>
          </table:table-cell>
          <table:table-cell table:style-name="ce112" table:formula="of:=[.R99]+[.T99]+[.V99]" office:value-type="float" office:value="1787801" calcext:value-type="float">
            <text:p>1787801</text:p>
          </table:table-cell>
          <table:table-cell table:style-name="ce141" table:formula="of:=([.R99]+[.T99]+[.V99])/([.Q99]+[.S99]+[.U99])" office:value-type="float" office:value="18.7018254092787" calcext:value-type="float">
            <text:p>18,70</text:p>
          </table:table-cell>
          <table:table-cell table:style-name="ce142" table:formula="of:=[.Q99]/[.W99]*100" office:value-type="float" office:value="100" calcext:value-type="float">
            <text:p>100</text:p>
          </table:table-cell>
          <table:table-cell table:style-name="ce142" table:formula="of:=[.S99]/[.W99]*100" office:value-type="float" office:value="0" calcext:value-type="float">
            <text:p>0</text:p>
          </table:table-cell>
          <table:table-cell table:style-name="ce142" table:formula="of:=[.U99]/[.W99]*100" office:value-type="float" office:value="0" calcext:value-type="float">
            <text:p>0</text:p>
          </table:table-cell>
          <table:table-cell table:style-name="ce112"/>
          <table:table-cell table:style-name="ce141" table:formula="of:=[.AC99]/[.X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100]+[.S100]+[.U100]" office:value-type="float" office:value="0" calcext:value-type="float">
            <text:p>0</text:p>
          </table:table-cell>
          <table:table-cell table:style-name="ce112" table:formula="of:=[.R100]+[.T100]+[.V100]" office:value-type="float" office:value="0" calcext:value-type="float">
            <text:p>0</text:p>
          </table:table-cell>
          <table:table-cell table:style-name="ce141" table:formula="of:=([.R100]+[.T100]+[.V100])/([.Q100]+[.S100]+[.U100])" office:value-type="string" office:string-value="" calcext:value-type="error">
            <text:p>#DIV/0!</text:p>
          </table:table-cell>
          <table:table-cell table:style-name="ce142" table:formula="of:=[.Q100]/[.W100]*100" office:value-type="string" office:string-value="" calcext:value-type="error">
            <text:p>#DIV/0!</text:p>
          </table:table-cell>
          <table:table-cell table:style-name="ce142" table:formula="of:=[.S100]/[.W100]*100" office:value-type="string" office:string-value="" calcext:value-type="error">
            <text:p>#DIV/0!</text:p>
          </table:table-cell>
          <table:table-cell table:style-name="ce142" table:formula="of:=[.U100]/[.W100]*100" office:value-type="string" office:string-value="" calcext:value-type="error">
            <text:p>#DIV/0!</text:p>
          </table:table-cell>
          <table:table-cell table:style-name="ce112"/>
          <table:table-cell table:style-name="ce141" table:formula="of:=[.AC100]/[.X10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8" office:value-type="string" calcext:value-type="string">
            <text:p>ud12</text:p>
          </table:table-cell>
          <table:table-cell table:style-name="ce112" office:value-type="string" calcext:value-type="string">
            <text:p>UD 1.2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Gothi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1]+[.S101]+[.U101]" office:value-type="float" office:value="5450" calcext:value-type="float">
            <text:p>5450</text:p>
          </table:table-cell>
          <table:table-cell table:style-name="ce112" table:formula="of:=[.R101]+[.T101]+[.V101]" office:value-type="float" office:value="56128" calcext:value-type="float">
            <text:p>56128</text:p>
          </table:table-cell>
          <table:table-cell table:style-name="ce141" table:formula="of:=([.R101]+[.T101]+[.V101])/([.Q101]+[.S101]+[.U101])" office:value-type="float" office:value="10.2987155963303" calcext:value-type="float">
            <text:p>10,30</text:p>
          </table:table-cell>
          <table:table-cell table:style-name="ce142" table:formula="of:=[.Q101]/[.W101]*100" office:value-type="float" office:value="80" calcext:value-type="float">
            <text:p>80</text:p>
          </table:table-cell>
          <table:table-cell table:style-name="ce142" table:formula="of:=[.S101]/[.W101]*100" office:value-type="float" office:value="11.1009174311927" calcext:value-type="float">
            <text:p>11</text:p>
          </table:table-cell>
          <table:table-cell table:style-name="ce142" table:formula="of:=[.U101]/[.W101]*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1]/[.AF101]" office:value-type="float" office:value="2.62488809310654" calcext:value-type="float">
            <text:p>2,62</text:p>
          </table:table-cell>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9" office:value-type="string" calcext:value-type="string">
            <text:p>ud13</text:p>
          </table:table-cell>
          <table:table-cell table:style-name="ce112" office:value-type="string" calcext:value-type="string">
            <text:p>UD 1.3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3/UD_Gothi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2]+[.S102]+[.U102]" office:value-type="float" office:value="5450" calcext:value-type="float">
            <text:p>5450</text:p>
          </table:table-cell>
          <table:table-cell table:style-name="ce112" table:formula="of:=[.R102]+[.T102]+[.V102]" office:value-type="float" office:value="56128" calcext:value-type="float">
            <text:p>56128</text:p>
          </table:table-cell>
          <table:table-cell table:style-name="ce141" table:formula="of:=([.R102]+[.T102]+[.V102])/([.Q102]+[.S102]+[.U102])" office:value-type="float" office:value="10.2987155963303" calcext:value-type="float">
            <text:p>10,30</text:p>
          </table:table-cell>
          <table:table-cell table:style-name="ce142" table:formula="of:=[.Q102]/[.W102]*100" office:value-type="float" office:value="80" calcext:value-type="float">
            <text:p>80</text:p>
          </table:table-cell>
          <table:table-cell table:style-name="ce142" table:formula="of:=[.S102]/[.W102]*100" office:value-type="float" office:value="11.1009174311927" calcext:value-type="float">
            <text:p>11</text:p>
          </table:table-cell>
          <table:table-cell table:style-name="ce142" table:formula="of:=[.U102]/[.W102]*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2]/[.AF102]" office:value-type="float" office:value="2.62488809310654" calcext:value-type="float">
            <text:p>2,62</text:p>
          </table:table-cell>
          <table:table-cell table:number-columns-repeated="991"/>
        </table:table-row>
        <table:table-row table:style-name="ro1">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15" office:value-type="string" calcext:value-type="string">
            <text:p>conll2007</text:p>
          </table:table-cell>
          <table:table-cell table:style-name="ce112" office:value-type="string" calcext:value-type="string">
            <text:p>GDT/CoNLL 2007</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Loganathan</text:p>
          </table:table-cell>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2" office:value-type="string" calcext:value-type="string">
            <text:p>In spring 2010 all shared task data sets from 2006 and 2007 were being prepared for new publication at LDC. Unfortunately they have not been published yet.</text:p>
          </table:table-cell>
          <table:table-cell table:style-name="ce112" office:value-type="string" calcext:value-type="string">
            <text:p>official</text:p>
          </table:table-cell>
          <table:table-cell table:style-name="ce112" office:value-type="float" office:value="2705" calcext:value-type="float">
            <text:p>2705</text:p>
          </table:table-cell>
          <table:table-cell table:style-name="ce112" office:value-type="float" office:value="65419" calcext:value-type="float">
            <text:p>65419</text:p>
          </table:table-cell>
          <table:table-cell table:style-name="ce112" table:number-columns-repeated="2"/>
          <table:table-cell table:style-name="ce112" office:value-type="float" office:value="197" calcext:value-type="float">
            <text:p>197</text:p>
          </table:table-cell>
          <table:table-cell table:style-name="ce112" office:value-type="float" office:value="4804" calcext:value-type="float">
            <text:p>4804</text:p>
          </table:table-cell>
          <table:table-cell table:style-name="ce112" table:formula="of:=[.Q103]+[.S103]+[.U103]" office:value-type="float" office:value="2902" calcext:value-type="float">
            <text:p>2902</text:p>
          </table:table-cell>
          <table:table-cell table:style-name="ce112" table:formula="of:=[.R103]+[.T103]+[.V103]" office:value-type="float" office:value="70223" calcext:value-type="float">
            <text:p>70223</text:p>
          </table:table-cell>
          <table:table-cell table:style-name="ce141" table:formula="of:=([.R103]+[.T103]+[.V103])/([.Q103]+[.S103]+[.U103])" office:value-type="float" office:value="24.1981392143349" calcext:value-type="float">
            <text:p>24,20</text:p>
          </table:table-cell>
          <table:table-cell table:style-name="ce142" table:formula="of:=[.Q103]/[.W103]*100" office:value-type="float" office:value="93.2115782219159" calcext:value-type="float">
            <text:p>93</text:p>
          </table:table-cell>
          <table:table-cell table:style-name="ce142" table:formula="of:=[.S103]/[.W103]*100" office:value-type="float" office:value="0" calcext:value-type="float">
            <text:p>0</text:p>
          </table:table-cell>
          <table:table-cell table:style-name="ce142" table:formula="of:=[.U103]/[.W103]*100" office:value-type="float" office:value="6.78842177808408" calcext:value-type="float">
            <text:p>7</text:p>
          </table:table-cell>
          <table:table-cell table:style-name="ce112" office:value-type="float" office:value="823" calcext:value-type="float">
            <text:p>823</text:p>
          </table:table-cell>
          <table:table-cell table:style-name="ce141" table:formula="of:=[.AC103]/[.X103]*100" office:value-type="float" office:value="1.17198069008729" calcext:value-type="float">
            <text:p>1,17</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20" office:value-type="string" calcext:value-type="string">
            <text:p>ud11</text:p>
          </table:table-cell>
          <table:table-cell table:style-name="ce112" office:value-type="string" calcext:value-type="string">
            <text:p>UD 1.1 Gree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l</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929" calcext:value-type="float">
            <text:p>1929</text:p>
          </table:table-cell>
          <table:table-cell table:style-name="ce112" office:value-type="float" office:value="47449" calcext:value-type="float">
            <text:p>47449</text:p>
          </table:table-cell>
          <table:table-cell table:style-name="ce112" office:value-type="float" office:value="241" calcext:value-type="float">
            <text:p>241</text:p>
          </table:table-cell>
          <table:table-cell table:style-name="ce112" office:value-type="float" office:value="6039" calcext:value-type="float">
            <text:p>6039</text:p>
          </table:table-cell>
          <table:table-cell table:style-name="ce112" office:value-type="float" office:value="241" calcext:value-type="float">
            <text:p>241</text:p>
          </table:table-cell>
          <table:table-cell table:style-name="ce112" office:value-type="float" office:value="5668" calcext:value-type="float">
            <text:p>5668</text:p>
          </table:table-cell>
          <table:table-cell table:style-name="ce112" table:formula="of:=[.Q104]+[.S104]+[.U104]" office:value-type="float" office:value="2411" calcext:value-type="float">
            <text:p>2411</text:p>
          </table:table-cell>
          <table:table-cell table:style-name="ce112" table:formula="of:=[.R104]+[.T104]+[.V104]" office:value-type="float" office:value="59156" calcext:value-type="float">
            <text:p>59156</text:p>
          </table:table-cell>
          <table:table-cell table:style-name="ce141" table:formula="of:=([.R104]+[.T104]+[.V104])/([.Q104]+[.S104]+[.U104])" office:value-type="float" office:value="24.5358772293654" calcext:value-type="float">
            <text:p>24,54</text:p>
          </table:table-cell>
          <table:table-cell table:style-name="ce142" table:formula="of:=[.Q104]/[.W104]*100" office:value-type="float" office:value="80.0082953131481" calcext:value-type="float">
            <text:p>80</text:p>
          </table:table-cell>
          <table:table-cell table:style-name="ce142" table:formula="of:=[.S104]/[.W104]*100" office:value-type="float" office:value="9.99585234342596" calcext:value-type="float">
            <text:p>10</text:p>
          </table:table-cell>
          <table:table-cell table:style-name="ce142" table:formula="of:=[.U104]/[.W104]*100" office:value-type="float" office:value="9.99585234342596" calcext:value-type="float">
            <text:p>10</text:p>
          </table:table-cell>
          <table:table-cell table:style-name="ce112" office:value-type="float" office:value="1146" calcext:value-type="float">
            <text:p>1146</text:p>
          </table:table-cell>
          <table:table-cell table:style-name="ce146" table:formula="of:=[.AC104]/[.X104]*100" office:value-type="float" office:value="1.93725065927378" calcext:value-type="float">
            <text:p>1,94</text:p>
          </table:table-cell>
          <table:table-cell table:style-name="ce112" office:value-type="float" office:value="11488" calcext:value-type="float">
            <text:p>11488</text:p>
          </table:table-cell>
          <table:table-cell table:style-name="ce112" office:value-type="float" office:value="5784" calcext:value-type="float">
            <text:p>5784</text:p>
          </table:table-cell>
          <table:table-cell table:style-name="ce147" table:formula="of:=[.AE104]/[.AF104]" office:value-type="float" office:value="1.98616874135546" calcext:value-type="float">
            <text:p>1,99</text:p>
          </table:table-cell>
          <table:table-cell table:number-columns-repeated="99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8" office:value-type="string" calcext:value-type="string">
            <text:p>ud12</text:p>
          </table:table-cell>
          <table:table-cell table:style-name="ce113" office:value-type="string" calcext:value-type="string">
            <text:p>UD 1.2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5]+[.S105]+[.U105]" office:value-type="float" office:value="2411" calcext:value-type="float">
            <text:p>2411</text:p>
          </table:table-cell>
          <table:table-cell table:style-name="ce112" table:formula="of:=[.R105]+[.T105]+[.V105]" office:value-type="float" office:value="59156" calcext:value-type="float">
            <text:p>59156</text:p>
          </table:table-cell>
          <table:table-cell table:style-name="ce141" table:formula="of:=([.R105]+[.T105]+[.V105])/([.Q105]+[.S105]+[.U105])" office:value-type="float" office:value="24.5358772293654" calcext:value-type="float">
            <text:p>24,54</text:p>
          </table:table-cell>
          <table:table-cell table:style-name="ce142" table:formula="of:=[.Q105]/[.W105]*100" office:value-type="float" office:value="80.0082953131481" calcext:value-type="float">
            <text:p>80</text:p>
          </table:table-cell>
          <table:table-cell table:style-name="ce142" table:formula="of:=[.S105]/[.W105]*100" office:value-type="float" office:value="9.99585234342596" calcext:value-type="float">
            <text:p>10</text:p>
          </table:table-cell>
          <table:table-cell table:style-name="ce142" table:formula="of:=[.U105]/[.W105]*100" office:value-type="float" office:value="9.99585234342596" calcext:value-type="float">
            <text:p>10</text:p>
          </table:table-cell>
          <table:table-cell table:style-name="ce113"/>
          <table:table-cell table:style-name="ce147"/>
          <table:table-cell table:style-name="ce113" office:value-type="float" office:value="11104" calcext:value-type="float">
            <text:p>11104</text:p>
          </table:table-cell>
          <table:table-cell table:style-name="ce113" office:value-type="float" office:value="6171" calcext:value-type="float">
            <text:p>6171</text:p>
          </table:table-cell>
          <table:table-cell table:style-name="ce147" table:formula="of:=[.AE105]/[.AF105]" office:value-type="float" office:value="1.79938421649652" calcext:value-type="float">
            <text:p>1,80</text:p>
          </table:table-cell>
          <table:table-cell table:style-name="ce110" table:number-columns-repeated="990"/>
          <table:table-cell table:style-name="ce15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9" office:value-type="string" calcext:value-type="string">
            <text:p>ud13</text:p>
          </table:table-cell>
          <table:table-cell table:style-name="ce113" office:value-type="string" calcext:value-type="string">
            <text:p>UD 1.3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6]+[.S106]+[.U106]" office:value-type="float" office:value="2411" calcext:value-type="float">
            <text:p>2411</text:p>
          </table:table-cell>
          <table:table-cell table:style-name="ce112" table:formula="of:=[.R106]+[.T106]+[.V106]" office:value-type="float" office:value="59156" calcext:value-type="float">
            <text:p>59156</text:p>
          </table:table-cell>
          <table:table-cell table:style-name="ce141" table:formula="of:=([.R106]+[.T106]+[.V106])/([.Q106]+[.S106]+[.U106])" office:value-type="float" office:value="24.5358772293654" calcext:value-type="float">
            <text:p>24,54</text:p>
          </table:table-cell>
          <table:table-cell table:style-name="ce142" table:formula="of:=[.Q106]/[.W106]*100" office:value-type="float" office:value="80.0082953131481" calcext:value-type="float">
            <text:p>80</text:p>
          </table:table-cell>
          <table:table-cell table:style-name="ce142" table:formula="of:=[.S106]/[.W106]*100" office:value-type="float" office:value="9.99585234342596" calcext:value-type="float">
            <text:p>10</text:p>
          </table:table-cell>
          <table:table-cell table:style-name="ce142" table:formula="of:=[.U106]/[.W106]*100" office:value-type="float" office:value="9.99585234342596"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agdt</text:p>
          </table:table-cell>
          <table:table-cell table:style-name="ce117" office:value-type="string" calcext:value-type="string">
            <text:p>agdt</text:p>
          </table:table-cell>
          <table:table-cell table:style-name="ce112" office:value-type="string" calcext:value-type="string">
            <text:p>AG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http://nlp.perseus.tufts.edu/syntax/treebank/greek.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13" office:value-type="string" calcext:value-type="string">
            <text:p>ours</text:p>
          </table:table-cell>
          <table:table-cell table:style-name="ce113" office:value-type="float" office:value="20126" calcext:value-type="float">
            <text:p>20126</text:p>
          </table:table-cell>
          <table:table-cell table:style-name="ce113" office:value-type="float" office:value="296927" calcext:value-type="float">
            <text:p>296927</text:p>
          </table:table-cell>
          <table:table-cell table:style-name="ce113" office:value-type="float" office:value="518" calcext:value-type="float">
            <text:p>518</text:p>
          </table:table-cell>
          <table:table-cell table:style-name="ce113" office:value-type="float" office:value="6206" calcext:value-type="float">
            <text:p>6206</text:p>
          </table:table-cell>
          <table:table-cell table:style-name="ce113" office:value-type="float" office:value="529" calcext:value-type="float">
            <text:p>529</text:p>
          </table:table-cell>
          <table:table-cell table:style-name="ce113" office:value-type="float" office:value="5949" calcext:value-type="float">
            <text:p>5949</text:p>
          </table:table-cell>
          <table:table-cell table:style-name="ce112" table:formula="of:=[.Q107]+[.S107]+[.U107]" office:value-type="float" office:value="21173" calcext:value-type="float">
            <text:p>21173</text:p>
          </table:table-cell>
          <table:table-cell table:style-name="ce112" table:formula="of:=[.R107]+[.T107]+[.V107]" office:value-type="float" office:value="309082" calcext:value-type="float">
            <text:p>309082</text:p>
          </table:table-cell>
          <table:table-cell table:style-name="ce141" table:formula="of:=([.R107]+[.T107]+[.V107])/([.Q107]+[.S107]+[.U107])" office:value-type="float" office:value="14.5979313276343" calcext:value-type="float">
            <text:p>14,60</text:p>
          </table:table-cell>
          <table:table-cell table:style-name="ce142" table:formula="of:=[.Q107]/[.W107]*100" office:value-type="float" office:value="95.0550229065319" calcext:value-type="float">
            <text:p>95</text:p>
          </table:table-cell>
          <table:table-cell table:style-name="ce142" table:formula="of:=[.S107]/[.W107]*100" office:value-type="float" office:value="2.44651206725547" calcext:value-type="float">
            <text:p>2</text:p>
          </table:table-cell>
          <table:table-cell table:style-name="ce142" table:formula="of:=[.U107]/[.W107]*100" office:value-type="float" office:value="2.49846502621263" calcext:value-type="float">
            <text:p>2</text:p>
          </table:table-cell>
          <table:table-cell table:style-name="ce113" office:value-type="float" office:value="29723" calcext:value-type="float">
            <text:p>29723</text:p>
          </table:table-cell>
          <table:table-cell table:style-name="ce146" table:formula="of:=[.AC107]/[.X107]*100" office:value-type="float" office:value="9.61654188856032" calcext:value-type="float">
            <text:p>9,62</text:p>
          </table:table-cell>
          <table:table-cell table:style-name="ce112" office:value-type="float" office:value="19847" calcext:value-type="float">
            <text:p>19847</text:p>
          </table:table-cell>
          <table:table-cell table:style-name="ce112" office:value-type="float" office:value="7648" calcext:value-type="float">
            <text:p>7648</text:p>
          </table:table-cell>
          <table:table-cell table:style-name="ce147" table:formula="of:=[.AE107]/[.AF107]" office:value-type="float" office:value="2.59505753138075" calcext:value-type="float">
            <text:p>2,60</text:p>
          </table:table-cell>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8" office:value-type="string" calcext:value-type="string">
            <text:p>ud12</text:p>
          </table:table-cell>
          <table:table-cell table:style-name="ce113" office:value-type="string" calcext:value-type="string">
            <text:p>UD 1.2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8]+[.S108]+[.U108]" office:value-type="float" office:value="16221" calcext:value-type="float">
            <text:p>16221</text:p>
          </table:table-cell>
          <table:table-cell table:style-name="ce112" table:formula="of:=[.R108]+[.T108]+[.V108]" office:value-type="float" office:value="244993" calcext:value-type="float">
            <text:p>244993</text:p>
          </table:table-cell>
          <table:table-cell table:style-name="ce141" table:formula="of:=([.R108]+[.T108]+[.V108])/([.Q108]+[.S108]+[.U108])" office:value-type="float" office:value="15.1034461500524" calcext:value-type="float">
            <text:p>15,10</text:p>
          </table:table-cell>
          <table:table-cell table:style-name="ce142" table:formula="of:=[.Q108]/[.W108]*100" office:value-type="float" office:value="81.2835213611985" calcext:value-type="float">
            <text:p>81</text:p>
          </table:table-cell>
          <table:table-cell table:style-name="ce142" table:formula="of:=[.S108]/[.W108]*100" office:value-type="float" office:value="12.841378460021" calcext:value-type="float">
            <text:p>13</text:p>
          </table:table-cell>
          <table:table-cell table:style-name="ce142" table:formula="of:=[.U108]/[.W108]*100" office:value-type="float" office:value="5.87510017878059" calcext:value-type="float">
            <text:p>6</text:p>
          </table:table-cell>
          <table:table-cell table:style-name="ce113"/>
          <table:table-cell table:style-name="ce147"/>
          <table:table-cell table:style-name="ce113" office:value-type="float" office:value="48347" calcext:value-type="float">
            <text:p>48347</text:p>
          </table:table-cell>
          <table:table-cell table:style-name="ce113" office:value-type="float" office:value="15514" calcext:value-type="float">
            <text:p>15514</text:p>
          </table:table-cell>
          <table:table-cell table:style-name="ce147" table:formula="of:=[.AE108]/[.AF108]" office:value-type="float" office:value="3.11634652571871" calcext:value-type="float">
            <text:p>3,12</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9" office:value-type="string" calcext:value-type="string">
            <text:p>ud13</text:p>
          </table:table-cell>
          <table:table-cell table:style-name="ce113" office:value-type="string" calcext:value-type="string">
            <text:p>UD 1.3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9]+[.S109]+[.U109]" office:value-type="float" office:value="16221" calcext:value-type="float">
            <text:p>16221</text:p>
          </table:table-cell>
          <table:table-cell table:style-name="ce112" table:formula="of:=[.R109]+[.T109]+[.V109]" office:value-type="float" office:value="244993" calcext:value-type="float">
            <text:p>244993</text:p>
          </table:table-cell>
          <table:table-cell table:style-name="ce141" table:formula="of:=([.R109]+[.T109]+[.V109])/([.Q109]+[.S109]+[.U109])" office:value-type="float" office:value="15.1034461500524" calcext:value-type="float">
            <text:p>15,10</text:p>
          </table:table-cell>
          <table:table-cell table:style-name="ce142" table:formula="of:=[.Q109]/[.W109]*100" office:value-type="float" office:value="81.2835213611985" calcext:value-type="float">
            <text:p>81</text:p>
          </table:table-cell>
          <table:table-cell table:style-name="ce142" table:formula="of:=[.S109]/[.W109]*100" office:value-type="float" office:value="12.841378460021" calcext:value-type="float">
            <text:p>13</text:p>
          </table:table-cell>
          <table:table-cell table:style-name="ce142" table:formula="of:=[.U109]/[.W109]*100" office:value-type="float" office:value="5.87510017878059"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proiel-grc</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10]+[.S110]+[.U110]" office:value-type="float" office:value="0" calcext:value-type="float">
            <text:p>0</text:p>
          </table:table-cell>
          <table:table-cell table:style-name="ce112" table:formula="of:=[.R110]+[.T110]+[.V110]" office:value-type="float" office:value="0" calcext:value-type="float">
            <text:p>0</text:p>
          </table:table-cell>
          <table:table-cell table:style-name="ce141" table:formula="of:=([.R110]+[.T110]+[.V110])/([.Q110]+[.S110]+[.U110])" office:value-type="string" office:string-value="" calcext:value-type="error">
            <text:p>#DIV/0!</text:p>
          </table:table-cell>
          <table:table-cell table:style-name="ce142" table:formula="of:=[.Q110]/[.W110]*100" office:value-type="string" office:string-value="" calcext:value-type="error">
            <text:p>#DIV/0!</text:p>
          </table:table-cell>
          <table:table-cell table:style-name="ce142" table:formula="of:=[.S110]/[.W110]*100" office:value-type="string" office:string-value="" calcext:value-type="error">
            <text:p>#DIV/0!</text:p>
          </table:table-cell>
          <table:table-cell table:style-name="ce142" table:formula="of:=[.U110]/[.W110]*100" office:value-type="string" office:string-value="" calcext:value-type="error">
            <text:p>#DIV/0!</text:p>
          </table:table-cell>
          <table:table-cell table:style-name="ce113"/>
          <table:table-cell table:style-name="ce141" table:formula="of:=[.AC110]/[.X11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8" office:value-type="string" calcext:value-type="string">
            <text:p>ud12proiel</text:p>
          </table:table-cell>
          <table:table-cell table:style-name="ce113" office:value-type="string" calcext:value-type="string">
            <text:p>UD 1.2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1]+[.S111]+[.U111]" office:value-type="float" office:value="16633" calcext:value-type="float">
            <text:p>16633</text:p>
          </table:table-cell>
          <table:table-cell table:style-name="ce112" table:formula="of:=[.R111]+[.T111]+[.V111]" office:value-type="float" office:value="206966" calcext:value-type="float">
            <text:p>206966</text:p>
          </table:table-cell>
          <table:table-cell table:style-name="ce141" table:formula="of:=([.R111]+[.T111]+[.V111])/([.Q111]+[.S111]+[.U111])" office:value-type="float" office:value="12.4430950520051" calcext:value-type="float">
            <text:p>12,44</text:p>
          </table:table-cell>
          <table:table-cell table:style-name="ce142" table:formula="of:=[.Q111]/[.W111]*100" office:value-type="float" office:value="79.9975951421872" calcext:value-type="float">
            <text:p>80</text:p>
          </table:table-cell>
          <table:table-cell table:style-name="ce142" table:formula="of:=[.S111]/[.W111]*100" office:value-type="float" office:value="11.110443095052" calcext:value-type="float">
            <text:p>11</text:p>
          </table:table-cell>
          <table:table-cell table:style-name="ce142" table:formula="of:=[.U111]/[.W111]*100" office:value-type="float" office:value="8.89196176276078" calcext:value-type="float">
            <text:p>9</text:p>
          </table:table-cell>
          <table:table-cell table:style-name="ce113"/>
          <table:table-cell table:style-name="ce147"/>
          <table:table-cell table:style-name="ce113" office:value-type="float" office:value="31916" calcext:value-type="float">
            <text:p>31916</text:p>
          </table:table-cell>
          <table:table-cell table:style-name="ce113" office:value-type="float" office:value="9213" calcext:value-type="float">
            <text:p>9213</text:p>
          </table:table-cell>
          <table:table-cell table:style-name="ce147" table:formula="of:=[.AE111]/[.AF111]" office:value-type="float" office:value="3.46423531965701" calcext:value-type="float">
            <text:p>3,46</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9" office:value-type="string" calcext:value-type="string">
            <text:p>ud13proiel</text:p>
          </table:table-cell>
          <table:table-cell table:style-name="ce113" office:value-type="string" calcext:value-type="string">
            <text:p>UD 1.3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2]+[.S112]+[.U112]" office:value-type="float" office:value="16633" calcext:value-type="float">
            <text:p>16633</text:p>
          </table:table-cell>
          <table:table-cell table:style-name="ce112" table:formula="of:=[.R112]+[.T112]+[.V112]" office:value-type="float" office:value="206966" calcext:value-type="float">
            <text:p>206966</text:p>
          </table:table-cell>
          <table:table-cell table:style-name="ce141" table:formula="of:=([.R112]+[.T112]+[.V112])/([.Q112]+[.S112]+[.U112])" office:value-type="float" office:value="12.4430950520051" calcext:value-type="float">
            <text:p>12,44</text:p>
          </table:table-cell>
          <table:table-cell table:style-name="ce142" table:formula="of:=[.Q112]/[.W112]*100" office:value-type="float" office:value="79.9975951421872" calcext:value-type="float">
            <text:p>80</text:p>
          </table:table-cell>
          <table:table-cell table:style-name="ce142" table:formula="of:=[.S112]/[.W112]*100" office:value-type="float" office:value="11.110443095052" calcext:value-type="float">
            <text:p>11</text:p>
          </table:table-cell>
          <table:table-cell table:style-name="ce142" table:formula="of:=[.U112]/[.W112]*100" office:value-type="float" office:value="8.89196176276078"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spmrl2014/HEBREW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cite article, do not distribute</text:p>
          </table:table-cell>
          <table:table-cell table:style-name="ce112"/>
          <table:table-cell table:style-name="ce112" office:value-type="string" calcext:value-type="string">
            <text:p>official</text:p>
          </table:table-cell>
          <table:table-cell table:style-name="ce112" office:value-type="float" office:value="5000" calcext:value-type="float">
            <text:p>5000</text:p>
          </table:table-cell>
          <table:table-cell table:style-name="ce112" office:value-type="float" office:value="128046" calcext:value-type="float">
            <text:p>128046</text:p>
          </table:table-cell>
          <table:table-cell table:style-name="ce112" office:value-type="float" office:value="500" calcext:value-type="float">
            <text:p>500</text:p>
          </table:table-cell>
          <table:table-cell table:style-name="ce112" office:value-type="float" office:value="11301" calcext:value-type="float">
            <text:p>11301</text:p>
          </table:table-cell>
          <table:table-cell table:style-name="ce113" table:number-columns-repeated="2"/>
          <table:table-cell table:style-name="ce112" table:formula="of:=[.Q113]+[.S113]+[.U113]" office:value-type="float" office:value="5500" calcext:value-type="float">
            <text:p>5500</text:p>
          </table:table-cell>
          <table:table-cell table:style-name="ce112" table:formula="of:=[.R113]+[.T113]+[.V113]" office:value-type="float" office:value="139347" calcext:value-type="float">
            <text:p>139347</text:p>
          </table:table-cell>
          <table:table-cell table:style-name="ce141" table:formula="of:=([.R113]+[.T113]+[.V113])/([.Q113]+[.S113]+[.U113])" office:value-type="float" office:value="25.3358181818182" calcext:value-type="float">
            <text:p>25,34</text:p>
          </table:table-cell>
          <table:table-cell table:style-name="ce142" table:formula="of:=[.Q113]/[.W113]*100" office:value-type="float" office:value="90.9090909090909" calcext:value-type="float">
            <text:p>91</text:p>
          </table:table-cell>
          <table:table-cell table:style-name="ce142" table:formula="of:=[.S113]/[.W113]*100" office:value-type="float" office:value="9.09090909090909" calcext:value-type="float">
            <text:p>9</text:p>
          </table:table-cell>
          <table:table-cell table:style-name="ce142" table:formula="of:=[.U113]/[.W113]*100" office:value-type="float" office:value="0" calcext:value-type="float">
            <text:p>0</text:p>
          </table:table-cell>
          <table:table-cell table:style-name="ce113"/>
          <table:table-cell table:style-name="ce141" table:formula="of:=[.AC113]/[.X11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20" office:value-type="string" calcext:value-type="string">
            <text:p>ud11</text:p>
          </table:table-cell>
          <table:table-cell table:style-name="ce113" office:value-type="string" calcext:value-type="string">
            <text:p>UD 1.1 Hebrew</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h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4.0 International</text:p>
          </table:table-cell>
          <table:table-cell table:style-name="ce112"/>
          <table:table-cell table:style-name="ce112" office:value-type="string" calcext:value-type="string">
            <text:p>official</text:p>
          </table:table-cell>
          <table:table-cell table:style-name="ce112" office:value-type="float" office:value="5241" calcext:value-type="float">
            <text:p>5241</text:p>
          </table:table-cell>
          <table:table-cell table:style-name="ce112" office:value-type="float" office:value="135496" calcext:value-type="float">
            <text:p>135496</text:p>
          </table:table-cell>
          <table:table-cell table:style-name="ce112" office:value-type="float" office:value="484" calcext:value-type="float">
            <text:p>484</text:p>
          </table:table-cell>
          <table:table-cell table:style-name="ce112"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4]+[.S114]+[.U114]" office:value-type="float" office:value="6216" calcext:value-type="float">
            <text:p>6216</text:p>
          </table:table-cell>
          <table:table-cell table:style-name="ce112" table:formula="of:=[.R114]+[.T114]+[.V114]" office:value-type="float" office:value="158855" calcext:value-type="float">
            <text:p>158855</text:p>
          </table:table-cell>
          <table:table-cell table:style-name="ce141" table:formula="of:=([.R114]+[.T114]+[.V114])/([.Q114]+[.S114]+[.U114])" office:value-type="float" office:value="25.5558236808237" calcext:value-type="float">
            <text:p>25,56</text:p>
          </table:table-cell>
          <table:table-cell table:style-name="ce142" table:formula="of:=[.Q114]/[.W114]*100" office:value-type="float" office:value="84.3146718146718" calcext:value-type="float">
            <text:p>84</text:p>
          </table:table-cell>
          <table:table-cell table:style-name="ce142" table:formula="of:=[.S114]/[.W114]*100" office:value-type="float" office:value="7.78635778635779" calcext:value-type="float">
            <text:p>8</text:p>
          </table:table-cell>
          <table:table-cell table:style-name="ce142" table:formula="of:=[.U114]/[.W114]*100" office:value-type="float" office:value="7.8989703989704" calcext:value-type="float">
            <text:p>8</text:p>
          </table:table-cell>
          <table:table-cell table:style-name="ce113" office:value-type="float" office:value="0" calcext:value-type="float">
            <text:p>0</text:p>
          </table:table-cell>
          <table:table-cell table:style-name="ce146" table:formula="of:=[.AC114]/[.X114]*100" office:value-type="float" office:value="0" calcext:value-type="float">
            <text:p>0,00</text:p>
          </table:table-cell>
          <table:table-cell table:style-name="ce138" office:value-type="float" office:value="17836" calcext:value-type="float">
            <text:p>17836</text:p>
          </table:table-cell>
          <table:table-cell table:style-name="ce138" office:value-type="float" office:value="1" calcext:value-type="float">
            <text:p>1</text:p>
          </table:table-cell>
          <table:table-cell table:style-name="ce146" table:formula="of:=[.AE114]/[.AF114]" office:value-type="float" office:value="17836" calcext:value-type="float">
            <text:p>17836,00</text:p>
          </table:table-cell>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8" office:value-type="string" calcext:value-type="string">
            <text:p>ud12</text:p>
          </table:table-cell>
          <table:table-cell table:style-name="ce113" office:value-type="string" calcext:value-type="string">
            <text:p>UD 1.2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Hebrew</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5]+[.S115]+[.U115]" office:value-type="float" office:value="6216" calcext:value-type="float">
            <text:p>6216</text:p>
          </table:table-cell>
          <table:table-cell table:style-name="ce112" table:formula="of:=[.R115]+[.T115]+[.V115]" office:value-type="float" office:value="158855" calcext:value-type="float">
            <text:p>158855</text:p>
          </table:table-cell>
          <table:table-cell table:style-name="ce141" table:formula="of:=([.R115]+[.T115]+[.V115])/([.Q115]+[.S115]+[.U115])" office:value-type="float" office:value="25.5558236808237" calcext:value-type="float">
            <text:p>25,56</text:p>
          </table:table-cell>
          <table:table-cell table:style-name="ce142" table:formula="of:=[.Q115]/[.W115]*100" office:value-type="float" office:value="84.3146718146718" calcext:value-type="float">
            <text:p>84</text:p>
          </table:table-cell>
          <table:table-cell table:style-name="ce142" table:formula="of:=[.S115]/[.W115]*100" office:value-type="float" office:value="7.78635778635779" calcext:value-type="float">
            <text:p>8</text:p>
          </table:table-cell>
          <table:table-cell table:style-name="ce142" table:formula="of:=[.U115]/[.W115]*100" office:value-type="float" office:value="7.8989703989704" calcext:value-type="float">
            <text:p>8</text:p>
          </table:table-cell>
          <table:table-cell table:style-name="ce113"/>
          <table:table-cell table:style-name="ce147"/>
          <table:table-cell table:style-name="ce113" office:value-type="float" office:value="18368" calcext:value-type="float">
            <text:p>18368</text:p>
          </table:table-cell>
          <table:table-cell table:style-name="ce113" office:value-type="float" office:value="1" calcext:value-type="float">
            <text:p>1</text:p>
          </table:table-cell>
          <table:table-cell table:style-name="ce146" table:formula="of:=[.AE115]/[.AF115]" office:value-type="float" office:value="18368" calcext:value-type="float">
            <text:p>18368,00</text:p>
          </table:table-cell>
          <table:table-cell table:style-name="ce110" table:number-columns-repeated="990"/>
          <table:table-cell table:style-name="ce15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9" office:value-type="string" calcext:value-type="string">
            <text:p>ud13</text:p>
          </table:table-cell>
          <table:table-cell table:style-name="ce113" office:value-type="string" calcext:value-type="string">
            <text:p>UD 1.3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Hebrew</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6]+[.S116]+[.U116]" office:value-type="float" office:value="6216" calcext:value-type="float">
            <text:p>6216</text:p>
          </table:table-cell>
          <table:table-cell table:style-name="ce112" table:formula="of:=[.R116]+[.T116]+[.V116]" office:value-type="float" office:value="158855" calcext:value-type="float">
            <text:p>158855</text:p>
          </table:table-cell>
          <table:table-cell table:style-name="ce141" table:formula="of:=([.R116]+[.T116]+[.V116])/([.Q116]+[.S116]+[.U116])" office:value-type="float" office:value="25.5558236808237" calcext:value-type="float">
            <text:p>25,56</text:p>
          </table:table-cell>
          <table:table-cell table:style-name="ce142" table:formula="of:=[.Q116]/[.W116]*100" office:value-type="float" office:value="84.3146718146718" calcext:value-type="float">
            <text:p>84</text:p>
          </table:table-cell>
          <table:table-cell table:style-name="ce142" table:formula="of:=[.S116]/[.W116]*100" office:value-type="float" office:value="7.78635778635779" calcext:value-type="float">
            <text:p>8</text:p>
          </table:table-cell>
          <table:table-cell table:style-name="ce142" table:formula="of:=[.U116]/[.W116]*100" office:value-type="float" office:value="7.8989703989704" calcext:value-type="float">
            <text:p>8</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hdtb05</text:p>
          </table:table-cell>
          <table:table-cell table:style-name="ce112" office:value-type="string" calcext:value-type="string">
            <text:p>Hindi Dependency Treebank</text:p>
          </table:table-cell>
          <table:table-cell table:style-name="ce123" table:number-columns-repeated="4"/>
          <table:table-cell table:style-name="ce128" office:value-type="string" calcext:value-type="string">
            <text:p>/net/data/hydt/2014-06-23-stazeno-hdtb-pre-release/HDTB_pre_release_version</text:p>
          </table:table-cell>
          <table:table-cell table:style-name="ce112" office:value-type="string" calcext:value-type="string">
            <text:p>Dan</text:p>
          </table:table-cell>
          <table:table-cell table:style-name="ce113" office:value-type="string" calcext:value-type="string">
            <text:p><text:a xlink:href="http://ltrc.iiit.ac.in/treebank_H2014/home.php" xlink:type="simple">http://ltrc.iiit.ac.in/treebank_H2014/home.php</text:a></text:p>
          </table:table-cell>
          <table:table-cell table:style-name="ce113" office:value-type="string" calcext:value-type="string">
            <text:p>sign and download</text:p>
          </table:table-cell>
          <table:table-cell table:style-name="ce112" office:value-type="string" calcext:value-type="string">
            <text:p>non-profit research, cite article, do not distribute</text:p>
          </table:table-cell>
          <table:table-cell table:style-name="ce112" office:value-type="string" calcext:value-type="string">
            <text:p>Pre-release version, May 2014. Large part (news) is officially split to training, development and test. Small part (conversation) is not split.</text:p>
          </table:table-cell>
          <table:table-cell table:style-name="ce112" table:number-columns-repeated="7"/>
          <table:table-cell table:style-name="ce112" table:formula="of:=[.Q117]+[.S117]+[.U117]" office:value-type="float" office:value="0" calcext:value-type="float">
            <text:p>0</text:p>
          </table:table-cell>
          <table:table-cell table:style-name="ce112" table:formula="of:=[.R117]+[.T117]+[.V117]" office:value-type="float" office:value="0" calcext:value-type="float">
            <text:p>0</text:p>
          </table:table-cell>
          <table:table-cell table:style-name="ce141" table:formula="of:=([.R117]+[.T117]+[.V117])/([.Q117]+[.S117]+[.U117])" office:value-type="string" office:string-value="" calcext:value-type="error">
            <text:p>#DIV/0!</text:p>
          </table:table-cell>
          <table:table-cell table:style-name="ce142" table:formula="of:=[.Q117]/[.W117]*100" office:value-type="string" office:string-value="" calcext:value-type="error">
            <text:p>#DIV/0!</text:p>
          </table:table-cell>
          <table:table-cell table:style-name="ce142" table:formula="of:=[.S117]/[.W117]*100" office:value-type="string" office:string-value="" calcext:value-type="error">
            <text:p>#DIV/0!</text:p>
          </table:table-cell>
          <table:table-cell table:style-name="ce142" table:formula="of:=[.U117]/[.W117]*100" office:value-type="string" office:string-value="" calcext:value-type="error">
            <text:p>#DIV/0!</text:p>
          </table:table-cell>
          <table:table-cell table:style-name="ce113"/>
          <table:table-cell table:style-name="ce141" table:formula="of:=[.AC117]/[.X1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7" office:value-type="string" calcext:value-type="string">
            <text:p>hydt05</text:p>
          </table:table-cell>
          <table:table-cell table:style-name="ce112" office:value-type="string" calcext:value-type="string">
            <text:p>Hyderabad HTB 0.5</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hydt/2012-10-01-stazeno-hpst/HTB-ver0.5</text:p>
          </table:table-cell>
          <table:table-cell table:style-name="ce112" office:value-type="string" calcext:value-type="string">
            <text:p>Dan</text:p>
          </table:table-cell>
          <table:table-cell table:style-name="ce113" office:value-type="string" calcext:value-type="string">
            <text:p>Coling 2012 workshop on parsing and MT of Indian languages</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Newer and extended version of what was provided for ICON 2010.</text:p>
          </table:table-cell>
          <table:table-cell table:style-name="ce112" office:value-type="string" calcext:value-type="string">
            <text:p>official test is blind; thus our test is official development, and official train is split to our train and our development</text:p>
          </table:table-cell>
          <table:table-cell table:style-name="ce112" office:value-type="float" office:value="11000" calcext:value-type="float">
            <text:p>11000</text:p>
          </table:table-cell>
          <table:table-cell table:style-name="ce112" office:value-type="float" office:value="245493" calcext:value-type="float">
            <text:p>245493</text:p>
          </table:table-cell>
          <table:table-cell table:style-name="ce112" office:value-type="float" office:value="1041" calcext:value-type="float">
            <text:p>1041</text:p>
          </table:table-cell>
          <table:table-cell table:style-name="ce112" office:value-type="float" office:value="22600" calcext:value-type="float">
            <text:p>22600</text:p>
          </table:table-cell>
          <table:table-cell table:style-name="ce112" office:value-type="float" office:value="1233" calcext:value-type="float">
            <text:p>1233</text:p>
          </table:table-cell>
          <table:table-cell table:style-name="ce112" office:value-type="float" office:value="26416" calcext:value-type="float">
            <text:p>26416</text:p>
          </table:table-cell>
          <table:table-cell table:style-name="ce112" table:formula="of:=[.Q118]+[.S118]+[.U118]" office:value-type="float" office:value="13274" calcext:value-type="float">
            <text:p>13274</text:p>
          </table:table-cell>
          <table:table-cell table:style-name="ce112" table:formula="of:=[.R118]+[.T118]+[.V118]" office:value-type="float" office:value="294509" calcext:value-type="float">
            <text:p>294509</text:p>
          </table:table-cell>
          <table:table-cell table:style-name="ce141" table:formula="of:=([.R118]+[.T118]+[.V118])/([.Q118]+[.S118]+[.U118])" office:value-type="float" office:value="22.1869067349706" calcext:value-type="float">
            <text:p>22,19</text:p>
          </table:table-cell>
          <table:table-cell table:style-name="ce142" table:formula="of:=[.Q118]/[.W118]*100" office:value-type="float" office:value="82.8687660087389" calcext:value-type="float">
            <text:p>83</text:p>
          </table:table-cell>
          <table:table-cell table:style-name="ce142" table:formula="of:=[.S118]/[.W118]*100" office:value-type="float" office:value="7.84239867409974" calcext:value-type="float">
            <text:p>8</text:p>
          </table:table-cell>
          <table:table-cell table:style-name="ce142" table:formula="of:=[.U118]/[.W118]*100" office:value-type="float" office:value="9.28883531716137" calcext:value-type="float">
            <text:p>9</text:p>
          </table:table-cell>
          <table:table-cell table:style-name="ce113" office:value-type="float" office:value="3887" calcext:value-type="float">
            <text:p>3887</text:p>
          </table:table-cell>
          <table:table-cell table:style-name="ce146" table:formula="of:=[.AC118]/[.X118]*100" office:value-type="float" office:value="1.31982384239531" calcext:value-type="float">
            <text:p>1,32</text:p>
          </table:table-cell>
          <table:table-cell table:style-name="ce112" office:value-type="float" office:value="17477" calcext:value-type="float">
            <text:p>17477</text:p>
          </table:table-cell>
          <table:table-cell table:style-name="ce112" office:value-type="float" office:value="13632" calcext:value-type="float">
            <text:p>13632</text:p>
          </table:table-cell>
          <table:table-cell table:style-name="ce147" table:formula="of:=[.AE118]/[.AF118]" office:value-type="float" office:value="1.28205692488263" calcext:value-type="float">
            <text:p>1,28</text:p>
          </table:table-cell>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hi</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ignificantly larger than 2009 and contains more fine-grained annotation. Nodes are tokens, not chunks (i.e. there are nodes for postpositions, too).</text:p>
          </table:table-cell>
          <table:table-cell table:style-name="ce112" office:value-type="string" calcext:value-type="string">
            <text:p>official</text:p>
          </table:table-cell>
          <table:table-cell table:style-name="ce113" office:value-type="float" office:value="1501" calcext:value-type="float">
            <text:p>1501</text:p>
          </table:table-cell>
          <table:table-cell table:style-name="ce113" office:value-type="float" office:value="13779" calcext:value-type="float">
            <text:p>13779</text:p>
          </table:table-cell>
          <table:table-cell table:style-name="ce113" table:number-columns-repeated="2"/>
          <table:table-cell table:style-name="ce113" office:value-type="float" office:value="150" calcext:value-type="float">
            <text:p>150</text:p>
          </table:table-cell>
          <table:table-cell table:style-name="ce113" office:value-type="float" office:value="1250" calcext:value-type="float">
            <text:p>1250</text:p>
          </table:table-cell>
          <table:table-cell table:style-name="ce112" table:formula="of:=[.Q119]+[.S119]+[.U119]" office:value-type="float" office:value="1651" calcext:value-type="float">
            <text:p>1651</text:p>
          </table:table-cell>
          <table:table-cell table:style-name="ce112" table:formula="of:=[.R119]+[.T119]+[.V119]" office:value-type="float" office:value="15029" calcext:value-type="float">
            <text:p>15029</text:p>
          </table:table-cell>
          <table:table-cell table:style-name="ce141" table:formula="of:=([.R119]+[.T119]+[.V119])/([.Q119]+[.S119]+[.U119])" office:value-type="float" office:value="9.10296789824349" calcext:value-type="float">
            <text:p>9,10</text:p>
          </table:table-cell>
          <table:table-cell table:style-name="ce142" table:formula="of:=[.Q119]/[.W119]*100" office:value-type="float" office:value="90.9145972138098" calcext:value-type="float">
            <text:p>91</text:p>
          </table:table-cell>
          <table:table-cell table:style-name="ce142" table:formula="of:=[.S119]/[.W119]*100" office:value-type="float" office:value="0" calcext:value-type="float">
            <text:p>0</text:p>
          </table:table-cell>
          <table:table-cell table:style-name="ce142" table:formula="of:=[.U119]/[.W119]*100" office:value-type="float" office:value="9.08540278619019" calcext:value-type="float">
            <text:p>9</text:p>
          </table:table-cell>
          <table:table-cell table:style-name="ce113"/>
          <table:table-cell table:style-name="ce141" table:formula="of:=[.AC119]/[.X11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14" office:value-type="string" calcext:value-type="string">
            <text:p>/net/data/icon2010/hi</text:p>
          </table:table-cell>
          <table:table-cell table:style-name="ce112" office:value-type="string" calcext:value-type="string">
            <text:p>D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3" office:value-type="string" calcext:value-type="string">
            <text:p>Unlike ICON 2009 and unlike bn+te in ICON 2010, intra-chunk dependencies are also annotated.</text:p>
          </table:table-cell>
          <table:table-cell table:style-name="ce113" office:value-type="string" calcext:value-type="string">
            <text:p>official</text:p>
          </table:table-cell>
          <table:table-cell table:style-name="ce113" office:value-type="float" office:value="2972" calcext:value-type="float">
            <text:p>2972</text:p>
          </table:table-cell>
          <table:table-cell table:style-name="ce113" office:value-type="float" office:value="64452" calcext:value-type="float">
            <text:p>64452</text:p>
          </table:table-cell>
          <table:table-cell table:style-name="ce113" table:number-columns-repeated="2"/>
          <table:table-cell table:style-name="ce113" office:value-type="float" office:value="543" calcext:value-type="float">
            <text:p>543</text:p>
          </table:table-cell>
          <table:table-cell table:style-name="ce113" office:value-type="float" office:value="12616" calcext:value-type="float">
            <text:p>12616</text:p>
          </table:table-cell>
          <table:table-cell table:style-name="ce112" table:formula="of:=[.Q120]+[.S120]+[.U120]" office:value-type="float" office:value="3515" calcext:value-type="float">
            <text:p>3515</text:p>
          </table:table-cell>
          <table:table-cell table:style-name="ce112" table:formula="of:=[.R120]+[.T120]+[.V120]" office:value-type="float" office:value="77068" calcext:value-type="float">
            <text:p>77068</text:p>
          </table:table-cell>
          <table:table-cell table:style-name="ce141" table:formula="of:=([.R120]+[.T120]+[.V120])/([.Q120]+[.S120]+[.U120])" office:value-type="float" office:value="21.9254623044097" calcext:value-type="float">
            <text:p>21,93</text:p>
          </table:table-cell>
          <table:table-cell table:style-name="ce142" table:formula="of:=[.Q120]/[.W120]*100" office:value-type="float" office:value="84.551920341394" calcext:value-type="float">
            <text:p>85</text:p>
          </table:table-cell>
          <table:table-cell table:style-name="ce142" table:formula="of:=[.S120]/[.W120]*100" office:value-type="float" office:value="0" calcext:value-type="float">
            <text:p>0</text:p>
          </table:table-cell>
          <table:table-cell table:style-name="ce142" table:formula="of:=[.U120]/[.W120]*100" office:value-type="float" office:value="15.448079658606" calcext:value-type="float">
            <text:p>15</text:p>
          </table:table-cell>
          <table:table-cell table:style-name="ce113" office:value-type="float" office:value="862" calcext:value-type="float">
            <text:p>862</text:p>
          </table:table-cell>
          <table:table-cell table:style-name="ce141" table:formula="of:=[.AC120]/[.X120]*100" office:value-type="float" office:value="1.11849275964084" calcext:value-type="float">
            <text:p>1,12</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8" office:value-type="string" calcext:value-type="string">
            <text:p>ud12</text:p>
          </table:table-cell>
          <table:table-cell table:style-name="ce112" office:value-type="string" calcext:value-type="string">
            <text:p>UD 1.2 Hindi / Hyderabad</text:p>
          </table:table-cell>
          <table:table-cell table:style-name="ce123"/>
          <table:table-cell table:style-name="ce123" office:value-type="string" calcext:value-type="string">
            <text:p>YES</text:p>
          </table:table-cell>
          <table:table-cell table:style-name="ce123" table:number-columns-repeated="2"/>
          <table:table-cell office:value-type="string" calcext:value-type="string">
            <text:p>/net/data/universal-dependencies-1.2/UD_Hindi</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1]+[.S121]+[.U121]" office:value-type="float" office:value="16647" calcext:value-type="float">
            <text:p>16647</text:p>
          </table:table-cell>
          <table:table-cell table:style-name="ce112" table:formula="of:=[.R121]+[.T121]+[.V121]" office:value-type="float" office:value="351704" calcext:value-type="float">
            <text:p>351704</text:p>
          </table:table-cell>
          <table:table-cell table:style-name="ce141" table:formula="of:=([.R121]+[.T121]+[.V121])/([.Q121]+[.S121]+[.U121])" office:value-type="float" office:value="21.1271700606716" calcext:value-type="float">
            <text:p>21,13</text:p>
          </table:table-cell>
          <table:table-cell table:style-name="ce142" table:formula="of:=[.Q121]/[.W121]*100" office:value-type="float" office:value="79.9183035982459" calcext:value-type="float">
            <text:p>80</text:p>
          </table:table-cell>
          <table:table-cell table:style-name="ce142" table:formula="of:=[.S121]/[.W121]*100" office:value-type="float" office:value="9.96575959632366" calcext:value-type="float">
            <text:p>10</text:p>
          </table:table-cell>
          <table:table-cell table:style-name="ce142" table:formula="of:=[.U121]/[.W121]*100" office:value-type="float" office:value="10.1159368054304" calcext:value-type="float">
            <text:p>10</text:p>
          </table:table-cell>
          <table:table-cell table:style-name="ce113"/>
          <table:table-cell table:style-name="ce141"/>
          <table:table-cell table:style-name="ce112" office:value-type="float" office:value="19232" calcext:value-type="float">
            <text:p>19232</text:p>
          </table:table-cell>
          <table:table-cell table:style-name="ce112" office:value-type="float" office:value="15586" calcext:value-type="float">
            <text:p>15586</text:p>
          </table:table-cell>
          <table:table-cell table:style-name="ce147" table:formula="of:=[.AE121]/[.AF121]" office:value-type="float" office:value="1.23392788399846" calcext:value-type="float">
            <text:p>1,23</text:p>
          </table:table-cell>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9" office:value-type="string" calcext:value-type="string">
            <text:p>ud13</text:p>
          </table:table-cell>
          <table:table-cell table:style-name="ce112" office:value-type="string" calcext:value-type="string">
            <text:p>UD 1.3 Hindi / Hyderabad</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Hindi</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2]+[.S122]+[.U122]" office:value-type="float" office:value="16647" calcext:value-type="float">
            <text:p>16647</text:p>
          </table:table-cell>
          <table:table-cell table:style-name="ce112" table:formula="of:=[.R122]+[.T122]+[.V122]" office:value-type="float" office:value="351704" calcext:value-type="float">
            <text:p>351704</text:p>
          </table:table-cell>
          <table:table-cell table:style-name="ce141" table:formula="of:=([.R122]+[.T122]+[.V122])/([.Q122]+[.S122]+[.U122])" office:value-type="float" office:value="21.1271700606716" calcext:value-type="float">
            <text:p>21,13</text:p>
          </table:table-cell>
          <table:table-cell table:style-name="ce142" table:formula="of:=[.Q122]/[.W122]*100" office:value-type="float" office:value="79.9183035982459" calcext:value-type="float">
            <text:p>80</text:p>
          </table:table-cell>
          <table:table-cell table:style-name="ce142" table:formula="of:=[.S122]/[.W122]*100" office:value-type="float" office:value="9.96575959632366" calcext:value-type="float">
            <text:p>10</text:p>
          </table:table-cell>
          <table:table-cell table:style-name="ce142" table:formula="of:=[.U122]/[.W122]*100" office:value-type="float" office:value="10.1159368054304"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conll2007</text:p>
          </table:table-cell>
          <table:table-cell table:style-name="ce113" office:value-type="string" calcext:value-type="string">
            <text:p>Szeged Treebank/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hu</text:p>
          </table:table-cell>
          <table:table-cell table:style-name="ce113" office:value-type="string" calcext:value-type="string">
            <text:p>Nathan, Zdeněk</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non-profit research and education, cite article, do not distribute</text:p>
          </table:table-cell>
          <table:table-cell table:style-name="ce112"/>
          <table:table-cell table:style-name="ce112" office:value-type="string" calcext:value-type="string">
            <text:p>official</text:p>
          </table:table-cell>
          <table:table-cell table:style-name="ce112" office:value-type="float" office:value="6034" calcext:value-type="float">
            <text:p>6034</text:p>
          </table:table-cell>
          <table:table-cell table:style-name="ce112" office:value-type="float" office:value="131799" calcext:value-type="float">
            <text:p>131799</text:p>
          </table:table-cell>
          <table:table-cell table:style-name="ce112" table:number-columns-repeated="2"/>
          <table:table-cell table:style-name="ce112" office:value-type="float" office:value="390" calcext:value-type="float">
            <text:p>390</text:p>
          </table:table-cell>
          <table:table-cell table:style-name="ce112" office:value-type="float" office:value="7344" calcext:value-type="float">
            <text:p>7344</text:p>
          </table:table-cell>
          <table:table-cell table:style-name="ce112" table:formula="of:=[.Q123]+[.S123]+[.U123]" office:value-type="float" office:value="6424" calcext:value-type="float">
            <text:p>6424</text:p>
          </table:table-cell>
          <table:table-cell table:style-name="ce112" table:formula="of:=[.R123]+[.T123]+[.V123]" office:value-type="float" office:value="139143" calcext:value-type="float">
            <text:p>139143</text:p>
          </table:table-cell>
          <table:table-cell table:style-name="ce141" table:formula="of:=([.R123]+[.T123]+[.V123])/([.Q123]+[.S123]+[.U123])" office:value-type="float" office:value="21.6598692403487" calcext:value-type="float">
            <text:p>21,66</text:p>
          </table:table-cell>
          <table:table-cell table:style-name="ce142" table:formula="of:=[.Q123]/[.W123]*100" office:value-type="float" office:value="93.9290161892902" calcext:value-type="float">
            <text:p>94</text:p>
          </table:table-cell>
          <table:table-cell table:style-name="ce142" table:formula="of:=[.S123]/[.W123]*100" office:value-type="float" office:value="0" calcext:value-type="float">
            <text:p>0</text:p>
          </table:table-cell>
          <table:table-cell table:style-name="ce142" table:formula="of:=[.U123]/[.W123]*100" office:value-type="float" office:value="6.07098381070984" calcext:value-type="float">
            <text:p>6</text:p>
          </table:table-cell>
          <table:table-cell table:style-name="ce113" office:value-type="float" office:value="4032" calcext:value-type="float">
            <text:p>4032</text:p>
          </table:table-cell>
          <table:table-cell table:style-name="ce141" table:formula="of:=[.AC123]/[.X123]*100" office:value-type="float" office:value="2.89773829800996" calcext:value-type="float">
            <text:p>2,9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spmrl2014</text:p>
          </table:table-cell>
          <table:table-cell table:style-name="ce113" office:value-type="string" calcext:value-type="string">
            <text:p>Szeged Treebank 2.0/SPMRL 2014</text:p>
          </table:table-cell>
          <table:table-cell table:style-name="ce123"/>
          <table:table-cell table:style-name="ce124" table:number-columns-repeated="3"/>
          <table:table-cell table:style-name="ce129" office:value-type="string" calcext:value-type="string">
            <text:p>/net/data/spmrl2014/HUNGARI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non-profit research and education, cite article, do not distribute; do not modify (this may complicate HamleDT usage)</text:p>
          </table:table-cell>
          <table:table-cell table:style-name="ce112"/>
          <table:table-cell table:style-name="ce112" office:value-type="string" calcext:value-type="string">
            <text:p>official</text:p>
          </table:table-cell>
          <table:table-cell table:style-name="ce112" office:value-type="float" office:value="8146" calcext:value-type="float">
            <text:p>8146</text:p>
          </table:table-cell>
          <table:table-cell table:style-name="ce112" office:value-type="float" office:value="170141" calcext:value-type="float">
            <text:p>170141</text:p>
          </table:table-cell>
          <table:table-cell table:style-name="ce112" office:value-type="float" office:value="1051" calcext:value-type="float">
            <text:p>1051</text:p>
          </table:table-cell>
          <table:table-cell table:style-name="ce112" office:value-type="float" office:value="29989" calcext:value-type="float">
            <text:p>29989</text:p>
          </table:table-cell>
          <table:table-cell table:style-name="Default"/>
          <table:table-cell table:style-name="ce112"/>
          <table:table-cell table:style-name="ce112" table:formula="of:=[.Q124]+[.S124]+[.U124]" office:value-type="float" office:value="9197" calcext:value-type="float">
            <text:p>9197</text:p>
          </table:table-cell>
          <table:table-cell table:style-name="ce112" table:formula="of:=[.R124]+[.T124]+[.V124]" office:value-type="float" office:value="200130" calcext:value-type="float">
            <text:p>200130</text:p>
          </table:table-cell>
          <table:table-cell table:style-name="ce141" table:formula="of:=([.R124]+[.T124]+[.V124])/([.Q124]+[.S124]+[.U124])" office:value-type="float" office:value="21.7603566380341" calcext:value-type="float">
            <text:p>21,76</text:p>
          </table:table-cell>
          <table:table-cell table:style-name="ce142" table:formula="of:=[.Q124]/[.W124]*100" office:value-type="float" office:value="88.572360552354" calcext:value-type="float">
            <text:p>89</text:p>
          </table:table-cell>
          <table:table-cell table:style-name="ce142" table:formula="of:=[.S124]/[.W124]*100" office:value-type="float" office:value="11.427639447646" calcext:value-type="float">
            <text:p>11</text:p>
          </table:table-cell>
          <table:table-cell table:style-name="ce142" table:formula="of:=[.U124]/[.W124]*100" office:value-type="float" office:value="0" calcext:value-type="float">
            <text:p>0</text:p>
          </table:table-cell>
          <table:table-cell table:style-name="ce113"/>
          <table:table-cell table:style-name="ce141" table:formula="of:=[.AC124]/[.X124]*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15" office:value-type="string" calcext:value-type="string">
            <text:p>ud10</text:p>
          </table:table-cell>
          <table:table-cell table:style-name="ce112" office:value-type="string" calcext:value-type="string">
            <text:p>UD 1.0 Hungarian / Szeged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ey took old underlying texts but annotated them manually in the UD scheme.</text:p>
          </table:table-cell>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5]+[.S125]+[.U125]" office:value-type="float" office:value="1299" calcext:value-type="float">
            <text:p>1299</text:p>
          </table:table-cell>
          <table:table-cell table:style-name="ce112" table:formula="of:=[.R125]+[.T125]+[.V125]" office:value-type="float" office:value="26538" calcext:value-type="float">
            <text:p>26538</text:p>
          </table:table-cell>
          <table:table-cell table:style-name="ce141" table:formula="of:=([.R125]+[.T125]+[.V125])/([.Q125]+[.S125]+[.U125])" office:value-type="float" office:value="20.4295612009238" calcext:value-type="float">
            <text:p>20,43</text:p>
          </table:table-cell>
          <table:table-cell table:style-name="ce142" table:formula="of:=[.Q125]/[.W125]*100" office:value-type="float" office:value="79.445727482679" calcext:value-type="float">
            <text:p>79</text:p>
          </table:table-cell>
          <table:table-cell table:style-name="ce142" table:formula="of:=[.S125]/[.W125]*100" office:value-type="float" office:value="9.93071593533487" calcext:value-type="float">
            <text:p>10</text:p>
          </table:table-cell>
          <table:table-cell table:style-name="ce142" table:formula="of:=[.U125]/[.W125]*100" office:value-type="float" office:value="10.6235565819861" calcext:value-type="float">
            <text:p>11</text:p>
          </table:table-cell>
          <table:table-cell table:style-name="ce112" office:value-type="float" office:value="554" calcext:value-type="float">
            <text:p>554</text:p>
          </table:table-cell>
          <table:table-cell table:style-name="ce141" table:formula="of:=[.AC125]/[.X125]*100" office:value-type="float" office:value="2.08757253749341" calcext:value-type="float">
            <text:p>2,0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20" office:value-type="string" calcext:value-type="string">
            <text:p>ud11</text:p>
          </table:table-cell>
          <table:table-cell table:style-name="ce112" office:value-type="string" calcext:value-type="string">
            <text:p>UD 1.1 Hun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hu</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6]+[.S126]+[.U126]" office:value-type="float" office:value="1299" calcext:value-type="float">
            <text:p>1299</text:p>
          </table:table-cell>
          <table:table-cell table:style-name="ce112" table:formula="of:=[.R126]+[.T126]+[.V126]" office:value-type="float" office:value="26538" calcext:value-type="float">
            <text:p>26538</text:p>
          </table:table-cell>
          <table:table-cell table:style-name="ce141" table:formula="of:=([.R126]+[.T126]+[.V126])/([.Q126]+[.S126]+[.U126])" office:value-type="float" office:value="20.4295612009238" calcext:value-type="float">
            <text:p>20,43</text:p>
          </table:table-cell>
          <table:table-cell table:style-name="ce142" table:formula="of:=[.Q126]/[.W126]*100" office:value-type="float" office:value="79.445727482679" calcext:value-type="float">
            <text:p>79</text:p>
          </table:table-cell>
          <table:table-cell table:style-name="ce142" table:formula="of:=[.S126]/[.W126]*100" office:value-type="float" office:value="9.93071593533487" calcext:value-type="float">
            <text:p>10</text:p>
          </table:table-cell>
          <table:table-cell table:style-name="ce142" table:formula="of:=[.U126]/[.W126]*100" office:value-type="float" office:value="10.6235565819861" calcext:value-type="float">
            <text:p>11</text:p>
          </table:table-cell>
          <table:table-cell table:style-name="ce112" office:value-type="float" office:value="554" calcext:value-type="float">
            <text:p>554</text:p>
          </table:table-cell>
          <table:table-cell table:style-name="ce146" table:formula="of:=[.AC126]/[.X126]*100" office:value-type="float" office:value="2.08757253749341" calcext:value-type="float">
            <text:p>2,09</text:p>
          </table:table-cell>
          <table:table-cell table:style-name="ce112" office:value-type="float" office:value="9607" calcext:value-type="float">
            <text:p>9607</text:p>
          </table:table-cell>
          <table:table-cell table:style-name="ce112" office:value-type="float" office:value="6243" calcext:value-type="float">
            <text:p>6243</text:p>
          </table:table-cell>
          <table:table-cell table:style-name="ce147" table:formula="of:=[.AE126]/[.AF126]" office:value-type="float" office:value="1.53884350472529" calcext:value-type="float">
            <text:p>1,54</text:p>
          </table:table-cell>
          <table:table-cell table:number-columns-repeated="99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8" office:value-type="string" calcext:value-type="string">
            <text:p>ud12</text:p>
          </table:table-cell>
          <table:table-cell table:style-name="ce113" office:value-type="string" calcext:value-type="string">
            <text:p>UD 1.2 Hungarian</text:p>
          </table:table-cell>
          <table:table-cell table:style-name="ce124"/>
          <table:table-cell table:style-name="ce124" office:value-type="string" calcext:value-type="string">
            <text:p>YES</text:p>
          </table:table-cell>
          <table:table-cell table:style-name="ce124" table:number-columns-repeated="2"/>
          <table:table-cell office:value-type="string" calcext:value-type="string">
            <text:p>/net/data/universal-dependencies-1.2/UD_Hun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32" calcext:value-type="float">
            <text:p>1032</text:p>
          </table:table-cell>
          <table:table-cell table:style-name="ce113" office:value-type="float" office:value="20764" calcext:value-type="float">
            <text:p>20764</text:p>
          </table:table-cell>
          <table:table-cell table:style-name="ce113" office:value-type="float" office:value="129" calcext:value-type="float">
            <text:p>129</text:p>
          </table:table-cell>
          <table:table-cell table:style-name="ce113" office:value-type="float" office:value="3049" calcext:value-type="float">
            <text:p>3049</text:p>
          </table:table-cell>
          <table:table-cell table:style-name="ce113" office:value-type="float" office:value="138" calcext:value-type="float">
            <text:p>138</text:p>
          </table:table-cell>
          <table:table-cell table:style-name="ce113" office:value-type="float" office:value="2725" calcext:value-type="float">
            <text:p>2725</text:p>
          </table:table-cell>
          <table:table-cell table:style-name="ce112" table:formula="of:=[.Q127]+[.S127]+[.U127]" office:value-type="float" office:value="1299" calcext:value-type="float">
            <text:p>1299</text:p>
          </table:table-cell>
          <table:table-cell table:style-name="ce112" table:formula="of:=[.R127]+[.T127]+[.V127]" office:value-type="float" office:value="26538" calcext:value-type="float">
            <text:p>26538</text:p>
          </table:table-cell>
          <table:table-cell table:style-name="ce141" table:formula="of:=([.R127]+[.T127]+[.V127])/([.Q127]+[.S127]+[.U127])" office:value-type="float" office:value="20.4295612009238" calcext:value-type="float">
            <text:p>20,43</text:p>
          </table:table-cell>
          <table:table-cell table:style-name="ce142" table:formula="of:=[.Q127]/[.W127]*100" office:value-type="float" office:value="79.445727482679" calcext:value-type="float">
            <text:p>79</text:p>
          </table:table-cell>
          <table:table-cell table:style-name="ce142" table:formula="of:=[.S127]/[.W127]*100" office:value-type="float" office:value="9.93071593533487" calcext:value-type="float">
            <text:p>10</text:p>
          </table:table-cell>
          <table:table-cell table:style-name="ce142" table:formula="of:=[.U127]/[.W127]*100" office:value-type="float" office:value="10.6235565819861" calcext:value-type="float">
            <text:p>11</text:p>
          </table:table-cell>
          <table:table-cell table:style-name="ce113"/>
          <table:table-cell table:style-name="ce147"/>
          <table:table-cell table:style-name="ce113" office:value-type="float" office:value="9478" calcext:value-type="float">
            <text:p>9478</text:p>
          </table:table-cell>
          <table:table-cell table:style-name="ce113" office:value-type="float" office:value="6366" calcext:value-type="float">
            <text:p>6366</text:p>
          </table:table-cell>
          <table:table-cell table:style-name="ce147" table:formula="of:=[.AE127]/[.AF127]" office:value-type="float" office:value="1.48884699968583" calcext:value-type="float">
            <text:p>1,49</text:p>
          </table:table-cell>
          <table:table-cell table:style-name="ce110" table:number-columns-repeated="990"/>
          <table:table-cell table:style-name="ce15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9" office:value-type="string" calcext:value-type="string">
            <text:p>ud13</text:p>
          </table:table-cell>
          <table:table-cell table:style-name="ce113" office:value-type="string" calcext:value-type="string">
            <text:p>UD 1.3 Hun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33" calcext:value-type="float">
            <text:p>1433</text:p>
          </table:table-cell>
          <table:table-cell table:style-name="ce113" office:value-type="float" office:value="33016" calcext:value-type="float">
            <text:p>33016</text:p>
          </table:table-cell>
          <table:table-cell table:style-name="ce113" office:value-type="float" office:value="179" calcext:value-type="float">
            <text:p>179</text:p>
          </table:table-cell>
          <table:table-cell table:style-name="ce113" office:value-type="float" office:value="4781" calcext:value-type="float">
            <text:p>4781</text:p>
          </table:table-cell>
          <table:table-cell table:style-name="ce113" office:value-type="float" office:value="188" calcext:value-type="float">
            <text:p>188</text:p>
          </table:table-cell>
          <table:table-cell table:style-name="ce113" office:value-type="float" office:value="4235" calcext:value-type="float">
            <text:p>4235</text:p>
          </table:table-cell>
          <table:table-cell table:style-name="ce112" table:formula="of:=[.Q128]+[.S128]+[.U128]" office:value-type="float" office:value="1800" calcext:value-type="float">
            <text:p>1800</text:p>
          </table:table-cell>
          <table:table-cell table:style-name="ce112" table:formula="of:=[.R128]+[.T128]+[.V128]" office:value-type="float" office:value="42032" calcext:value-type="float">
            <text:p>42032</text:p>
          </table:table-cell>
          <table:table-cell table:style-name="ce141" table:formula="of:=([.R128]+[.T128]+[.V128])/([.Q128]+[.S128]+[.U128])" office:value-type="float" office:value="23.3511111111111" calcext:value-type="float">
            <text:p>23,35</text:p>
          </table:table-cell>
          <table:table-cell table:style-name="ce142" table:formula="of:=[.Q128]/[.W128]*100" office:value-type="float" office:value="79.6111111111111" calcext:value-type="float">
            <text:p>80</text:p>
          </table:table-cell>
          <table:table-cell table:style-name="ce142" table:formula="of:=[.S128]/[.W128]*100" office:value-type="float" office:value="9.94444444444444" calcext:value-type="float">
            <text:p>10</text:p>
          </table:table-cell>
          <table:table-cell table:style-name="ce142" table:formula="of:=[.U128]/[.W128]*100" office:value-type="float" office:value="10.444444444444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zh</text:p>
          </table:table-cell>
          <table:table-cell table:style-name="ce113" office:value-type="string" calcext:value-type="string">
            <text:p>Chinese</text:p>
          </table:table-cell>
          <table:table-cell table:style-name="ce116" office:value-type="string" calcext:value-type="string">
            <text:p>google-zh</text:p>
          </table:table-cell>
          <table:table-cell table:style-name="ce119" office:value-type="string" calcext:value-type="string">
            <text:p>ud13</text:p>
          </table:table-cell>
          <table:table-cell table:style-name="ce113" office:value-type="string" calcext:value-type="string">
            <text:p>UD 1.3 Chinese / Google</text:p>
          </table:table-cell>
          <table:table-cell table:style-name="ce124" table:number-columns-repeated="4"/>
          <table:table-cell table:style-name="ce129" office:value-type="string" calcext:value-type="string">
            <text:p>/net/data/universal-dependencies-1.3/UD_Chines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3997" calcext:value-type="float">
            <text:p>3997</text:p>
          </table:table-cell>
          <table:table-cell table:style-name="ce113" office:value-type="float" office:value="98608" calcext:value-type="float">
            <text:p>98608</text:p>
          </table:table-cell>
          <table:table-cell table:style-name="ce113" office:value-type="float" office:value="500" calcext:value-type="float">
            <text:p>500</text:p>
          </table:table-cell>
          <table:table-cell table:style-name="ce113" office:value-type="float" office:value="12663" calcext:value-type="float">
            <text:p>12663</text:p>
          </table:table-cell>
          <table:table-cell table:style-name="ce113" office:value-type="float" office:value="500" calcext:value-type="float">
            <text:p>500</text:p>
          </table:table-cell>
          <table:table-cell table:style-name="ce113" office:value-type="float" office:value="12012" calcext:value-type="float">
            <text:p>12012</text:p>
          </table:table-cell>
          <table:table-cell table:style-name="ce112" table:formula="of:=[.Q129]+[.S129]+[.U129]" office:value-type="float" office:value="4997" calcext:value-type="float">
            <text:p>4997</text:p>
          </table:table-cell>
          <table:table-cell table:style-name="ce112" table:formula="of:=[.R129]+[.T129]+[.V129]" office:value-type="float" office:value="123283" calcext:value-type="float">
            <text:p>123283</text:p>
          </table:table-cell>
          <table:table-cell table:style-name="ce141" table:formula="of:=([.R129]+[.T129]+[.V129])/([.Q129]+[.S129]+[.U129])" office:value-type="float" office:value="24.671402841705" calcext:value-type="float">
            <text:p>24,67</text:p>
          </table:table-cell>
          <table:table-cell table:style-name="ce142" table:formula="of:=[.Q129]/[.W129]*100" office:value-type="float" office:value="79.9879927956774" calcext:value-type="float">
            <text:p>80</text:p>
          </table:table-cell>
          <table:table-cell table:style-name="ce142" table:formula="of:=[.S129]/[.W129]*100" office:value-type="float" office:value="10.0060036021613" calcext:value-type="float">
            <text:p>10</text:p>
          </table:table-cell>
          <table:table-cell table:style-name="ce142" table:formula="of:=[.U129]/[.W129]*100" office:value-type="float" office:value="10.0060036021613"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penn-zh</text:p>
          </table:table-cell>
          <table:table-cell table:style-name="ce116" office:value-type="string" calcext:value-type="string">
            <text:p>conll2009</text:p>
          </table:table-cell>
          <table:table-cell table:style-name="ce113" office:value-type="string" calcext:value-type="string">
            <text:p>Penn6/CoNLL 2009</text:p>
          </table:table-cell>
          <table:table-cell table:style-name="ce124" table:number-columns-repeated="2"/>
          <table:table-cell table:style-name="ce126" table:number-columns-repeated="2"/>
          <table:table-cell table:style-name="ce130" office:value-type="string" calcext:value-type="string">
            <text:p>/net/data/conll/2009/zh</text:p>
          </table:table-cell>
          <table:table-cell table:style-name="ce113"/>
          <table:table-cell table:style-name="ce113" office:value-type="string" calcext:value-type="string">
            <text:p>CoNLL 2009</text:p>
          </table:table-cell>
          <table:table-cell table:style-name="ce113" office:value-type="string" calcext:value-type="string">
            <text:p>buy</text:p>
          </table:table-cell>
          <table:table-cell table:style-name="ce113" office:value-type="string" calcext:value-type="string">
            <text:p>LDC</text:p>
          </table:table-cell>
          <table:table-cell table:style-name="ce112" office:value-type="string" calcext:value-type="string">
            <text:p>CoNLL 2009 is from converted Penn Chinese Treebank (mainland texts, Penn annotation). This part has LDC license: OK</text:p>
          </table:table-cell>
          <table:table-cell table:style-name="ce138" office:value-type="string" calcext:value-type="string">
            <text:p>official etest</text:p>
          </table:table-cell>
          <table:table-cell table:style-name="ce112" office:value-type="float" office:value="22277" calcext:value-type="float">
            <text:p>22277</text:p>
          </table:table-cell>
          <table:table-cell table:style-name="ce112" office:value-type="float" office:value="609060" calcext:value-type="float">
            <text:p>609060</text:p>
          </table:table-cell>
          <table:table-cell table:style-name="ce138" table:number-columns-repeated="2"/>
          <table:table-cell table:style-name="ce112" office:value-type="float" office:value="1762" calcext:value-type="float">
            <text:p>1762</text:p>
          </table:table-cell>
          <table:table-cell table:style-name="ce112" office:value-type="float" office:value="49620" calcext:value-type="float">
            <text:p>49620</text:p>
          </table:table-cell>
          <table:table-cell table:style-name="ce112" table:formula="of:=[.Q130]+[.S130]+[.U130]" office:value-type="float" office:value="24039" calcext:value-type="float">
            <text:p>24039</text:p>
          </table:table-cell>
          <table:table-cell table:style-name="ce112" table:formula="of:=[.R130]+[.T130]+[.V130]" office:value-type="float" office:value="658680" calcext:value-type="float">
            <text:p>658680</text:p>
          </table:table-cell>
          <table:table-cell table:style-name="ce141" table:formula="of:=([.R130]+[.T130]+[.V130])/([.Q130]+[.S130]+[.U130])" office:value-type="float" office:value="27.4004742293773" calcext:value-type="float">
            <text:p>27,40</text:p>
          </table:table-cell>
          <table:table-cell table:style-name="ce142" table:formula="of:=[.Q130]/[.W130]*100" office:value-type="float" office:value="92.6702441865302" calcext:value-type="float">
            <text:p>93</text:p>
          </table:table-cell>
          <table:table-cell table:style-name="ce142" table:formula="of:=[.S130]/[.W130]*100" office:value-type="float" office:value="0" calcext:value-type="float">
            <text:p>0</text:p>
          </table:table-cell>
          <table:table-cell table:style-name="ce142" table:formula="of:=[.U130]/[.W130]*100" office:value-type="float" office:value="7.32975581346978" calcext:value-type="float">
            <text:p>7</text:p>
          </table:table-cell>
          <table:table-cell table:style-name="ce112"/>
          <table:table-cell table:style-name="ce141" table:formula="of:=[.AC130]/[.X13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6</text:p>
          </table:table-cell>
          <table:table-cell table:style-name="ce113" office:value-type="string" calcext:value-type="string">
            <text:p>Sinica/CoNLL 2006</text:p>
          </table:table-cell>
          <table:table-cell table:style-name="ce124" office:value-type="string" calcext:value-type="string">
            <text:p>source</text:p>
          </table:table-cell>
          <table:table-cell table:style-name="ce124" office:value-type="string" calcext:value-type="string">
            <text:p>YES</text:p>
          </table:table-cell>
          <table:table-cell table:style-name="ce126" office:value-type="string" calcext:value-type="string">
            <text:p>No, but it is in conll2009</text:p>
          </table:table-cell>
          <table:table-cell table:style-name="ce126"/>
          <table:table-cell table:style-name="ce130" office:value-type="string" calcext:value-type="string">
            <text:p>/net/data/conll/2006/zh</text:p>
          </table:table-cell>
          <table:table-cell table:style-name="ce113" office:value-type="string" calcext:value-type="string">
            <text:p>Honza</text:p>
          </table:table-cell>
          <table:table-cell table:style-name="ce113" office:value-type="string" calcext:value-type="string">
            <text:p>CoNLL 2006</text:p>
          </table:table-cell>
          <table:table-cell table:style-name="ce113" office:value-type="string" calcext:value-type="string">
            <text:p>buy</text:p>
          </table:table-cell>
          <table:table-cell table:style-name="ce113" office:value-type="string" calcext:value-type="string">
            <text:p>ÚFAL has bought a license, Pavel Straňák was the negotiating person.</text:p>
          </table:table-cell>
          <table:table-cell table:style-name="ce112" office:value-type="string" calcext:value-type="string">
            <text:p>CoNLL 2006 and 2007 is from Sinica Treebank (Taiwan).</text:p>
          </table:table-cell>
          <table:table-cell table:style-name="ce112" office:value-type="string" calcext:value-type="string">
            <text:p>official</text:p>
          </table:table-cell>
          <table:table-cell table:style-name="ce112" office:value-type="float" office:value="57821" calcext:value-type="float">
            <text:p>57821</text:p>
          </table:table-cell>
          <table:table-cell table:style-name="ce112" office:value-type="float" office:value="342197" calcext:value-type="float">
            <text:p>342197</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1]+[.S131]+[.U131]" office:value-type="float" office:value="57821" calcext:value-type="float">
            <text:p>57821</text:p>
          </table:table-cell>
          <table:table-cell table:style-name="ce112" table:formula="of:=[.R131]+[.T131]+[.V131]" office:value-type="float" office:value="342197" calcext:value-type="float">
            <text:p>342197</text:p>
          </table:table-cell>
          <table:table-cell table:style-name="ce141" table:formula="of:=([.R131]+[.T131]+[.V131])/([.Q131]+[.S131]+[.U131])" office:value-type="float" office:value="5.91821310596496" calcext:value-type="float">
            <text:p>5,92</text:p>
          </table:table-cell>
          <table:table-cell table:style-name="ce142" table:formula="of:=[.Q131]/[.W131]*100" office:value-type="float" office:value="100" calcext:value-type="float">
            <text:p>100</text:p>
          </table:table-cell>
          <table:table-cell table:style-name="ce142" table:formula="of:=[.S131]/[.W131]*100" office:value-type="float" office:value="0" calcext:value-type="float">
            <text:p>0</text:p>
          </table:table-cell>
          <table:table-cell table:style-name="ce142" table:formula="of:=[.U131]/[.W131]*100" office:value-type="float" office:value="0" calcext:value-type="float">
            <text:p>0</text:p>
          </table:table-cell>
          <table:table-cell table:style-name="ce112"/>
          <table:table-cell table:style-name="ce141" table:formula="of:=[.AC131]/[.X1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7</text:p>
          </table:table-cell>
          <table:table-cell table:style-name="ce113" office:value-type="string" calcext:value-type="string">
            <text:p>Sinica/CoNLL 2007</text:p>
          </table:table-cell>
          <table:table-cell table:style-name="ce124" table:number-columns-repeated="2"/>
          <table:table-cell table:style-name="ce126" table:number-columns-repeated="2"/>
          <table:table-cell table:style-name="ce130" office:value-type="string" calcext:value-type="string">
            <text:p>/net/data/conll/2007/zh</text:p>
          </table:table-cell>
          <table:table-cell table:style-name="ce113"/>
          <table:table-cell table:style-name="ce113" office:value-type="string" calcext:value-type="string">
            <text:p>CoNLL 2007</text:p>
          </table:table-cell>
          <table:table-cell table:style-name="ce113" office:value-type="string" calcext:value-type="string">
            <text:p>buy</text:p>
          </table:table-cell>
          <table:table-cell table:style-name="ce113"/>
          <table:table-cell table:style-name="ce112"/>
          <table:table-cell table:style-name="ce112" office:value-type="string" calcext:value-type="string">
            <text:p>official</text:p>
          </table:table-cell>
          <table:table-cell table:style-name="ce112" office:value-type="float" office:value="56957" calcext:value-type="float">
            <text:p>56957</text:p>
          </table:table-cell>
          <table:table-cell table:style-name="ce112" office:value-type="float" office:value="337175" calcext:value-type="float">
            <text:p>337175</text:p>
          </table:table-cell>
          <table:table-cell table:style-name="ce112" table:number-columns-repeated="2"/>
          <table:table-cell table:style-name="ce112" office:value-type="float" office:value="690" calcext:value-type="float">
            <text:p>690</text:p>
          </table:table-cell>
          <table:table-cell table:style-name="ce112" office:value-type="float" office:value="5161" calcext:value-type="float">
            <text:p>5161</text:p>
          </table:table-cell>
          <table:table-cell table:style-name="ce112" table:formula="of:=[.Q132]+[.S132]+[.U132]" office:value-type="float" office:value="57647" calcext:value-type="float">
            <text:p>57647</text:p>
          </table:table-cell>
          <table:table-cell table:style-name="ce112" table:formula="of:=[.R132]+[.T132]+[.V132]" office:value-type="float" office:value="342336" calcext:value-type="float">
            <text:p>342336</text:p>
          </table:table-cell>
          <table:table-cell table:style-name="ce141" table:formula="of:=([.R132]+[.T132]+[.V132])/([.Q132]+[.S132]+[.U132])" office:value-type="float" office:value="5.93848769233438" calcext:value-type="float">
            <text:p>5,94</text:p>
          </table:table-cell>
          <table:table-cell table:style-name="ce142" table:formula="of:=[.Q132]/[.W132]*100" office:value-type="float" office:value="98.8030600031225" calcext:value-type="float">
            <text:p>99</text:p>
          </table:table-cell>
          <table:table-cell table:style-name="ce142" table:formula="of:=[.S132]/[.W132]*100" office:value-type="float" office:value="0" calcext:value-type="float">
            <text:p>0</text:p>
          </table:table-cell>
          <table:table-cell table:style-name="ce142" table:formula="of:=[.U132]/[.W132]*100" office:value-type="float" office:value="1.19693999687755" calcext:value-type="float">
            <text:p>1</text:p>
          </table:table-cell>
          <table:table-cell table:style-name="ce112"/>
          <table:table-cell table:style-name="ce141" table:formula="of:=[.AC132]/[.X13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u</text:p>
          </table:table-cell>
          <table:table-cell table:style-name="ce113" office:value-type="string" calcext:value-type="string">
            <text:p>Church Slavonic</text:p>
          </table:table-cell>
          <table:table-cell table:style-name="ce115" office:value-type="string" calcext:value-type="string">
            <text:p>proiel-cu</text:p>
          </table:table-cell>
          <table:table-cell table:style-name="ce116" office:value-type="string" calcext:value-type="string">
            <text:p>proiel</text:p>
          </table:table-cell>
          <table:table-cell table:style-name="ce113" office:value-type="string" calcext:value-type="string">
            <text:p>PROIEL</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table-cell table:style-name="ce112" table:number-columns-repeated="2"/>
          <table:table-cell table:style-name="ce112" office:value-type="float" office:value="7818" calcext:value-type="float">
            <text:p>7818</text:p>
          </table:table-cell>
          <table:table-cell table:style-name="ce112" office:value-type="float" office:value="71525" calcext:value-type="float">
            <text:p>71525</text:p>
          </table:table-cell>
          <table:table-cell table:style-name="ce112" table:number-columns-repeated="4"/>
          <table:table-cell table:style-name="ce112" table:formula="of:=[.Q133]+[.S133]+[.U133]" office:value-type="float" office:value="7818" calcext:value-type="float">
            <text:p>7818</text:p>
          </table:table-cell>
          <table:table-cell table:style-name="ce112" table:formula="of:=[.R133]+[.T133]+[.V133]" office:value-type="float" office:value="71525" calcext:value-type="float">
            <text:p>71525</text:p>
          </table:table-cell>
          <table:table-cell table:style-name="ce141" table:formula="of:=([.R133]+[.T133]+[.V133])/([.Q133]+[.S133]+[.U133])" office:value-type="float" office:value="9.14875927347148" calcext:value-type="float">
            <text:p>9,15</text:p>
          </table:table-cell>
          <table:table-cell table:style-name="ce142" table:formula="of:=[.Q133]/[.W133]*100" office:value-type="float" office:value="100" calcext:value-type="float">
            <text:p>100</text:p>
          </table:table-cell>
          <table:table-cell table:style-name="ce142" table:formula="of:=[.S133]/[.W133]*100" office:value-type="float" office:value="0" calcext:value-type="float">
            <text:p>0</text:p>
          </table:table-cell>
          <table:table-cell table:style-name="ce142" table:formula="of:=[.U133]/[.W133]*100" office:value-type="float" office:value="0" calcext:value-type="float">
            <text:p>0</text:p>
          </table:table-cell>
          <table:table-cell table:style-name="ce112"/>
          <table:table-cell table:style-name="ce141" table:formula="of:=[.AC133]/[.X13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8" office:value-type="string" calcext:value-type="string">
            <text:p>ud12</text:p>
          </table:table-cell>
          <table:table-cell table:style-name="ce113" office:value-type="string" calcext:value-type="string">
            <text:p>UD 1.2 Old Church Slavonic / PROIEL</text:p>
          </table:table-cell>
          <table:table-cell table:style-name="ce124"/>
          <table:table-cell table:style-name="ce124" office:value-type="string" calcext:value-type="string">
            <text:p>YES</text:p>
          </table:table-cell>
          <table:table-cell table:style-name="ce126" table:number-columns-repeated="2"/>
          <table:table-cell office:value-type="string" calcext:value-type="string">
            <text:p>/net/data/universal-dependencies-1.2/UD_Old_Church_Slavonic</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4]+[.S134]+[.U134]" office:value-type="float" office:value="6346" calcext:value-type="float">
            <text:p>6346</text:p>
          </table:table-cell>
          <table:table-cell table:style-name="ce112" table:formula="of:=[.R134]+[.T134]+[.V134]" office:value-type="float" office:value="57507" calcext:value-type="float">
            <text:p>57507</text:p>
          </table:table-cell>
          <table:table-cell table:style-name="ce141" table:formula="of:=([.R134]+[.T134]+[.V134])/([.Q134]+[.S134]+[.U134])" office:value-type="float" office:value="9.06192877403089" calcext:value-type="float">
            <text:p>9,06</text:p>
          </table:table-cell>
          <table:table-cell table:style-name="ce142" table:formula="of:=[.Q134]/[.W134]*100" office:value-type="float" office:value="80.0031515915537" calcext:value-type="float">
            <text:p>80</text:p>
          </table:table-cell>
          <table:table-cell table:style-name="ce142" table:formula="of:=[.S134]/[.W134]*100" office:value-type="float" office:value="11.1093602269146" calcext:value-type="float">
            <text:p>11</text:p>
          </table:table-cell>
          <table:table-cell table:style-name="ce142" table:formula="of:=[.U134]/[.W134]*100" office:value-type="float" office:value="8.88748818153167" calcext:value-type="float">
            <text:p>9</text:p>
          </table:table-cell>
          <table:table-cell table:style-name="ce113"/>
          <table:table-cell table:style-name="ce147"/>
          <table:table-cell table:style-name="ce113" office:value-type="float" office:value="9887" calcext:value-type="float">
            <text:p>9887</text:p>
          </table:table-cell>
          <table:table-cell table:style-name="ce113" office:value-type="float" office:value="2964" calcext:value-type="float">
            <text:p>2964</text:p>
          </table:table-cell>
          <table:table-cell table:style-name="ce147" table:formula="of:=[.AE134]/[.AF134]" office:value-type="float" office:value="3.33569500674764" calcext:value-type="float">
            <text:p>3,34</text:p>
          </table:table-cell>
          <table:table-cell table:style-name="ce110" table:number-columns-repeated="990"/>
          <table:table-cell table:style-name="ce15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9" office:value-type="string" calcext:value-type="string">
            <text:p>ud13</text:p>
          </table:table-cell>
          <table:table-cell table:style-name="ce113" office:value-type="string" calcext:value-type="string">
            <text:p>UD 1.3 Old Church Slavonic / PROIEL</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Old_Church_Slavonic</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5]+[.S135]+[.U135]" office:value-type="float" office:value="6346" calcext:value-type="float">
            <text:p>6346</text:p>
          </table:table-cell>
          <table:table-cell table:style-name="ce112" table:formula="of:=[.R135]+[.T135]+[.V135]" office:value-type="float" office:value="57507" calcext:value-type="float">
            <text:p>57507</text:p>
          </table:table-cell>
          <table:table-cell table:style-name="ce141" table:formula="of:=([.R135]+[.T135]+[.V135])/([.Q135]+[.S135]+[.U135])" office:value-type="float" office:value="9.06192877403089" calcext:value-type="float">
            <text:p>9,06</text:p>
          </table:table-cell>
          <table:table-cell table:style-name="ce142" table:formula="of:=[.Q135]/[.W135]*100" office:value-type="float" office:value="80.0031515915537" calcext:value-type="float">
            <text:p>80</text:p>
          </table:table-cell>
          <table:table-cell table:style-name="ce142" table:formula="of:=[.S135]/[.W135]*100" office:value-type="float" office:value="11.1093602269146" calcext:value-type="float">
            <text:p>11</text:p>
          </table:table-cell>
          <table:table-cell table:style-name="ce142" table:formula="of:=[.U135]/[.W135]*100" office:value-type="float" office:value="8.88748818153167"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is</text:p>
          </table:table-cell>
          <table:table-cell table:style-name="ce113" office:value-type="string" calcext:value-type="string">
            <text:p>Icelandic</text:p>
          </table:table-cell>
          <table:table-cell table:style-name="ce115" office:value-type="string" calcext:value-type="string">
            <text:p>icelandic</text:p>
          </table:table-cell>
          <table:table-cell table:style-name="ce116" office:value-type="string" calcext:value-type="string">
            <text:p>ihc</text:p>
          </table:table-cell>
          <table:table-cell table:style-name="ce113"/>
          <table:table-cell table:style-name="ce124" office:value-type="string" calcext:value-type="string">
            <text:p>source; no training-test split yet</text:p>
          </table:table-cell>
          <table:table-cell table:style-name="ce124" table:number-columns-repeated="3"/>
          <table:table-cell table:style-name="ce129"/>
          <table:table-cell table:style-name="ce113"/>
          <table:table-cell table:style-name="ce113" office:value-type="string" calcext:value-type="string">
            <text:p><text:a xlink:href="http://www.linguist.is/icelandic_treebank" xlink:type="simple">www.linguist.is/icelandic_treebank</text:a> Icelandic Historical Parsed Corpus</text:p>
          </table:table-cell>
          <table:table-cell table:style-name="ce113" office:value-type="string" calcext:value-type="string">
            <text:p>redistributable</text:p>
          </table:table-cell>
          <table:table-cell table:style-name="ce112" office:value-type="string" calcext:value-type="string">
            <text:p>LGPL</text:p>
          </table:table-cell>
          <table:table-cell table:style-name="ce112" office:value-type="string" calcext:value-type="string">
            <text:p>Penn-Treebank-style constituency trees. Maybe Nathan could figure out a head-finding algorithm and convert them to dependencies? The respective files are from various times: the oldest one from the 12<text:span text:style-name="T4">th</text:span> century, the newest from 1850. So even if Icelandic has not changed too much over centuries, we probably should not just pick one of the files as test data. Instead, we should take every 10<text:span text:style-name="T4">th</text:span> sentence or something like that.</text:p>
          </table:table-cell>
          <table:table-cell table:style-name="ce112"/>
          <table:table-cell table:style-name="ce112" office:value-type="float" office:value="9124" calcext:value-type="float">
            <text:p>9124</text:p>
          </table:table-cell>
          <table:table-cell table:style-name="ce112" office:value-type="string" calcext:value-type="string">
            <text:p>unknown</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6]+[.S136]+[.U136]" office:value-type="float" office:value="9124" calcext:value-type="float">
            <text:p>9124</text:p>
          </table:table-cell>
          <table:table-cell table:style-name="ce112" table:formula="of:=[.R136]+[.T136]+[.V136]" office:value-type="string" office:string-value="" calcext:value-type="error">
            <text:p>#VALUE!</text:p>
          </table:table-cell>
          <table:table-cell table:style-name="ce141" table:formula="of:=([.R136]+[.T136]+[.V136])/([.Q136]+[.S136]+[.U136])" office:value-type="string" office:string-value="" calcext:value-type="error">
            <text:p>#VALUE!</text:p>
          </table:table-cell>
          <table:table-cell table:style-name="ce142" table:formula="of:=[.Q136]/[.W136]*100" office:value-type="float" office:value="100" calcext:value-type="float">
            <text:p>100</text:p>
          </table:table-cell>
          <table:table-cell table:style-name="ce142" table:formula="of:=[.S136]/[.W136]*100" office:value-type="float" office:value="0" calcext:value-type="float">
            <text:p>0</text:p>
          </table:table-cell>
          <table:table-cell table:style-name="ce142" table:formula="of:=[.U136]/[.W136]*100" office:value-type="float" office:value="0" calcext:value-type="float">
            <text:p>0</text:p>
          </table:table-cell>
          <table:table-cell table:style-name="ce113"/>
          <table:table-cell table:style-name="ce141" table:formula="of:=[.AC136]/[.X136]*100" office:value-type="string" office:string-value="" calcext:value-type="error">
            <text:p>#VALUE!</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20" office:value-type="string" calcext:value-type="string">
            <text:p>ud11</text:p>
          </table:table-cell>
          <table:table-cell table:style-name="ce113" office:value-type="string" calcext:value-type="string">
            <text:p>UD 1.1 Indonesian / Goo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id</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477" calcext:value-type="float">
            <text:p>4477</text:p>
          </table:table-cell>
          <table:table-cell table:style-name="ce112" office:value-type="float" office:value="97531" calcext:value-type="float">
            <text:p>97531</text:p>
          </table:table-cell>
          <table:table-cell table:style-name="ce112" office:value-type="float" office:value="559" calcext:value-type="float">
            <text:p>559</text:p>
          </table:table-cell>
          <table:table-cell table:style-name="ce112" office:value-type="float" office:value="12612" calcext:value-type="float">
            <text:p>12612</text:p>
          </table:table-cell>
          <table:table-cell table:style-name="ce112" office:value-type="float" office:value="557" calcext:value-type="float">
            <text:p>557</text:p>
          </table:table-cell>
          <table:table-cell table:style-name="ce112" office:value-type="float" office:value="11780" calcext:value-type="float">
            <text:p>11780</text:p>
          </table:table-cell>
          <table:table-cell table:style-name="ce112" table:formula="of:=[.Q137]+[.S137]+[.U137]" office:value-type="float" office:value="5593" calcext:value-type="float">
            <text:p>5593</text:p>
          </table:table-cell>
          <table:table-cell table:style-name="ce112" table:formula="of:=[.R137]+[.T137]+[.V137]" office:value-type="float" office:value="121923" calcext:value-type="float">
            <text:p>121923</text:p>
          </table:table-cell>
          <table:table-cell table:style-name="ce141" table:formula="of:=([.R137]+[.T137]+[.V137])/([.Q137]+[.S137]+[.U137])" office:value-type="float" office:value="21.7992133023422" calcext:value-type="float">
            <text:p>21,80</text:p>
          </table:table-cell>
          <table:table-cell table:style-name="ce142" table:formula="of:=[.Q137]/[.W137]*100" office:value-type="float" office:value="80.0464866797783" calcext:value-type="float">
            <text:p>80</text:p>
          </table:table-cell>
          <table:table-cell table:style-name="ce142" table:formula="of:=[.S137]/[.W137]*100" office:value-type="float" office:value="9.99463615233327" calcext:value-type="float">
            <text:p>10</text:p>
          </table:table-cell>
          <table:table-cell table:style-name="ce142" table:formula="of:=[.U137]/[.W137]*100" office:value-type="float" office:value="9.95887716788843" calcext:value-type="float">
            <text:p>10</text:p>
          </table:table-cell>
          <table:table-cell table:style-name="ce113" office:value-type="float" office:value="161" calcext:value-type="float">
            <text:p>161</text:p>
          </table:table-cell>
          <table:table-cell table:style-name="ce146" table:formula="of:=[.AC137]/[.X137]*100" office:value-type="float" office:value="0.132050556498774" calcext:value-type="float">
            <text:p>0,13</text:p>
          </table:table-cell>
          <table:table-cell table:style-name="ce138" office:value-type="float" office:value="21334" calcext:value-type="float">
            <text:p>21334</text:p>
          </table:table-cell>
          <table:table-cell table:style-name="ce138" office:value-type="float" office:value="1" calcext:value-type="float">
            <text:p>1</text:p>
          </table:table-cell>
          <table:table-cell table:style-name="ce146" table:formula="of:=[.AE137]/[.AF137]" office:value-type="float" office:value="21334" calcext:value-type="float">
            <text:p>21334,00</text:p>
          </table:table-cell>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8" office:value-type="string" calcext:value-type="string">
            <text:p>ud12</text:p>
          </table:table-cell>
          <table:table-cell table:style-name="ce113" office:value-type="string" calcext:value-type="string">
            <text:p>UD 1.2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ndone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8]+[.S138]+[.U138]" office:value-type="float" office:value="5593" calcext:value-type="float">
            <text:p>5593</text:p>
          </table:table-cell>
          <table:table-cell table:style-name="ce112" table:formula="of:=[.R138]+[.T138]+[.V138]" office:value-type="float" office:value="121923" calcext:value-type="float">
            <text:p>121923</text:p>
          </table:table-cell>
          <table:table-cell table:style-name="ce141" table:formula="of:=([.R138]+[.T138]+[.V138])/([.Q138]+[.S138]+[.U138])" office:value-type="float" office:value="21.7992133023422" calcext:value-type="float">
            <text:p>21,80</text:p>
          </table:table-cell>
          <table:table-cell table:style-name="ce142" table:formula="of:=[.Q138]/[.W138]*100" office:value-type="float" office:value="80.0464866797783" calcext:value-type="float">
            <text:p>80</text:p>
          </table:table-cell>
          <table:table-cell table:style-name="ce142" table:formula="of:=[.S138]/[.W138]*100" office:value-type="float" office:value="9.99463615233327" calcext:value-type="float">
            <text:p>10</text:p>
          </table:table-cell>
          <table:table-cell table:style-name="ce142" table:formula="of:=[.U138]/[.W138]*100" office:value-type="float" office:value="9.95887716788843" calcext:value-type="float">
            <text:p>10</text:p>
          </table:table-cell>
          <table:table-cell table:style-name="ce113"/>
          <table:table-cell table:style-name="ce147"/>
          <table:table-cell table:style-name="ce113" office:value-type="float" office:value="19982" calcext:value-type="float">
            <text:p>19982</text:p>
          </table:table-cell>
          <table:table-cell table:style-name="ce113" office:value-type="float" office:value="1" calcext:value-type="float">
            <text:p>1</text:p>
          </table:table-cell>
          <table:table-cell table:style-name="ce146" table:formula="of:=[.AE138]/[.AF138]" office:value-type="float" office:value="19982" calcext:value-type="float">
            <text:p>19982,00</text:p>
          </table:table-cell>
          <table:table-cell table:style-name="ce110" table:number-columns-repeated="990"/>
          <table:table-cell table:style-name="ce15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9" office:value-type="string" calcext:value-type="string">
            <text:p>ud13</text:p>
          </table:table-cell>
          <table:table-cell table:style-name="ce113" office:value-type="string" calcext:value-type="string">
            <text:p>UD 1.3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ndone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9]+[.S139]+[.U139]" office:value-type="float" office:value="5593" calcext:value-type="float">
            <text:p>5593</text:p>
          </table:table-cell>
          <table:table-cell table:style-name="ce112" table:formula="of:=[.R139]+[.T139]+[.V139]" office:value-type="float" office:value="121923" calcext:value-type="float">
            <text:p>121923</text:p>
          </table:table-cell>
          <table:table-cell table:style-name="ce141" table:formula="of:=([.R139]+[.T139]+[.V139])/([.Q139]+[.S139]+[.U139])" office:value-type="float" office:value="21.7992133023422" calcext:value-type="float">
            <text:p>21,80</text:p>
          </table:table-cell>
          <table:table-cell table:style-name="ce142" table:formula="of:=[.Q139]/[.W139]*100" office:value-type="float" office:value="80.0464866797783" calcext:value-type="float">
            <text:p>80</text:p>
          </table:table-cell>
          <table:table-cell table:style-name="ce142" table:formula="of:=[.S139]/[.W139]*100" office:value-type="float" office:value="9.99463615233327" calcext:value-type="float">
            <text:p>10</text:p>
          </table:table-cell>
          <table:table-cell table:style-name="ce142" table:formula="of:=[.U139]/[.W139]*100" office:value-type="float" office:value="9.95887716788843"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16" office:value-type="string" calcext:value-type="string">
            <text:p>udt20</text:p>
          </table:table-cell>
          <table:table-cell table:style-name="ce113" office:value-type="string" calcext:value-type="string">
            <text:p>UDT 2.0</text:p>
          </table:table-cell>
          <table:table-cell table:style-name="ce124" table:number-columns-repeated="4"/>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40]+[.S140]+[.U140]" office:value-type="float" office:value="0" calcext:value-type="float">
            <text:p>0</text:p>
          </table:table-cell>
          <table:table-cell table:style-name="ce112" table:formula="of:=[.R140]+[.T140]+[.V140]" office:value-type="float" office:value="0" calcext:value-type="float">
            <text:p>0</text:p>
          </table:table-cell>
          <table:table-cell table:style-name="ce141" table:formula="of:=([.R140]+[.T140]+[.V140])/([.Q140]+[.S140]+[.U140])" office:value-type="string" office:string-value="" calcext:value-type="error">
            <text:p>#DIV/0!</text:p>
          </table:table-cell>
          <table:table-cell table:style-name="ce142" table:formula="of:=[.Q140]/[.W140]*100" office:value-type="string" office:string-value="" calcext:value-type="error">
            <text:p>#DIV/0!</text:p>
          </table:table-cell>
          <table:table-cell table:style-name="ce142" table:formula="of:=[.S140]/[.W140]*100" office:value-type="string" office:string-value="" calcext:value-type="error">
            <text:p>#DIV/0!</text:p>
          </table:table-cell>
          <table:table-cell table:style-name="ce142" table:formula="of:=[.U140]/[.W140]*100" office:value-type="string" office:string-value="" calcext:value-type="error">
            <text:p>#DIV/0!</text:p>
          </table:table-cell>
          <table:table-cell table:style-name="ce113"/>
          <table:table-cell table:style-name="ce141" table:formula="of:=[.AC140]/[.X1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indotina</text:p>
          </table:table-cell>
          <table:table-cell table:style-name="ce116" office:value-type="string" calcext:value-type="string">
            <text:p>tina</text:p>
          </table:table-cell>
          <table:table-cell table:style-name="ce113" office:value-type="string" calcext:value-type="string">
            <text:p>Tina???</text:p>
          </table:table-cell>
          <table:table-cell table:style-name="ce124" table:number-columns-repeated="4"/>
          <table:table-cell table:style-name="ce129"/>
          <table:table-cell table:style-name="ce113" table:number-columns-repeated="3"/>
          <table:table-cell table:style-name="ce112" table:number-columns-repeated="9"/>
          <table:table-cell table:style-name="ce112" table:formula="of:=[.Q141]+[.S141]+[.U141]" office:value-type="float" office:value="0" calcext:value-type="float">
            <text:p>0</text:p>
          </table:table-cell>
          <table:table-cell table:style-name="ce112" table:formula="of:=[.R141]+[.T141]+[.V141]" office:value-type="float" office:value="0" calcext:value-type="float">
            <text:p>0</text:p>
          </table:table-cell>
          <table:table-cell table:style-name="ce141" table:formula="of:=([.R141]+[.T141]+[.V141])/([.Q141]+[.S141]+[.U141])" office:value-type="string" office:string-value="" calcext:value-type="error">
            <text:p>#DIV/0!</text:p>
          </table:table-cell>
          <table:table-cell table:style-name="ce142" table:formula="of:=[.Q141]/[.W141]*100" office:value-type="string" office:string-value="" calcext:value-type="error">
            <text:p>#DIV/0!</text:p>
          </table:table-cell>
          <table:table-cell table:style-name="ce142" table:formula="of:=[.S141]/[.W141]*100" office:value-type="string" office:string-value="" calcext:value-type="error">
            <text:p>#DIV/0!</text:p>
          </table:table-cell>
          <table:table-cell table:style-name="ce142" table:formula="of:=[.U141]/[.W141]*100" office:value-type="string" office:string-value="" calcext:value-type="error">
            <text:p>#DIV/0!</text:p>
          </table:table-cell>
          <table:table-cell table:style-name="ce113"/>
          <table:table-cell table:style-name="ce141" table:formula="of:=[.AC141]/[.X14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15" office:value-type="string" calcext:value-type="string">
            <text:p>ud10</text:p>
          </table:table-cell>
          <table:table-cell table:style-name="ce112" office:value-type="string" calcext:value-type="string">
            <text:p>UD 1.0 Irish</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2]+[.S142]+[.U142]" office:value-type="float" office:value="1020" calcext:value-type="float">
            <text:p>1020</text:p>
          </table:table-cell>
          <table:table-cell table:style-name="ce112" table:formula="of:=[.R142]+[.T142]+[.V142]" office:value-type="float" office:value="23686" calcext:value-type="float">
            <text:p>23686</text:p>
          </table:table-cell>
          <table:table-cell table:style-name="ce141" table:formula="of:=([.R142]+[.T142]+[.V142])/([.Q142]+[.S142]+[.U142])" office:value-type="float" office:value="23.221568627451" calcext:value-type="float">
            <text:p>23,22</text:p>
          </table:table-cell>
          <table:table-cell table:style-name="ce142" table:formula="of:=[.Q142]/[.W142]*100" office:value-type="float" office:value="70.5882352941177" calcext:value-type="float">
            <text:p>71</text:p>
          </table:table-cell>
          <table:table-cell table:style-name="ce142" table:formula="of:=[.S142]/[.W142]*100" office:value-type="float" office:value="14.7058823529412" calcext:value-type="float">
            <text:p>15</text:p>
          </table:table-cell>
          <table:table-cell table:style-name="ce142" table:formula="of:=[.U142]/[.W142]*100" office:value-type="float" office:value="14.7058823529412" calcext:value-type="float">
            <text:p>15</text:p>
          </table:table-cell>
          <table:table-cell table:style-name="ce112" office:value-type="float" office:value="190" calcext:value-type="float">
            <text:p>190</text:p>
          </table:table-cell>
          <table:table-cell table:style-name="ce141" table:formula="of:=[.AC142]/[.X142]*100" office:value-type="float" office:value="0.802161614455797"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20" office:value-type="string" calcext:value-type="string">
            <text:p>ud11</text:p>
          </table:table-cell>
          <table:table-cell table:style-name="ce112" office:value-type="string" calcext:value-type="string">
            <text:p>UD 1.1 Ir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g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3]+[.S143]+[.U143]" office:value-type="float" office:value="1020" calcext:value-type="float">
            <text:p>1020</text:p>
          </table:table-cell>
          <table:table-cell table:style-name="ce112" table:formula="of:=[.R143]+[.T143]+[.V143]" office:value-type="float" office:value="23686" calcext:value-type="float">
            <text:p>23686</text:p>
          </table:table-cell>
          <table:table-cell table:style-name="ce141" table:formula="of:=([.R143]+[.T143]+[.V143])/([.Q143]+[.S143]+[.U143])" office:value-type="float" office:value="23.221568627451" calcext:value-type="float">
            <text:p>23,22</text:p>
          </table:table-cell>
          <table:table-cell table:style-name="ce142" table:formula="of:=[.Q143]/[.W143]*100" office:value-type="float" office:value="70.5882352941177" calcext:value-type="float">
            <text:p>71</text:p>
          </table:table-cell>
          <table:table-cell table:style-name="ce142" table:formula="of:=[.S143]/[.W143]*100" office:value-type="float" office:value="14.7058823529412" calcext:value-type="float">
            <text:p>15</text:p>
          </table:table-cell>
          <table:table-cell table:style-name="ce142" table:formula="of:=[.U143]/[.W143]*100" office:value-type="float" office:value="14.7058823529412" calcext:value-type="float">
            <text:p>15</text:p>
          </table:table-cell>
          <table:table-cell table:style-name="ce112" office:value-type="float" office:value="191" calcext:value-type="float">
            <text:p>191</text:p>
          </table:table-cell>
          <table:table-cell table:style-name="ce146" table:formula="of:=[.AC143]/[.X143]*100" office:value-type="float" office:value="0.806383517689774" calcext:value-type="float">
            <text:p>0,81</text:p>
          </table:table-cell>
          <table:table-cell table:style-name="ce112" office:value-type="float" office:value="6162" calcext:value-type="float">
            <text:p>6162</text:p>
          </table:table-cell>
          <table:table-cell table:style-name="ce112" office:value-type="float" office:value="3823" calcext:value-type="float">
            <text:p>3823</text:p>
          </table:table-cell>
          <table:table-cell table:style-name="ce147" table:formula="of:=[.AE143]/[.AF143]" office:value-type="float" office:value="1.61182317551661" calcext:value-type="float">
            <text:p>1,61</text:p>
          </table:table-cell>
          <table:table-cell table:number-columns-repeated="99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8" office:value-type="string" calcext:value-type="string">
            <text:p>ud12</text:p>
          </table:table-cell>
          <table:table-cell table:style-name="ce113" office:value-type="string" calcext:value-type="string">
            <text:p>UD 1.2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r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4]+[.S144]+[.U144]" office:value-type="float" office:value="1020" calcext:value-type="float">
            <text:p>1020</text:p>
          </table:table-cell>
          <table:table-cell table:style-name="ce112" table:formula="of:=[.R144]+[.T144]+[.V144]" office:value-type="float" office:value="23686" calcext:value-type="float">
            <text:p>23686</text:p>
          </table:table-cell>
          <table:table-cell table:style-name="ce141" table:formula="of:=([.R144]+[.T144]+[.V144])/([.Q144]+[.S144]+[.U144])" office:value-type="float" office:value="23.221568627451" calcext:value-type="float">
            <text:p>23,22</text:p>
          </table:table-cell>
          <table:table-cell table:style-name="ce142" table:formula="of:=[.Q144]/[.W144]*100" office:value-type="float" office:value="70.5882352941177" calcext:value-type="float">
            <text:p>71</text:p>
          </table:table-cell>
          <table:table-cell table:style-name="ce142" table:formula="of:=[.S144]/[.W144]*100" office:value-type="float" office:value="14.7058823529412" calcext:value-type="float">
            <text:p>15</text:p>
          </table:table-cell>
          <table:table-cell table:style-name="ce142" table:formula="of:=[.U144]/[.W144]*100" office:value-type="float" office:value="14.7058823529412" calcext:value-type="float">
            <text:p>15</text:p>
          </table:table-cell>
          <table:table-cell table:style-name="ce113"/>
          <table:table-cell table:style-name="ce147"/>
          <table:table-cell table:style-name="ce113" office:value-type="float" office:value="5767" calcext:value-type="float">
            <text:p>5767</text:p>
          </table:table-cell>
          <table:table-cell table:style-name="ce113" office:value-type="float" office:value="3916" calcext:value-type="float">
            <text:p>3916</text:p>
          </table:table-cell>
          <table:table-cell table:style-name="ce147" table:formula="of:=[.AE144]/[.AF144]" office:value-type="float" office:value="1.47267620020429"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9" office:value-type="string" calcext:value-type="string">
            <text:p>ud13</text:p>
          </table:table-cell>
          <table:table-cell table:style-name="ce113" office:value-type="string" calcext:value-type="string">
            <text:p>UD 1.3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r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5]+[.S145]+[.U145]" office:value-type="float" office:value="1020" calcext:value-type="float">
            <text:p>1020</text:p>
          </table:table-cell>
          <table:table-cell table:style-name="ce112" table:formula="of:=[.R145]+[.T145]+[.V145]" office:value-type="float" office:value="23686" calcext:value-type="float">
            <text:p>23686</text:p>
          </table:table-cell>
          <table:table-cell table:style-name="ce141" table:formula="of:=([.R145]+[.T145]+[.V145])/([.Q145]+[.S145]+[.U145])" office:value-type="float" office:value="23.221568627451" calcext:value-type="float">
            <text:p>23,22</text:p>
          </table:table-cell>
          <table:table-cell table:style-name="ce142" table:formula="of:=[.Q145]/[.W145]*100" office:value-type="float" office:value="70.5882352941177" calcext:value-type="float">
            <text:p>71</text:p>
          </table:table-cell>
          <table:table-cell table:style-name="ce142" table:formula="of:=[.S145]/[.W145]*100" office:value-type="float" office:value="14.7058823529412" calcext:value-type="float">
            <text:p>15</text:p>
          </table:table-cell>
          <table:table-cell table:style-name="ce142" table:formula="of:=[.U145]/[.W145]*100" office:value-type="float" office:value="14.7058823529412" calcext:value-type="float">
            <text:p>1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sst</text:p>
          </table:table-cell>
          <table:table-cell table:style-name="ce116" office:value-type="string" calcext:value-type="string">
            <text:p>conll2007</text:p>
          </table:table-cell>
          <table:table-cell table:style-name="ce113" office:value-type="string" calcext:value-type="string">
            <text:p>ISST/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7/it</text:p>
          </table:table-cell>
          <table:table-cell table:style-name="ce113" office:value-type="string" calcext:value-type="string">
            <text:p>Loganathan</text:p>
          </table:table-cell>
          <table:table-cell table:style-name="ce113" office:value-type="string" calcext:value-type="string">
            <text:p>CoNLL 2007</text:p>
          </table:table-cell>
          <table:table-cell table:style-name="ce113"/>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3110" calcext:value-type="float">
            <text:p>3110</text:p>
          </table:table-cell>
          <table:table-cell table:style-name="ce112" office:value-type="float" office:value="71199" calcext:value-type="float">
            <text:p>71199</text:p>
          </table:table-cell>
          <table:table-cell table:style-name="ce112" table:number-columns-repeated="2"/>
          <table:table-cell table:style-name="ce112" office:value-type="float" office:value="249" calcext:value-type="float">
            <text:p>249</text:p>
          </table:table-cell>
          <table:table-cell table:style-name="ce112" office:value-type="float" office:value="5096" calcext:value-type="float">
            <text:p>5096</text:p>
          </table:table-cell>
          <table:table-cell table:style-name="ce112" table:formula="of:=[.Q146]+[.S146]+[.U146]" office:value-type="float" office:value="3359" calcext:value-type="float">
            <text:p>3359</text:p>
          </table:table-cell>
          <table:table-cell table:style-name="ce112" table:formula="of:=[.R146]+[.T146]+[.V146]" office:value-type="float" office:value="76295" calcext:value-type="float">
            <text:p>76295</text:p>
          </table:table-cell>
          <table:table-cell table:style-name="ce141" table:formula="of:=([.R146]+[.T146]+[.V146])/([.Q146]+[.S146]+[.U146])" office:value-type="float" office:value="22.7136052396547" calcext:value-type="float">
            <text:p>22,71</text:p>
          </table:table-cell>
          <table:table-cell table:style-name="ce142" table:formula="of:=[.Q146]/[.W146]*100" office:value-type="float" office:value="92.5870794879428" calcext:value-type="float">
            <text:p>93</text:p>
          </table:table-cell>
          <table:table-cell table:style-name="ce142" table:formula="of:=[.S146]/[.W146]*100" office:value-type="float" office:value="0" calcext:value-type="float">
            <text:p>0</text:p>
          </table:table-cell>
          <table:table-cell table:style-name="ce142" table:formula="of:=[.U146]/[.W146]*100" office:value-type="float" office:value="7.41292051205716" calcext:value-type="float">
            <text:p>7</text:p>
          </table:table-cell>
          <table:table-cell table:style-name="ce113" office:value-type="float" office:value="354" calcext:value-type="float">
            <text:p>354</text:p>
          </table:table-cell>
          <table:table-cell table:style-name="ce141" table:formula="of:=[.AC146]/[.X146]*100" office:value-type="float" office:value="0.463988465823448" calcext:value-type="float">
            <text:p>0,46</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15" office:value-type="string" calcext:value-type="string">
            <text:p>ud10</text:p>
          </table:table-cell>
          <table:table-cell table:style-name="ce112" office:value-type="string" calcext:value-type="string">
            <text:p>UD 1.0 Italian / united Italian treebanks</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 Unported</text:p>
          </table:table-cell>
          <table:table-cell table:style-name="ce112"/>
          <table:table-cell table:style-name="ce112" office:value-type="string" calcext:value-type="string">
            <text:p>official</text:p>
          </table:table-cell>
          <table:table-cell table:style-name="ce112" office:value-type="float" office:value="9077" calcext:value-type="float">
            <text:p>9077</text:p>
          </table:table-cell>
          <table:table-cell table:style-name="ce112" office:value-type="float" office:value="194063" calcext:value-type="float">
            <text:p>194063</text:p>
          </table:table-cell>
          <table:table-cell table:style-name="ce112" office:value-type="float" office:value="500" calcext:value-type="float">
            <text:p>500</text:p>
          </table:table-cell>
          <table:table-cell table:style-name="ce112" office:value-type="float" office:value="10492" calcext:value-type="float">
            <text:p>10492</text:p>
          </table:table-cell>
          <table:table-cell table:style-name="ce112" office:value-type="float" office:value="500" calcext:value-type="float">
            <text:p>500</text:p>
          </table:table-cell>
          <table:table-cell table:style-name="ce112" office:value-type="float" office:value="10193" calcext:value-type="float">
            <text:p>10193</text:p>
          </table:table-cell>
          <table:table-cell table:style-name="ce112" table:formula="of:=[.Q147]+[.S147]+[.U147]" office:value-type="float" office:value="10077" calcext:value-type="float">
            <text:p>10077</text:p>
          </table:table-cell>
          <table:table-cell table:style-name="ce112" table:formula="of:=[.R147]+[.T147]+[.V147]" office:value-type="float" office:value="214748" calcext:value-type="float">
            <text:p>214748</text:p>
          </table:table-cell>
          <table:table-cell table:style-name="ce141" table:formula="of:=([.R147]+[.T147]+[.V147])/([.Q147]+[.S147]+[.U147])" office:value-type="float" office:value="21.3107075518508" calcext:value-type="float">
            <text:p>21,31</text:p>
          </table:table-cell>
          <table:table-cell table:style-name="ce142" table:formula="of:=[.Q147]/[.W147]*100" office:value-type="float" office:value="90.0764116304456" calcext:value-type="float">
            <text:p>90</text:p>
          </table:table-cell>
          <table:table-cell table:style-name="ce142" table:formula="of:=[.S147]/[.W147]*100" office:value-type="float" office:value="4.96179418477722" calcext:value-type="float">
            <text:p>5</text:p>
          </table:table-cell>
          <table:table-cell table:style-name="ce142" table:formula="of:=[.U147]/[.W147]*100" office:value-type="float" office:value="4.96179418477722" calcext:value-type="float">
            <text:p>5</text:p>
          </table:table-cell>
          <table:table-cell table:style-name="ce112"/>
          <table:table-cell table:style-name="ce141" table:formula="of:=[.AC147]/[.X14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20" office:value-type="string" calcext:value-type="string">
            <text:p>ud11</text:p>
          </table:table-cell>
          <table:table-cell table:style-name="ce112" office:value-type="string" calcext:value-type="string">
            <text:p>UD 1.1 Ital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it</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1330" calcext:value-type="float">
            <text:p>11330</text:p>
          </table:table-cell>
          <table:table-cell table:style-name="ce112" office:value-type="float" office:value="254224" calcext:value-type="float">
            <text:p>254224</text:p>
          </table:table-cell>
          <table:table-cell table:style-name="ce112" office:value-type="float" office:value="500" calcext:value-type="float">
            <text:p>500</text:p>
          </table:table-cell>
          <table:table-cell table:style-name="ce112" office:value-type="float" office:value="11541" calcext:value-type="float">
            <text:p>11541</text:p>
          </table:table-cell>
          <table:table-cell table:style-name="ce112" office:value-type="float" office:value="500" calcext:value-type="float">
            <text:p>500</text:p>
          </table:table-cell>
          <table:table-cell table:style-name="ce112" office:value-type="float" office:value="11444" calcext:value-type="float">
            <text:p>11444</text:p>
          </table:table-cell>
          <table:table-cell table:style-name="ce112" table:formula="of:=[.Q148]+[.S148]+[.U148]" office:value-type="float" office:value="12330" calcext:value-type="float">
            <text:p>12330</text:p>
          </table:table-cell>
          <table:table-cell table:style-name="ce112" table:formula="of:=[.R148]+[.T148]+[.V148]" office:value-type="float" office:value="277209" calcext:value-type="float">
            <text:p>277209</text:p>
          </table:table-cell>
          <table:table-cell table:style-name="ce141" table:formula="of:=([.R148]+[.T148]+[.V148])/([.Q148]+[.S148]+[.U148])" office:value-type="float" office:value="22.4824817518248" calcext:value-type="float">
            <text:p>22,48</text:p>
          </table:table-cell>
          <table:table-cell table:style-name="ce142" table:formula="of:=[.Q148]/[.W148]*100" office:value-type="float" office:value="91.889699918897" calcext:value-type="float">
            <text:p>92</text:p>
          </table:table-cell>
          <table:table-cell table:style-name="ce142" table:formula="of:=[.S148]/[.W148]*100" office:value-type="float" office:value="4.0551500405515" calcext:value-type="float">
            <text:p>4</text:p>
          </table:table-cell>
          <table:table-cell table:style-name="ce142" table:formula="of:=[.U148]/[.W148]*100" office:value-type="float" office:value="4.0551500405515" calcext:value-type="float">
            <text:p>4</text:p>
          </table:table-cell>
          <table:table-cell table:style-name="ce112" office:value-type="float" office:value="923" calcext:value-type="float">
            <text:p>923</text:p>
          </table:table-cell>
          <table:table-cell table:style-name="ce146" table:formula="of:=[.AC148]/[.X148]*100" office:value-type="float" office:value="0.332961772525423" calcext:value-type="float">
            <text:p>0,33</text:p>
          </table:table-cell>
          <table:table-cell table:style-name="ce112" office:value-type="float" office:value="28550" calcext:value-type="float">
            <text:p>28550</text:p>
          </table:table-cell>
          <table:table-cell table:style-name="ce112" office:value-type="float" office:value="17482" calcext:value-type="float">
            <text:p>17482</text:p>
          </table:table-cell>
          <table:table-cell table:style-name="ce147" table:formula="of:=[.AE148]/[.AF148]" office:value-type="float" office:value="1.63310834000686" calcext:value-type="float">
            <text:p>1,63</text:p>
          </table:table-cell>
          <table:table-cell table:number-columns-repeated="99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8" office:value-type="string" calcext:value-type="string">
            <text:p>ud12</text:p>
          </table:table-cell>
          <table:table-cell table:style-name="ce113" office:value-type="string" calcext:value-type="string">
            <text:p>UD 1.2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tal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07" calcext:value-type="float">
            <text:p>249307</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49]+[.S149]+[.U149]" office:value-type="float" office:value="12677" calcext:value-type="float">
            <text:p>12677</text:p>
          </table:table-cell>
          <table:table-cell table:style-name="ce112" table:formula="of:=[.R149]+[.T149]+[.V149]" office:value-type="float" office:value="271180" calcext:value-type="float">
            <text:p>271180</text:p>
          </table:table-cell>
          <table:table-cell table:style-name="ce141" table:formula="of:=([.R149]+[.T149]+[.V149])/([.Q149]+[.S149]+[.U149])" office:value-type="float" office:value="21.3914964108227" calcext:value-type="float">
            <text:p>21,39</text:p>
          </table:table-cell>
          <table:table-cell table:style-name="ce142" table:formula="of:=[.Q149]/[.W149]*100" office:value-type="float" office:value="92.2852409876154" calcext:value-type="float">
            <text:p>92</text:p>
          </table:table-cell>
          <table:table-cell table:style-name="ce142" table:formula="of:=[.S149]/[.W149]*100" office:value-type="float" office:value="3.85737950619232" calcext:value-type="float">
            <text:p>4</text:p>
          </table:table-cell>
          <table:table-cell table:style-name="ce142" table:formula="of:=[.U149]/[.W149]*100" office:value-type="float" office:value="3.85737950619232" calcext:value-type="float">
            <text:p>4</text:p>
          </table:table-cell>
          <table:table-cell table:style-name="ce113"/>
          <table:table-cell table:style-name="ce147"/>
          <table:table-cell table:style-name="ce113" office:value-type="float" office:value="26498" calcext:value-type="float">
            <text:p>26498</text:p>
          </table:table-cell>
          <table:table-cell table:style-name="ce113" office:value-type="float" office:value="17897" calcext:value-type="float">
            <text:p>17897</text:p>
          </table:table-cell>
          <table:table-cell table:style-name="ce147" table:formula="of:=[.AE149]/[.AF149]" office:value-type="float" office:value="1.48058333798961" calcext:value-type="float">
            <text:p>1,48</text:p>
          </table:table-cell>
          <table:table-cell table:style-name="ce110" table:number-columns-repeated="990"/>
          <table:table-cell table:style-name="ce15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9" office:value-type="string" calcext:value-type="string">
            <text:p>ud13</text:p>
          </table:table-cell>
          <table:table-cell table:style-name="ce113" office:value-type="string" calcext:value-type="string">
            <text:p>UD 1.3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tal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30" calcext:value-type="float">
            <text:p>249330</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50]+[.S150]+[.U150]" office:value-type="float" office:value="12677" calcext:value-type="float">
            <text:p>12677</text:p>
          </table:table-cell>
          <table:table-cell table:style-name="ce112" table:formula="of:=[.R150]+[.T150]+[.V150]" office:value-type="float" office:value="271203" calcext:value-type="float">
            <text:p>271203</text:p>
          </table:table-cell>
          <table:table-cell table:style-name="ce141" table:formula="of:=([.R150]+[.T150]+[.V150])/([.Q150]+[.S150]+[.U150])" office:value-type="float" office:value="21.3933107202019" calcext:value-type="float">
            <text:p>21,39</text:p>
          </table:table-cell>
          <table:table-cell table:style-name="ce142" table:formula="of:=[.Q150]/[.W150]*100" office:value-type="float" office:value="92.2852409876154" calcext:value-type="float">
            <text:p>92</text:p>
          </table:table-cell>
          <table:table-cell table:style-name="ce142" table:formula="of:=[.S150]/[.W150]*100" office:value-type="float" office:value="3.85737950619232" calcext:value-type="float">
            <text:p>4</text:p>
          </table:table-cell>
          <table:table-cell table:style-name="ce142" table:formula="of:=[.U150]/[.W150]*100" office:value-type="float" office:value="3.85737950619232" calcext:value-type="float">
            <text:p>4</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tall</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51]+[.S151]+[.U151]" office:value-type="float" office:value="0" calcext:value-type="float">
            <text:p>0</text:p>
          </table:table-cell>
          <table:table-cell table:style-name="ce112" table:formula="of:=[.R151]+[.T151]+[.V151]" office:value-type="float" office:value="0" calcext:value-type="float">
            <text:p>0</text:p>
          </table:table-cell>
          <table:table-cell table:style-name="ce141" table:formula="of:=([.R151]+[.T151]+[.V151])/([.Q151]+[.S151]+[.U151])" office:value-type="string" office:string-value="" calcext:value-type="error">
            <text:p>#DIV/0!</text:p>
          </table:table-cell>
          <table:table-cell table:style-name="ce142" table:formula="of:=[.Q151]/[.W151]*100" office:value-type="string" office:string-value="" calcext:value-type="error">
            <text:p>#DIV/0!</text:p>
          </table:table-cell>
          <table:table-cell table:style-name="ce142" table:formula="of:=[.S151]/[.W151]*100" office:value-type="string" office:string-value="" calcext:value-type="error">
            <text:p>#DIV/0!</text:p>
          </table:table-cell>
          <table:table-cell table:style-name="ce142" table:formula="of:=[.U151]/[.W151]*100" office:value-type="string" office:string-value="" calcext:value-type="error">
            <text:p>#DIV/0!</text:p>
          </table:table-cell>
          <table:table-cell table:style-name="ce113"/>
          <table:table-cell table:style-name="ce141" table:formula="of:=[.AC151]/[.X15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turin</text:p>
          </table:table-cell>
          <table:table-cell table:style-name="ce116" office:value-type="string" calcext:value-type="string">
            <text:p>tut</text:p>
          </table:table-cell>
          <table:table-cell table:style-name="ce113" office:value-type="string" calcext:value-type="string">
            <text:p>Turin Treebank</text:p>
          </table:table-cell>
          <table:table-cell table:style-name="ce123"/>
          <table:table-cell table:style-name="ce124"/>
          <table:table-cell table:style-name="ce123" table:number-columns-repeated="2"/>
          <table:table-cell table:style-name="ce128"/>
          <table:table-cell table:style-name="ce113" table:number-columns-repeated="3"/>
          <table:table-cell table:style-name="ce112" table:number-columns-repeated="9"/>
          <table:table-cell table:style-name="ce112" table:formula="of:=[.Q152]+[.S152]+[.U152]" office:value-type="float" office:value="0" calcext:value-type="float">
            <text:p>0</text:p>
          </table:table-cell>
          <table:table-cell table:style-name="ce112" table:formula="of:=[.R152]+[.T152]+[.V152]" office:value-type="float" office:value="0" calcext:value-type="float">
            <text:p>0</text:p>
          </table:table-cell>
          <table:table-cell table:style-name="ce141" table:formula="of:=([.R152]+[.T152]+[.V152])/([.Q152]+[.S152]+[.U152])" office:value-type="string" office:string-value="" calcext:value-type="error">
            <text:p>#DIV/0!</text:p>
          </table:table-cell>
          <table:table-cell table:style-name="ce142" table:formula="of:=[.Q152]/[.W152]*100" office:value-type="string" office:string-value="" calcext:value-type="error">
            <text:p>#DIV/0!</text:p>
          </table:table-cell>
          <table:table-cell table:style-name="ce142" table:formula="of:=[.S152]/[.W152]*100" office:value-type="string" office:string-value="" calcext:value-type="error">
            <text:p>#DIV/0!</text:p>
          </table:table-cell>
          <table:table-cell table:style-name="ce142" table:formula="of:=[.U152]/[.W152]*100" office:value-type="string" office:string-value="" calcext:value-type="error">
            <text:p>#DIV/0!</text:p>
          </table:table-cell>
          <table:table-cell table:style-name="ce113"/>
          <table:table-cell table:style-name="ce141" table:formula="of:=[.AC167]/[.X167]*100" office:value-type="float" office:value="3.32944397592449" calcext:value-type="float">
            <text:p>3,33</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google-ja</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3]+[.S153]+[.U153]" office:value-type="float" office:value="0" calcext:value-type="float">
            <text:p>0</text:p>
          </table:table-cell>
          <table:table-cell table:style-name="ce112" table:formula="of:=[.R153]+[.T153]+[.V153]" office:value-type="float" office:value="0" calcext:value-type="float">
            <text:p>0</text:p>
          </table:table-cell>
          <table:table-cell table:style-name="ce141" table:formula="of:=([.R153]+[.T153]+[.V153])/([.Q153]+[.S153]+[.U153])" office:value-type="string" office:string-value="" calcext:value-type="error">
            <text:p>#DIV/0!</text:p>
          </table:table-cell>
          <table:table-cell table:style-name="ce142" table:formula="of:=[.Q153]/[.W153]*100" office:value-type="string" office:string-value="" calcext:value-type="error">
            <text:p>#DIV/0!</text:p>
          </table:table-cell>
          <table:table-cell table:style-name="ce142" table:formula="of:=[.S153]/[.W153]*100" office:value-type="string" office:string-value="" calcext:value-type="error">
            <text:p>#DIV/0!</text:p>
          </table:table-cell>
          <table:table-cell table:style-name="ce142" table:formula="of:=[.U153]/[.W153]*100" office:value-type="string" office:string-value="" calcext:value-type="error">
            <text:p>#DIV/0!</text:p>
          </table:table-cell>
          <table:table-cell table:style-name="ce113"/>
          <table:table-cell table:style-name="ce141" table:formula="of:=[.AC168]/[.X16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8" office:value-type="string" calcext:value-type="string">
            <text:p>ud12ktc</text:p>
          </table:table-cell>
          <table:table-cell table:style-name="ce112" office:value-type="string" calcext:value-type="string">
            <text:p>UD 1.2 Japanese / Kyoto Text Corpus</text:p>
          </table:table-cell>
          <table:table-cell table:style-name="ce123" table:number-columns-repeated="4"/>
          <table:table-cell table:style-name="ce128" office:value-type="string" calcext:value-type="string">
            <text:p>/net/data/universal-dependencies-1.2/UD_Japanese-KT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4]+[.S154]+[.U154]" office:value-type="float" office:value="9995" calcext:value-type="float">
            <text:p>9995</text:p>
          </table:table-cell>
          <table:table-cell table:style-name="ce112" table:formula="of:=[.R154]+[.T154]+[.V154]" office:value-type="float" office:value="267631" calcext:value-type="float">
            <text:p>267631</text:p>
          </table:table-cell>
          <table:table-cell table:style-name="ce141" table:formula="of:=([.R154]+[.T154]+[.V154])/([.Q154]+[.S154]+[.U154])" office:value-type="float" office:value="26.7764882441221" calcext:value-type="float">
            <text:p>26,78</text:p>
          </table:table-cell>
          <table:table-cell table:style-name="ce142" table:formula="of:=[.Q154]/[.W154]*100" office:value-type="float" office:value="60.4202101050525" calcext:value-type="float">
            <text:p>60</text:p>
          </table:table-cell>
          <table:table-cell table:style-name="ce142" table:formula="of:=[.S154]/[.W154]*100" office:value-type="float" office:value="11.1955977988994" calcext:value-type="float">
            <text:p>11</text:p>
          </table:table-cell>
          <table:table-cell table:style-name="ce142" table:formula="of:=[.U154]/[.W154]*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4]/[.AF154]" office:value-type="float" office:value="0.000190839694656489" calcext:value-type="float">
            <text:p>0,00</text:p>
          </table:table-cell>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9" office:value-type="string" calcext:value-type="string">
            <text:p>ud13ktc</text:p>
          </table:table-cell>
          <table:table-cell table:style-name="ce112" office:value-type="string" calcext:value-type="string">
            <text:p>UD 1.3 Japanese / Kyoto Text Corpus</text:p>
          </table:table-cell>
          <table:table-cell table:style-name="ce123" table:number-columns-repeated="4"/>
          <table:table-cell table:style-name="ce128" office:value-type="string" calcext:value-type="string">
            <text:p>/net/data/universal-dependencies-1.3/UD_Japanese-KT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5]+[.S155]+[.U155]" office:value-type="float" office:value="9995" calcext:value-type="float">
            <text:p>9995</text:p>
          </table:table-cell>
          <table:table-cell table:style-name="ce112" table:formula="of:=[.R155]+[.T155]+[.V155]" office:value-type="float" office:value="267631" calcext:value-type="float">
            <text:p>267631</text:p>
          </table:table-cell>
          <table:table-cell table:style-name="ce141" table:formula="of:=([.R155]+[.T155]+[.V155])/([.Q155]+[.S155]+[.U155])" office:value-type="float" office:value="26.7764882441221" calcext:value-type="float">
            <text:p>26,78</text:p>
          </table:table-cell>
          <table:table-cell table:style-name="ce142" table:formula="of:=[.Q155]/[.W155]*100" office:value-type="float" office:value="60.4202101050525" calcext:value-type="float">
            <text:p>60</text:p>
          </table:table-cell>
          <table:table-cell table:style-name="ce142" table:formula="of:=[.S155]/[.W155]*100" office:value-type="float" office:value="11.1955977988994" calcext:value-type="float">
            <text:p>11</text:p>
          </table:table-cell>
          <table:table-cell table:style-name="ce142" table:formula="of:=[.U155]/[.W155]*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5]/[.AF155]" office:value-type="float" office:value="0.000190839694656489" calcext:value-type="float">
            <text:p>0,00</text:p>
          </table:table-cell>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nist</text:p>
          </table:table-cell>
          <table:table-cell table:style-name="ce115" office:value-type="string" calcext:value-type="string">
            <text:p>conll2009</text:p>
          </table:table-cell>
          <table:table-cell table:style-name="ce112" office:value-type="string" calcext:value-type="string">
            <text:p>NIST/CoNLL 2009</text:p>
          </table:table-cell>
          <table:table-cell table:style-name="ce123" office:value-type="string" calcext:value-type="string">
            <text:p>archive</text:p>
          </table:table-cell>
          <table:table-cell table:style-name="ce123" table:number-columns-repeated="3"/>
          <table:table-cell table:style-name="ce128"/>
          <table:table-cell table:style-name="ce112"/>
          <table:table-cell table:style-name="ce113" office:value-type="string" calcext:value-type="string">
            <text:p>CoNLL 2009</text:p>
          </table:table-cell>
          <table:table-cell table:style-name="ce113" office:value-type="string" calcext:value-type="string">
            <text:p>no chance</text:p>
          </table:table-cell>
          <table:table-cell table:style-name="ce136" office:value-type="string" calcext:value-type="string">
            <text:p>cannot use after CoNLL 2009</text:p>
          </table:table-cell>
          <table:table-cell table:style-name="ce136" office:value-type="string" calcext:value-type="string">
            <text:p>2009 data is different than 2007 and its license expired (shared task only)</text:p>
          </table:table-cell>
          <table:table-cell table:style-name="ce136" office:value-type="string" calcext:value-type="string">
            <text:p>official etest</text:p>
          </table:table-cell>
          <table:table-cell table:style-name="ce112" office:value-type="float" office:value="4393" calcext:value-type="float">
            <text:p>4393</text:p>
          </table:table-cell>
          <table:table-cell table:style-name="ce112" office:value-type="float" office:value="112555" calcext:value-type="float">
            <text:p>112555</text:p>
          </table:table-cell>
          <table:table-cell table:style-name="ce138" table:number-columns-repeated="2"/>
          <table:table-cell table:style-name="ce112" office:value-type="float" office:value="500" calcext:value-type="float">
            <text:p>500</text:p>
          </table:table-cell>
          <table:table-cell table:style-name="ce112" office:value-type="float" office:value="13615" calcext:value-type="float">
            <text:p>13615</text:p>
          </table:table-cell>
          <table:table-cell table:style-name="ce112" table:formula="of:=[.Q156]+[.S156]+[.U156]" office:value-type="float" office:value="4893" calcext:value-type="float">
            <text:p>4893</text:p>
          </table:table-cell>
          <table:table-cell table:style-name="ce112" table:formula="of:=[.R156]+[.T156]+[.V156]" office:value-type="float" office:value="126170" calcext:value-type="float">
            <text:p>126170</text:p>
          </table:table-cell>
          <table:table-cell table:style-name="ce141" table:formula="of:=([.R156]+[.T156]+[.V156])/([.Q156]+[.S156]+[.U156])" office:value-type="float" office:value="25.7858164725117" calcext:value-type="float">
            <text:p>25,79</text:p>
          </table:table-cell>
          <table:table-cell table:style-name="ce142" table:formula="of:=[.Q156]/[.W156]*100" office:value-type="float" office:value="89.7813202534233" calcext:value-type="float">
            <text:p>90</text:p>
          </table:table-cell>
          <table:table-cell table:style-name="ce142" table:formula="of:=[.S156]/[.W156]*100" office:value-type="float" office:value="0" calcext:value-type="float">
            <text:p>0</text:p>
          </table:table-cell>
          <table:table-cell table:style-name="ce142" table:formula="of:=[.U156]/[.W156]*100" office:value-type="float" office:value="10.2186797465767" calcext:value-type="float">
            <text:p>10</text:p>
          </table:table-cell>
          <table:table-cell table:style-name="ce113"/>
          <table:table-cell table:style-name="ce141" table:formula="of:=[.AC156]/[.X156]*100" office:value-type="float" office:value="0" calcext:value-type="float">
            <text:p>0,00</text:p>
          </table:table-cell>
          <table:table-cell table:style-name="ce113" table:number-columns-repeated="2"/>
          <table:table-cell table:style-name="ce147"/>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tueba-ja</text:p>
          </table:table-cell>
          <table:table-cell table:style-name="ce117" office:value-type="string" calcext:value-type="string">
            <text:p>conll2006</text:p>
          </table:table-cell>
          <table:table-cell table:style-name="ce112" office:value-type="string" calcext:value-type="string">
            <text:p>TüBa J/S Verbmobil</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ja</text:p>
          </table:table-cell>
          <table:table-cell table:style-name="ce112" office:value-type="string" calcext:value-type="string">
            <text:p>Loganath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2" office:value-type="float" office:value="16400" calcext:value-type="float">
            <text:p>16400</text:p>
          </table:table-cell>
          <table:table-cell table:style-name="ce112" office:value-type="float" office:value="145189" calcext:value-type="float">
            <text:p>145189</text:p>
          </table:table-cell>
          <table:table-cell table:style-name="ce112" office:value-type="float" office:value="644" calcext:value-type="float">
            <text:p>644</text:p>
          </table:table-cell>
          <table:table-cell table:style-name="ce112" office:value-type="float" office:value="6272" calcext:value-type="float">
            <text:p>6272</text:p>
          </table:table-cell>
          <table:table-cell table:style-name="ce112" office:value-type="float" office:value="709" calcext:value-type="float">
            <text:p>709</text:p>
          </table:table-cell>
          <table:table-cell table:style-name="ce112" office:value-type="float" office:value="5711" calcext:value-type="float">
            <text:p>5711</text:p>
          </table:table-cell>
          <table:table-cell table:style-name="ce112" table:formula="of:=[.Q157]+[.S157]+[.U157]" office:value-type="float" office:value="17753" calcext:value-type="float">
            <text:p>17753</text:p>
          </table:table-cell>
          <table:table-cell table:style-name="ce112" table:formula="of:=[.R157]+[.T157]+[.V157]" office:value-type="float" office:value="157172" calcext:value-type="float">
            <text:p>157172</text:p>
          </table:table-cell>
          <table:table-cell table:style-name="ce141" table:formula="of:=([.R157]+[.T157]+[.V157])/([.Q157]+[.S157]+[.U157])" office:value-type="float" office:value="8.85326423703036" calcext:value-type="float">
            <text:p>8,85</text:p>
          </table:table-cell>
          <table:table-cell table:style-name="ce142" table:formula="of:=[.Q157]/[.W157]*100" office:value-type="float" office:value="92.378752886836" calcext:value-type="float">
            <text:p>92</text:p>
          </table:table-cell>
          <table:table-cell table:style-name="ce142" table:formula="of:=[.S157]/[.W157]*100" office:value-type="float" office:value="3.62755590604405" calcext:value-type="float">
            <text:p>4</text:p>
          </table:table-cell>
          <table:table-cell table:style-name="ce142" table:formula="of:=[.U157]/[.W157]*100" office:value-type="float" office:value="3.99369120711992" calcext:value-type="float">
            <text:p>4</text:p>
          </table:table-cell>
          <table:table-cell table:style-name="ce113" office:value-type="float" office:value="2838" calcext:value-type="float">
            <text:p>2838</text:p>
          </table:table-cell>
          <table:table-cell table:style-name="ce146" table:formula="of:=[.AC157]/[.X157]*100" office:value-type="float" office:value="1.80566513119385" calcext:value-type="float">
            <text:p>1,81</text:p>
          </table:table-cell>
          <table:table-cell table:style-name="ce138" office:value-type="float" office:value="3274" calcext:value-type="float">
            <text:p>3274</text:p>
          </table:table-cell>
          <table:table-cell table:style-name="ce138" office:value-type="float" office:value="1" calcext:value-type="float">
            <text:p>1</text:p>
          </table:table-cell>
          <table:table-cell table:style-name="ce146" table:formula="of:=[.AE157]/[.AF157]" office:value-type="float" office:value="3274" calcext:value-type="float">
            <text:p>3274,00</text:p>
          </table:table-cell>
          <table:table-cell table:number-columns-repeated="991"/>
        </table:table-row>
        <table:table-row table:style-name="ro2">
          <table:table-cell table:style-name="ce109" office:value-type="string" calcext:value-type="string">
            <text:p>kk</text:p>
          </table:table-cell>
          <table:table-cell table:style-name="ce112" office:value-type="string" calcext:value-type="string">
            <text:p>Kazakh</text:p>
          </table:table-cell>
          <table:table-cell table:style-name="ce115" office:value-type="string" calcext:value-type="string">
            <text:p>ud-kk</text:p>
          </table:table-cell>
          <table:table-cell table:style-name="ce119" office:value-type="string" calcext:value-type="string">
            <text:p>ud13</text:p>
          </table:table-cell>
          <table:table-cell table:style-name="ce112" office:value-type="string" calcext:value-type="string">
            <text:p>UD 1.3 Kazakh</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Kazakh</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Default"/>
          <table:table-cell table:style-name="Default" office:value-type="string" calcext:value-type="string">
            <text:p>official</text:p>
          </table:table-cell>
          <table:table-cell table:style-name="ce112" office:value-type="float" office:value="360" calcext:value-type="float">
            <text:p>360</text:p>
          </table:table-cell>
          <table:table-cell table:style-name="ce112" office:value-type="float" office:value="3973" calcext:value-type="float">
            <text:p>3973</text:p>
          </table:table-cell>
          <table:table-cell table:style-name="ce112" office:value-type="float" office:value="45" calcext:value-type="float">
            <text:p>45</text:p>
          </table:table-cell>
          <table:table-cell table:style-name="ce112" office:value-type="float" office:value="512" calcext:value-type="float">
            <text:p>512</text:p>
          </table:table-cell>
          <table:table-cell table:style-name="ce112" office:value-type="float" office:value="45" calcext:value-type="float">
            <text:p>45</text:p>
          </table:table-cell>
          <table:table-cell table:style-name="ce112" office:value-type="float" office:value="587" calcext:value-type="float">
            <text:p>587</text:p>
          </table:table-cell>
          <table:table-cell table:style-name="ce112" table:formula="of:=[.Q158]+[.S158]+[.U158]" office:value-type="float" office:value="450" calcext:value-type="float">
            <text:p>450</text:p>
          </table:table-cell>
          <table:table-cell table:style-name="ce112" table:formula="of:=[.R158]+[.T158]+[.V158]" office:value-type="float" office:value="5072" calcext:value-type="float">
            <text:p>5072</text:p>
          </table:table-cell>
          <table:table-cell table:style-name="ce141" table:formula="of:=([.R158]+[.T158]+[.V158])/([.Q158]+[.S158]+[.U158])" office:value-type="float" office:value="11.2711111111111" calcext:value-type="float">
            <text:p>11,27</text:p>
          </table:table-cell>
          <table:table-cell table:style-name="ce142" table:formula="of:=[.Q158]/[.W158]*100" office:value-type="float" office:value="80" calcext:value-type="float">
            <text:p>80</text:p>
          </table:table-cell>
          <table:table-cell table:style-name="ce142" table:formula="of:=[.S158]/[.W158]*100" office:value-type="float" office:value="10" calcext:value-type="float">
            <text:p>10</text:p>
          </table:table-cell>
          <table:table-cell table:style-name="ce142" table:formula="of:=[.U158]/[.W158]*100" office:value-type="float" office:value="10" calcext:value-type="float">
            <text:p>10</text:p>
          </table:table-cell>
          <table:table-cell table:style-name="ce113"/>
          <table:table-cell table:style-name="ce146"/>
          <table:table-cell table:style-name="ce138" table:number-columns-repeated="2"/>
          <table:table-cell table:style-name="ce146"/>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google-ko</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9]+[.S159]+[.U159]" office:value-type="float" office:value="0" calcext:value-type="float">
            <text:p>0</text:p>
          </table:table-cell>
          <table:table-cell table:style-name="ce112" table:formula="of:=[.R159]+[.T159]+[.V159]" office:value-type="float" office:value="0" calcext:value-type="float">
            <text:p>0</text:p>
          </table:table-cell>
          <table:table-cell table:style-name="ce141" table:formula="of:=([.R159]+[.T159]+[.V159])/([.Q159]+[.S159]+[.U159])" office:value-type="string" office:string-value="" calcext:value-type="error">
            <text:p>#DIV/0!</text:p>
          </table:table-cell>
          <table:table-cell table:style-name="ce142" table:formula="of:=[.Q159]/[.W159]*100" office:value-type="string" office:string-value="" calcext:value-type="error">
            <text:p>#DIV/0!</text:p>
          </table:table-cell>
          <table:table-cell table:style-name="ce142" table:formula="of:=[.S159]/[.W159]*100" office:value-type="string" office:string-value="" calcext:value-type="error">
            <text:p>#DIV/0!</text:p>
          </table:table-cell>
          <table:table-cell table:style-name="ce142" table:formula="of:=[.U159]/[.W159]*100" office:value-type="string" office:string-value="" calcext:value-type="error">
            <text:p>#DIV/0!</text:p>
          </table:table-cell>
          <table:table-cell table:style-name="ce113"/>
          <table:table-cell table:style-name="ce141" table:formula="of:=[.AC159]/[.X1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kaist</text:p>
          </table:table-cell>
          <table:table-cell table:style-name="ce115" office:value-type="string" calcext:value-type="string">
            <text:p>spmrl2014</text:p>
          </table:table-cell>
          <table:table-cell table:style-name="ce112" office:value-type="string" calcext:value-type="string">
            <text:p>Kaist/SPMRL 2014</text:p>
          </table:table-cell>
          <table:table-cell table:style-name="ce123" table:number-columns-repeated="4"/>
          <table:table-cell table:style-name="ce129" office:value-type="string" calcext:value-type="string">
            <text:p>/net/data/spmrl2014/KOREAN_SPMRL/gold/conll</text:p>
          </table:table-cell>
          <table:table-cell table:style-name="ce112"/>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table:table-cell table:style-name="ce113" office:value-type="string" calcext:value-type="string">
            <text:p>official</text:p>
          </table:table-cell>
          <table:table-cell table:style-name="ce112" office:value-type="float" office:value="23010" calcext:value-type="float">
            <text:p>23010</text:p>
          </table:table-cell>
          <table:table-cell table:style-name="ce112" office:value-type="float" office:value="296446" calcext:value-type="float">
            <text:p>296446</text:p>
          </table:table-cell>
          <table:table-cell table:style-name="ce112" office:value-type="float" office:value="2066" calcext:value-type="float">
            <text:p>2066</text:p>
          </table:table-cell>
          <table:table-cell table:style-name="ce112" office:value-type="float" office:value="25278" calcext:value-type="float">
            <text:p>25278</text:p>
          </table:table-cell>
          <table:table-cell table:style-name="ce112" table:number-columns-repeated="2"/>
          <table:table-cell table:style-name="ce112" table:formula="of:=[.Q160]+[.S160]+[.U160]" office:value-type="float" office:value="25076" calcext:value-type="float">
            <text:p>25076</text:p>
          </table:table-cell>
          <table:table-cell table:style-name="ce112" table:formula="of:=[.R160]+[.T160]+[.V160]" office:value-type="float" office:value="321724" calcext:value-type="float">
            <text:p>321724</text:p>
          </table:table-cell>
          <table:table-cell table:style-name="ce141" table:formula="of:=([.R160]+[.T160]+[.V160])/([.Q160]+[.S160]+[.U160])" office:value-type="float" office:value="12.82995693093" calcext:value-type="float">
            <text:p>12,83</text:p>
          </table:table-cell>
          <table:table-cell table:style-name="ce142" table:formula="of:=[.Q160]/[.W160]*100" office:value-type="float" office:value="91.7610464188866" calcext:value-type="float">
            <text:p>92</text:p>
          </table:table-cell>
          <table:table-cell table:style-name="ce142" table:formula="of:=[.S160]/[.W160]*100" office:value-type="float" office:value="8.23895358111341" calcext:value-type="float">
            <text:p>8</text:p>
          </table:table-cell>
          <table:table-cell table:style-name="ce142" table:formula="of:=[.U160]/[.W160]*100" office:value-type="float" office:value="0" calcext:value-type="float">
            <text:p>0</text:p>
          </table:table-cell>
          <table:table-cell table:style-name="ce113"/>
          <table:table-cell table:style-name="ce141" table:formula="of:=[.AC160]/[.X16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ldt</text:p>
          </table:table-cell>
          <table:table-cell table:style-name="ce117" office:value-type="string" calcext:value-type="string">
            <text:p>ldt</text:p>
          </table:table-cell>
          <table:table-cell table:style-name="ce112" office:value-type="string" calcext:value-type="string">
            <text:p>L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Nathan, Dan</text:p>
          </table:table-cell>
          <table:table-cell table:style-name="ce113" office:value-type="string" calcext:value-type="string">
            <text:p>http://nlp.perseus.tufts.edu/syntax/treebank/latin.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13" office:value-type="string" calcext:value-type="string">
            <text:p>ours</text:p>
          </table:table-cell>
          <table:table-cell table:style-name="ce113" office:value-type="float" office:value="2979" calcext:value-type="float">
            <text:p>2979</text:p>
          </table:table-cell>
          <table:table-cell table:style-name="ce113" office:value-type="float" office:value="45741" calcext:value-type="float">
            <text:p>45741</text:p>
          </table:table-cell>
          <table:table-cell table:style-name="ce113" office:value-type="float" office:value="178" calcext:value-type="float">
            <text:p>178</text:p>
          </table:table-cell>
          <table:table-cell table:style-name="ce113" office:value-type="float" office:value="2613" calcext:value-type="float">
            <text:p>2613</text:p>
          </table:table-cell>
          <table:table-cell table:style-name="ce113" office:value-type="float" office:value="316" calcext:value-type="float">
            <text:p>316</text:p>
          </table:table-cell>
          <table:table-cell table:style-name="ce113" office:value-type="float" office:value="4789" calcext:value-type="float">
            <text:p>4789</text:p>
          </table:table-cell>
          <table:table-cell table:style-name="ce112" table:formula="of:=[.Q161]+[.S161]+[.U161]" office:value-type="float" office:value="3473" calcext:value-type="float">
            <text:p>3473</text:p>
          </table:table-cell>
          <table:table-cell table:style-name="ce112" table:formula="of:=[.R161]+[.T161]+[.V161]" office:value-type="float" office:value="53143" calcext:value-type="float">
            <text:p>53143</text:p>
          </table:table-cell>
          <table:table-cell table:style-name="ce141" table:formula="of:=([.R161]+[.T161]+[.V161])/([.Q161]+[.S161]+[.U161])" office:value-type="float" office:value="15.3017564065649" calcext:value-type="float">
            <text:p>15,30</text:p>
          </table:table-cell>
          <table:table-cell table:style-name="ce142" table:formula="of:=[.Q161]/[.W161]*100" office:value-type="float" office:value="85.7759861790959" calcext:value-type="float">
            <text:p>86</text:p>
          </table:table-cell>
          <table:table-cell table:style-name="ce142" table:formula="of:=[.S161]/[.W161]*100" office:value-type="float" office:value="5.12525194356464" calcext:value-type="float">
            <text:p>5</text:p>
          </table:table-cell>
          <table:table-cell table:style-name="ce142" table:formula="of:=[.U161]/[.W161]*100" office:value-type="float" office:value="9.09876187733948" calcext:value-type="float">
            <text:p>9</text:p>
          </table:table-cell>
          <table:table-cell table:style-name="ce113" office:value-type="float" office:value="3760" calcext:value-type="float">
            <text:p>3760</text:p>
          </table:table-cell>
          <table:table-cell table:style-name="ce146" table:formula="of:=[.AC161]/[.X161]*100" office:value-type="float" office:value="7.0752497977156" calcext:value-type="float">
            <text:p>7,08</text:p>
          </table:table-cell>
          <table:table-cell table:style-name="ce112" office:value-type="float" office:value="410" calcext:value-type="float">
            <text:p>410</text:p>
          </table:table-cell>
          <table:table-cell table:style-name="ce112" office:value-type="float" office:value="355" calcext:value-type="float">
            <text:p>355</text:p>
          </table:table-cell>
          <table:table-cell table:style-name="ce147" table:formula="of:=[.AE161]/[.AF161]" office:value-type="float" office:value="1.15492957746479" calcext:value-type="float">
            <text:p>1,15</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8" office:value-type="string" calcext:value-type="string">
            <text:p>ud12</text:p>
          </table:table-cell>
          <table:table-cell table:style-name="ce113" office:value-type="string" calcext:value-type="string">
            <text:p>UD 1.2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2]+[.S162]+[.U162]" office:value-type="float" office:value="3269" calcext:value-type="float">
            <text:p>3269</text:p>
          </table:table-cell>
          <table:table-cell table:style-name="ce112" table:formula="of:=[.R162]+[.T162]+[.V162]" office:value-type="float" office:value="47303" calcext:value-type="float">
            <text:p>47303</text:p>
          </table:table-cell>
          <table:table-cell table:style-name="ce141" table:formula="of:=([.R162]+[.T162]+[.V162])/([.Q162]+[.S162]+[.U162])" office:value-type="float" office:value="14.4701743652493" calcext:value-type="float">
            <text:p>14,47</text:p>
          </table:table-cell>
          <table:table-cell table:style-name="ce142" table:formula="of:=[.Q162]/[.W162]*100" office:value-type="float" office:value="81.3704496788009" calcext:value-type="float">
            <text:p>81</text:p>
          </table:table-cell>
          <table:table-cell table:style-name="ce142" table:formula="of:=[.S162]/[.W162]*100" office:value-type="float" office:value="11.5937595594983" calcext:value-type="float">
            <text:p>12</text:p>
          </table:table-cell>
          <table:table-cell table:style-name="ce142" table:formula="of:=[.U162]/[.W162]*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2]/[.AF162]" office:value-type="float" office:value="1.85399597044997"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9" office:value-type="string" calcext:value-type="string">
            <text:p>ud13</text:p>
          </table:table-cell>
          <table:table-cell table:style-name="ce113" office:value-type="string" calcext:value-type="string">
            <text:p>UD 1.3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3]+[.S163]+[.U163]" office:value-type="float" office:value="3269" calcext:value-type="float">
            <text:p>3269</text:p>
          </table:table-cell>
          <table:table-cell table:style-name="ce112" table:formula="of:=[.R163]+[.T163]+[.V163]" office:value-type="float" office:value="47303" calcext:value-type="float">
            <text:p>47303</text:p>
          </table:table-cell>
          <table:table-cell table:style-name="ce141" table:formula="of:=([.R163]+[.T163]+[.V163])/([.Q163]+[.S163]+[.U163])" office:value-type="float" office:value="14.4701743652493" calcext:value-type="float">
            <text:p>14,47</text:p>
          </table:table-cell>
          <table:table-cell table:style-name="ce142" table:formula="of:=[.Q163]/[.W163]*100" office:value-type="float" office:value="81.3704496788009" calcext:value-type="float">
            <text:p>81</text:p>
          </table:table-cell>
          <table:table-cell table:style-name="ce142" table:formula="of:=[.S163]/[.W163]*100" office:value-type="float" office:value="11.5937595594983" calcext:value-type="float">
            <text:p>12</text:p>
          </table:table-cell>
          <table:table-cell table:style-name="ce142" table:formula="of:=[.U163]/[.W163]*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3]/[.AF163]" office:value-type="float" office:value="1.85399597044997" calcext:value-type="float">
            <text:p>1,8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proiel-la</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64]+[.S164]+[.U164]" office:value-type="float" office:value="0" calcext:value-type="float">
            <text:p>0</text:p>
          </table:table-cell>
          <table:table-cell table:style-name="ce112" table:formula="of:=[.R164]+[.T164]+[.V164]" office:value-type="float" office:value="0" calcext:value-type="float">
            <text:p>0</text:p>
          </table:table-cell>
          <table:table-cell table:style-name="ce141" table:formula="of:=([.R164]+[.T164]+[.V164])/([.Q164]+[.S164]+[.U164])" office:value-type="string" office:string-value="" calcext:value-type="error">
            <text:p>#DIV/0!</text:p>
          </table:table-cell>
          <table:table-cell table:style-name="ce142" table:formula="of:=[.Q164]/[.W164]*100" office:value-type="string" office:string-value="" calcext:value-type="error">
            <text:p>#DIV/0!</text:p>
          </table:table-cell>
          <table:table-cell table:style-name="ce142" table:formula="of:=[.S164]/[.W164]*100" office:value-type="string" office:string-value="" calcext:value-type="error">
            <text:p>#DIV/0!</text:p>
          </table:table-cell>
          <table:table-cell table:style-name="ce142" table:formula="of:=[.U164]/[.W164]*100" office:value-type="string" office:string-value="" calcext:value-type="error">
            <text:p>#DIV/0!</text:p>
          </table:table-cell>
          <table:table-cell table:style-name="ce113"/>
          <table:table-cell table:style-name="ce141" table:formula="of:=[.AC164]/[.X1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8" office:value-type="string" calcext:value-type="string">
            <text:p>ud12proiel</text:p>
          </table:table-cell>
          <table:table-cell table:style-name="ce113" office:value-type="string" calcext:value-type="string">
            <text:p>UD 1.2 Latin / PROIEL</text:p>
          </table:table-cell>
          <table:table-cell table:style-name="ce124" table:number-columns-repeated="4"/>
          <table:table-cell table:style-name="ce129" office:value-type="string" calcext:value-type="string">
            <text:p>/net/data/universal-dependencies-1.2/UD_Latin-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5]+[.S165]+[.U165]" office:value-type="float" office:value="14982" calcext:value-type="float">
            <text:p>14982</text:p>
          </table:table-cell>
          <table:table-cell table:style-name="ce112" table:formula="of:=[.R165]+[.T165]+[.V165]" office:value-type="float" office:value="165201" calcext:value-type="float">
            <text:p>165201</text:p>
          </table:table-cell>
          <table:table-cell table:style-name="ce141" table:formula="of:=([.R165]+[.T165]+[.V165])/([.Q165]+[.S165]+[.U165])" office:value-type="float" office:value="11.02663195835" calcext:value-type="float">
            <text:p>11,03</text:p>
          </table:table-cell>
          <table:table-cell table:style-name="ce142" table:formula="of:=[.Q165]/[.W165]*100" office:value-type="float" office:value="80.0026698705113" calcext:value-type="float">
            <text:p>80</text:p>
          </table:table-cell>
          <table:table-cell table:style-name="ce142" table:formula="of:=[.S165]/[.W165]*100" office:value-type="float" office:value="11.1066613269256" calcext:value-type="float">
            <text:p>11</text:p>
          </table:table-cell>
          <table:table-cell table:style-name="ce142" table:formula="of:=[.U165]/[.W165]*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5]/[.AF165]" office:value-type="float" office:value="3.34528892684315" calcext:value-type="float">
            <text:p>3,3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9" office:value-type="string" calcext:value-type="string">
            <text:p>ud13proiel</text:p>
          </table:table-cell>
          <table:table-cell table:style-name="ce113" office:value-type="string" calcext:value-type="string">
            <text:p>UD 1.3 Latin / PROIEL</text:p>
          </table:table-cell>
          <table:table-cell table:style-name="ce124" table:number-columns-repeated="4"/>
          <table:table-cell table:style-name="ce129" office:value-type="string" calcext:value-type="string">
            <text:p>/net/data/universal-dependencies-1.3/UD_Latin-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6]+[.S166]+[.U166]" office:value-type="float" office:value="14982" calcext:value-type="float">
            <text:p>14982</text:p>
          </table:table-cell>
          <table:table-cell table:style-name="ce112" table:formula="of:=[.R166]+[.T166]+[.V166]" office:value-type="float" office:value="165201" calcext:value-type="float">
            <text:p>165201</text:p>
          </table:table-cell>
          <table:table-cell table:style-name="ce141" table:formula="of:=([.R166]+[.T166]+[.V166])/([.Q166]+[.S166]+[.U166])" office:value-type="float" office:value="11.02663195835" calcext:value-type="float">
            <text:p>11,03</text:p>
          </table:table-cell>
          <table:table-cell table:style-name="ce142" table:formula="of:=[.Q166]/[.W166]*100" office:value-type="float" office:value="80.0026698705113" calcext:value-type="float">
            <text:p>80</text:p>
          </table:table-cell>
          <table:table-cell table:style-name="ce142" table:formula="of:=[.S166]/[.W166]*100" office:value-type="float" office:value="11.1066613269256" calcext:value-type="float">
            <text:p>11</text:p>
          </table:table-cell>
          <table:table-cell table:style-name="ce142" table:formula="of:=[.U166]/[.W166]*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6]/[.AF166]" office:value-type="float" office:value="3.34528892684315" calcext:value-type="float">
            <text:p>3,3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thomisticus</text:p>
          </table:table-cell>
          <table:table-cell table:style-name="ce117" office:value-type="string" calcext:value-type="string">
            <text:p>it</text:p>
          </table:table-cell>
          <table:table-cell table:style-name="ce112" office:value-type="string" calcext:value-type="string">
            <text:p>Index Thomisticus 2015-06-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IT-TB_01-Sept-2014</text:p>
          </table:table-cell>
          <table:table-cell table:style-name="ce112" office:value-type="string" calcext:value-type="string">
            <text:p>Dan</text:p>
          </table:table-cell>
          <table:table-cell table:style-name="ce113" office:value-type="string" calcext:value-type="string">
            <text:p>Marco Passarotti</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office:value-type="string" calcext:value-type="string">
            <text:p>Marco Passarotti contacted us and wanted to include the treebank in HamleDT.</text:p>
          </table:table-cell>
          <table:table-cell table:style-name="ce113" office:value-type="string" calcext:value-type="string">
            <text:p>ours</text:p>
          </table:table-cell>
          <table:table-cell table:style-name="ce113" office:value-type="float" office:value="14500" calcext:value-type="float">
            <text:p>14500</text:p>
          </table:table-cell>
          <table:table-cell table:style-name="ce113" office:value-type="float" office:value="246607" calcext:value-type="float">
            <text:p>246607</text:p>
          </table:table-cell>
          <table:table-cell table:style-name="ce113" office:value-type="float" office:value="400" calcext:value-type="float">
            <text:p>400</text:p>
          </table:table-cell>
          <table:table-cell table:style-name="ce113" office:value-type="float" office:value="6020" calcext:value-type="float">
            <text:p>6020</text:p>
          </table:table-cell>
          <table:table-cell table:style-name="ce113" office:value-type="float" office:value="394" calcext:value-type="float">
            <text:p>394</text:p>
          </table:table-cell>
          <table:table-cell table:style-name="ce113" office:value-type="float" office:value="7056" calcext:value-type="float">
            <text:p>7056</text:p>
          </table:table-cell>
          <table:table-cell table:style-name="ce112" table:formula="of:=[.Q167]+[.S167]+[.U167]" office:value-type="float" office:value="15294" calcext:value-type="float">
            <text:p>15294</text:p>
          </table:table-cell>
          <table:table-cell table:style-name="ce112" table:formula="of:=[.R167]+[.T167]+[.V167]" office:value-type="float" office:value="259683" calcext:value-type="float">
            <text:p>259683</text:p>
          </table:table-cell>
          <table:table-cell table:style-name="ce141" table:formula="of:=([.R167]+[.T167]+[.V167])/([.Q167]+[.S167]+[.U167])" office:value-type="float" office:value="16.9794036877207" calcext:value-type="float">
            <text:p>16,98</text:p>
          </table:table-cell>
          <table:table-cell table:style-name="ce142" table:formula="of:=[.Q167]/[.W167]*100" office:value-type="float" office:value="94.8084216032431" calcext:value-type="float">
            <text:p>95</text:p>
          </table:table-cell>
          <table:table-cell table:style-name="ce142" table:formula="of:=[.S167]/[.W167]*100" office:value-type="float" office:value="2.61540473388257" calcext:value-type="float">
            <text:p>3</text:p>
          </table:table-cell>
          <table:table-cell table:style-name="ce142" table:formula="of:=[.U167]/[.W167]*100" office:value-type="float" office:value="2.57617366287433" calcext:value-type="float">
            <text:p>3</text:p>
          </table:table-cell>
          <table:table-cell table:style-name="ce113" office:value-type="float" office:value="8646" calcext:value-type="float">
            <text:p>8646</text:p>
          </table:table-cell>
          <table:table-cell table:style-name="ce141" table:formula="of:=[.AC167]/[.X167]*100" office:value-type="float" office:value="3.32944397592449" calcext:value-type="float">
            <text:p>3,33</text:p>
          </table:table-cell>
          <table:table-cell table:style-name="ce112" office:value-type="float" office:value="12211" calcext:value-type="float">
            <text:p>12211</text:p>
          </table:table-cell>
          <table:table-cell table:style-name="ce112" office:value-type="float" office:value="3375" calcext:value-type="float">
            <text:p>3375</text:p>
          </table:table-cell>
          <table:table-cell table:style-name="ce147" table:formula="of:=[.AE167]/[.AF167]" office:value-type="float" office:value="3.61807407407407" calcext:value-type="float">
            <text:p>3,62</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8" office:value-type="string" calcext:value-type="string">
            <text:p>ud12itt</text:p>
          </table:table-cell>
          <table:table-cell table:style-name="ce113" office:value-type="string" calcext:value-type="string">
            <text:p>UD 1.2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IT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500" calcext:value-type="float">
            <text:p>14500</text:p>
          </table:table-cell>
          <table:table-cell table:style-name="ce113" office:value-type="float" office:value="246573" calcext:value-type="float">
            <text:p>246573</text:p>
          </table:table-cell>
          <table:table-cell table:style-name="ce113" office:value-type="float" office:value="400" calcext:value-type="float">
            <text:p>400</text:p>
          </table:table-cell>
          <table:table-cell table:style-name="ce113" office:value-type="float" office:value="6040" calcext:value-type="float">
            <text:p>6040</text:p>
          </table:table-cell>
          <table:table-cell table:style-name="ce113" office:value-type="float" office:value="395" calcext:value-type="float">
            <text:p>395</text:p>
          </table:table-cell>
          <table:table-cell table:style-name="ce113" office:value-type="float" office:value="7071" calcext:value-type="float">
            <text:p>7071</text:p>
          </table:table-cell>
          <table:table-cell table:style-name="ce112" table:formula="of:=[.Q168]+[.S168]+[.U168]" office:value-type="float" office:value="15295" calcext:value-type="float">
            <text:p>15295</text:p>
          </table:table-cell>
          <table:table-cell table:style-name="ce112" table:formula="of:=[.R168]+[.T168]+[.V168]" office:value-type="float" office:value="259684" calcext:value-type="float">
            <text:p>259684</text:p>
          </table:table-cell>
          <table:table-cell table:style-name="ce141" table:formula="of:=([.R168]+[.T168]+[.V168])/([.Q168]+[.S168]+[.U168])" office:value-type="float" office:value="16.9783589408303" calcext:value-type="float">
            <text:p>16,98</text:p>
          </table:table-cell>
          <table:table-cell table:style-name="ce142" table:formula="of:=[.Q168]/[.W168]*100" office:value-type="float" office:value="94.8022229486761" calcext:value-type="float">
            <text:p>95</text:p>
          </table:table-cell>
          <table:table-cell table:style-name="ce142" table:formula="of:=[.S168]/[.W168]*100" office:value-type="float" office:value="2.6152337365152" calcext:value-type="float">
            <text:p>3</text:p>
          </table:table-cell>
          <table:table-cell table:style-name="ce142" table:formula="of:=[.U168]/[.W168]*100" office:value-type="float" office:value="2.5825433148087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8]/[.AF168]"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9" office:value-type="string" calcext:value-type="string">
            <text:p>ud13ittb</text:p>
          </table:table-cell>
          <table:table-cell table:style-name="ce113" office:value-type="string" calcext:value-type="string">
            <text:p>UD 1.3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IT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6258" calcext:value-type="float">
            <text:p>16258</text:p>
          </table:table-cell>
          <table:table-cell table:style-name="ce113" office:value-type="float" office:value="276941" calcext:value-type="float">
            <text:p>276941</text:p>
          </table:table-cell>
          <table:table-cell table:style-name="ce113" office:value-type="float" office:value="500" calcext:value-type="float">
            <text:p>500</text:p>
          </table:table-cell>
          <table:table-cell table:style-name="ce113" office:value-type="float" office:value="7806" calcext:value-type="float">
            <text:p>7806</text:p>
          </table:table-cell>
          <table:table-cell table:style-name="ce113" office:value-type="float" office:value="500" calcext:value-type="float">
            <text:p>500</text:p>
          </table:table-cell>
          <table:table-cell table:style-name="ce113" office:value-type="float" office:value="6548" calcext:value-type="float">
            <text:p>6548</text:p>
          </table:table-cell>
          <table:table-cell table:style-name="ce112" table:formula="of:=[.Q169]+[.S169]+[.U169]" office:value-type="float" office:value="17258" calcext:value-type="float">
            <text:p>17258</text:p>
          </table:table-cell>
          <table:table-cell table:style-name="ce112" table:formula="of:=[.R169]+[.T169]+[.V169]" office:value-type="float" office:value="291295" calcext:value-type="float">
            <text:p>291295</text:p>
          </table:table-cell>
          <table:table-cell table:style-name="ce141" table:formula="of:=([.R169]+[.T169]+[.V169])/([.Q169]+[.S169]+[.U169])" office:value-type="float" office:value="16.8788387993974" calcext:value-type="float">
            <text:p>16,88</text:p>
          </table:table-cell>
          <table:table-cell table:style-name="ce142" table:formula="of:=[.Q169]/[.W169]*100" office:value-type="float" office:value="94.2055858152741" calcext:value-type="float">
            <text:p>94</text:p>
          </table:table-cell>
          <table:table-cell table:style-name="ce142" table:formula="of:=[.S169]/[.W169]*100" office:value-type="float" office:value="2.89720709236296" calcext:value-type="float">
            <text:p>3</text:p>
          </table:table-cell>
          <table:table-cell table:style-name="ce142" table:formula="of:=[.U169]/[.W169]*100" office:value-type="float" office:value="2.8972070923629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9]/[.AF169]"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v</text:p>
          </table:table-cell>
          <table:table-cell table:style-name="ce113" office:value-type="string" calcext:value-type="string">
            <text:p>Latvian</text:p>
          </table:table-cell>
          <table:table-cell table:style-name="ce116" office:value-type="string" calcext:value-type="string">
            <text:p>lvtb</text:p>
          </table:table-cell>
          <table:table-cell table:style-name="ce119" office:value-type="string" calcext:value-type="string">
            <text:p>ud13</text:p>
          </table:table-cell>
          <table:table-cell table:style-name="ce113" office:value-type="string" calcext:value-type="string">
            <text:p>UD 1.3 Latvian</text:p>
          </table:table-cell>
          <table:table-cell table:style-name="ce124" table:number-columns-repeated="4"/>
          <table:table-cell table:style-name="ce129" office:value-type="string" calcext:value-type="string">
            <text:p>/net/data/universal-dependencies-1.3/UD_Latv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4.0</text:p>
          </table:table-cell>
          <table:table-cell table:style-name="ce113"/>
          <table:table-cell table:style-name="ce113" office:value-type="string" calcext:value-type="string">
            <text:p>official</text:p>
          </table:table-cell>
          <table:table-cell table:style-name="ce113" office:value-type="float" office:value="673" calcext:value-type="float">
            <text:p>673</text:p>
          </table:table-cell>
          <table:table-cell table:style-name="ce113" office:value-type="float" office:value="12629" calcext:value-type="float">
            <text:p>12629</text:p>
          </table:table-cell>
          <table:table-cell table:style-name="ce113" office:value-type="float" office:value="190" calcext:value-type="float">
            <text:p>190</text:p>
          </table:table-cell>
          <table:table-cell table:style-name="ce113" office:value-type="float" office:value="3492" calcext:value-type="float">
            <text:p>3492</text:p>
          </table:table-cell>
          <table:table-cell table:style-name="ce113" office:value-type="float" office:value="219" calcext:value-type="float">
            <text:p>219</text:p>
          </table:table-cell>
          <table:table-cell table:style-name="ce113" office:value-type="float" office:value="3985" calcext:value-type="float">
            <text:p>3985</text:p>
          </table:table-cell>
          <table:table-cell table:style-name="ce112" table:formula="of:=[.Q170]+[.S170]+[.U170]" office:value-type="float" office:value="1082" calcext:value-type="float">
            <text:p>1082</text:p>
          </table:table-cell>
          <table:table-cell table:style-name="ce112" table:formula="of:=[.R170]+[.T170]+[.V170]" office:value-type="float" office:value="20106" calcext:value-type="float">
            <text:p>20106</text:p>
          </table:table-cell>
          <table:table-cell table:style-name="ce141" table:formula="of:=([.R170]+[.T170]+[.V170])/([.Q170]+[.S170]+[.U170])" office:value-type="float" office:value="18.5822550831793" calcext:value-type="float">
            <text:p>18,58</text:p>
          </table:table-cell>
          <table:table-cell table:style-name="ce142" table:formula="of:=[.Q170]/[.W170]*100" office:value-type="float" office:value="62.1996303142329" calcext:value-type="float">
            <text:p>62</text:p>
          </table:table-cell>
          <table:table-cell table:style-name="ce142" table:formula="of:=[.S170]/[.W170]*100" office:value-type="float" office:value="17.5600739371534" calcext:value-type="float">
            <text:p>18</text:p>
          </table:table-cell>
          <table:table-cell table:style-name="ce142" table:formula="of:=[.U170]/[.W170]*100" office:value-type="float" office:value="20.2402957486137"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non</text:p>
          </table:table-cell>
          <table:table-cell table:style-name="ce112" office:value-type="string" calcext:value-type="string">
            <text:p>Norse (Old)</text:p>
          </table:table-cell>
          <table:table-cell table:style-name="ce115" office:value-type="string" calcext:value-type="string">
            <text:p>proiel-non</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71]+[.S171]+[.U171]" office:value-type="float" office:value="0" calcext:value-type="float">
            <text:p>0</text:p>
          </table:table-cell>
          <table:table-cell table:style-name="ce112" table:formula="of:=[.R171]+[.T171]+[.V171]" office:value-type="float" office:value="0" calcext:value-type="float">
            <text:p>0</text:p>
          </table:table-cell>
          <table:table-cell table:style-name="ce141" table:formula="of:=([.R171]+[.T171]+[.V171])/([.Q171]+[.S171]+[.U171])" office:value-type="string" office:string-value="" calcext:value-type="error">
            <text:p>#DIV/0!</text:p>
          </table:table-cell>
          <table:table-cell table:style-name="ce142" table:formula="of:=[.Q171]/[.W171]*100" office:value-type="string" office:string-value="" calcext:value-type="error">
            <text:p>#DIV/0!</text:p>
          </table:table-cell>
          <table:table-cell table:style-name="ce142" table:formula="of:=[.S171]/[.W171]*100" office:value-type="string" office:string-value="" calcext:value-type="error">
            <text:p>#DIV/0!</text:p>
          </table:table-cell>
          <table:table-cell table:style-name="ce142" table:formula="of:=[.U171]/[.W171]*100" office:value-type="string" office:string-value="" calcext:value-type="error">
            <text:p>#DIV/0!</text:p>
          </table:table-cell>
          <table:table-cell table:style-name="ce113"/>
          <table:table-cell table:style-name="ce141" table:formula="of:=[.AC171]/[.X17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5" office:value-type="string" calcext:value-type="string">
            <text:p>ndt101</text:p>
          </table:table-cell>
          <table:table-cell table:style-name="ce112" office:value-type="string" calcext:value-type="string">
            <text:p>NDT</text:p>
          </table:table-cell>
          <table:table-cell table:style-name="ce123" table:number-columns-repeated="4"/>
          <table:table-cell table:style-name="ce128"/>
          <table:table-cell table:style-name="ce112"/>
          <table:table-cell table:style-name="ce113" office:value-type="string" calcext:value-type="string">
            <text:p>http://www.nb.no/English/Collection-and-Services/Spraakbanken/Available-resources/Text-Resources</text:p>
          </table:table-cell>
          <table:table-cell table:style-name="ce113" office:value-type="string" calcext:value-type="string">
            <text:p>download now</text:p>
          </table:table-cell>
          <table:table-cell table:style-name="ce112" office:value-type="string" calcext:value-type="string">
            <text:p>redistributable except for running, human-readable text (exception applies only to a part of the treebank)</text:p>
          </table:table-cell>
          <table:table-cell table:style-name="ce113" office:value-type="string" calcext:value-type="string">
            <text:p>Contains both Bokmål and Nynorsk, about 300000 tokens each.</text:p>
          </table:table-cell>
          <table:table-cell table:style-name="ce113" table:number-columns-repeated="7"/>
          <table:table-cell table:style-name="ce112" table:formula="of:=[.Q172]+[.S172]+[.U172]" office:value-type="float" office:value="0" calcext:value-type="float">
            <text:p>0</text:p>
          </table:table-cell>
          <table:table-cell table:style-name="ce112" table:formula="of:=[.R172]+[.T172]+[.V172]" office:value-type="float" office:value="0" calcext:value-type="float">
            <text:p>0</text:p>
          </table:table-cell>
          <table:table-cell table:style-name="ce141" table:formula="of:=([.R172]+[.T172]+[.V172])/([.Q172]+[.S172]+[.U172])" office:value-type="string" office:string-value="" calcext:value-type="error">
            <text:p>#DIV/0!</text:p>
          </table:table-cell>
          <table:table-cell table:style-name="ce142" table:formula="of:=[.Q172]/[.W172]*100" office:value-type="string" office:string-value="" calcext:value-type="error">
            <text:p>#DIV/0!</text:p>
          </table:table-cell>
          <table:table-cell table:style-name="ce142" table:formula="of:=[.S172]/[.W172]*100" office:value-type="string" office:string-value="" calcext:value-type="error">
            <text:p>#DIV/0!</text:p>
          </table:table-cell>
          <table:table-cell table:style-name="ce142" table:formula="of:=[.U172]/[.W172]*100" office:value-type="string" office:string-value="" calcext:value-type="error">
            <text:p>#DIV/0!</text:p>
          </table:table-cell>
          <table:table-cell table:style-name="ce113"/>
          <table:table-cell table:style-name="ce141" table:formula="of:=[.AC172]/[.X17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8" office:value-type="string" calcext:value-type="string">
            <text:p>ud12</text:p>
          </table:table-cell>
          <table:table-cell table:style-name="ce112" office:value-type="string" calcext:value-type="string">
            <text:p>UD 1.2 Norwegian</text:p>
          </table:table-cell>
          <table:table-cell table:style-name="ce123" table:number-columns-repeated="4"/>
          <table:table-cell table:style-name="ce129" office:value-type="string" calcext:value-type="string">
            <text:p>/net/data/universal-dependencies-1.2/UD_Norweg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3]+[.S173]+[.U173]" office:value-type="float" office:value="20045" calcext:value-type="float">
            <text:p>20045</text:p>
          </table:table-cell>
          <table:table-cell table:style-name="ce112" table:formula="of:=[.R173]+[.T173]+[.V173]" office:value-type="float" office:value="311277" calcext:value-type="float">
            <text:p>311277</text:p>
          </table:table-cell>
          <table:table-cell table:style-name="ce141" table:formula="of:=([.R173]+[.T173]+[.V173])/([.Q173]+[.S173]+[.U173])" office:value-type="float" office:value="15.5289099526066" calcext:value-type="float">
            <text:p>15,53</text:p>
          </table:table-cell>
          <table:table-cell table:style-name="ce142" table:formula="of:=[.Q173]/[.W173]*100" office:value-type="float" office:value="78.3038164130706" calcext:value-type="float">
            <text:p>78</text:p>
          </table:table-cell>
          <table:table-cell table:style-name="ce142" table:formula="of:=[.S173]/[.W173]*100" office:value-type="float" office:value="12.0229483661761" calcext:value-type="float">
            <text:p>12</text:p>
          </table:table-cell>
          <table:table-cell table:style-name="ce142" table:formula="of:=[.U173]/[.W173]*100" office:value-type="float" office:value="9.67323522075331" calcext:value-type="float">
            <text:p>10</text:p>
          </table:table-cell>
          <table:table-cell table:style-name="ce113"/>
          <table:table-cell table:style-name="ce141"/>
          <table:table-cell table:style-name="ce112" office:value-type="float" office:value="32387" calcext:value-type="float">
            <text:p>32387</text:p>
          </table:table-cell>
          <table:table-cell table:style-name="ce112" office:value-type="float" office:value="23205" calcext:value-type="float">
            <text:p>23205</text:p>
          </table:table-cell>
          <table:table-cell table:style-name="ce147" table:formula="of:=[.AE173]/[.AF173]" office:value-type="float" office:value="1.39569058392588" calcext:value-type="float">
            <text:p>1,40</text:p>
          </table:table-cell>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9" office:value-type="string" calcext:value-type="string">
            <text:p>ud13</text:p>
          </table:table-cell>
          <table:table-cell table:style-name="ce112" office:value-type="string" calcext:value-type="string">
            <text:p>UD 1.3 Norwegian</text:p>
          </table:table-cell>
          <table:table-cell table:style-name="ce123" table:number-columns-repeated="4"/>
          <table:table-cell table:style-name="ce129" office:value-type="string" calcext:value-type="string">
            <text:p>/net/data/universal-dependencies-1.3/UD_Norweg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4]+[.S174]+[.U174]" office:value-type="float" office:value="20045" calcext:value-type="float">
            <text:p>20045</text:p>
          </table:table-cell>
          <table:table-cell table:style-name="ce112" table:formula="of:=[.R174]+[.T174]+[.V174]" office:value-type="float" office:value="311277" calcext:value-type="float">
            <text:p>311277</text:p>
          </table:table-cell>
          <table:table-cell table:style-name="ce141" table:formula="of:=([.R174]+[.T174]+[.V174])/([.Q174]+[.S174]+[.U174])" office:value-type="float" office:value="15.5289099526066" calcext:value-type="float">
            <text:p>15,53</text:p>
          </table:table-cell>
          <table:table-cell table:style-name="ce142" table:formula="of:=[.Q174]/[.W174]*100" office:value-type="float" office:value="78.3038164130706" calcext:value-type="float">
            <text:p>78</text:p>
          </table:table-cell>
          <table:table-cell table:style-name="ce142" table:formula="of:=[.S174]/[.W174]*100" office:value-type="float" office:value="12.0229483661761" calcext:value-type="float">
            <text:p>12</text:p>
          </table:table-cell>
          <table:table-cell table:style-name="ce142" table:formula="of:=[.U174]/[.W174]*100" office:value-type="float" office:value="9.67323522075331"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dpdt</text:p>
          </table:table-cell>
          <table:table-cell table:style-name="ce116" office:value-type="string" calcext:value-type="string">
            <text:p>dpdt</text:p>
          </table:table-cell>
          <table:table-cell table:style-name="ce113" office:value-type="string" calcext:value-type="string">
            <text:p>DPDT Ghayoomi Berlin</text:p>
          </table:table-cell>
          <table:table-cell table:style-name="ce123"/>
          <table:table-cell table:style-name="ce124" table:number-columns-repeated="3"/>
          <table:table-cell table:style-name="ce129" office:value-type="string" calcext:value-type="string">
            <text:p>/net/data/treebanks/fa/ghayoomi</text:p>
          </table:table-cell>
          <table:table-cell table:style-name="ce113"/>
          <table:table-cell table:style-name="ce113" office:value-type="string" calcext:value-type="string">
            <text:p>http://hpsg.fu-berlin.de/~ghayoomi/PTB.html</text:p>
          </table:table-cell>
          <table:table-cell table:style-name="ce113"/>
          <table:table-cell table:style-name="ce112" office:value-type="string" calcext:value-type="string">
            <text:p>LGPL for Linguistic Resources</text:p>
          </table:table-cell>
          <table:table-cell table:style-name="ce113"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13"/>
          <table:table-cell table:style-name="ce113" office:value-type="float" office:value="1028" calcext:value-type="float">
            <text:p>1028</text:p>
          </table:table-cell>
          <table:table-cell table:style-name="ce113" office:value-type="float" office:value="27110" calcext:value-type="float">
            <text:p>27110</text:p>
          </table:table-cell>
          <table:table-cell table:style-name="ce113" table:number-columns-repeated="4"/>
          <table:table-cell table:style-name="ce112" table:formula="of:=[.Q175]+[.S175]+[.U175]" office:value-type="float" office:value="1028" calcext:value-type="float">
            <text:p>1028</text:p>
          </table:table-cell>
          <table:table-cell table:style-name="ce112" table:formula="of:=[.R175]+[.T175]+[.V175]" office:value-type="float" office:value="27110" calcext:value-type="float">
            <text:p>27110</text:p>
          </table:table-cell>
          <table:table-cell table:style-name="ce141" table:formula="of:=([.R175]+[.T175]+[.V175])/([.Q175]+[.S175]+[.U175])" office:value-type="float" office:value="26.3715953307393" calcext:value-type="float">
            <text:p>26,37</text:p>
          </table:table-cell>
          <table:table-cell table:style-name="ce142" table:formula="of:=[.Q175]/[.W175]*100" office:value-type="float" office:value="100" calcext:value-type="float">
            <text:p>100</text:p>
          </table:table-cell>
          <table:table-cell table:style-name="ce142" table:formula="of:=[.S175]/[.W175]*100" office:value-type="float" office:value="0" calcext:value-type="float">
            <text:p>0</text:p>
          </table:table-cell>
          <table:table-cell table:style-name="ce142" table:formula="of:=[.U175]/[.W175]*100" office:value-type="float" office:value="0" calcext:value-type="float">
            <text:p>0</text:p>
          </table:table-cell>
          <table:table-cell table:style-name="ce113"/>
          <table:table-cell table:style-name="ce141" table:formula="of:=[.AC175]/[.X17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perdt</text:p>
          </table:table-cell>
          <table:table-cell table:style-name="ce117" office:value-type="string" calcext:value-type="string">
            <text:p>perdt</text:p>
          </table:table-cell>
          <table:table-cell table:style-name="ce113" office:value-type="string" calcext:value-type="string">
            <text:p>PerDT Rasooli</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ohammad can provide a tagger.</text:p>
          </table:table-cell>
          <table:table-cell table:style-name="ce124"/>
          <table:table-cell table:style-name="ce129"/>
          <table:table-cell table:style-name="ce113" office:value-type="string" calcext:value-type="string">
            <text:p>Dan</text:p>
          </table:table-cell>
          <table:table-cell table:style-name="ce113" office:value-type="string" calcext:value-type="string">
            <text:p><text:a xlink:href="http://dadegan.ir/en/persiandependencytreebank" xlink:type="simple">http://dadegan.ir/en/persiandependencytreebank</text:a>  Persian Dependency Treebank 0.1, </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3"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5">th</text:span> sentence or something instead.</text:p>
          </table:table-cell>
          <table:table-cell table:style-name="ce113" office:value-type="string" calcext:value-type="string">
            <text:p>ours</text:p>
          </table:table-cell>
          <table:table-cell table:style-name="ce113" office:value-type="float" office:value="11800" calcext:value-type="float">
            <text:p>11800</text:p>
          </table:table-cell>
          <table:table-cell table:style-name="ce113" office:value-type="float" office:value="177281" calcext:value-type="float">
            <text:p>177281</text:p>
          </table:table-cell>
          <table:table-cell table:style-name="ce113" office:value-type="float" office:value="326" calcext:value-type="float">
            <text:p>326</text:p>
          </table:table-cell>
          <table:table-cell table:style-name="ce113" office:value-type="float" office:value="5597" calcext:value-type="float">
            <text:p>5597</text:p>
          </table:table-cell>
          <table:table-cell table:style-name="ce113" office:value-type="float" office:value="329" calcext:value-type="float">
            <text:p>329</text:p>
          </table:table-cell>
          <table:table-cell table:style-name="ce113" office:value-type="float" office:value="6694" calcext:value-type="float">
            <text:p>6694</text:p>
          </table:table-cell>
          <table:table-cell table:style-name="ce112" table:formula="of:=[.Q176]+[.S176]+[.U176]" office:value-type="float" office:value="12455" calcext:value-type="float">
            <text:p>12455</text:p>
          </table:table-cell>
          <table:table-cell table:style-name="ce112" table:formula="of:=[.R176]+[.T176]+[.V176]" office:value-type="float" office:value="189572" calcext:value-type="float">
            <text:p>189572</text:p>
          </table:table-cell>
          <table:table-cell table:style-name="ce141" table:formula="of:=([.R176]+[.T176]+[.V176])/([.Q176]+[.S176]+[.U176])" office:value-type="float" office:value="15.2205539943798" calcext:value-type="float">
            <text:p>15,22</text:p>
          </table:table-cell>
          <table:table-cell table:style-name="ce142" table:formula="of:=[.Q176]/[.W176]*100" office:value-type="float" office:value="94.7410678442393" calcext:value-type="float">
            <text:p>95</text:p>
          </table:table-cell>
          <table:table-cell table:style-name="ce142" table:formula="of:=[.S176]/[.W176]*100" office:value-type="float" office:value="2.61742272179847" calcext:value-type="float">
            <text:p>3</text:p>
          </table:table-cell>
          <table:table-cell table:style-name="ce142" table:formula="of:=[.U176]/[.W176]*100" office:value-type="float" office:value="2.64150943396226" calcext:value-type="float">
            <text:p>3</text:p>
          </table:table-cell>
          <table:table-cell table:style-name="ce113" office:value-type="float" office:value="3357" calcext:value-type="float">
            <text:p>3357</text:p>
          </table:table-cell>
          <table:table-cell table:style-name="ce141" table:formula="of:=[.AC176]/[.X176]*100" office:value-type="float" office:value="1.77083113539974" calcext:value-type="float">
            <text:p>1,77</text:p>
          </table:table-cell>
          <table:table-cell table:style-name="ce112" office:value-type="float" office:value="24219" calcext:value-type="float">
            <text:p>24219</text:p>
          </table:table-cell>
          <table:table-cell table:style-name="ce112" office:value-type="float" office:value="13348" calcext:value-type="float">
            <text:p>13348</text:p>
          </table:table-cell>
          <table:table-cell table:style-name="ce147" table:formula="of:=[.AE176]/[.AF176]" office:value-type="float" office:value="1.81442912795924" calcext:value-type="float">
            <text:p>1,81</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20" office:value-type="string" calcext:value-type="string">
            <text:p>ud11</text:p>
          </table:table-cell>
          <table:table-cell table:style-name="ce113" office:value-type="string" calcext:value-type="string">
            <text:p>UD 1.1 Persian / Uppsala</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fa</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SA 4.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21046" calcext:value-type="float">
            <text:p>121046</text:p>
          </table:table-cell>
          <table:table-cell table:style-name="ce113" office:value-type="float" office:value="600" calcext:value-type="float">
            <text:p>600</text:p>
          </table:table-cell>
          <table:table-cell table:style-name="ce113" office:value-type="float" office:value="15850" calcext:value-type="float">
            <text:p>15850</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7]+[.S177]+[.U177]" office:value-type="float" office:value="6000" calcext:value-type="float">
            <text:p>6000</text:p>
          </table:table-cell>
          <table:table-cell table:style-name="ce112" table:formula="of:=[.R177]+[.T177]+[.V177]" office:value-type="float" office:value="152918" calcext:value-type="float">
            <text:p>152918</text:p>
          </table:table-cell>
          <table:table-cell table:style-name="ce141" table:formula="of:=([.R177]+[.T177]+[.V177])/([.Q177]+[.S177]+[.U177])" office:value-type="float" office:value="25.4863333333333" calcext:value-type="float">
            <text:p>25,49</text:p>
          </table:table-cell>
          <table:table-cell table:style-name="ce142" table:formula="of:=[.Q177]/[.W177]*100" office:value-type="float" office:value="80" calcext:value-type="float">
            <text:p>80</text:p>
          </table:table-cell>
          <table:table-cell table:style-name="ce142" table:formula="of:=[.S177]/[.W177]*100" office:value-type="float" office:value="10" calcext:value-type="float">
            <text:p>10</text:p>
          </table:table-cell>
          <table:table-cell table:style-name="ce142" table:formula="of:=[.U177]/[.W177]*100" office:value-type="float" office:value="10" calcext:value-type="float">
            <text:p>10</text:p>
          </table:table-cell>
          <table:table-cell table:style-name="ce113" office:value-type="float" office:value="580" calcext:value-type="float">
            <text:p>580</text:p>
          </table:table-cell>
          <table:table-cell table:style-name="ce146" table:formula="of:=[.AC177]/[.X177]*100" office:value-type="float" office:value="0.379288245988046" calcext:value-type="float">
            <text:p>0,38</text:p>
          </table:table-cell>
          <table:table-cell table:style-name="ce138" office:value-type="float" office:value="15222" calcext:value-type="float">
            <text:p>15222</text:p>
          </table:table-cell>
          <table:table-cell table:style-name="ce138" office:value-type="float" office:value="1" calcext:value-type="float">
            <text:p>1</text:p>
          </table:table-cell>
          <table:table-cell table:style-name="ce146" table:formula="of:=[.AE177]/[.AF177]" office:value-type="float" office:value="15222" calcext:value-type="float">
            <text:p>15222,00</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8" office:value-type="string" calcext:value-type="string">
            <text:p>ud12</text:p>
          </table:table-cell>
          <table:table-cell table:style-name="ce113" office:value-type="string" calcext:value-type="string">
            <text:p>UD 1.2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er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8]+[.S178]+[.U178]" office:value-type="float" office:value="5997" calcext:value-type="float">
            <text:p>5997</text:p>
          </table:table-cell>
          <table:table-cell table:style-name="ce112" table:formula="of:=[.R178]+[.T178]+[.V178]" office:value-type="float" office:value="152871" calcext:value-type="float">
            <text:p>152871</text:p>
          </table:table-cell>
          <table:table-cell table:style-name="ce141" table:formula="of:=([.R178]+[.T178]+[.V178])/([.Q178]+[.S178]+[.U178])" office:value-type="float" office:value="25.4912456228114" calcext:value-type="float">
            <text:p>25,49</text:p>
          </table:table-cell>
          <table:table-cell table:style-name="ce142" table:formula="of:=[.Q178]/[.W178]*100" office:value-type="float" office:value="80.0066700016675" calcext:value-type="float">
            <text:p>80</text:p>
          </table:table-cell>
          <table:table-cell table:style-name="ce142" table:formula="of:=[.S178]/[.W178]*100" office:value-type="float" office:value="9.98832749708187" calcext:value-type="float">
            <text:p>10</text:p>
          </table:table-cell>
          <table:table-cell table:style-name="ce142" table:formula="of:=[.U178]/[.W178]*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8]/[.AF178]" office:value-type="float" office:value="15217" calcext:value-type="float">
            <text:p>15217,00</text:p>
          </table:table-cell>
          <table:table-cell table:style-name="ce110" table:number-columns-repeated="990"/>
          <table:table-cell table:style-name="ce15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9" office:value-type="string" calcext:value-type="string">
            <text:p>ud13</text:p>
          </table:table-cell>
          <table:table-cell table:style-name="ce113" office:value-type="string" calcext:value-type="string">
            <text:p>UD 1.3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er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9]+[.S179]+[.U179]" office:value-type="float" office:value="5997" calcext:value-type="float">
            <text:p>5997</text:p>
          </table:table-cell>
          <table:table-cell table:style-name="ce112" table:formula="of:=[.R179]+[.T179]+[.V179]" office:value-type="float" office:value="152871" calcext:value-type="float">
            <text:p>152871</text:p>
          </table:table-cell>
          <table:table-cell table:style-name="ce141" table:formula="of:=([.R179]+[.T179]+[.V179])/([.Q179]+[.S179]+[.U179])" office:value-type="float" office:value="25.4912456228114" calcext:value-type="float">
            <text:p>25,49</text:p>
          </table:table-cell>
          <table:table-cell table:style-name="ce142" table:formula="of:=[.Q179]/[.W179]*100" office:value-type="float" office:value="80.0066700016675" calcext:value-type="float">
            <text:p>80</text:p>
          </table:table-cell>
          <table:table-cell table:style-name="ce142" table:formula="of:=[.S179]/[.W179]*100" office:value-type="float" office:value="9.98832749708187" calcext:value-type="float">
            <text:p>10</text:p>
          </table:table-cell>
          <table:table-cell table:style-name="ce142" table:formula="of:=[.U179]/[.W179]*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9]/[.AF179]" office:value-type="float" office:value="15217" calcext:value-type="float">
            <text:p>15217,00</text:p>
          </table:table-cell>
          <table:table-cell table:style-name="ce110" table:number-columns-repeated="990"/>
          <table:table-cell table:style-name="ce15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16" office:value-type="string" calcext:value-type="string">
            <text:p>updt</text:p>
          </table:table-cell>
          <table:table-cell table:style-name="ce113" office:value-type="string" calcext:value-type="string">
            <text:p>Uppsala PDT Seraji</text:p>
          </table:table-cell>
          <table:table-cell table:style-name="ce123"/>
          <table:table-cell table:style-name="ce124" table:number-columns-repeated="3"/>
          <table:table-cell table:style-name="ce129" office:value-type="string" calcext:value-type="string">
            <text:p>/net/data/treebanks/fa/uppsala</text:p>
          </table:table-cell>
          <table:table-cell table:style-name="ce113"/>
          <table:table-cell table:style-name="ce113" office:value-type="string" calcext:value-type="string">
            <text:p>http://stp.lingfil.uu.se/~mojgan/UPDT.html</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19970" calcext:value-type="float">
            <text:p>119970</text:p>
          </table:table-cell>
          <table:table-cell table:style-name="ce113" office:value-type="float" office:value="600" calcext:value-type="float">
            <text:p>600</text:p>
          </table:table-cell>
          <table:table-cell table:style-name="ce113" office:value-type="float" office:value="15776" calcext:value-type="float">
            <text:p>15776</text:p>
          </table:table-cell>
          <table:table-cell table:style-name="ce113" office:value-type="float" office:value="600" calcext:value-type="float">
            <text:p>600</text:p>
          </table:table-cell>
          <table:table-cell table:style-name="ce113" office:value-type="float" office:value="15925" calcext:value-type="float">
            <text:p>15925</text:p>
          </table:table-cell>
          <table:table-cell table:style-name="ce112" table:formula="of:=[.Q180]+[.S180]+[.U180]" office:value-type="float" office:value="6000" calcext:value-type="float">
            <text:p>6000</text:p>
          </table:table-cell>
          <table:table-cell table:style-name="ce112" table:formula="of:=[.R180]+[.T180]+[.V180]" office:value-type="float" office:value="151671" calcext:value-type="float">
            <text:p>151671</text:p>
          </table:table-cell>
          <table:table-cell table:style-name="ce141" table:formula="of:=([.R180]+[.T180]+[.V180])/([.Q180]+[.S180]+[.U180])" office:value-type="float" office:value="25.2785" calcext:value-type="float">
            <text:p>25,28</text:p>
          </table:table-cell>
          <table:table-cell table:style-name="ce142" table:formula="of:=[.Q180]/[.W180]*100" office:value-type="float" office:value="80" calcext:value-type="float">
            <text:p>80</text:p>
          </table:table-cell>
          <table:table-cell table:style-name="ce142" table:formula="of:=[.S180]/[.W180]*100" office:value-type="float" office:value="10" calcext:value-type="float">
            <text:p>10</text:p>
          </table:table-cell>
          <table:table-cell table:style-name="ce142" table:formula="of:=[.U180]/[.W180]*100" office:value-type="float" office:value="10" calcext:value-type="float">
            <text:p>10</text:p>
          </table:table-cell>
          <table:table-cell table:style-name="ce113"/>
          <table:table-cell table:style-name="ce141" table:formula="of:=[.AC180]/[.X18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7" office:value-type="string" calcext:value-type="string">
            <text:p>skladnica</text:p>
          </table:table-cell>
          <table:table-cell table:style-name="ce113" office:value-type="string" calcext:value-type="string">
            <text:p>Składnica zależnościowa 0.5</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pl/</text:p>
          </table:table-cell>
          <table:table-cell table:style-name="ce113"/>
          <table:table-cell table:style-name="ce113" office:value-type="string" calcext:value-type="string">
            <text:p><text:a xlink:href="http://zil.ipipan.waw.pl/Składnica" xlink:type="simple">http://zil.ipipan.waw.pl/Sk%C5%82adnica</text:a></text:p>
          </table:table-cell>
          <table:table-cell table:style-name="ce113"/>
          <table:table-cell table:style-name="ce112" office:value-type="string" calcext:value-type="string">
            <text:p>GPL 3</text:p>
          </table:table-cell>
          <table:table-cell table:style-name="ce113"/>
          <table:table-cell table:style-name="ce113" office:value-type="string" calcext:value-type="string">
            <text:p>ours</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1]+[.S181]+[.U181]" office:value-type="float" office:value="8227" calcext:value-type="float">
            <text:p>8227</text:p>
          </table:table-cell>
          <table:table-cell table:style-name="ce112" table:formula="of:=[.R181]+[.T181]+[.V181]" office:value-type="float" office:value="83571" calcext:value-type="float">
            <text:p>83571</text:p>
          </table:table-cell>
          <table:table-cell table:style-name="ce141" table:formula="of:=([.R181]+[.T181]+[.V181])/([.Q181]+[.S181]+[.U181])" office:value-type="float" office:value="10.1581378388234" calcext:value-type="float">
            <text:p>10,16</text:p>
          </table:table-cell>
          <table:table-cell table:style-name="ce142" table:formula="of:=[.Q181]/[.W181]*100" office:value-type="float" office:value="82.6546736355901" calcext:value-type="float">
            <text:p>83</text:p>
          </table:table-cell>
          <table:table-cell table:style-name="ce142" table:formula="of:=[.S181]/[.W181]*100" office:value-type="float" office:value="8.50856934484016" calcext:value-type="float">
            <text:p>9</text:p>
          </table:table-cell>
          <table:table-cell table:style-name="ce142" table:formula="of:=[.U181]/[.W181]*100" office:value-type="float" office:value="8.83675701956971" calcext:value-type="float">
            <text:p>9</text:p>
          </table:table-cell>
          <table:table-cell table:style-name="ce113" office:value-type="float" office:value="32" calcext:value-type="float">
            <text:p>32</text:p>
          </table:table-cell>
          <table:table-cell table:style-name="ce146" table:formula="of:=[.AC181]/[.X181]*100" office:value-type="float" office:value="0.0382907946536478" calcext:value-type="float">
            <text:p>0,04</text:p>
          </table:table-cell>
          <table:table-cell table:style-name="ce112" office:value-type="float" office:value="25712" calcext:value-type="float">
            <text:p>25712</text:p>
          </table:table-cell>
          <table:table-cell table:style-name="ce112" office:value-type="float" office:value="12651" calcext:value-type="float">
            <text:p>12651</text:p>
          </table:table-cell>
          <table:table-cell table:style-name="ce147" table:formula="of:=[.AE181]/[.AF181]" office:value-type="float" office:value="2.0324085052565" calcext:value-type="float">
            <text:p>2,03</text:p>
          </table:table-cell>
          <table:table-cell table:number-columns-repeated="991"/>
        </table:table-row>
        <table:table-row table:style-name="ro1">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6" office:value-type="string" calcext:value-type="string">
            <text:p>spmrl2014</text:p>
          </table:table-cell>
          <table:table-cell table:style-name="ce112" office:value-type="string" calcext:value-type="string">
            <text:p>SPMRL 2014</text:p>
          </table:table-cell>
          <table:table-cell table:style-name="ce123" table:number-columns-repeated="4"/>
          <table:table-cell table:style-name="ce129" office:value-type="string" calcext:value-type="string">
            <text:p>/net/data/spmrl2014/POL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2" office:value-type="float" office:value="6578" calcext:value-type="float">
            <text:p>6578</text:p>
          </table:table-cell>
          <table:table-cell table:style-name="ce112" office:value-type="float" office:value="66778" calcext:value-type="float">
            <text:p>66778</text:p>
          </table:table-cell>
          <table:table-cell table:style-name="ce112" office:value-type="float" office:value="821" calcext:value-type="float">
            <text:p>821</text:p>
          </table:table-cell>
          <table:table-cell table:style-name="ce112" office:value-type="float" office:value="8382" calcext:value-type="float">
            <text:p>8382</text:p>
          </table:table-cell>
          <table:table-cell table:style-name="ce112" table:number-columns-repeated="2"/>
          <table:table-cell table:style-name="ce112" table:formula="of:=[.Q182]+[.S182]+[.U182]" office:value-type="float" office:value="7399" calcext:value-type="float">
            <text:p>7399</text:p>
          </table:table-cell>
          <table:table-cell table:style-name="ce112" table:formula="of:=[.R182]+[.T182]+[.V182]" office:value-type="float" office:value="75160" calcext:value-type="float">
            <text:p>75160</text:p>
          </table:table-cell>
          <table:table-cell table:style-name="ce141" table:formula="of:=([.R182]+[.T182]+[.V182])/([.Q182]+[.S182]+[.U182])" office:value-type="float" office:value="10.1581294769563" calcext:value-type="float">
            <text:p>10,16</text:p>
          </table:table-cell>
          <table:table-cell table:style-name="ce142" table:formula="of:=[.Q182]/[.W182]*100" office:value-type="float" office:value="88.9039059332342" calcext:value-type="float">
            <text:p>89</text:p>
          </table:table-cell>
          <table:table-cell table:style-name="ce142" table:formula="of:=[.S182]/[.W182]*100" office:value-type="float" office:value="11.0960940667658" calcext:value-type="float">
            <text:p>11</text:p>
          </table:table-cell>
          <table:table-cell table:style-name="ce142" table:formula="of:=[.U182]/[.W182]*100" office:value-type="float" office:value="0" calcext:value-type="float">
            <text:p>0</text:p>
          </table:table-cell>
          <table:table-cell table:style-name="ce113"/>
          <table:table-cell table:style-name="ce141" table:formula="of:=[.AC182]/[.X182]*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8" office:value-type="string" calcext:value-type="string">
            <text:p>ud12</text:p>
          </table:table-cell>
          <table:table-cell table:style-name="ce113" office:value-type="string" calcext:value-type="string">
            <text:p>UD 1.2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o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3]+[.S183]+[.U183]" office:value-type="float" office:value="8227" calcext:value-type="float">
            <text:p>8227</text:p>
          </table:table-cell>
          <table:table-cell table:style-name="ce112" table:formula="of:=[.R183]+[.T183]+[.V183]" office:value-type="float" office:value="83571" calcext:value-type="float">
            <text:p>83571</text:p>
          </table:table-cell>
          <table:table-cell table:style-name="ce141" table:formula="of:=([.R183]+[.T183]+[.V183])/([.Q183]+[.S183]+[.U183])" office:value-type="float" office:value="10.1581378388234" calcext:value-type="float">
            <text:p>10,16</text:p>
          </table:table-cell>
          <table:table-cell table:style-name="ce142" table:formula="of:=[.Q183]/[.W183]*100" office:value-type="float" office:value="82.6546736355901" calcext:value-type="float">
            <text:p>83</text:p>
          </table:table-cell>
          <table:table-cell table:style-name="ce142" table:formula="of:=[.S183]/[.W183]*100" office:value-type="float" office:value="8.50856934484016" calcext:value-type="float">
            <text:p>9</text:p>
          </table:table-cell>
          <table:table-cell table:style-name="ce142" table:formula="of:=[.U183]/[.W183]*100" office:value-type="float" office:value="8.83675701956971" calcext:value-type="float">
            <text:p>9</text:p>
          </table:table-cell>
          <table:table-cell table:style-name="ce113"/>
          <table:table-cell table:style-name="ce147"/>
          <table:table-cell table:style-name="ce113" office:value-type="float" office:value="23570" calcext:value-type="float">
            <text:p>23570</text:p>
          </table:table-cell>
          <table:table-cell table:style-name="ce113" office:value-type="float" office:value="12760" calcext:value-type="float">
            <text:p>12760</text:p>
          </table:table-cell>
          <table:table-cell table:style-name="ce147" table:formula="of:=[.AE183]/[.AF183]" office:value-type="float" office:value="1.84717868338558"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9" office:value-type="string" calcext:value-type="string">
            <text:p>ud13</text:p>
          </table:table-cell>
          <table:table-cell table:style-name="ce113" office:value-type="string" calcext:value-type="string">
            <text:p>UD 1.3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o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4]+[.S184]+[.U184]" office:value-type="float" office:value="8227" calcext:value-type="float">
            <text:p>8227</text:p>
          </table:table-cell>
          <table:table-cell table:style-name="ce112" table:formula="of:=[.R184]+[.T184]+[.V184]" office:value-type="float" office:value="83571" calcext:value-type="float">
            <text:p>83571</text:p>
          </table:table-cell>
          <table:table-cell table:style-name="ce141" table:formula="of:=([.R184]+[.T184]+[.V184])/([.Q184]+[.S184]+[.U184])" office:value-type="float" office:value="10.1581378388234" calcext:value-type="float">
            <text:p>10,16</text:p>
          </table:table-cell>
          <table:table-cell table:style-name="ce142" table:formula="of:=[.Q184]/[.W184]*100" office:value-type="float" office:value="82.6546736355901" calcext:value-type="float">
            <text:p>83</text:p>
          </table:table-cell>
          <table:table-cell table:style-name="ce142" table:formula="of:=[.S184]/[.W184]*100" office:value-type="float" office:value="8.50856934484016" calcext:value-type="float">
            <text:p>9</text:p>
          </table:table-cell>
          <table:table-cell table:style-name="ce142" table:formula="of:=[.U184]/[.W184]*100" office:value-type="float" office:value="8.8367570195697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cintil</text:p>
          </table:table-cell>
          <table:table-cell table:style-name="ce116" office:value-type="string" calcext:value-type="string">
            <text:p>cintil</text:p>
          </table:table-cell>
          <table:table-cell table:style-name="ce113" office:value-type="string" calcext:value-type="string">
            <text:p>CINTIL</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treebanks/pt/cintil</text:p>
          </table:table-cell>
          <table:table-cell table:style-name="ce113" office:value-type="string" calcext:value-type="string">
            <text:p>Martin</text:p>
          </table:table-cell>
          <table:table-cell table:style-name="ce113" office:value-type="string" calcext:value-type="string">
            <text:p>http://cintil.ul.pt/</text:p>
          </table:table-cell>
          <table:table-cell table:style-name="ce113" office:value-type="string" calcext:value-type="string">
            <text:p>not</text:p>
          </table:table-cell>
          <table:table-cell table:style-name="ce112" office:value-type="string" calcext:value-type="string">
            <text:p>noncommercial academic 150 EUR</text:p>
          </table:table-cell>
          <table:table-cell table:style-name="ce113" office:value-type="string" calcext:value-type="string">
            <text:p>needed for the QTLeap project; Corpus Internacional do Português</text:p>
          </table:table-cell>
          <table:table-cell table:style-name="ce113" table:number-columns-repeated="7"/>
          <table:table-cell table:style-name="ce112" table:formula="of:=[.Q185]+[.S185]+[.U185]" office:value-type="float" office:value="0" calcext:value-type="float">
            <text:p>0</text:p>
          </table:table-cell>
          <table:table-cell table:style-name="ce112" table:formula="of:=[.R185]+[.T185]+[.V185]" office:value-type="float" office:value="0" calcext:value-type="float">
            <text:p>0</text:p>
          </table:table-cell>
          <table:table-cell table:style-name="ce141" table:formula="of:=([.R185]+[.T185]+[.V185])/([.Q185]+[.S185]+[.U185])" office:value-type="string" office:string-value="" calcext:value-type="error">
            <text:p>#DIV/0!</text:p>
          </table:table-cell>
          <table:table-cell table:style-name="ce142" table:formula="of:=[.Q185]/[.W185]*100" office:value-type="string" office:string-value="" calcext:value-type="error">
            <text:p>#DIV/0!</text:p>
          </table:table-cell>
          <table:table-cell table:style-name="ce142" table:formula="of:=[.S185]/[.W185]*100" office:value-type="string" office:string-value="" calcext:value-type="error">
            <text:p>#DIV/0!</text:p>
          </table:table-cell>
          <table:table-cell table:style-name="ce142" table:formula="of:=[.U185]/[.W185]*100" office:value-type="string" office:string-value="" calcext:value-type="error">
            <text:p>#DIV/0!</text:p>
          </table:table-cell>
          <table:table-cell table:style-name="ce113"/>
          <table:table-cell table:style-name="ce141" table:formula="of:=[.AC185]/[.X1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floresta</text:p>
          </table:table-cell>
          <table:table-cell table:style-name="ce117" office:value-type="string" calcext:value-type="string">
            <text:p>conll2006</text:p>
          </table:table-cell>
          <table:table-cell table:style-name="ce113" office:value-type="string" calcext:value-type="string">
            <text:p>Floresta Sintáctica / 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office:value-type="string" calcext:value-type="string">
            <text:p>Nathan, Marti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6]+[.S186]+[.U186]" office:value-type="float" office:value="9359" calcext:value-type="float">
            <text:p>9359</text:p>
          </table:table-cell>
          <table:table-cell table:style-name="ce112" table:formula="of:=[.R186]+[.T186]+[.V186]" office:value-type="float" office:value="212545" calcext:value-type="float">
            <text:p>212545</text:p>
          </table:table-cell>
          <table:table-cell table:style-name="ce141" table:formula="of:=([.R186]+[.T186]+[.V186])/([.Q186]+[.S186]+[.U186])" office:value-type="float" office:value="22.7102254514371" calcext:value-type="float">
            <text:p>22,71</text:p>
          </table:table-cell>
          <table:table-cell table:style-name="ce142" table:formula="of:=[.Q186]/[.W186]*100" office:value-type="float" office:value="94.0271396516722" calcext:value-type="float">
            <text:p>94</text:p>
          </table:table-cell>
          <table:table-cell table:style-name="ce142" table:formula="of:=[.S186]/[.W186]*100" office:value-type="float" office:value="2.89560850518218" calcext:value-type="float">
            <text:p>3</text:p>
          </table:table-cell>
          <table:table-cell table:style-name="ce142" table:formula="of:=[.U186]/[.W186]*100" office:value-type="float" office:value="3.07725184314563" calcext:value-type="float">
            <text:p>3</text:p>
          </table:table-cell>
          <table:table-cell table:style-name="ce113" office:value-type="float" office:value="2704" calcext:value-type="float">
            <text:p>2704</text:p>
          </table:table-cell>
          <table:table-cell table:style-name="ce146" table:formula="of:=[.AC186]/[.X186]*100" office:value-type="float" office:value="1.27220118092639" calcext:value-type="float">
            <text:p>1,27</text:p>
          </table:table-cell>
          <table:table-cell table:style-name="ce112" office:value-type="float" office:value="28995" calcext:value-type="float">
            <text:p>28995</text:p>
          </table:table-cell>
          <table:table-cell table:style-name="ce112" office:value-type="float" office:value="18401" calcext:value-type="float">
            <text:p>18401</text:p>
          </table:table-cell>
          <table:table-cell table:style-name="ce147" table:formula="of:=[.AE186]/[.AF186]" office:value-type="float" office:value="1.57572957991414" calcext:value-type="float">
            <text:p>1,58</text:p>
          </table:table-cell>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8" office:value-type="string" calcext:value-type="string">
            <text:p>ud12</text:p>
          </table:table-cell>
          <table:table-cell table:style-name="ce113" office:value-type="string" calcext:value-type="string">
            <text:p>UD 1.2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7]+[.S187]+[.U187]" office:value-type="float" office:value="9359" calcext:value-type="float">
            <text:p>9359</text:p>
          </table:table-cell>
          <table:table-cell table:style-name="ce112" table:formula="of:=[.R187]+[.T187]+[.V187]" office:value-type="float" office:value="212545" calcext:value-type="float">
            <text:p>212545</text:p>
          </table:table-cell>
          <table:table-cell table:style-name="ce141" table:formula="of:=([.R187]+[.T187]+[.V187])/([.Q187]+[.S187]+[.U187])" office:value-type="float" office:value="22.7102254514371" calcext:value-type="float">
            <text:p>22,71</text:p>
          </table:table-cell>
          <table:table-cell table:style-name="ce142" table:formula="of:=[.Q187]/[.W187]*100" office:value-type="float" office:value="94.0271396516722" calcext:value-type="float">
            <text:p>94</text:p>
          </table:table-cell>
          <table:table-cell table:style-name="ce142" table:formula="of:=[.S187]/[.W187]*100" office:value-type="float" office:value="2.89560850518218" calcext:value-type="float">
            <text:p>3</text:p>
          </table:table-cell>
          <table:table-cell table:style-name="ce142" table:formula="of:=[.U187]/[.W187]*100" office:value-type="float" office:value="3.07725184314563" calcext:value-type="float">
            <text:p>3</text:p>
          </table:table-cell>
          <table:table-cell table:style-name="ce113"/>
          <table:table-cell table:style-name="ce147"/>
          <table:table-cell table:style-name="ce113" office:value-type="float" office:value="27801" calcext:value-type="float">
            <text:p>27801</text:p>
          </table:table-cell>
          <table:table-cell table:style-name="ce113" office:value-type="float" office:value="19246" calcext:value-type="float">
            <text:p>19246</text:p>
          </table:table-cell>
          <table:table-cell table:style-name="ce147" table:formula="of:=[.AE187]/[.AF187]" office:value-type="float" office:value="1.44450794970383" calcext:value-type="float">
            <text:p>1,44</text:p>
          </table:table-cell>
          <table:table-cell table:style-name="ce110" table:number-columns-repeated="990"/>
          <table:table-cell table:style-name="ce15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9" office:value-type="string" calcext:value-type="string">
            <text:p>ud13</text:p>
          </table:table-cell>
          <table:table-cell table:style-name="ce113" office:value-type="string" calcext:value-type="string">
            <text:p>UD 1.3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14812" calcext:value-type="float">
            <text:p>214812</text:p>
          </table:table-cell>
          <table:table-cell table:style-name="ce113" office:value-type="float" office:value="271" calcext:value-type="float">
            <text:p>271</text:p>
          </table:table-cell>
          <table:table-cell table:style-name="ce113" office:value-type="float" office:value="5097" calcext:value-type="float">
            <text:p>5097</text:p>
          </table:table-cell>
          <table:table-cell table:style-name="ce113" office:value-type="float" office:value="288" calcext:value-type="float">
            <text:p>288</text:p>
          </table:table-cell>
          <table:table-cell table:style-name="ce113" office:value-type="float" office:value="6262" calcext:value-type="float">
            <text:p>6262</text:p>
          </table:table-cell>
          <table:table-cell table:style-name="ce112" table:formula="of:=[.Q188]+[.S188]+[.U188]" office:value-type="float" office:value="9359" calcext:value-type="float">
            <text:p>9359</text:p>
          </table:table-cell>
          <table:table-cell table:style-name="ce112" table:formula="of:=[.R188]+[.T188]+[.V188]" office:value-type="float" office:value="226171" calcext:value-type="float">
            <text:p>226171</text:p>
          </table:table-cell>
          <table:table-cell table:style-name="ce141" table:formula="of:=([.R188]+[.T188]+[.V188])/([.Q188]+[.S188]+[.U188])" office:value-type="float" office:value="24.1661502297254" calcext:value-type="float">
            <text:p>24,17</text:p>
          </table:table-cell>
          <table:table-cell table:style-name="ce142" table:formula="of:=[.Q188]/[.W188]*100" office:value-type="float" office:value="94.0271396516722" calcext:value-type="float">
            <text:p>94</text:p>
          </table:table-cell>
          <table:table-cell table:style-name="ce142" table:formula="of:=[.S188]/[.W188]*100" office:value-type="float" office:value="2.89560850518218" calcext:value-type="float">
            <text:p>3</text:p>
          </table:table-cell>
          <table:table-cell table:style-name="ce142" table:formula="of:=[.U188]/[.W188]*100" office:value-type="float" office:value="3.07725184314563"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proiel-pt</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89]+[.S189]+[.U189]" office:value-type="float" office:value="0" calcext:value-type="float">
            <text:p>0</text:p>
          </table:table-cell>
          <table:table-cell table:style-name="ce112" table:formula="of:=[.R189]+[.T189]+[.V189]" office:value-type="float" office:value="0" calcext:value-type="float">
            <text:p>0</text:p>
          </table:table-cell>
          <table:table-cell table:style-name="ce141" table:formula="of:=([.R189]+[.T189]+[.V189])/([.Q189]+[.S189]+[.U189])" office:value-type="string" office:string-value="" calcext:value-type="error">
            <text:p>#DIV/0!</text:p>
          </table:table-cell>
          <table:table-cell table:style-name="ce142" table:formula="of:=[.Q189]/[.W189]*100" office:value-type="string" office:string-value="" calcext:value-type="error">
            <text:p>#DIV/0!</text:p>
          </table:table-cell>
          <table:table-cell table:style-name="ce142" table:formula="of:=[.S189]/[.W189]*100" office:value-type="string" office:string-value="" calcext:value-type="error">
            <text:p>#DIV/0!</text:p>
          </table:table-cell>
          <table:table-cell table:style-name="ce142" table:formula="of:=[.U189]/[.W189]*100" office:value-type="string" office:string-value="" calcext:value-type="error">
            <text:p>#DIV/0!</text:p>
          </table:table-cell>
          <table:table-cell table:style-name="ce113"/>
          <table:table-cell table:style-name="ce141" table:formula="of:=[.AC189]/[.X18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download now</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00" calcext:value-type="float">
            <text:p>9600</text:p>
          </table:table-cell>
          <table:table-cell table:style-name="ce113" office:value-type="float" office:value="239012" calcext:value-type="float">
            <text:p>239012</text:p>
          </table:table-cell>
          <table:table-cell table:style-name="ce113" office:value-type="float" office:value="1200" calcext:value-type="float">
            <text:p>1200</text:p>
          </table:table-cell>
          <table:table-cell table:style-name="ce113" office:value-type="float" office:value="29873" calcext:value-type="float">
            <text:p>29873</text:p>
          </table:table-cell>
          <table:table-cell table:style-name="ce113" office:value-type="float" office:value="1198" calcext:value-type="float">
            <text:p>1198</text:p>
          </table:table-cell>
          <table:table-cell table:style-name="ce113" office:value-type="float" office:value="29438" calcext:value-type="float">
            <text:p>29438</text:p>
          </table:table-cell>
          <table:table-cell table:style-name="ce112" table:formula="of:=[.Q190]+[.S190]+[.U190]" office:value-type="float" office:value="11998" calcext:value-type="float">
            <text:p>11998</text:p>
          </table:table-cell>
          <table:table-cell table:style-name="ce112" table:formula="of:=[.R190]+[.T190]+[.V190]" office:value-type="float" office:value="298323" calcext:value-type="float">
            <text:p>298323</text:p>
          </table:table-cell>
          <table:table-cell table:style-name="ce141" table:formula="of:=([.R190]+[.T190]+[.V190])/([.Q190]+[.S190]+[.U190])" office:value-type="float" office:value="24.8643940656776" calcext:value-type="float">
            <text:p>24,86</text:p>
          </table:table-cell>
          <table:table-cell table:style-name="ce142" table:formula="of:=[.Q190]/[.W190]*100" office:value-type="float" office:value="80.013335555926" calcext:value-type="float">
            <text:p>80</text:p>
          </table:table-cell>
          <table:table-cell table:style-name="ce142" table:formula="of:=[.S190]/[.W190]*100" office:value-type="float" office:value="10.0016669444907" calcext:value-type="float">
            <text:p>10</text:p>
          </table:table-cell>
          <table:table-cell table:style-name="ce142" table:formula="of:=[.U190]/[.W190]*100" office:value-type="float" office:value="9.98499749958326" calcext:value-type="float">
            <text:p>10</text:p>
          </table:table-cell>
          <table:table-cell table:style-name="ce113"/>
          <table:table-cell table:style-name="ce141" table:formula="of:=[.AC190]/[.X19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9" office:value-type="string" calcext:value-type="string">
            <text:p>ud13</text:p>
          </table:table-cell>
          <table:table-cell table:style-name="ce113" office:value-type="string" calcext:value-type="string">
            <text:p>UD 1.3 Brazilian Portuguese / Google</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redistributable</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64" calcext:value-type="float">
            <text:p>9664</text:p>
          </table:table-cell>
          <table:table-cell table:style-name="ce113" office:value-type="float" office:value="239012" calcext:value-type="float">
            <text:p>239012</text:p>
          </table:table-cell>
          <table:table-cell table:style-name="ce113" office:value-type="float" office:value="1210" calcext:value-type="float">
            <text:p>1210</text:p>
          </table:table-cell>
          <table:table-cell table:style-name="ce113" office:value-type="float" office:value="29873" calcext:value-type="float">
            <text:p>29873</text:p>
          </table:table-cell>
          <table:table-cell table:style-name="ce113" office:value-type="float" office:value="1204" calcext:value-type="float">
            <text:p>1204</text:p>
          </table:table-cell>
          <table:table-cell table:style-name="ce113" office:value-type="float" office:value="29438" calcext:value-type="float">
            <text:p>29438</text:p>
          </table:table-cell>
          <table:table-cell table:style-name="ce112" table:formula="of:=[.Q191]+[.S191]+[.U191]" office:value-type="float" office:value="12078" calcext:value-type="float">
            <text:p>12078</text:p>
          </table:table-cell>
          <table:table-cell table:style-name="ce112" table:formula="of:=[.R191]+[.T191]+[.V191]" office:value-type="float" office:value="298323" calcext:value-type="float">
            <text:p>298323</text:p>
          </table:table-cell>
          <table:table-cell table:style-name="ce141" table:formula="of:=([.R191]+[.T191]+[.V191])/([.Q191]+[.S191]+[.U191])" office:value-type="float" office:value="24.6997019374069" calcext:value-type="float">
            <text:p>24,70</text:p>
          </table:table-cell>
          <table:table-cell table:style-name="ce142" table:formula="of:=[.Q191]/[.W191]*100" office:value-type="float" office:value="80.013247226362" calcext:value-type="float">
            <text:p>80</text:p>
          </table:table-cell>
          <table:table-cell table:style-name="ce142" table:formula="of:=[.S191]/[.W191]*100" office:value-type="float" office:value="10.0182149362477" calcext:value-type="float">
            <text:p>10</text:p>
          </table:table-cell>
          <table:table-cell table:style-name="ce142" table:formula="of:=[.U191]/[.W191]*100" office:value-type="float" office:value="9.9685378373903" calcext:value-type="float">
            <text:p>10</text:p>
          </table:table-cell>
          <table:table-cell table:style-name="ce113"/>
          <table:table-cell table:style-name="ce141" table:formula="of:=[.AC191]/[.X19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o</text:p>
          </table:table-cell>
          <table:table-cell table:style-name="ce113" office:value-type="string" calcext:value-type="string">
            <text:p>Romanian</text:p>
          </table:table-cell>
          <table:table-cell table:style-name="ce115" office:value-type="string" calcext:value-type="string">
            <text:p>rodt</text:p>
          </table:table-cell>
          <table:table-cell table:style-name="ce117" office:value-type="string" calcext:value-type="string">
            <text:p>rodt</text:p>
          </table:table-cell>
          <table:table-cell table:style-name="ce113" office:value-type="string" calcext:value-type="string">
            <text:p>RoDT</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artin can try to write a tagger</text:p>
          </table:table-cell>
          <table:table-cell table:style-name="ce124"/>
          <table:table-cell table:style-name="ce129"/>
          <table:table-cell table:style-name="ce113" office:value-type="string" calcext:value-type="string">
            <text:p>Martin</text:p>
          </table:table-cell>
          <table:table-cell table:style-name="ce113" office:value-type="string" calcext:value-type="string">
            <text:p>http://www.phobos.ro/roric/texts/xml/</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13" office:value-type="string" calcext:value-type="string">
            <text:p>ours</text:p>
          </table:table-cell>
          <table:table-cell table:style-name="ce113" office:value-type="float" office:value="3521" calcext:value-type="float">
            <text:p>3521</text:p>
          </table:table-cell>
          <table:table-cell table:style-name="ce113" office:value-type="float" office:value="31355" calcext:value-type="float">
            <text:p>31355</text:p>
          </table:table-cell>
          <table:table-cell table:style-name="ce113" office:value-type="float" office:value="255" calcext:value-type="float">
            <text:p>255</text:p>
          </table:table-cell>
          <table:table-cell table:style-name="ce113" office:value-type="float" office:value="2155" calcext:value-type="float">
            <text:p>2155</text:p>
          </table:table-cell>
          <table:table-cell table:style-name="ce113" office:value-type="float" office:value="266" calcext:value-type="float">
            <text:p>266</text:p>
          </table:table-cell>
          <table:table-cell table:style-name="ce113" office:value-type="float" office:value="2640" calcext:value-type="float">
            <text:p>2640</text:p>
          </table:table-cell>
          <table:table-cell table:style-name="ce112" table:formula="of:=[.Q192]+[.S192]+[.U192]" office:value-type="float" office:value="4042" calcext:value-type="float">
            <text:p>4042</text:p>
          </table:table-cell>
          <table:table-cell table:style-name="ce112" table:formula="of:=[.R192]+[.T192]+[.V192]" office:value-type="float" office:value="36150" calcext:value-type="float">
            <text:p>36150</text:p>
          </table:table-cell>
          <table:table-cell table:style-name="ce141" table:formula="of:=([.R192]+[.T192]+[.V192])/([.Q192]+[.S192]+[.U192])" office:value-type="float" office:value="8.94359228104899" calcext:value-type="float">
            <text:p>8,94</text:p>
          </table:table-cell>
          <table:table-cell table:style-name="ce142" table:formula="of:=[.Q192]/[.W192]*100" office:value-type="float" office:value="87.110341415141" calcext:value-type="float">
            <text:p>87</text:p>
          </table:table-cell>
          <table:table-cell table:style-name="ce142" table:formula="of:=[.S192]/[.W192]*100" office:value-type="float" office:value="6.30875804057397" calcext:value-type="float">
            <text:p>6</text:p>
          </table:table-cell>
          <table:table-cell table:style-name="ce142" table:formula="of:=[.U192]/[.W192]*100" office:value-type="float" office:value="6.58090054428501" calcext:value-type="float">
            <text:p>7</text:p>
          </table:table-cell>
          <table:table-cell table:style-name="ce113" office:value-type="float" office:value="0" calcext:value-type="float">
            <text:p>0</text:p>
          </table:table-cell>
          <table:table-cell table:style-name="ce141" table:formula="of:=[.AC192]/[.X192]*100" office:value-type="float" office:value="0" calcext:value-type="float">
            <text:p>0,00</text:p>
          </table:table-cell>
          <table:table-cell table:number-columns-repeated="2" table:style-name="ce138" office:value-type="float" office:value="8745" calcext:value-type="float">
            <text:p>8745</text:p>
          </table:table-cell>
          <table:table-cell table:style-name="ce146" table:formula="of:=[.AE192]/[.AF192]" office:value-type="float" office:value="1" calcext:value-type="float">
            <text:p>1,00</text:p>
          </table:table-cell>
          <table:table-cell table:number-columns-repeated="99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8" office:value-type="string" calcext:value-type="string">
            <text:p>ud12</text:p>
          </table:table-cell>
          <table:table-cell table:style-name="ce113" office:value-type="string" calcext:value-type="string">
            <text:p>UD 1.2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Roma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81" calcext:value-type="float">
            <text:p>481</text:p>
          </table:table-cell>
          <table:table-cell table:style-name="ce113" office:value-type="float" office:value="9291" calcext:value-type="float">
            <text:p>9291</text:p>
          </table:table-cell>
          <table:table-cell table:style-name="ce113" office:value-type="float" office:value="76" calcext:value-type="float">
            <text:p>76</text:p>
          </table:table-cell>
          <table:table-cell table:style-name="ce113" office:value-type="float" office:value="1422" calcext:value-type="float">
            <text:p>1422</text:p>
          </table:table-cell>
          <table:table-cell table:style-name="ce113" office:value-type="float" office:value="76" calcext:value-type="float">
            <text:p>76</text:p>
          </table:table-cell>
          <table:table-cell table:style-name="ce113" office:value-type="float" office:value="1381" calcext:value-type="float">
            <text:p>1381</text:p>
          </table:table-cell>
          <table:table-cell table:style-name="ce112" table:formula="of:=[.Q193]+[.S193]+[.U193]" office:value-type="float" office:value="633" calcext:value-type="float">
            <text:p>633</text:p>
          </table:table-cell>
          <table:table-cell table:style-name="ce112" table:formula="of:=[.R193]+[.T193]+[.V193]" office:value-type="float" office:value="12094" calcext:value-type="float">
            <text:p>12094</text:p>
          </table:table-cell>
          <table:table-cell table:style-name="ce141" table:formula="of:=([.R193]+[.T193]+[.V193])/([.Q193]+[.S193]+[.U193])" office:value-type="float" office:value="19.1058451816746" calcext:value-type="float">
            <text:p>19,11</text:p>
          </table:table-cell>
          <table:table-cell table:style-name="ce142" table:formula="of:=[.Q193]/[.W193]*100" office:value-type="float" office:value="75.9873617693523" calcext:value-type="float">
            <text:p>76</text:p>
          </table:table-cell>
          <table:table-cell table:style-name="ce142" table:formula="of:=[.S193]/[.W193]*100" office:value-type="float" office:value="12.0063191153239" calcext:value-type="float">
            <text:p>12</text:p>
          </table:table-cell>
          <table:table-cell table:style-name="ce142" table:formula="of:=[.U193]/[.W193]*100" office:value-type="float" office:value="12.0063191153239" calcext:value-type="float">
            <text:p>12</text:p>
          </table:table-cell>
          <table:table-cell table:style-name="ce113"/>
          <table:table-cell table:style-name="ce147"/>
          <table:table-cell table:style-name="ce113" office:value-type="float" office:value="4449" calcext:value-type="float">
            <text:p>4449</text:p>
          </table:table-cell>
          <table:table-cell table:style-name="ce113" office:value-type="float" office:value="3824" calcext:value-type="float">
            <text:p>3824</text:p>
          </table:table-cell>
          <table:table-cell table:style-name="ce147" table:formula="of:=[.AE193]/[.AF193]" office:value-type="float" office:value="1.16344142259414" calcext:value-type="float">
            <text:p>1,16</text:p>
          </table:table-cell>
          <table:table-cell table:style-name="ce110" table:number-columns-repeated="990"/>
          <table:table-cell table:style-name="ce15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9" office:value-type="string" calcext:value-type="string">
            <text:p>ud13</text:p>
          </table:table-cell>
          <table:table-cell table:style-name="ce113" office:value-type="string" calcext:value-type="string">
            <text:p>UD 1.3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Roma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59" calcext:value-type="float">
            <text:p>4759</text:p>
          </table:table-cell>
          <table:table-cell table:style-name="ce113" office:value-type="float" office:value="108618" calcext:value-type="float">
            <text:p>108618</text:p>
          </table:table-cell>
          <table:table-cell table:style-name="ce113" office:value-type="float" office:value="794" calcext:value-type="float">
            <text:p>794</text:p>
          </table:table-cell>
          <table:table-cell table:style-name="ce113" office:value-type="float" office:value="18556" calcext:value-type="float">
            <text:p>18556</text:p>
          </table:table-cell>
          <table:table-cell table:style-name="ce113" office:value-type="float" office:value="794" calcext:value-type="float">
            <text:p>794</text:p>
          </table:table-cell>
          <table:table-cell table:style-name="ce113" office:value-type="float" office:value="18375" calcext:value-type="float">
            <text:p>18375</text:p>
          </table:table-cell>
          <table:table-cell table:style-name="ce112" table:formula="of:=[.Q194]+[.S194]+[.U194]" office:value-type="float" office:value="6347" calcext:value-type="float">
            <text:p>6347</text:p>
          </table:table-cell>
          <table:table-cell table:style-name="ce112" table:formula="of:=[.R194]+[.T194]+[.V194]" office:value-type="float" office:value="145549" calcext:value-type="float">
            <text:p>145549</text:p>
          </table:table-cell>
          <table:table-cell table:style-name="ce141" table:formula="of:=([.R194]+[.T194]+[.V194])/([.Q194]+[.S194]+[.U194])" office:value-type="float" office:value="22.9319363478809" calcext:value-type="float">
            <text:p>22,93</text:p>
          </table:table-cell>
          <table:table-cell table:style-name="ce142" table:formula="of:=[.Q194]/[.W194]*100" office:value-type="float" office:value="74.9803056562155" calcext:value-type="float">
            <text:p>75</text:p>
          </table:table-cell>
          <table:table-cell table:style-name="ce142" table:formula="of:=[.S194]/[.W194]*100" office:value-type="float" office:value="12.5098471718922" calcext:value-type="float">
            <text:p>13</text:p>
          </table:table-cell>
          <table:table-cell table:style-name="ce142" table:formula="of:=[.U194]/[.W194]*100" office:value-type="float" office:value="12.5098471718922" calcext:value-type="float">
            <text:p>1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6" office:value-type="string" calcext:value-type="string">
            <text:p>google-ru</text:p>
          </table:table-cell>
          <table:table-cell table:style-name="ce119" office:value-type="string" calcext:value-type="string">
            <text:p>ud13</text:p>
          </table:table-cell>
          <table:table-cell table:style-name="ce113" office:value-type="string" calcext:value-type="string">
            <text:p>UD 1.3 Russian / Google</text:p>
          </table:table-cell>
          <table:table-cell table:style-name="ce124" table:number-columns-repeated="4"/>
          <table:table-cell table:style-name="ce129" office:value-type="string" calcext:value-type="string">
            <text:p>/net/data/universal-dependencies-1.3/UD_Rus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029" calcext:value-type="float">
            <text:p>4029</text:p>
          </table:table-cell>
          <table:table-cell table:style-name="ce113" office:value-type="float" office:value="79772" calcext:value-type="float">
            <text:p>79772</text:p>
          </table:table-cell>
          <table:table-cell table:style-name="ce113" office:value-type="float" office:value="502" calcext:value-type="float">
            <text:p>502</text:p>
          </table:table-cell>
          <table:table-cell table:style-name="ce113" office:value-type="float" office:value="10044" calcext:value-type="float">
            <text:p>10044</text:p>
          </table:table-cell>
          <table:table-cell table:style-name="ce113" office:value-type="float" office:value="499" calcext:value-type="float">
            <text:p>499</text:p>
          </table:table-cell>
          <table:table-cell table:style-name="ce113" office:value-type="float" office:value="9573" calcext:value-type="float">
            <text:p>9573</text:p>
          </table:table-cell>
          <table:table-cell table:style-name="ce112" table:formula="of:=[.Q195]+[.S195]+[.U195]" office:value-type="float" office:value="5030" calcext:value-type="float">
            <text:p>5030</text:p>
          </table:table-cell>
          <table:table-cell table:style-name="ce112" table:formula="of:=[.R195]+[.T195]+[.V195]" office:value-type="float" office:value="99389" calcext:value-type="float">
            <text:p>99389</text:p>
          </table:table-cell>
          <table:table-cell table:style-name="ce141" table:formula="of:=([.R195]+[.T195]+[.V195])/([.Q195]+[.S195]+[.U195])" office:value-type="float" office:value="19.7592445328032" calcext:value-type="float">
            <text:p>19,76</text:p>
          </table:table-cell>
          <table:table-cell table:style-name="ce142" table:formula="of:=[.Q195]/[.W195]*100" office:value-type="float" office:value="80.0994035785288" calcext:value-type="float">
            <text:p>80</text:p>
          </table:table-cell>
          <table:table-cell table:style-name="ce142" table:formula="of:=[.S195]/[.W195]*100" office:value-type="float" office:value="9.98011928429423" calcext:value-type="float">
            <text:p>10</text:p>
          </table:table-cell>
          <table:table-cell table:style-name="ce142" table:formula="of:=[.U195]/[.W195]*100" office:value-type="float" office:value="9.9204771371769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grug-ru</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table-cell table:style-name="ce123"/>
          <table:table-cell table:style-name="ce123" office:value-type="string" calcext:value-type="string">
            <text:p>GRUG</text:p>
          </table:table-cell>
          <table:table-cell table:style-name="ce128"/>
          <table:table-cell table:style-name="ce113" table:number-columns-repeated="2"/>
          <table:table-cell table:style-name="ce113" office:value-type="string" calcext:value-type="string">
            <text:p>redistributable</text:p>
          </table:table-cell>
          <table:table-cell table:style-name="ce112" office:value-type="string" calcext:value-type="string">
            <text:p>CC</text:p>
          </table:table-cell>
          <table:table-cell table:style-name="ce113" table:number-columns-repeated="2"/>
          <table:table-cell table:style-name="ce113" office:value-type="float" office:value="46" calcext:value-type="float">
            <text:p>46</text:p>
          </table:table-cell>
          <table:table-cell table:style-name="ce113" table:number-columns-repeated="5"/>
          <table:table-cell table:style-name="ce112" table:formula="of:=[.Q196]+[.S196]+[.U196]" office:value-type="float" office:value="46" calcext:value-type="float">
            <text:p>46</text:p>
          </table:table-cell>
          <table:table-cell table:style-name="ce112" table:formula="of:=[.R196]+[.T196]+[.V196]" office:value-type="float" office:value="0" calcext:value-type="float">
            <text:p>0</text:p>
          </table:table-cell>
          <table:table-cell table:style-name="ce141" table:formula="of:=([.R196]+[.T196]+[.V196])/([.Q196]+[.S196]+[.U196])" office:value-type="float" office:value="0" calcext:value-type="float">
            <text:p>0,00</text:p>
          </table:table-cell>
          <table:table-cell table:style-name="ce142" table:formula="of:=[.Q196]/[.W196]*100" office:value-type="float" office:value="100" calcext:value-type="float">
            <text:p>100</text:p>
          </table:table-cell>
          <table:table-cell table:style-name="ce142" table:formula="of:=[.S196]/[.W196]*100" office:value-type="float" office:value="0" calcext:value-type="float">
            <text:p>0</text:p>
          </table:table-cell>
          <table:table-cell table:style-name="ce142" table:formula="of:=[.U196]/[.W196]*100" office:value-type="float" office:value="0" calcext:value-type="float">
            <text:p>0</text:p>
          </table:table-cell>
          <table:table-cell table:style-name="ce113"/>
          <table:table-cell table:style-name="ce141" table:formula="of:=[.AC196]/[.X19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7" office:value-type="string" calcext:value-type="string">
            <text:p>syntagrus</text:p>
          </table:table-cell>
          <table:table-cell table:style-name="ce113" office:value-type="string" calcext:value-type="string">
            <text:p>Syntagrus</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Loganathan, David</text:p>
          </table:table-cell>
          <table:table-cell table:style-name="ce113" office:value-type="string" calcext:value-type="string">
            <text:p>Igor Boguslavskij / Syntagrus</text:p>
          </table:table-cell>
          <table:table-cell table:style-name="ce113" office:value-type="string" calcext:value-type="string">
            <text:p>ask and hope</text:p>
          </table:table-cell>
          <table:table-cell table:style-name="ce112" office:value-type="string" calcext:value-type="string">
            <text:p>research, let Igor know about interesting results</text:p>
          </table:table-cell>
          <table:table-cell table:style-name="ce113"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13" office:value-type="string" calcext:value-type="string">
            <text:p>ours</text:p>
          </table:table-cell>
          <table:table-cell table:style-name="ce113" office:value-type="float" office:value="34273" calcext:value-type="float">
            <text:p>34273</text:p>
          </table:table-cell>
          <table:table-cell table:style-name="ce113" office:value-type="float" office:value="491102" calcext:value-type="float">
            <text:p>491102</text:p>
          </table:table-cell>
          <table:table-cell table:style-name="ce113" office:value-type="float" office:value="534" calcext:value-type="float">
            <text:p>534</text:p>
          </table:table-cell>
          <table:table-cell table:style-name="ce113" office:value-type="float" office:value="6227" calcext:value-type="float">
            <text:p>6227</text:p>
          </table:table-cell>
          <table:table-cell table:style-name="ce113" office:value-type="float" office:value="402" calcext:value-type="float">
            <text:p>402</text:p>
          </table:table-cell>
          <table:table-cell table:style-name="ce113" office:value-type="float" office:value="3458" calcext:value-type="float">
            <text:p>3458</text:p>
          </table:table-cell>
          <table:table-cell table:style-name="ce112" table:formula="of:=[.Q197]+[.S197]+[.U197]" office:value-type="float" office:value="35209" calcext:value-type="float">
            <text:p>35209</text:p>
          </table:table-cell>
          <table:table-cell table:style-name="ce112" table:formula="of:=[.R197]+[.T197]+[.V197]" office:value-type="float" office:value="500787" calcext:value-type="float">
            <text:p>500787</text:p>
          </table:table-cell>
          <table:table-cell table:style-name="ce141" table:formula="of:=([.R197]+[.T197]+[.V197])/([.Q197]+[.S197]+[.U197])" office:value-type="float" office:value="14.2232667783805" calcext:value-type="float">
            <text:p>14,22</text:p>
          </table:table-cell>
          <table:table-cell table:style-name="ce142" table:formula="of:=[.Q197]/[.W197]*100" office:value-type="float" office:value="97.3415887983186" calcext:value-type="float">
            <text:p>97</text:p>
          </table:table-cell>
          <table:table-cell table:style-name="ce142" table:formula="of:=[.S197]/[.W197]*100" office:value-type="float" office:value="1.51665767275413" calcext:value-type="float">
            <text:p>2</text:p>
          </table:table-cell>
          <table:table-cell table:style-name="ce142" table:formula="of:=[.U197]/[.W197]*100" office:value-type="float" office:value="1.14175352892726" calcext:value-type="float">
            <text:p>1</text:p>
          </table:table-cell>
          <table:table-cell table:style-name="ce113" office:value-type="float" office:value="3260" calcext:value-type="float">
            <text:p>3260</text:p>
          </table:table-cell>
          <table:table-cell table:style-name="ce146" table:formula="of:=[.AC197]/[.X197]*100" office:value-type="float" office:value="0.650975364775843" calcext:value-type="float">
            <text:p>0,65</text:p>
          </table:table-cell>
          <table:table-cell table:style-name="ce112" office:value-type="float" office:value="90190" calcext:value-type="float">
            <text:p>90190</text:p>
          </table:table-cell>
          <table:table-cell table:style-name="ce112" office:value-type="float" office:value="31228" calcext:value-type="float">
            <text:p>31228</text:p>
          </table:table-cell>
          <table:table-cell table:style-name="ce147" table:formula="of:=[.AE197]/[.AF197]" office:value-type="float" office:value="2.88811323171513" calcext:value-type="float">
            <text:p>2,89</text:p>
          </table:table-cell>
          <table:table-cell table:number-columns-repeated="99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9" office:value-type="string" calcext:value-type="string">
            <text:p>ud13syntagrus</text:p>
          </table:table-cell>
          <table:table-cell table:style-name="ce113" office:value-type="string" calcext:value-type="string">
            <text:p>UD 1.3 Russian / SynTagRus</text:p>
          </table:table-cell>
          <table:table-cell table:style-name="ce123"/>
          <table:table-cell table:style-name="ce124" office:value-type="string" calcext:value-type="string">
            <text:p>YES</text:p>
          </table:table-cell>
          <table:table-cell table:style-name="ce123" table:number-columns-repeated="2"/>
          <table:table-cell table:style-name="ce129" office:value-type="string" calcext:value-type="string">
            <text:p>/net/data/universal-dependencies-1.3/UD_Russian-SynTagRu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6750" calcext:value-type="float">
            <text:p>46750</text:p>
          </table:table-cell>
          <table:table-cell table:style-name="ce113" office:value-type="float" office:value="815485" calcext:value-type="float">
            <text:p>815485</text:p>
          </table:table-cell>
          <table:table-cell table:style-name="ce113" office:value-type="float" office:value="6250" calcext:value-type="float">
            <text:p>6250</text:p>
          </table:table-cell>
          <table:table-cell table:style-name="ce113" office:value-type="float" office:value="109422" calcext:value-type="float">
            <text:p>109422</text:p>
          </table:table-cell>
          <table:table-cell table:style-name="ce113" office:value-type="float" office:value="6130" calcext:value-type="float">
            <text:p>6130</text:p>
          </table:table-cell>
          <table:table-cell table:style-name="ce113" office:value-type="float" office:value="107737" calcext:value-type="float">
            <text:p>107737</text:p>
          </table:table-cell>
          <table:table-cell table:style-name="ce112" table:formula="of:=[.Q198]+[.S198]+[.U198]" office:value-type="float" office:value="59130" calcext:value-type="float">
            <text:p>59130</text:p>
          </table:table-cell>
          <table:table-cell table:style-name="ce112" table:formula="of:=[.R198]+[.T198]+[.V198]" office:value-type="float" office:value="1032644" calcext:value-type="float">
            <text:p>1032644</text:p>
          </table:table-cell>
          <table:table-cell table:style-name="ce141" table:formula="of:=([.R198]+[.T198]+[.V198])/([.Q198]+[.S198]+[.U198])" office:value-type="float" office:value="17.4639607644174" calcext:value-type="float">
            <text:p>17,46</text:p>
          </table:table-cell>
          <table:table-cell table:style-name="ce142" table:formula="of:=[.Q198]/[.W198]*100" office:value-type="float" office:value="79.0630813461864" calcext:value-type="float">
            <text:p>79</text:p>
          </table:table-cell>
          <table:table-cell table:style-name="ce142" table:formula="of:=[.S198]/[.W198]*100" office:value-type="float" office:value="10.5699306612549" calcext:value-type="float">
            <text:p>11</text:p>
          </table:table-cell>
          <table:table-cell table:style-name="ce142" table:formula="of:=[.U198]/[.W198]*100" office:value-type="float" office:value="10.3669879925588" calcext:value-type="float">
            <text:p>10</text:p>
          </table:table-cell>
          <table:table-cell table:style-name="ce113"/>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orv</text:p>
          </table:table-cell>
          <table:table-cell table:style-name="ce113" office:value-type="string" calcext:value-type="string">
            <text:p>Russian (Old)</text:p>
          </table:table-cell>
          <table:table-cell table:style-name="ce115" office:value-type="string" calcext:value-type="string">
            <text:p>proiel-orv</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2"/>
          <table:table-cell table:style-name="ce113" office:value-type="float" office:value="1742" calcext:value-type="float">
            <text:p>1742</text:p>
          </table:table-cell>
          <table:table-cell table:style-name="ce113" office:value-type="float" office:value="12649" calcext:value-type="float">
            <text:p>12649</text:p>
          </table:table-cell>
          <table:table-cell table:style-name="ce113" table:number-columns-repeated="4"/>
          <table:table-cell table:style-name="ce112" table:formula="of:=[.Q199]+[.S199]+[.U199]" office:value-type="float" office:value="1742" calcext:value-type="float">
            <text:p>1742</text:p>
          </table:table-cell>
          <table:table-cell table:style-name="ce112" table:formula="of:=[.R199]+[.T199]+[.V199]" office:value-type="float" office:value="12649" calcext:value-type="float">
            <text:p>12649</text:p>
          </table:table-cell>
          <table:table-cell table:style-name="ce141" table:formula="of:=([.R199]+[.T199]+[.V199])/([.Q199]+[.S199]+[.U199])" office:value-type="float" office:value="7.26119402985075" calcext:value-type="float">
            <text:p>7,26</text:p>
          </table:table-cell>
          <table:table-cell table:style-name="ce142" table:formula="of:=[.Q199]/[.W199]*100" office:value-type="float" office:value="100" calcext:value-type="float">
            <text:p>100</text:p>
          </table:table-cell>
          <table:table-cell table:style-name="ce142" table:formula="of:=[.S199]/[.W199]*100" office:value-type="float" office:value="0" calcext:value-type="float">
            <text:p>0</text:p>
          </table:table-cell>
          <table:table-cell table:style-name="ce142" table:formula="of:=[.U199]/[.W199]*100" office:value-type="float" office:value="0" calcext:value-type="float">
            <text:p>0</text:p>
          </table:table-cell>
          <table:table-cell table:style-name="ce113"/>
          <table:table-cell table:style-name="ce141" table:formula="of:=[.AC199]/[.X1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a</text:p>
          </table:table-cell>
          <table:table-cell table:style-name="ce113" office:value-type="string" calcext:value-type="string">
            <text:p>Sanskrit</text:p>
          </table:table-cell>
          <table:table-cell table:style-name="ce115" office:value-type="string" calcext:value-type="string">
            <text:p>ud-sa</text:p>
          </table:table-cell>
          <table:table-cell table:style-name="ce121" office:value-type="string" calcext:value-type="string">
            <text:p>ud14</text:p>
          </table:table-cell>
          <table:table-cell table:style-name="ce113" office:value-type="string" calcext:value-type="string">
            <text:p>Sanskri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0]+[.S200]+[.U200]" office:value-type="float" office:value="0" calcext:value-type="float">
            <text:p>0</text:p>
          </table:table-cell>
          <table:table-cell table:style-name="ce112" table:formula="of:=[.R200]+[.T200]+[.V200]" office:value-type="float" office:value="0" calcext:value-type="float">
            <text:p>0</text:p>
          </table:table-cell>
          <table:table-cell table:style-name="ce141" table:formula="of:=([.R200]+[.T200]+[.V200])/([.Q200]+[.S200]+[.U200])" office:value-type="string" office:string-value="" calcext:value-type="error">
            <text:p>#DIV/0!</text:p>
          </table:table-cell>
          <table:table-cell table:style-name="ce142" table:formula="of:=[.Q200]/[.W200]*100" office:value-type="string" office:string-value="" calcext:value-type="error">
            <text:p>#DIV/0!</text:p>
          </table:table-cell>
          <table:table-cell table:style-name="ce142" table:formula="of:=[.S200]/[.W200]*100" office:value-type="string" office:string-value="" calcext:value-type="error">
            <text:p>#DIV/0!</text:p>
          </table:table-cell>
          <table:table-cell table:style-name="ce142" table:formula="of:=[.U200]/[.W200]*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7" office:value-type="string" calcext:value-type="string">
            <text:p>sta1</text:p>
          </table:table-cell>
          <table:table-cell table:style-name="ce113" office:value-type="string" calcext:value-type="string">
            <text:p>Slovak Treebank (SNK) annotator 1 + sin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text:p>
          </table:table-cell>
          <table:table-cell table:style-name="ce123"/>
          <table:table-cell table:style-name="ce128"/>
          <table:table-cell table:style-name="ce113" office:value-type="string" calcext:value-type="string">
            <text:p>Dan</text:p>
          </table:table-cell>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13" office:value-type="string" calcext:value-type="string">
            <text:p>ours</text:p>
          </table:table-cell>
          <table:table-cell table:style-name="ce113" office:value-type="float" office:value="51913" calcext:value-type="float">
            <text:p>51913</text:p>
          </table:table-cell>
          <table:table-cell table:style-name="ce113" office:value-type="float" office:value="814561" calcext:value-type="float">
            <text:p>814561</text:p>
          </table:table-cell>
          <table:table-cell table:style-name="ce113" office:value-type="float" office:value="5833" calcext:value-type="float">
            <text:p>5833</text:p>
          </table:table-cell>
          <table:table-cell table:style-name="ce113" office:value-type="float" office:value="93404" calcext:value-type="float">
            <text:p>93404</text:p>
          </table:table-cell>
          <table:table-cell table:style-name="ce113" office:value-type="float" office:value="5492" calcext:value-type="float">
            <text:p>5492</text:p>
          </table:table-cell>
          <table:table-cell table:style-name="ce113" office:value-type="float" office:value="85903" calcext:value-type="float">
            <text:p>85903</text:p>
          </table:table-cell>
          <table:table-cell table:style-name="ce112" table:formula="of:=[.Q201]+[.S201]+[.U201]" office:value-type="float" office:value="63238" calcext:value-type="float">
            <text:p>63238</text:p>
          </table:table-cell>
          <table:table-cell table:style-name="ce112" table:formula="of:=[.R201]+[.T201]+[.V201]" office:value-type="float" office:value="993868" calcext:value-type="float">
            <text:p>993868</text:p>
          </table:table-cell>
          <table:table-cell table:style-name="ce141" table:formula="of:=([.R201]+[.T201]+[.V201])/([.Q201]+[.S201]+[.U201])" office:value-type="float" office:value="15.7163098137196" calcext:value-type="float">
            <text:p>15,72</text:p>
          </table:table-cell>
          <table:table-cell table:style-name="ce142" table:formula="of:=[.Q201]/[.W201]*100" office:value-type="float" office:value="82.0914639931687" calcext:value-type="float">
            <text:p>82</text:p>
          </table:table-cell>
          <table:table-cell table:style-name="ce142" table:formula="of:=[.S201]/[.W201]*100" office:value-type="float" office:value="9.22388437331984" calcext:value-type="float">
            <text:p>9</text:p>
          </table:table-cell>
          <table:table-cell table:style-name="ce142" table:formula="of:=[.U201]/[.W201]*100" office:value-type="float" office:value="8.6846516335115" calcext:value-type="float">
            <text:p>9</text:p>
          </table:table-cell>
          <table:table-cell table:style-name="ce113" office:value-type="float" office:value="23411" calcext:value-type="float">
            <text:p>23411</text:p>
          </table:table-cell>
          <table:table-cell table:style-name="ce148" table:formula="of:=[.AC201]/[.X201]*100" office:value-type="float" office:value="2.3555441970161" calcext:value-type="float">
            <text:p>2,36</text:p>
          </table:table-cell>
          <table:table-cell table:style-name="ce112" office:value-type="float" office:value="109281" calcext:value-type="float">
            <text:p>109281</text:p>
          </table:table-cell>
          <table:table-cell table:style-name="ce112" office:value-type="float" office:value="42831" calcext:value-type="float">
            <text:p>42831</text:p>
          </table:table-cell>
          <table:table-cell table:style-name="ce147" table:formula="of:=[.AE201]/[.AF201]" office:value-type="float" office:value="2.5514463822932" calcext:value-type="float">
            <text:p>2,55</text:p>
          </table:table-cell>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6" office:value-type="string" calcext:value-type="string">
            <text:p>sta2</text:p>
          </table:table-cell>
          <table:table-cell table:style-name="ce113" office:value-type="string" calcext:value-type="string">
            <text:p>Slovak Treebank (SNK) annotator 2 + single</text:p>
          </table:table-cell>
          <table:table-cell table:style-name="ce124" table:number-columns-repeated="2"/>
          <table:table-cell table:style-name="ce123" table:number-columns-repeated="2"/>
          <table:table-cell table:style-name="ce128"/>
          <table:table-cell table:style-name="ce113"/>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13" office:value-type="string" calcext:value-type="string">
            <text:p>ours</text:p>
          </table:table-cell>
          <table:table-cell table:style-name="ce113" table:number-columns-repeated="6"/>
          <table:table-cell table:style-name="ce112" table:formula="of:=[.Q202]+[.S202]+[.U202]" office:value-type="float" office:value="0" calcext:value-type="float">
            <text:p>0</text:p>
          </table:table-cell>
          <table:table-cell table:style-name="ce112" table:formula="of:=[.R202]+[.T202]+[.V202]" office:value-type="float" office:value="0" calcext:value-type="float">
            <text:p>0</text:p>
          </table:table-cell>
          <table:table-cell table:style-name="ce141" table:formula="of:=([.R202]+[.T202]+[.V202])/([.Q202]+[.S202]+[.U202])" office:value-type="string" office:string-value="" calcext:value-type="error">
            <text:p>#DIV/0!</text:p>
          </table:table-cell>
          <table:table-cell table:style-name="ce142" table:formula="of:=[.Q202]/[.W202]*100" office:value-type="string" office:string-value="" calcext:value-type="error">
            <text:p>#DIV/0!</text:p>
          </table:table-cell>
          <table:table-cell table:style-name="ce142" table:formula="of:=[.S202]/[.W202]*100" office:value-type="string" office:string-value="" calcext:value-type="error">
            <text:p>#DIV/0!</text:p>
          </table:table-cell>
          <table:table-cell table:style-name="ce142" table:formula="of:=[.U202]/[.W202]*100" office:value-type="string" office:string-value="" calcext:value-type="error">
            <text:p>#DIV/0!</text:p>
          </table:table-cell>
          <table:table-cell table:style-name="ce113"/>
          <table:table-cell table:style-name="ce141" table:formula="of:=[.AC202]/[.X20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7" office:value-type="string" calcext:value-type="string">
            <text:p>conll2006</text:p>
          </table:table-cell>
          <table:table-cell table:style-name="ce112" office:value-type="string" calcext:value-type="string">
            <text:p>SDT/CoNLL 2006</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sl</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1200" calcext:value-type="float">
            <text:p>1200</text:p>
          </table:table-cell>
          <table:table-cell table:style-name="ce112" office:value-type="float" office:value="22336" calcext:value-type="float">
            <text:p>22336</text:p>
          </table:table-cell>
          <table:table-cell table:style-name="ce112" office:value-type="float" office:value="334" calcext:value-type="float">
            <text:p>334</text:p>
          </table:table-cell>
          <table:table-cell table:style-name="ce112" office:value-type="float" office:value="6414" calcext:value-type="float">
            <text:p>6414</text:p>
          </table:table-cell>
          <table:table-cell table:style-name="ce112" office:value-type="float" office:value="402" calcext:value-type="float">
            <text:p>402</text:p>
          </table:table-cell>
          <table:table-cell table:style-name="ce112" office:value-type="float" office:value="6390" calcext:value-type="float">
            <text:p>6390</text:p>
          </table:table-cell>
          <table:table-cell table:style-name="ce112" table:formula="of:=[.Q203]+[.S203]+[.U203]" office:value-type="float" office:value="1936" calcext:value-type="float">
            <text:p>1936</text:p>
          </table:table-cell>
          <table:table-cell table:style-name="ce112" table:formula="of:=[.R203]+[.T203]+[.V203]" office:value-type="float" office:value="35140" calcext:value-type="float">
            <text:p>35140</text:p>
          </table:table-cell>
          <table:table-cell table:style-name="ce141" table:formula="of:=([.R203]+[.T203]+[.V203])/([.Q203]+[.S203]+[.U203])" office:value-type="float" office:value="18.150826446281" calcext:value-type="float">
            <text:p>18,15</text:p>
          </table:table-cell>
          <table:table-cell table:style-name="ce142" table:formula="of:=[.Q203]/[.W203]*100" office:value-type="float" office:value="61.9834710743802" calcext:value-type="float">
            <text:p>62</text:p>
          </table:table-cell>
          <table:table-cell table:style-name="ce142" table:formula="of:=[.S203]/[.W203]*100" office:value-type="float" office:value="17.2520661157025" calcext:value-type="float">
            <text:p>17</text:p>
          </table:table-cell>
          <table:table-cell table:style-name="ce142" table:formula="of:=[.U203]/[.W203]*100" office:value-type="float" office:value="20.7644628099174" calcext:value-type="float">
            <text:p>21</text:p>
          </table:table-cell>
          <table:table-cell table:style-name="ce112" office:value-type="float" office:value="481" calcext:value-type="float">
            <text:p>481</text:p>
          </table:table-cell>
          <table:table-cell table:style-name="ce146" table:formula="of:=[.AC203]/[.X203]*100" office:value-type="float" office:value="1.36881047239613" calcext:value-type="float">
            <text:p>1,37</text:p>
          </table:table-cell>
          <table:table-cell table:style-name="ce112" office:value-type="float" office:value="8145" calcext:value-type="float">
            <text:p>8145</text:p>
          </table:table-cell>
          <table:table-cell table:style-name="ce112" office:value-type="float" office:value="4382" calcext:value-type="float">
            <text:p>4382</text:p>
          </table:table-cell>
          <table:table-cell table:style-name="ce147" table:formula="of:=[.AE203]/[.AF203]" office:value-type="float" office:value="1.85874030123231" calcext:value-type="float">
            <text:p>1,86</text:p>
          </table:table-cell>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6" office:value-type="string" calcext:value-type="string">
            <text:p>sdt</text:p>
          </table:table-cell>
          <table:table-cell table:style-name="ce112" office:value-type="string" calcext:value-type="string">
            <text:p>SDT/TEI-XML</text:p>
          </table:table-cell>
          <table:table-cell table:style-name="ce123" table:number-columns-repeated="4"/>
          <table:table-cell table:style-name="ce128"/>
          <table:table-cell table:style-name="ce112"/>
          <table:table-cell table:style-name="ce113" office:value-type="string" calcext:value-type="string">
            <text:p>web</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office:value-type="string" calcext:value-type="string">
            <text:p>is_member</text:p>
          </table:table-cell>
          <table:table-cell table:style-name="ce112" table:number-columns-repeated="7"/>
          <table:table-cell table:style-name="ce112" table:formula="of:=[.Q204]+[.S204]+[.U204]" office:value-type="float" office:value="0" calcext:value-type="float">
            <text:p>0</text:p>
          </table:table-cell>
          <table:table-cell table:style-name="ce112" table:formula="of:=[.R204]+[.T204]+[.V204]" office:value-type="float" office:value="0" calcext:value-type="float">
            <text:p>0</text:p>
          </table:table-cell>
          <table:table-cell table:style-name="ce141" table:formula="of:=([.R204]+[.T204]+[.V204])/([.Q204]+[.S204]+[.U204])" office:value-type="string" office:string-value="" calcext:value-type="error">
            <text:p>#DIV/0!</text:p>
          </table:table-cell>
          <table:table-cell table:style-name="ce142" table:formula="of:=[.Q204]/[.W204]*100" office:value-type="string" office:string-value="" calcext:value-type="error">
            <text:p>#DIV/0!</text:p>
          </table:table-cell>
          <table:table-cell table:style-name="ce142" table:formula="of:=[.S204]/[.W204]*100" office:value-type="string" office:string-value="" calcext:value-type="error">
            <text:p>#DIV/0!</text:p>
          </table:table-cell>
          <table:table-cell table:style-name="ce142" table:formula="of:=[.U204]/[.W204]*100" office:value-type="string" office:string-value="" calcext:value-type="error">
            <text:p>#DIV/0!</text:p>
          </table:table-cell>
          <table:table-cell table:style-name="ce112"/>
          <table:table-cell table:style-name="ce141" table:formula="of:=[.AC204]/[.X20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number-columns-repeated="2" table:style-name="ce115" office:value-type="string" calcext:value-type="string">
            <text:p>ssj500k</text:p>
          </table:table-cell>
          <table:table-cell table:style-name="ce112" office:value-type="string" calcext:value-type="string">
            <text:p>Slovene Training Corpus</text:p>
          </table:table-cell>
          <table:table-cell table:style-name="ce123" table:number-columns-repeated="4"/>
          <table:table-cell table:style-name="ce128"/>
          <table:table-cell table:style-name="ce112"/>
          <table:table-cell table:style-name="ce113" office:value-type="string" calcext:value-type="string">
            <text:p><text:a xlink:href="http://eng.slovenscina.eu/tehnologije/ucni-korpus" xlink:type="simple">http://eng.slovenscina.eu/tehnologije/ucni-korpus</text:a></text:p>
          </table:table-cell>
          <table:table-cell table:style-name="ce113" office:value-type="string" calcext:value-type="string">
            <text:p>download now</text:p>
          </table:table-cell>
          <table:table-cell table:style-name="ce112" office:value-type="string" calcext:value-type="string">
            <text:p>CC BY-NC-SA 2.5</text:p>
          </table:table-cell>
          <table:table-cell table:style-name="ce112" table:number-columns-repeated="2"/>
          <table:table-cell table:style-name="ce112" office:value-type="float" office:value="27829" calcext:value-type="float">
            <text:p>27829</text:p>
          </table:table-cell>
          <table:table-cell table:style-name="ce112" office:value-type="float" office:value="500295" calcext:value-type="float">
            <text:p>500295</text:p>
          </table:table-cell>
          <table:table-cell table:style-name="ce112" table:number-columns-repeated="4"/>
          <table:table-cell table:style-name="ce112" table:formula="of:=[.Q205]+[.S205]+[.U205]" office:value-type="float" office:value="27829" calcext:value-type="float">
            <text:p>27829</text:p>
          </table:table-cell>
          <table:table-cell table:style-name="ce112" table:formula="of:=[.R205]+[.T205]+[.V205]" office:value-type="float" office:value="500295" calcext:value-type="float">
            <text:p>500295</text:p>
          </table:table-cell>
          <table:table-cell table:style-name="ce141" table:formula="of:=([.R205]+[.T205]+[.V205])/([.Q205]+[.S205]+[.U205])" office:value-type="float" office:value="17.9774695461569" calcext:value-type="float">
            <text:p>17,98</text:p>
          </table:table-cell>
          <table:table-cell table:style-name="ce142" table:formula="of:=[.Q205]/[.W205]*100" office:value-type="float" office:value="100" calcext:value-type="float">
            <text:p>100</text:p>
          </table:table-cell>
          <table:table-cell table:style-name="ce142" table:formula="of:=[.S205]/[.W205]*100" office:value-type="float" office:value="0" calcext:value-type="float">
            <text:p>0</text:p>
          </table:table-cell>
          <table:table-cell table:style-name="ce142" table:formula="of:=[.U205]/[.W205]*100" office:value-type="float" office:value="0" calcext:value-type="float">
            <text:p>0</text:p>
          </table:table-cell>
          <table:table-cell table:style-name="ce112"/>
          <table:table-cell table:style-name="ce141" table:formula="of:=[.AC205]/[.X20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8" office:value-type="string" calcext:value-type="string">
            <text:p>ud12</text:p>
          </table:table-cell>
          <table:table-cell table:style-name="ce112" office:value-type="string" calcext:value-type="string">
            <text:p>UD 1.2 Slovenian</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Sloven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6]+[.S206]+[.U206]" office:value-type="float" office:value="7996" calcext:value-type="float">
            <text:p>7996</text:p>
          </table:table-cell>
          <table:table-cell table:style-name="ce112" table:formula="of:=[.R206]+[.T206]+[.V206]" office:value-type="float" office:value="140418" calcext:value-type="float">
            <text:p>140418</text:p>
          </table:table-cell>
          <table:table-cell table:style-name="ce141" table:formula="of:=([.R206]+[.T206]+[.V206])/([.Q206]+[.S206]+[.U206])" office:value-type="float" office:value="17.5610305152576" calcext:value-type="float">
            <text:p>17,56</text:p>
          </table:table-cell>
          <table:table-cell table:style-name="ce142" table:formula="of:=[.Q206]/[.W206]*100" office:value-type="float" office:value="80.927963981991" calcext:value-type="float">
            <text:p>81</text:p>
          </table:table-cell>
          <table:table-cell table:style-name="ce142" table:formula="of:=[.S206]/[.W206]*100" office:value-type="float" office:value="9.19209604802401" calcext:value-type="float">
            <text:p>9</text:p>
          </table:table-cell>
          <table:table-cell table:style-name="ce142" table:formula="of:=[.U206]/[.W206]*100" office:value-type="float" office:value="9.87993996998499" calcext:value-type="float">
            <text:p>10</text:p>
          </table:table-cell>
          <table:table-cell table:style-name="ce112"/>
          <table:table-cell table:style-name="ce141"/>
          <table:table-cell table:style-name="ce112" office:value-type="float" office:value="31515" calcext:value-type="float">
            <text:p>31515</text:p>
          </table:table-cell>
          <table:table-cell table:style-name="ce112" office:value-type="float" office:value="16840" calcext:value-type="float">
            <text:p>16840</text:p>
          </table:table-cell>
          <table:table-cell table:style-name="ce147" table:formula="of:=[.AE206]/[.AF206]" office:value-type="float" office:value="1.87143705463183" calcext:value-type="float">
            <text:p>1,87</text:p>
          </table:table-cell>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9" office:value-type="string" calcext:value-type="string">
            <text:p>ud13</text:p>
          </table:table-cell>
          <table:table-cell table:style-name="ce112" office:value-type="string" calcext:value-type="string">
            <text:p>UD 1.3 Slovenian</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7]+[.S207]+[.U207]" office:value-type="float" office:value="7996" calcext:value-type="float">
            <text:p>7996</text:p>
          </table:table-cell>
          <table:table-cell table:style-name="ce112" table:formula="of:=[.R207]+[.T207]+[.V207]" office:value-type="float" office:value="140418" calcext:value-type="float">
            <text:p>140418</text:p>
          </table:table-cell>
          <table:table-cell table:style-name="ce141" table:formula="of:=([.R207]+[.T207]+[.V207])/([.Q207]+[.S207]+[.U207])" office:value-type="float" office:value="17.5610305152576" calcext:value-type="float">
            <text:p>17,56</text:p>
          </table:table-cell>
          <table:table-cell table:style-name="ce142" table:formula="of:=[.Q207]/[.W207]*100" office:value-type="float" office:value="80.927963981991" calcext:value-type="float">
            <text:p>81</text:p>
          </table:table-cell>
          <table:table-cell table:style-name="ce142" table:formula="of:=[.S207]/[.W207]*100" office:value-type="float" office:value="9.19209604802401" calcext:value-type="float">
            <text:p>9</text:p>
          </table:table-cell>
          <table:table-cell table:style-name="ce142" table:formula="of:=[.U207]/[.W207]*100" office:value-type="float" office:value="9.87993996998499"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t</text:p>
          </table:table-cell>
          <table:table-cell table:style-name="ce119" office:value-type="string" calcext:value-type="string">
            <text:p>ud13sst</text:p>
          </table:table-cell>
          <table:table-cell table:style-name="ce112" office:value-type="string" calcext:value-type="string">
            <text:p>UD 1.3 Slovenian / SS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SST</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2472" calcext:value-type="float">
            <text:p>2472</text:p>
          </table:table-cell>
          <table:table-cell table:style-name="ce112" office:value-type="float" office:value="23575" calcext:value-type="float">
            <text:p>23575</text:p>
          </table:table-cell>
          <table:table-cell table:style-name="ce112" office:value-type="float" office:value="358" calcext:value-type="float">
            <text:p>358</text:p>
          </table:table-cell>
          <table:table-cell table:style-name="ce112" office:value-type="float" office:value="2962" calcext:value-type="float">
            <text:p>2962</text:p>
          </table:table-cell>
          <table:table-cell table:style-name="ce112" office:value-type="float" office:value="358" calcext:value-type="float">
            <text:p>358</text:p>
          </table:table-cell>
          <table:table-cell table:style-name="ce112" office:value-type="float" office:value="2951" calcext:value-type="float">
            <text:p>2951</text:p>
          </table:table-cell>
          <table:table-cell table:style-name="ce112" table:formula="of:=[.Q208]+[.S208]+[.U208]" office:value-type="float" office:value="3188" calcext:value-type="float">
            <text:p>3188</text:p>
          </table:table-cell>
          <table:table-cell table:style-name="ce112" table:formula="of:=[.R208]+[.T208]+[.V208]" office:value-type="float" office:value="29488" calcext:value-type="float">
            <text:p>29488</text:p>
          </table:table-cell>
          <table:table-cell table:style-name="ce141" table:formula="of:=([.R208]+[.T208]+[.V208])/([.Q208]+[.S208]+[.U208])" office:value-type="float" office:value="9.24968632371393" calcext:value-type="float">
            <text:p>9,25</text:p>
          </table:table-cell>
          <table:table-cell table:style-name="ce142" table:formula="of:=[.Q208]/[.W208]*100" office:value-type="float" office:value="77.5407779171895" calcext:value-type="float">
            <text:p>78</text:p>
          </table:table-cell>
          <table:table-cell table:style-name="ce142" table:formula="of:=[.S208]/[.W208]*100" office:value-type="float" office:value="11.2296110414053" calcext:value-type="float">
            <text:p>11</text:p>
          </table:table-cell>
          <table:table-cell table:style-name="ce142" table:formula="of:=[.U208]/[.W208]*100" office:value-type="float" office:value="11.2296110414053" calcext:value-type="float">
            <text:p>11</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ckb</text:p>
          </table:table-cell>
          <table:table-cell table:style-name="ce113" office:value-type="string" calcext:value-type="string">
            <text:p>Sorani</text:p>
          </table:table-cell>
          <table:table-cell table:style-name="ce115" office:value-type="string" calcext:value-type="string">
            <text:p>ud-ckb</text:p>
          </table:table-cell>
          <table:table-cell table:style-name="ce121" office:value-type="string" calcext:value-type="string">
            <text:p>ud14</text:p>
          </table:table-cell>
          <table:table-cell table:style-name="ce113" office:value-type="string" calcext:value-type="string">
            <text:p>Sorani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9]+[.S209]+[.U209]" office:value-type="float" office:value="0" calcext:value-type="float">
            <text:p>0</text:p>
          </table:table-cell>
          <table:table-cell table:style-name="ce112" table:formula="of:=[.R209]+[.T209]+[.V209]" office:value-type="float" office:value="0" calcext:value-type="float">
            <text:p>0</text:p>
          </table:table-cell>
          <table:table-cell table:style-name="ce141" table:formula="of:=([.R209]+[.T209]+[.V209])/([.Q209]+[.S209]+[.U209])" office:value-type="string" office:string-value="" calcext:value-type="error">
            <text:p>#DIV/0!</text:p>
          </table:table-cell>
          <table:table-cell table:style-name="ce142" table:formula="of:=[.Q209]/[.W209]*100" office:value-type="string" office:string-value="" calcext:value-type="error">
            <text:p>#DIV/0!</text:p>
          </table:table-cell>
          <table:table-cell table:style-name="ce142" table:formula="of:=[.S209]/[.W209]*100" office:value-type="string" office:string-value="" calcext:value-type="error">
            <text:p>#DIV/0!</text:p>
          </table:table-cell>
          <table:table-cell table:style-name="ce142" table:formula="of:=[.U209]/[.W20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6" office:value-type="string" calcext:value-type="string">
            <text:p>conll2006</text:p>
          </table:table-cell>
          <table:table-cell table:style-name="ce113" office:value-type="string" calcext:value-type="string">
            <text:p>Cast3LB/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6/es</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3306" calcext:value-type="float">
            <text:p>3306</text:p>
          </table:table-cell>
          <table:table-cell table:style-name="ce112" office:value-type="float" office:value="89334" calcext:value-type="float">
            <text:p>89334</text:p>
          </table:table-cell>
          <table:table-cell table:style-name="ce112" table:number-columns-repeated="2"/>
          <table:table-cell table:style-name="ce112" office:value-type="float" office:value="206" calcext:value-type="float">
            <text:p>206</text:p>
          </table:table-cell>
          <table:table-cell table:style-name="ce112" office:value-type="float" office:value="5694" calcext:value-type="float">
            <text:p>5694</text:p>
          </table:table-cell>
          <table:table-cell table:style-name="ce112" table:formula="of:=[.Q210]+[.S210]+[.U210]" office:value-type="float" office:value="3512" calcext:value-type="float">
            <text:p>3512</text:p>
          </table:table-cell>
          <table:table-cell table:style-name="ce112" table:formula="of:=[.R210]+[.T210]+[.V210]" office:value-type="float" office:value="95028" calcext:value-type="float">
            <text:p>95028</text:p>
          </table:table-cell>
          <table:table-cell table:style-name="ce141" table:formula="of:=([.R210]+[.T210]+[.V210])/([.Q210]+[.S210]+[.U210])" office:value-type="float" office:value="27.0580865603645" calcext:value-type="float">
            <text:p>27,06</text:p>
          </table:table-cell>
          <table:table-cell table:style-name="ce142" table:formula="of:=[.Q210]/[.W210]*100" office:value-type="float" office:value="94.1343963553531" calcext:value-type="float">
            <text:p>94</text:p>
          </table:table-cell>
          <table:table-cell table:style-name="ce142" table:formula="of:=[.S210]/[.W210]*100" office:value-type="float" office:value="0" calcext:value-type="float">
            <text:p>0</text:p>
          </table:table-cell>
          <table:table-cell table:style-name="ce142" table:formula="of:=[.U210]/[.W210]*100" office:value-type="float" office:value="5.86560364464692" calcext:value-type="float">
            <text:p>6</text:p>
          </table:table-cell>
          <table:table-cell table:style-name="ce112"/>
          <table:table-cell table:style-name="ce141" table:formula="of:=[.AC210]/[.X2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7" office:value-type="string" calcext:value-type="string">
            <text:p>conll2009</text:p>
          </table:table-cell>
          <table:table-cell table:style-name="ce113" office:value-type="string" calcext:value-type="string">
            <text:p>AnCora-ES/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s</text:p>
          </table:table-cell>
          <table:table-cell table:style-name="ce113" office:value-type="string" calcext:value-type="string">
            <text:p>Zdeněk</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14329" calcext:value-type="float">
            <text:p>14329</text:p>
          </table:table-cell>
          <table:table-cell table:style-name="ce112" office:value-type="float" office:value="427442" calcext:value-type="float">
            <text:p>427442</text:p>
          </table:table-cell>
          <table:table-cell table:style-name="ce112" office:value-type="float" office:value="1655" calcext:value-type="float">
            <text:p>1655</text:p>
          </table:table-cell>
          <table:table-cell table:style-name="ce112" office:value-type="float" office:value="50368" calcext:value-type="float">
            <text:p>50368</text:p>
          </table:table-cell>
          <table:table-cell table:style-name="ce112" office:value-type="float" office:value="1725" calcext:value-type="float">
            <text:p>1725</text:p>
          </table:table-cell>
          <table:table-cell table:style-name="ce112" office:value-type="float" office:value="50630" calcext:value-type="float">
            <text:p>50630</text:p>
          </table:table-cell>
          <table:table-cell table:style-name="ce112" table:formula="of:=[.Q211]+[.S211]+[.U211]" office:value-type="float" office:value="17709" calcext:value-type="float">
            <text:p>17709</text:p>
          </table:table-cell>
          <table:table-cell table:style-name="ce112" table:formula="of:=[.R211]+[.T211]+[.V211]" office:value-type="float" office:value="528440" calcext:value-type="float">
            <text:p>528440</text:p>
          </table:table-cell>
          <table:table-cell table:style-name="ce141" table:formula="of:=([.R211]+[.T211]+[.V211])/([.Q211]+[.S211]+[.U211])" office:value-type="float" office:value="29.8401942515105" calcext:value-type="float">
            <text:p>29,84</text:p>
          </table:table-cell>
          <table:table-cell table:style-name="ce142" table:formula="of:=[.Q211]/[.W211]*100" office:value-type="float" office:value="80.9136597210458" calcext:value-type="float">
            <text:p>81</text:p>
          </table:table-cell>
          <table:table-cell table:style-name="ce142" table:formula="of:=[.S211]/[.W211]*100" office:value-type="float" office:value="9.34553052120391" calcext:value-type="float">
            <text:p>9</text:p>
          </table:table-cell>
          <table:table-cell table:style-name="ce142" table:formula="of:=[.U211]/[.W211]*100" office:value-type="float" office:value="9.7408097577503" calcext:value-type="float">
            <text:p>10</text:p>
          </table:table-cell>
          <table:table-cell table:style-name="ce112" office:value-type="float" office:value="0" calcext:value-type="float">
            <text:p>0</text:p>
          </table:table-cell>
          <table:table-cell table:style-name="ce141" table:formula="of:=[.AC211]/[.X211]*100" office:value-type="float" office:value="0" calcext:value-type="float">
            <text:p>0,00</text:p>
          </table:table-cell>
          <table:table-cell table:style-name="ce112" office:value-type="float" office:value="45118" calcext:value-type="float">
            <text:p>45118</text:p>
          </table:table-cell>
          <table:table-cell table:style-name="ce112" office:value-type="float" office:value="27930" calcext:value-type="float">
            <text:p>27930</text:p>
          </table:table-cell>
          <table:table-cell table:style-name="ce147" table:formula="of:=[.AE211]/[.AF211]" office:value-type="float" office:value="1.61539563193699" calcext:value-type="float">
            <text:p>1,62</text:p>
          </table:table-cell>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9" office:value-type="string" calcext:value-type="string">
            <text:p>ud13ancora</text:p>
          </table:table-cell>
          <table:table-cell table:style-name="ce113" office:value-type="string" calcext:value-type="string">
            <text:p>UD 1.3 Spanish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conll/2009/es</text:p>
          </table:table-cell>
          <table:table-cell table:style-name="ce113"/>
          <table:table-cell table:style-name="ce113" office:value-type="string" calcext:value-type="string">
            <text:p>CoNLL 2009</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2" office:value-type="string" calcext:value-type="string">
            <text:p>official</text:p>
          </table:table-cell>
          <table:table-cell table:style-name="ce112" office:value-type="float" office:value="14305" calcext:value-type="float">
            <text:p>14305</text:p>
          </table:table-cell>
          <table:table-cell table:style-name="ce112" office:value-type="float" office:value="453181" calcext:value-type="float">
            <text:p>453181</text:p>
          </table:table-cell>
          <table:table-cell table:style-name="ce112" office:value-type="float" office:value="1654" calcext:value-type="float">
            <text:p>1654</text:p>
          </table:table-cell>
          <table:table-cell table:style-name="ce112" office:value-type="float" office:value="53413" calcext:value-type="float">
            <text:p>53413</text:p>
          </table:table-cell>
          <table:table-cell table:style-name="ce112" office:value-type="float" office:value="1721" calcext:value-type="float">
            <text:p>1721</text:p>
          </table:table-cell>
          <table:table-cell table:style-name="ce112" office:value-type="float" office:value="53594" calcext:value-type="float">
            <text:p>53594</text:p>
          </table:table-cell>
          <table:table-cell table:style-name="ce112" table:formula="of:=[.Q212]+[.S212]+[.U212]" office:value-type="float" office:value="17680" calcext:value-type="float">
            <text:p>17680</text:p>
          </table:table-cell>
          <table:table-cell table:style-name="ce112" table:formula="of:=[.R212]+[.T212]+[.V212]" office:value-type="float" office:value="560188" calcext:value-type="float">
            <text:p>560188</text:p>
          </table:table-cell>
          <table:table-cell table:style-name="ce141" table:formula="of:=([.R212]+[.T212]+[.V212])/([.Q212]+[.S212]+[.U212])" office:value-type="float" office:value="31.6848416289593" calcext:value-type="float">
            <text:p>31,68</text:p>
          </table:table-cell>
          <table:table-cell table:style-name="ce142" table:formula="of:=[.Q212]/[.W212]*100" office:value-type="float" office:value="80.9106334841629" calcext:value-type="float">
            <text:p>81</text:p>
          </table:table-cell>
          <table:table-cell table:style-name="ce142" table:formula="of:=[.S212]/[.W212]*100" office:value-type="float" office:value="9.3552036199095" calcext:value-type="float">
            <text:p>9</text:p>
          </table:table-cell>
          <table:table-cell table:style-name="ce142" table:formula="of:=[.U212]/[.W212]*100" office:value-type="float" office:value="9.7341628959276"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15" office:value-type="string" calcext:value-type="string">
            <text:p>ud10</text:p>
          </table:table-cell>
          <table:table-cell table:style-name="ce112" office:value-type="string" calcext:value-type="string">
            <text:p>UD 1.0 Spanis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3]+[.S213]+[.U213]" office:value-type="float" office:value="16006" calcext:value-type="float">
            <text:p>16006</text:p>
          </table:table-cell>
          <table:table-cell table:style-name="ce112" table:formula="of:=[.R213]+[.T213]+[.V213]" office:value-type="float" office:value="432651" calcext:value-type="float">
            <text:p>432651</text:p>
          </table:table-cell>
          <table:table-cell table:style-name="ce141" table:formula="of:=([.R213]+[.T213]+[.V213])/([.Q213]+[.S213]+[.U213])" office:value-type="float" office:value="27.0305510433587" calcext:value-type="float">
            <text:p>27,03</text:p>
          </table:table-cell>
          <table:table-cell table:style-name="ce142" table:formula="of:=[.Q213]/[.W213]*100" office:value-type="float" office:value="88.32312882669" calcext:value-type="float">
            <text:p>88</text:p>
          </table:table-cell>
          <table:table-cell table:style-name="ce142" table:formula="of:=[.S213]/[.W213]*100" office:value-type="float" office:value="9.80257403473697" calcext:value-type="float">
            <text:p>10</text:p>
          </table:table-cell>
          <table:table-cell table:style-name="ce142" table:formula="of:=[.U213]/[.W213]*100" office:value-type="float" office:value="1.87429713857304" calcext:value-type="float">
            <text:p>2</text:p>
          </table:table-cell>
          <table:table-cell table:style-name="ce112" office:value-type="float" office:value="1227" calcext:value-type="float">
            <text:p>1227</text:p>
          </table:table-cell>
          <table:table-cell table:style-name="ce141" table:formula="of:=[.AC213]/[.X213]*100" office:value-type="float" office:value="0.283600407718923" calcext:value-type="float">
            <text:p>0,2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20" office:value-type="string" calcext:value-type="string">
            <text:p>ud11</text:p>
          </table:table-cell>
          <table:table-cell table:style-name="ce112" office:value-type="string" calcext:value-type="string">
            <text:p>UD 1.1 Spanis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s</text:p>
          </table:table-cell>
          <table:table-cell table:style-name="ce112"/>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4]+[.S214]+[.U214]" office:value-type="float" office:value="16006" calcext:value-type="float">
            <text:p>16006</text:p>
          </table:table-cell>
          <table:table-cell table:style-name="ce112" table:formula="of:=[.R214]+[.T214]+[.V214]" office:value-type="float" office:value="432651" calcext:value-type="float">
            <text:p>432651</text:p>
          </table:table-cell>
          <table:table-cell table:style-name="ce141" table:formula="of:=([.R214]+[.T214]+[.V214])/([.Q214]+[.S214]+[.U214])" office:value-type="float" office:value="27.0305510433587" calcext:value-type="float">
            <text:p>27,03</text:p>
          </table:table-cell>
          <table:table-cell table:style-name="ce142" table:formula="of:=[.Q214]/[.W214]*100" office:value-type="float" office:value="88.32312882669" calcext:value-type="float">
            <text:p>88</text:p>
          </table:table-cell>
          <table:table-cell table:style-name="ce142" table:formula="of:=[.S214]/[.W214]*100" office:value-type="float" office:value="9.80257403473697" calcext:value-type="float">
            <text:p>10</text:p>
          </table:table-cell>
          <table:table-cell table:style-name="ce142" table:formula="of:=[.U214]/[.W214]*100" office:value-type="float" office:value="1.87429713857304" calcext:value-type="float">
            <text:p>2</text:p>
          </table:table-cell>
          <table:table-cell table:style-name="ce112" office:value-type="float" office:value="1227" calcext:value-type="float">
            <text:p>1227</text:p>
          </table:table-cell>
          <table:table-cell table:style-name="ce146" table:formula="of:=[.AC214]/[.X214]*100" office:value-type="float" office:value="0.283600407718923" calcext:value-type="float">
            <text:p>0,28</text:p>
          </table:table-cell>
          <table:table-cell table:style-name="ce138" office:value-type="float" office:value="47210" calcext:value-type="float">
            <text:p>47210</text:p>
          </table:table-cell>
          <table:table-cell table:style-name="ce138" office:value-type="float" office:value="1" calcext:value-type="float">
            <text:p>1</text:p>
          </table:table-cell>
          <table:table-cell table:style-name="ce146" table:formula="of:=[.AE214]/[.AF214]" office:value-type="float" office:value="47210" calcext:value-type="float">
            <text:p>47210,00</text:p>
          </table:table-cell>
          <table:table-cell table:number-columns-repeated="99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8" office:value-type="string" calcext:value-type="string">
            <text:p>ud12</text:p>
          </table:table-cell>
          <table:table-cell table:style-name="ce113" office:value-type="string" calcext:value-type="string">
            <text:p>UD 1.2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p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5]+[.S215]+[.U215]" office:value-type="float" office:value="16013" calcext:value-type="float">
            <text:p>16013</text:p>
          </table:table-cell>
          <table:table-cell table:style-name="ce112" table:formula="of:=[.R215]+[.T215]+[.V215]" office:value-type="float" office:value="431587" calcext:value-type="float">
            <text:p>431587</text:p>
          </table:table-cell>
          <table:table-cell table:style-name="ce141" table:formula="of:=([.R215]+[.T215]+[.V215])/([.Q215]+[.S215]+[.U215])" office:value-type="float" office:value="26.9522887653781" calcext:value-type="float">
            <text:p>26,95</text:p>
          </table:table-cell>
          <table:table-cell table:style-name="ce142" table:formula="of:=[.Q215]/[.W215]*100" office:value-type="float" office:value="88.5967651283332" calcext:value-type="float">
            <text:p>89</text:p>
          </table:table-cell>
          <table:table-cell table:style-name="ce142" table:formula="of:=[.S215]/[.W215]*100" office:value-type="float" office:value="9.69212514831699" calcext:value-type="float">
            <text:p>10</text:p>
          </table:table-cell>
          <table:table-cell table:style-name="ce142" table:formula="of:=[.U215]/[.W215]*100" office:value-type="float" office:value="1.71110972334978" calcext:value-type="float">
            <text:p>2</text:p>
          </table:table-cell>
          <table:table-cell table:style-name="ce113"/>
          <table:table-cell table:style-name="ce147"/>
          <table:table-cell table:style-name="ce113" office:value-type="float" office:value="45580" calcext:value-type="float">
            <text:p>45580</text:p>
          </table:table-cell>
          <table:table-cell table:style-name="ce113" office:value-type="float" office:value="35923" calcext:value-type="float">
            <text:p>35923</text:p>
          </table:table-cell>
          <table:table-cell table:style-name="ce147" table:formula="of:=[.AE215]/[.AF215]" office:value-type="float" office:value="1.26882498677727" calcext:value-type="float">
            <text:p>1,27</text:p>
          </table:table-cell>
          <table:table-cell table:style-name="ce110" table:number-columns-repeated="990"/>
          <table:table-cell table:style-name="ce15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9" office:value-type="string" calcext:value-type="string">
            <text:p>ud13</text:p>
          </table:table-cell>
          <table:table-cell table:style-name="ce113" office:value-type="string" calcext:value-type="string">
            <text:p>UD 1.3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p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6]+[.S216]+[.U216]" office:value-type="float" office:value="16013" calcext:value-type="float">
            <text:p>16013</text:p>
          </table:table-cell>
          <table:table-cell table:style-name="ce112" table:formula="of:=[.R216]+[.T216]+[.V216]" office:value-type="float" office:value="431587" calcext:value-type="float">
            <text:p>431587</text:p>
          </table:table-cell>
          <table:table-cell table:style-name="ce141" table:formula="of:=([.R216]+[.T216]+[.V216])/([.Q216]+[.S216]+[.U216])" office:value-type="float" office:value="26.9522887653781" calcext:value-type="float">
            <text:p>26,95</text:p>
          </table:table-cell>
          <table:table-cell table:style-name="ce142" table:formula="of:=[.Q216]/[.W216]*100" office:value-type="float" office:value="88.5967651283332" calcext:value-type="float">
            <text:p>89</text:p>
          </table:table-cell>
          <table:table-cell table:style-name="ce142" table:formula="of:=[.S216]/[.W216]*100" office:value-type="float" office:value="9.69212514831699" calcext:value-type="float">
            <text:p>10</text:p>
          </table:table-cell>
          <table:table-cell table:style-name="ce142" table:formula="of:=[.U216]/[.W216]*100" office:value-type="float" office:value="1.71110972334978" calcext:value-type="float">
            <text:p>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google-es</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17]+[.S217]+[.U217]" office:value-type="float" office:value="0" calcext:value-type="float">
            <text:p>0</text:p>
          </table:table-cell>
          <table:table-cell table:style-name="ce112" table:formula="of:=[.R217]+[.T217]+[.V217]" office:value-type="float" office:value="0" calcext:value-type="float">
            <text:p>0</text:p>
          </table:table-cell>
          <table:table-cell table:style-name="ce141" table:formula="of:=([.R217]+[.T217]+[.V217])/([.Q217]+[.S217]+[.U217])" office:value-type="string" office:string-value="" calcext:value-type="error">
            <text:p>#DIV/0!</text:p>
          </table:table-cell>
          <table:table-cell table:style-name="ce142" table:formula="of:=[.Q217]/[.W217]*100" office:value-type="string" office:string-value="" calcext:value-type="error">
            <text:p>#DIV/0!</text:p>
          </table:table-cell>
          <table:table-cell table:style-name="ce142" table:formula="of:=[.S217]/[.W217]*100" office:value-type="string" office:string-value="" calcext:value-type="error">
            <text:p>#DIV/0!</text:p>
          </table:table-cell>
          <table:table-cell table:style-name="ce142" table:formula="of:=[.U217]/[.W217]*100" office:value-type="string" office:string-value="" calcext:value-type="error">
            <text:p>#DIV/0!</text:p>
          </table:table-cell>
          <table:table-cell table:style-name="ce112"/>
          <table:table-cell table:style-name="ce141" table:formula="of:=[.AC217]/[.X2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iula</text:p>
          </table:table-cell>
          <table:table-cell table:style-name="ce116" office:value-type="string" calcext:value-type="string">
            <text:p>iula</text:p>
          </table:table-cell>
          <table:table-cell table:style-name="ce113" office:value-type="string" calcext:value-type="string">
            <text:p>IULA</text:p>
          </table:table-cell>
          <table:table-cell table:style-name="ce123"/>
          <table:table-cell table:style-name="ce124" table:number-columns-repeated="3"/>
          <table:table-cell table:style-name="ce129" office:value-type="string" calcext:value-type="string">
            <text:p>/net/data/treebanks/es/</text:p>
          </table:table-cell>
          <table:table-cell table:style-name="ce113" table:number-columns-repeated="3"/>
          <table:table-cell table:style-name="ce112" office:value-type="string" calcext:value-type="string">
            <text:p>CC BY 3.0</text:p>
          </table:table-cell>
          <table:table-cell table:style-name="ce112" table:number-columns-repeated="8"/>
          <table:table-cell table:style-name="ce112" table:formula="of:=[.Q218]+[.S218]+[.U218]" office:value-type="float" office:value="0" calcext:value-type="float">
            <text:p>0</text:p>
          </table:table-cell>
          <table:table-cell table:style-name="ce112" table:formula="of:=[.R218]+[.T218]+[.V218]" office:value-type="float" office:value="0" calcext:value-type="float">
            <text:p>0</text:p>
          </table:table-cell>
          <table:table-cell table:style-name="ce141" table:formula="of:=([.R218]+[.T218]+[.V218])/([.Q218]+[.S218]+[.U218])" office:value-type="string" office:string-value="" calcext:value-type="error">
            <text:p>#DIV/0!</text:p>
          </table:table-cell>
          <table:table-cell table:style-name="ce142" table:formula="of:=[.Q218]/[.W218]*100" office:value-type="string" office:string-value="" calcext:value-type="error">
            <text:p>#DIV/0!</text:p>
          </table:table-cell>
          <table:table-cell table:style-name="ce142" table:formula="of:=[.S218]/[.W218]*100" office:value-type="string" office:string-value="" calcext:value-type="error">
            <text:p>#DIV/0!</text:p>
          </table:table-cell>
          <table:table-cell table:style-name="ce142" table:formula="of:=[.U218]/[.W218]*100" office:value-type="string" office:string-value="" calcext:value-type="error">
            <text:p>#DIV/0!</text:p>
          </table:table-cell>
          <table:table-cell table:style-name="ce112"/>
          <table:table-cell table:style-name="ce141" table:formula="of:=[.AC218]/[.X21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proiel-es</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219]+[.S219]+[.U219]" office:value-type="float" office:value="0" calcext:value-type="float">
            <text:p>0</text:p>
          </table:table-cell>
          <table:table-cell table:style-name="ce112" table:formula="of:=[.R219]+[.T219]+[.V219]" office:value-type="float" office:value="0" calcext:value-type="float">
            <text:p>0</text:p>
          </table:table-cell>
          <table:table-cell table:style-name="ce141" table:formula="of:=([.R219]+[.T219]+[.V219])/([.Q219]+[.S219]+[.U219])" office:value-type="string" office:string-value="" calcext:value-type="error">
            <text:p>#DIV/0!</text:p>
          </table:table-cell>
          <table:table-cell table:style-name="ce142" table:formula="of:=[.Q219]/[.W219]*100" office:value-type="string" office:string-value="" calcext:value-type="error">
            <text:p>#DIV/0!</text:p>
          </table:table-cell>
          <table:table-cell table:style-name="ce142" table:formula="of:=[.S219]/[.W219]*100" office:value-type="string" office:string-value="" calcext:value-type="error">
            <text:p>#DIV/0!</text:p>
          </table:table-cell>
          <table:table-cell table:style-name="ce142" table:formula="of:=[.U219]/[.W219]*100" office:value-type="string" office:string-value="" calcext:value-type="error">
            <text:p>#DIV/0!</text:p>
          </table:table-cell>
          <table:table-cell table:style-name="ce112"/>
          <table:table-cell table:style-name="ce141" table:formula="of:=[.AC219]/[.X21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lines-sv</text:p>
          </table:table-cell>
          <table:table-cell table:style-name="ce119" office:value-type="string" calcext:value-type="string">
            <text:p>ud13lines</text:p>
          </table:table-cell>
          <table:table-cell table:style-name="ce113" office:value-type="string" calcext:value-type="string">
            <text:p>UD 1.3 Swedish / LinES</text:p>
          </table:table-cell>
          <table:table-cell table:style-name="ce123"/>
          <table:table-cell table:style-name="ce124" table:number-columns-repeated="2"/>
          <table:table-cell table:style-name="ce124" office:value-type="string" calcext:value-type="string">
            <text:p>LinES</text:p>
          </table:table-cell>
          <table:table-cell table:style-name="ce129" office:value-type="string" calcext:value-type="string">
            <text:p>/net/data/universal-dependencies-1.3/UD_Swed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3949" calcext:value-type="float">
            <text:p>63949</text:p>
          </table:table-cell>
          <table:table-cell table:style-name="ce112" office:value-type="float" office:value="457" calcext:value-type="float">
            <text:p>457</text:p>
          </table:table-cell>
          <table:table-cell table:style-name="ce112" office:value-type="float" office:value="7635" calcext:value-type="float">
            <text:p>7635</text:p>
          </table:table-cell>
          <table:table-cell table:style-name="ce112" office:value-type="float" office:value="457" calcext:value-type="float">
            <text:p>457</text:p>
          </table:table-cell>
          <table:table-cell table:style-name="ce112" office:value-type="float" office:value="8228" calcext:value-type="float">
            <text:p>8228</text:p>
          </table:table-cell>
          <table:table-cell table:style-name="ce112" table:formula="of:=[.Q220]+[.S220]+[.U220]" office:value-type="float" office:value="4564" calcext:value-type="float">
            <text:p>4564</text:p>
          </table:table-cell>
          <table:table-cell table:style-name="ce112" table:formula="of:=[.R220]+[.T220]+[.V220]" office:value-type="float" office:value="79812" calcext:value-type="float">
            <text:p>79812</text:p>
          </table:table-cell>
          <table:table-cell table:style-name="ce141" table:formula="of:=([.R220]+[.T220]+[.V220])/([.Q220]+[.S220]+[.U220])" office:value-type="float" office:value="17.487291849255" calcext:value-type="float">
            <text:p>17,49</text:p>
          </table:table-cell>
          <table:table-cell table:style-name="ce142" table:formula="of:=[.Q220]/[.W220]*100" office:value-type="float" office:value="79.9737072743208" calcext:value-type="float">
            <text:p>80</text:p>
          </table:table-cell>
          <table:table-cell table:style-name="ce142" table:formula="of:=[.S220]/[.W220]*100" office:value-type="float" office:value="10.0131463628396" calcext:value-type="float">
            <text:p>10</text:p>
          </table:table-cell>
          <table:table-cell table:style-name="ce142" table:formula="of:=[.U220]/[.W220]*100" office:value-type="float" office:value="10.0131463628396" calcext:value-type="float">
            <text:p>10</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conll2006</text:p>
          </table:table-cell>
          <table:table-cell table:style-name="ce113" office:value-type="string" calcext:value-type="string">
            <text:p>Talbanken05 / CoNLL 2006</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sv</text:p>
          </table:table-cell>
          <table:table-cell table:style-name="ce113"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research and education, cite article</text:p>
          </table:table-cell>
          <table:table-cell table:style-name="ce112"/>
          <table:table-cell table:style-name="ce112" office:value-type="string" calcext:value-type="string">
            <text:p>official</text:p>
          </table:table-cell>
          <table:table-cell table:style-name="ce112" office:value-type="float" office:value="11042" calcext:value-type="float">
            <text:p>11042</text:p>
          </table:table-cell>
          <table:table-cell table:style-name="ce112" office:value-type="float" office:value="191467" calcext:value-type="float">
            <text:p>191467</text:p>
          </table:table-cell>
          <table:table-cell table:style-name="ce112" table:number-columns-repeated="2"/>
          <table:table-cell table:style-name="ce112" office:value-type="float" office:value="389" calcext:value-type="float">
            <text:p>389</text:p>
          </table:table-cell>
          <table:table-cell table:style-name="ce112" office:value-type="float" office:value="5656" calcext:value-type="float">
            <text:p>5656</text:p>
          </table:table-cell>
          <table:table-cell table:style-name="ce112" table:formula="of:=[.Q221]+[.S221]+[.U221]" office:value-type="float" office:value="11431" calcext:value-type="float">
            <text:p>11431</text:p>
          </table:table-cell>
          <table:table-cell table:style-name="ce112" table:formula="of:=[.R221]+[.T221]+[.V221]" office:value-type="float" office:value="197123" calcext:value-type="float">
            <text:p>197123</text:p>
          </table:table-cell>
          <table:table-cell table:style-name="ce141" table:formula="of:=([.R221]+[.T221]+[.V221])/([.Q221]+[.S221]+[.U221])" office:value-type="float" office:value="17.2445980229201" calcext:value-type="float">
            <text:p>17,24</text:p>
          </table:table-cell>
          <table:table-cell table:style-name="ce142" table:formula="of:=[.Q221]/[.W221]*100" office:value-type="float" office:value="96.5969731432071" calcext:value-type="float">
            <text:p>97</text:p>
          </table:table-cell>
          <table:table-cell table:style-name="ce142" table:formula="of:=[.S221]/[.W221]*100" office:value-type="float" office:value="0" calcext:value-type="float">
            <text:p>0</text:p>
          </table:table-cell>
          <table:table-cell table:style-name="ce142" table:formula="of:=[.U221]/[.W221]*100" office:value-type="float" office:value="3.40302685679293" calcext:value-type="float">
            <text:p>3</text:p>
          </table:table-cell>
          <table:table-cell table:style-name="ce112" office:value-type="float" office:value="1928" calcext:value-type="float">
            <text:p>1928</text:p>
          </table:table-cell>
          <table:table-cell table:style-name="ce141" table:formula="of:=[.AC221]/[.X221]*100" office:value-type="float" office:value="0.978069530191809" calcext:value-type="float">
            <text:p>0,98</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5" office:value-type="string" calcext:value-type="string">
            <text:p>spmrl2014</text:p>
          </table:table-cell>
          <table:table-cell table:style-name="ce112" office:value-type="string" calcext:value-type="string">
            <text:p>Talbanken05 / SPMRL 2014</text:p>
          </table:table-cell>
          <table:table-cell table:style-name="ce123" table:number-columns-repeated="4"/>
          <table:table-cell table:style-name="ce129" office:value-type="string" calcext:value-type="string">
            <text:p>/net/data/spmrl2014/SWED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research and education, cite article</text:p>
          </table:table-cell>
          <table:table-cell table:style-name="ce113"/>
          <table:table-cell table:style-name="ce113" office:value-type="string" calcext:value-type="string">
            <text:p>official</text:p>
          </table:table-cell>
          <table:table-cell table:style-name="ce112" office:value-type="float" office:value="5000" calcext:value-type="float">
            <text:p>5000</text:p>
          </table:table-cell>
          <table:table-cell table:style-name="ce112" office:value-type="float" office:value="76332" calcext:value-type="float">
            <text:p>76332</text:p>
          </table:table-cell>
          <table:table-cell table:style-name="ce112" office:value-type="float" office:value="494" calcext:value-type="float">
            <text:p>494</text:p>
          </table:table-cell>
          <table:table-cell table:style-name="ce112" office:value-type="float" office:value="9339" calcext:value-type="float">
            <text:p>9339</text:p>
          </table:table-cell>
          <table:table-cell table:style-name="ce112" table:number-columns-repeated="2"/>
          <table:table-cell table:style-name="ce112" table:formula="of:=[.Q222]+[.S222]+[.U222]" office:value-type="float" office:value="5494" calcext:value-type="float">
            <text:p>5494</text:p>
          </table:table-cell>
          <table:table-cell table:style-name="ce112" table:formula="of:=[.R222]+[.T222]+[.V222]" office:value-type="float" office:value="85671" calcext:value-type="float">
            <text:p>85671</text:p>
          </table:table-cell>
          <table:table-cell table:style-name="ce141" table:formula="of:=([.R222]+[.T222]+[.V222])/([.Q222]+[.S222]+[.U222])" office:value-type="float" office:value="15.5935566072079" calcext:value-type="float">
            <text:p>15,59</text:p>
          </table:table-cell>
          <table:table-cell table:style-name="ce142" table:formula="of:=[.Q222]/[.W222]*100" office:value-type="float" office:value="91.0083727702949" calcext:value-type="float">
            <text:p>91</text:p>
          </table:table-cell>
          <table:table-cell table:style-name="ce142" table:formula="of:=[.S222]/[.W222]*100" office:value-type="float" office:value="8.99162722970513" calcext:value-type="float">
            <text:p>9</text:p>
          </table:table-cell>
          <table:table-cell table:style-name="ce142" table:formula="of:=[.U222]/[.W222]*100" office:value-type="float" office:value="0" calcext:value-type="float">
            <text:p>0</text:p>
          </table:table-cell>
          <table:table-cell table:style-name="ce113"/>
          <table:table-cell table:style-name="ce141" table:formula="of:=[.AC222]/[.X22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15" office:value-type="string" calcext:value-type="string">
            <text:p>ud10</text:p>
          </table:table-cell>
          <table:table-cell table:style-name="ce112" office:value-type="string" calcext:value-type="string">
            <text:p>UD 1.0 Swedish / Talbanken05</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3]+[.S223]+[.U223]" office:value-type="float" office:value="6026" calcext:value-type="float">
            <text:p>6026</text:p>
          </table:table-cell>
          <table:table-cell table:style-name="ce112" table:formula="of:=[.R223]+[.T223]+[.V223]" office:value-type="float" office:value="96819" calcext:value-type="float">
            <text:p>96819</text:p>
          </table:table-cell>
          <table:table-cell table:style-name="ce141" table:formula="of:=([.R223]+[.T223]+[.V223])/([.Q223]+[.S223]+[.U223])" office:value-type="float" office:value="16.0668768669101" calcext:value-type="float">
            <text:p>16,07</text:p>
          </table:table-cell>
          <table:table-cell table:style-name="ce142" table:formula="of:=[.Q223]/[.W223]*100" office:value-type="float" office:value="71.4072353136409" calcext:value-type="float">
            <text:p>71</text:p>
          </table:table-cell>
          <table:table-cell table:style-name="ce142" table:formula="of:=[.S223]/[.W223]*100" office:value-type="float" office:value="8.36375705277133" calcext:value-type="float">
            <text:p>8</text:p>
          </table:table-cell>
          <table:table-cell table:style-name="ce142" table:formula="of:=[.U223]/[.W223]*100" office:value-type="float" office:value="20.2290076335878" calcext:value-type="float">
            <text:p>20</text:p>
          </table:table-cell>
          <table:table-cell table:style-name="ce112"/>
          <table:table-cell table:style-name="ce147" table:formula="of:=[.AC223]/[.X22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20" office:value-type="string" calcext:value-type="string">
            <text:p>ud11</text:p>
          </table:table-cell>
          <table:table-cell table:style-name="ce112" office:value-type="string" calcext:value-type="string">
            <text:p>UD 1.1 Swed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sv</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4]+[.S224]+[.U224]" office:value-type="float" office:value="6026" calcext:value-type="float">
            <text:p>6026</text:p>
          </table:table-cell>
          <table:table-cell table:style-name="ce112" table:formula="of:=[.R224]+[.T224]+[.V224]" office:value-type="float" office:value="96819" calcext:value-type="float">
            <text:p>96819</text:p>
          </table:table-cell>
          <table:table-cell table:style-name="ce141" table:formula="of:=([.R224]+[.T224]+[.V224])/([.Q224]+[.S224]+[.U224])" office:value-type="float" office:value="16.0668768669101" calcext:value-type="float">
            <text:p>16,07</text:p>
          </table:table-cell>
          <table:table-cell table:style-name="ce142" table:formula="of:=[.Q224]/[.W224]*100" office:value-type="float" office:value="71.4072353136409" calcext:value-type="float">
            <text:p>71</text:p>
          </table:table-cell>
          <table:table-cell table:style-name="ce142" table:formula="of:=[.S224]/[.W224]*100" office:value-type="float" office:value="8.36375705277133" calcext:value-type="float">
            <text:p>8</text:p>
          </table:table-cell>
          <table:table-cell table:style-name="ce142" table:formula="of:=[.U224]/[.W224]*100" office:value-type="float" office:value="20.2290076335878" calcext:value-type="float">
            <text:p>20</text:p>
          </table:table-cell>
          <table:table-cell table:style-name="ce112" office:value-type="float" office:value="185" calcext:value-type="float">
            <text:p>185</text:p>
          </table:table-cell>
          <table:table-cell table:style-name="ce146" table:formula="of:=[.AC224]/[.X224]*100" office:value-type="float" office:value="0.191078197461242" calcext:value-type="float">
            <text:p>0,19</text:p>
          </table:table-cell>
          <table:table-cell table:style-name="ce112" office:value-type="float" office:value="15920" calcext:value-type="float">
            <text:p>15920</text:p>
          </table:table-cell>
          <table:table-cell table:style-name="ce112" office:value-type="float" office:value="9769" calcext:value-type="float">
            <text:p>9769</text:p>
          </table:table-cell>
          <table:table-cell table:style-name="ce147" table:formula="of:=[.AE224]/[.AF224]" office:value-type="float" office:value="1.62964479475893" calcext:value-type="float">
            <text:p>1,63</text:p>
          </table:table-cell>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8" office:value-type="string" calcext:value-type="string">
            <text:p>ud12</text:p>
          </table:table-cell>
          <table:table-cell table:style-name="ce113" office:value-type="string" calcext:value-type="string">
            <text:p>UD 1.2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wed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5]+[.S225]+[.U225]" office:value-type="float" office:value="6026" calcext:value-type="float">
            <text:p>6026</text:p>
          </table:table-cell>
          <table:table-cell table:style-name="ce112" table:formula="of:=[.R225]+[.T225]+[.V225]" office:value-type="float" office:value="96819" calcext:value-type="float">
            <text:p>96819</text:p>
          </table:table-cell>
          <table:table-cell table:style-name="ce141" table:formula="of:=([.R225]+[.T225]+[.V225])/([.Q225]+[.S225]+[.U225])" office:value-type="float" office:value="16.0668768669101" calcext:value-type="float">
            <text:p>16,07</text:p>
          </table:table-cell>
          <table:table-cell table:style-name="ce142" table:formula="of:=[.Q225]/[.W225]*100" office:value-type="float" office:value="71.4072353136409" calcext:value-type="float">
            <text:p>71</text:p>
          </table:table-cell>
          <table:table-cell table:style-name="ce142" table:formula="of:=[.S225]/[.W225]*100" office:value-type="float" office:value="8.36375705277133" calcext:value-type="float">
            <text:p>8</text:p>
          </table:table-cell>
          <table:table-cell table:style-name="ce142" table:formula="of:=[.U225]/[.W225]*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5]/[.AF225]" office:value-type="float" office:value="1.47474352711285"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9" office:value-type="string" calcext:value-type="string">
            <text:p>ud13</text:p>
          </table:table-cell>
          <table:table-cell table:style-name="ce113" office:value-type="string" calcext:value-type="string">
            <text:p>UD 1.3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wed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6]+[.S226]+[.U226]" office:value-type="float" office:value="6026" calcext:value-type="float">
            <text:p>6026</text:p>
          </table:table-cell>
          <table:table-cell table:style-name="ce112" table:formula="of:=[.R226]+[.T226]+[.V226]" office:value-type="float" office:value="96819" calcext:value-type="float">
            <text:p>96819</text:p>
          </table:table-cell>
          <table:table-cell table:style-name="ce141" table:formula="of:=([.R226]+[.T226]+[.V226])/([.Q226]+[.S226]+[.U226])" office:value-type="float" office:value="16.0668768669101" calcext:value-type="float">
            <text:p>16,07</text:p>
          </table:table-cell>
          <table:table-cell table:style-name="ce142" table:formula="of:=[.Q226]/[.W226]*100" office:value-type="float" office:value="71.4072353136409" calcext:value-type="float">
            <text:p>71</text:p>
          </table:table-cell>
          <table:table-cell table:style-name="ce142" table:formula="of:=[.S226]/[.W226]*100" office:value-type="float" office:value="8.36375705277133" calcext:value-type="float">
            <text:p>8</text:p>
          </table:table-cell>
          <table:table-cell table:style-name="ce142" table:formula="of:=[.U226]/[.W226]*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6]/[.AF226]" office:value-type="float" office:value="1.47474352711285" calcext:value-type="float">
            <text:p>1,47</text:p>
          </table:table-cell>
          <table:table-cell table:style-name="ce110" table:number-columns-repeated="990"/>
          <table:table-cell table:style-name="ce15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udt20</text:p>
          </table:table-cell>
          <table:table-cell table:style-name="ce113" office:value-type="string" calcext:value-type="string">
            <text:p>Talbanken05 / 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27]+[.S227]+[.U227]" office:value-type="float" office:value="0" calcext:value-type="float">
            <text:p>0</text:p>
          </table:table-cell>
          <table:table-cell table:style-name="ce112" table:formula="of:=[.R227]+[.T227]+[.V227]" office:value-type="float" office:value="0" calcext:value-type="float">
            <text:p>0</text:p>
          </table:table-cell>
          <table:table-cell table:style-name="ce141" table:formula="of:=([.R227]+[.T227]+[.V227])/([.Q227]+[.S227]+[.U227])" office:value-type="string" office:string-value="" calcext:value-type="error">
            <text:p>#DIV/0!</text:p>
          </table:table-cell>
          <table:table-cell table:style-name="ce142" table:formula="of:=[.Q227]/[.W227]*100" office:value-type="string" office:string-value="" calcext:value-type="error">
            <text:p>#DIV/0!</text:p>
          </table:table-cell>
          <table:table-cell table:style-name="ce142" table:formula="of:=[.S227]/[.W227]*100" office:value-type="string" office:string-value="" calcext:value-type="error">
            <text:p>#DIV/0!</text:p>
          </table:table-cell>
          <table:table-cell table:style-name="ce142" table:formula="of:=[.U227]/[.W227]*100" office:value-type="string" office:string-value="" calcext:value-type="error">
            <text:p>#DIV/0!</text:p>
          </table:table-cell>
          <table:table-cell table:style-name="ce112"/>
          <table:table-cell table:style-name="ce141" table:formula="of:=[.AC227]/[.X22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ta</text:p>
          </table:table-cell>
          <table:table-cell table:style-name="ce112" office:value-type="string" calcext:value-type="string">
            <text:p>Tamil</text:p>
          </table:table-cell>
          <table:table-cell table:style-name="ce115" office:value-type="string" calcext:value-type="string">
            <text:p>tamiltb</text:p>
          </table:table-cell>
          <table:table-cell table:style-name="ce117" office:value-type="string" calcext:value-type="string">
            <text:p>tamiltb</text:p>
          </table:table-cell>
          <table:table-cell table:style-name="ce112" office:value-type="string" calcext:value-type="string">
            <text:p>TamilTB</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text:a xlink:href="http://ufal.mff.cuni.cz/~ramasamy/tamiltb/0.1/" xlink:type="simple">http://ufal.mff.cuni.cz/~ramasamy/tamiltb/0.1/</text:a> TamilTB</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urs</text:p>
          </table:table-cell>
          <table:table-cell table:style-name="ce112" office:value-type="float" office:value="400" calcext:value-type="float">
            <text:p>400</text:p>
          </table:table-cell>
          <table:table-cell table:style-name="ce112" office:value-type="float" office:value="6329" calcext:value-type="float">
            <text:p>6329</text:p>
          </table:table-cell>
          <table:table-cell table:style-name="ce112" office:value-type="float" office:value="80" calcext:value-type="float">
            <text:p>80</text:p>
          </table:table-cell>
          <table:table-cell table:style-name="ce112" office:value-type="float" office:value="1263" calcext:value-type="float">
            <text:p>1263</text:p>
          </table:table-cell>
          <table:table-cell table:style-name="ce112" office:value-type="float" office:value="120" calcext:value-type="float">
            <text:p>120</text:p>
          </table:table-cell>
          <table:table-cell table:style-name="ce112" office:value-type="float" office:value="1989" calcext:value-type="float">
            <text:p>1989</text:p>
          </table:table-cell>
          <table:table-cell table:style-name="ce112" table:formula="of:=[.Q228]+[.S228]+[.U228]" office:value-type="float" office:value="600" calcext:value-type="float">
            <text:p>600</text:p>
          </table:table-cell>
          <table:table-cell table:style-name="ce112" table:formula="of:=[.R228]+[.T228]+[.V228]" office:value-type="float" office:value="9581" calcext:value-type="float">
            <text:p>9581</text:p>
          </table:table-cell>
          <table:table-cell table:style-name="ce141" table:formula="of:=([.R228]+[.T228]+[.V228])/([.Q228]+[.S228]+[.U228])" office:value-type="float" office:value="15.9683333333333" calcext:value-type="float">
            <text:p>15,97</text:p>
          </table:table-cell>
          <table:table-cell table:style-name="ce142" table:formula="of:=[.Q228]/[.W228]*100" office:value-type="float" office:value="66.6666666666667" calcext:value-type="float">
            <text:p>67</text:p>
          </table:table-cell>
          <table:table-cell table:style-name="ce142" table:formula="of:=[.S228]/[.W228]*100" office:value-type="float" office:value="13.3333333333333" calcext:value-type="float">
            <text:p>13</text:p>
          </table:table-cell>
          <table:table-cell table:style-name="ce142" table:formula="of:=[.U228]/[.W228]*100" office:value-type="float" office:value="20" calcext:value-type="float">
            <text:p>20</text:p>
          </table:table-cell>
          <table:table-cell table:style-name="ce112" office:value-type="float" office:value="26" calcext:value-type="float">
            <text:p>26</text:p>
          </table:table-cell>
          <table:table-cell table:style-name="ce146" table:formula="of:=[.AC228]/[.X228]*100" office:value-type="float" office:value="0.271370420624152" calcext:value-type="float">
            <text:p>0,27</text:p>
          </table:table-cell>
          <table:table-cell table:style-name="ce112" office:value-type="float" office:value="3464" calcext:value-type="float">
            <text:p>3464</text:p>
          </table:table-cell>
          <table:table-cell table:style-name="ce112" office:value-type="float" office:value="1910" calcext:value-type="float">
            <text:p>1910</text:p>
          </table:table-cell>
          <table:table-cell table:style-name="ce147" table:formula="of:=[.AE228]/[.AF228]" office:value-type="float" office:value="1.81361256544503" calcext:value-type="float">
            <text:p>1,81</text:p>
          </table:table-cell>
          <table:table-cell table:number-columns-repeated="99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8" office:value-type="string" calcext:value-type="string">
            <text:p>ud12</text:p>
          </table:table-cell>
          <table:table-cell table:style-name="ce113" office:value-type="string" calcext:value-type="string">
            <text:p>UD 1.2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Tami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29]+[.S229]+[.U229]" office:value-type="float" office:value="600" calcext:value-type="float">
            <text:p>600</text:p>
          </table:table-cell>
          <table:table-cell table:style-name="ce112" table:formula="of:=[.R229]+[.T229]+[.V229]" office:value-type="float" office:value="9581" calcext:value-type="float">
            <text:p>9581</text:p>
          </table:table-cell>
          <table:table-cell table:style-name="ce141" table:formula="of:=([.R229]+[.T229]+[.V229])/([.Q229]+[.S229]+[.U229])" office:value-type="float" office:value="15.9683333333333" calcext:value-type="float">
            <text:p>15,97</text:p>
          </table:table-cell>
          <table:table-cell table:style-name="ce142" table:formula="of:=[.Q229]/[.W229]*100" office:value-type="float" office:value="66.6666666666667" calcext:value-type="float">
            <text:p>67</text:p>
          </table:table-cell>
          <table:table-cell table:style-name="ce142" table:formula="of:=[.S229]/[.W229]*100" office:value-type="float" office:value="13.3333333333333" calcext:value-type="float">
            <text:p>13</text:p>
          </table:table-cell>
          <table:table-cell table:style-name="ce142" table:formula="of:=[.U229]/[.W229]*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29]/[.AF229]" office:value-type="float" office:value="1.77113198220465"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9" office:value-type="string" calcext:value-type="string">
            <text:p>ud13</text:p>
          </table:table-cell>
          <table:table-cell table:style-name="ce113" office:value-type="string" calcext:value-type="string">
            <text:p>UD 1.3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ami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30]+[.S230]+[.U230]" office:value-type="float" office:value="600" calcext:value-type="float">
            <text:p>600</text:p>
          </table:table-cell>
          <table:table-cell table:style-name="ce112" table:formula="of:=[.R230]+[.T230]+[.V230]" office:value-type="float" office:value="9581" calcext:value-type="float">
            <text:p>9581</text:p>
          </table:table-cell>
          <table:table-cell table:style-name="ce141" table:formula="of:=([.R230]+[.T230]+[.V230])/([.Q230]+[.S230]+[.U230])" office:value-type="float" office:value="15.9683333333333" calcext:value-type="float">
            <text:p>15,97</text:p>
          </table:table-cell>
          <table:table-cell table:style-name="ce142" table:formula="of:=[.Q230]/[.W230]*100" office:value-type="float" office:value="66.6666666666667" calcext:value-type="float">
            <text:p>67</text:p>
          </table:table-cell>
          <table:table-cell table:style-name="ce142" table:formula="of:=[.S230]/[.W230]*100" office:value-type="float" office:value="13.3333333333333" calcext:value-type="float">
            <text:p>13</text:p>
          </table:table-cell>
          <table:table-cell table:style-name="ce142" table:formula="of:=[.U230]/[.W230]*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30]/[.AF230]" office:value-type="float" office:value="1.77113198220465" calcext:value-type="float">
            <text:p>1,77</text:p>
          </table:table-cell>
          <table:table-cell table:style-name="ce110" table:number-columns-repeated="990"/>
          <table:table-cell table:style-name="ce15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te/telugu_training.morph.conll</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456" calcext:value-type="float">
            <text:p>1456</text:p>
          </table:table-cell>
          <table:table-cell table:style-name="ce112" office:value-type="float" office:value="5494" calcext:value-type="float">
            <text:p>5494</text:p>
          </table:table-cell>
          <table:table-cell table:style-name="ce112" table:number-columns-repeated="2"/>
          <table:table-cell table:style-name="ce112" office:value-type="float" office:value="150" calcext:value-type="float">
            <text:p>150</text:p>
          </table:table-cell>
          <table:table-cell table:style-name="ce112" office:value-type="float" office:value="675" calcext:value-type="float">
            <text:p>675</text:p>
          </table:table-cell>
          <table:table-cell table:style-name="ce112" table:formula="of:=[.Q231]+[.S231]+[.U231]" office:value-type="float" office:value="1606" calcext:value-type="float">
            <text:p>1606</text:p>
          </table:table-cell>
          <table:table-cell table:style-name="ce112" table:formula="of:=[.R231]+[.T231]+[.V231]" office:value-type="float" office:value="6169" calcext:value-type="float">
            <text:p>6169</text:p>
          </table:table-cell>
          <table:table-cell table:style-name="ce141" table:formula="of:=([.R231]+[.T231]+[.V231])/([.Q231]+[.S231]+[.U231])" office:value-type="float" office:value="3.8412204234122" calcext:value-type="float">
            <text:p>3,84</text:p>
          </table:table-cell>
          <table:table-cell table:style-name="ce142" table:formula="of:=[.Q231]/[.W231]*100" office:value-type="float" office:value="90.6600249066002" calcext:value-type="float">
            <text:p>91</text:p>
          </table:table-cell>
          <table:table-cell table:style-name="ce142" table:formula="of:=[.S231]/[.W231]*100" office:value-type="float" office:value="0" calcext:value-type="float">
            <text:p>0</text:p>
          </table:table-cell>
          <table:table-cell table:style-name="ce142" table:formula="of:=[.U231]/[.W231]*100" office:value-type="float" office:value="9.33997509339975" calcext:value-type="float">
            <text:p>9</text:p>
          </table:table-cell>
          <table:table-cell table:style-name="ce112"/>
          <table:table-cell table:style-name="ce141" table:formula="of:=[.AC231]/[.X2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te/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300" calcext:value-type="float">
            <text:p>1300</text:p>
          </table:table-cell>
          <table:table-cell table:style-name="ce112" office:value-type="float" office:value="5125" calcext:value-type="float">
            <text:p>5125</text:p>
          </table:table-cell>
          <table:table-cell table:style-name="ce112" office:value-type="float" office:value="150" calcext:value-type="float">
            <text:p>150</text:p>
          </table:table-cell>
          <table:table-cell table:style-name="ce112" office:value-type="float" office:value="597" calcext:value-type="float">
            <text:p>597</text:p>
          </table:table-cell>
          <table:table-cell table:style-name="ce112" office:value-type="float" office:value="150" calcext:value-type="float">
            <text:p>150</text:p>
          </table:table-cell>
          <table:table-cell table:style-name="ce112" office:value-type="float" office:value="599" calcext:value-type="float">
            <text:p>599</text:p>
          </table:table-cell>
          <table:table-cell table:style-name="ce112" table:formula="of:=[.Q232]+[.S232]+[.U232]" office:value-type="float" office:value="1600" calcext:value-type="float">
            <text:p>1600</text:p>
          </table:table-cell>
          <table:table-cell table:style-name="ce112" table:formula="of:=[.R232]+[.T232]+[.V232]" office:value-type="float" office:value="6321" calcext:value-type="float">
            <text:p>6321</text:p>
          </table:table-cell>
          <table:table-cell table:style-name="ce141" table:formula="of:=([.R232]+[.T232]+[.V232])/([.Q232]+[.S232]+[.U232])" office:value-type="float" office:value="3.950625" calcext:value-type="float">
            <text:p>3,95</text:p>
          </table:table-cell>
          <table:table-cell table:style-name="ce142" table:formula="of:=[.Q232]/[.W232]*100" office:value-type="float" office:value="81.25" calcext:value-type="float">
            <text:p>81</text:p>
          </table:table-cell>
          <table:table-cell table:style-name="ce142" table:formula="of:=[.S232]/[.W232]*100" office:value-type="float" office:value="9.375" calcext:value-type="float">
            <text:p>9</text:p>
          </table:table-cell>
          <table:table-cell table:style-name="ce142" table:formula="of:=[.U232]/[.W232]*100" office:value-type="float" office:value="9.375" calcext:value-type="float">
            <text:p>9</text:p>
          </table:table-cell>
          <table:table-cell table:style-name="ce112" office:value-type="float" office:value="14" calcext:value-type="float">
            <text:p>14</text:p>
          </table:table-cell>
          <table:table-cell table:style-name="ce146" table:formula="of:=[.AC232]/[.X232]*100" office:value-type="float" office:value="0.221483942414175" calcext:value-type="float">
            <text:p>0,22</text:p>
          </table:table-cell>
          <table:table-cell table:style-name="ce112" office:value-type="float" office:value="2943" calcext:value-type="float">
            <text:p>2943</text:p>
          </table:table-cell>
          <table:table-cell table:style-name="ce112" office:value-type="float" office:value="1606" calcext:value-type="float">
            <text:p>1606</text:p>
          </table:table-cell>
          <table:table-cell table:style-name="ce147" table:formula="of:=[.AE232]/[.AF232]" office:value-type="float" office:value="1.83250311332503" calcext:value-type="float">
            <text:p>1,83</text:p>
          </table:table-cell>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6" office:value-type="string" calcext:value-type="string">
            <text:p>conll2006</text:p>
          </table:table-cell>
          <table:table-cell table:style-name="ce113" office:value-type="string" calcext:value-type="string">
            <text:p>METU Sabanci/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10-pred-publikaci/2006/turkish/metu_sabanci</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4997" calcext:value-type="float">
            <text:p>4997</text:p>
          </table:table-cell>
          <table:table-cell table:style-name="ce112" office:value-type="float" office:value="57510" calcext:value-type="float">
            <text:p>57510</text:p>
          </table:table-cell>
          <table:table-cell table:style-name="ce112" table:number-columns-repeated="2"/>
          <table:table-cell table:style-name="ce112" office:value-type="float" office:value="623" calcext:value-type="float">
            <text:p>623</text:p>
          </table:table-cell>
          <table:table-cell table:style-name="ce112" office:value-type="float" office:value="7547" calcext:value-type="float">
            <text:p>7547</text:p>
          </table:table-cell>
          <table:table-cell table:style-name="ce112" table:formula="of:=[.Q233]+[.S233]+[.U233]" office:value-type="float" office:value="5620" calcext:value-type="float">
            <text:p>5620</text:p>
          </table:table-cell>
          <table:table-cell table:style-name="ce112" table:formula="of:=[.R233]+[.T233]+[.V233]" office:value-type="float" office:value="65057" calcext:value-type="float">
            <text:p>65057</text:p>
          </table:table-cell>
          <table:table-cell table:style-name="ce141" table:formula="of:=([.R233]+[.T233]+[.V233])/([.Q233]+[.S233]+[.U233])" office:value-type="float" office:value="11.5759786476868" calcext:value-type="float">
            <text:p>11,58</text:p>
          </table:table-cell>
          <table:table-cell table:style-name="ce142" table:formula="of:=[.Q233]/[.W233]*100" office:value-type="float" office:value="88.914590747331" calcext:value-type="float">
            <text:p>89</text:p>
          </table:table-cell>
          <table:table-cell table:style-name="ce142" table:formula="of:=[.S233]/[.W233]*100" office:value-type="float" office:value="0" calcext:value-type="float">
            <text:p>0</text:p>
          </table:table-cell>
          <table:table-cell table:style-name="ce142" table:formula="of:=[.U233]/[.W233]*100" office:value-type="float" office:value="11.085409252669" calcext:value-type="float">
            <text:p>11</text:p>
          </table:table-cell>
          <table:table-cell table:style-name="ce112"/>
          <table:table-cell table:style-name="ce141" table:formula="of:=[.AC233]/[.X23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7" office:value-type="string" calcext:value-type="string">
            <text:p>conll2007</text:p>
          </table:table-cell>
          <table:table-cell table:style-name="ce113" office:value-type="string" calcext:value-type="string">
            <text:p>METU Sabanci/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tr</text:p>
          </table:table-cell>
          <table:table-cell table:style-name="ce113" office:value-type="string" calcext:value-type="string">
            <text:p>Nathan, Loganathan</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5300" calcext:value-type="float">
            <text:p>5300</text:p>
          </table:table-cell>
          <table:table-cell table:style-name="ce112" office:value-type="float" office:value="58972" calcext:value-type="float">
            <text:p>58972</text:p>
          </table:table-cell>
          <table:table-cell table:style-name="ce112" office:value-type="float" office:value="335" calcext:value-type="float">
            <text:p>335</text:p>
          </table:table-cell>
          <table:table-cell table:style-name="ce112" office:value-type="float" office:value="6210" calcext:value-type="float">
            <text:p>6210</text:p>
          </table:table-cell>
          <table:table-cell table:style-name="ce112" office:value-type="float" office:value="300" calcext:value-type="float">
            <text:p>300</text:p>
          </table:table-cell>
          <table:table-cell table:style-name="ce112" office:value-type="float" office:value="4513" calcext:value-type="float">
            <text:p>4513</text:p>
          </table:table-cell>
          <table:table-cell table:style-name="ce112" table:formula="of:=[.Q234]+[.S234]+[.U234]" office:value-type="float" office:value="5935" calcext:value-type="float">
            <text:p>5935</text:p>
          </table:table-cell>
          <table:table-cell table:style-name="ce112" table:formula="of:=[.R234]+[.T234]+[.V234]" office:value-type="float" office:value="69695" calcext:value-type="float">
            <text:p>69695</text:p>
          </table:table-cell>
          <table:table-cell table:style-name="ce141" table:formula="of:=([.R234]+[.T234]+[.V234])/([.Q234]+[.S234]+[.U234])" office:value-type="float" office:value="11.743049705139" calcext:value-type="float">
            <text:p>11,74</text:p>
          </table:table-cell>
          <table:table-cell table:style-name="ce142" table:formula="of:=[.Q234]/[.W234]*100" office:value-type="float" office:value="89.3007582139848" calcext:value-type="float">
            <text:p>89</text:p>
          </table:table-cell>
          <table:table-cell table:style-name="ce142" table:formula="of:=[.S234]/[.W234]*100" office:value-type="float" office:value="5.64448188711036" calcext:value-type="float">
            <text:p>6</text:p>
          </table:table-cell>
          <table:table-cell table:style-name="ce142" table:formula="of:=[.U234]/[.W234]*100" office:value-type="float" office:value="5.0547598989048" calcext:value-type="float">
            <text:p>5</text:p>
          </table:table-cell>
          <table:table-cell table:style-name="ce112" office:value-type="float" office:value="2430" calcext:value-type="float">
            <text:p>2430</text:p>
          </table:table-cell>
          <table:table-cell table:style-name="ce146" table:formula="of:=[.AC234]/[.X234]*100" office:value-type="float" office:value="3.48662027405122" calcext:value-type="float">
            <text:p>3,49</text:p>
          </table:table-cell>
          <table:table-cell table:style-name="ce112" office:value-type="float" office:value="22749" calcext:value-type="float">
            <text:p>22749</text:p>
          </table:table-cell>
          <table:table-cell table:style-name="ce112" office:value-type="float" office:value="6427" calcext:value-type="float">
            <text:p>6427</text:p>
          </table:table-cell>
          <table:table-cell table:style-name="ce141" table:formula="of:=[.AE234]/[.AF234]" office:value-type="float" office:value="3.53959856853898" calcext:value-type="float">
            <text:p>3,54</text:p>
          </table:table-cell>
          <table:table-cell table:number-columns-repeated="991"/>
        </table:table-row>
        <table:table-row table:style-name="ro2">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ud-tr</text:p>
          </table:table-cell>
          <table:table-cell table:style-name="ce119" office:value-type="string" calcext:value-type="string">
            <text:p>ud13</text:p>
          </table:table-cell>
          <table:table-cell table:style-name="ce113" office:value-type="string" calcext:value-type="string">
            <text:p>UD 1.3 Turkish</text:p>
          </table:table-cell>
          <table:table-cell table:style-name="ce123"/>
          <table:table-cell table:style-name="ce124" table:number-columns-repeated="3"/>
          <table:table-cell table:style-name="ce129" office:value-type="string" calcext:value-type="string">
            <text:p>/net/data/universal-dependencies-1.3/UD_Turk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2"/>
          <table:table-cell table:style-name="ce112" office:value-type="string" calcext:value-type="string">
            <text:p>official</text:p>
          </table:table-cell>
          <table:table-cell table:style-name="ce112" office:value-type="float" office:value="3948" calcext:value-type="float">
            <text:p>3948</text:p>
          </table:table-cell>
          <table:table-cell table:style-name="ce112" office:value-type="float" office:value="40617" calcext:value-type="float">
            <text:p>40617</text:p>
          </table:table-cell>
          <table:table-cell table:style-name="ce112" office:value-type="float" office:value="844" calcext:value-type="float">
            <text:p>844</text:p>
          </table:table-cell>
          <table:table-cell table:style-name="ce112" office:value-type="float" office:value="8852" calcext:value-type="float">
            <text:p>8852</text:p>
          </table:table-cell>
          <table:table-cell table:style-name="ce112" office:value-type="float" office:value="843" calcext:value-type="float">
            <text:p>843</text:p>
          </table:table-cell>
          <table:table-cell table:style-name="ce112" office:value-type="float" office:value="8616" calcext:value-type="float">
            <text:p>8616</text:p>
          </table:table-cell>
          <table:table-cell table:style-name="ce112" table:formula="of:=[.Q235]+[.S235]+[.U235]" office:value-type="float" office:value="5635" calcext:value-type="float">
            <text:p>5635</text:p>
          </table:table-cell>
          <table:table-cell table:style-name="ce112" table:formula="of:=[.R235]+[.T235]+[.V235]" office:value-type="float" office:value="58085" calcext:value-type="float">
            <text:p>58085</text:p>
          </table:table-cell>
          <table:table-cell table:style-name="ce141" table:formula="of:=([.R235]+[.T235]+[.V235])/([.Q235]+[.S235]+[.U235])" office:value-type="float" office:value="10.3078970718722" calcext:value-type="float">
            <text:p>10,31</text:p>
          </table:table-cell>
          <table:table-cell table:style-name="ce142" table:formula="of:=[.Q235]/[.W235]*100" office:value-type="float" office:value="70.0621118012422" calcext:value-type="float">
            <text:p>70</text:p>
          </table:table-cell>
          <table:table-cell table:style-name="ce142" table:formula="of:=[.S235]/[.W235]*100" office:value-type="float" office:value="14.9778172138421" calcext:value-type="float">
            <text:p>15</text:p>
          </table:table-cell>
          <table:table-cell table:style-name="ce142" table:formula="of:=[.U235]/[.W235]*100" office:value-type="float" office:value="14.9600709849157" calcext:value-type="float">
            <text:p>15</text:p>
          </table:table-cell>
          <table:table-cell table:style-name="ce112"/>
          <table:table-cell table:style-name="ce146"/>
          <table:table-cell table:style-name="ce112" table:number-columns-repeated="2"/>
          <table:table-cell table:style-name="ce141"/>
          <table:table-cell table:number-columns-repeated="991"/>
        </table:table-row>
        <table:table-row table:style-name="ro1">
          <table:table-cell table:style-name="ce109" office:value-type="string" calcext:value-type="string">
            <text:p>uk</text:p>
          </table:table-cell>
          <table:table-cell table:style-name="ce113" office:value-type="string" calcext:value-type="string">
            <text:p>Ukrainian</text:p>
          </table:table-cell>
          <table:table-cell table:style-name="ce115" office:value-type="string" calcext:value-type="string">
            <text:p>grug-uk</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table-cell table:style-name="ce113" office:value-type="string" calcext:value-type="string">
            <text:p>http://fedora.clarin-d.uni-saarland.de/grug/</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2" table:number-columns-repeated="2"/>
          <table:table-cell table:style-name="ce112" office:value-type="float" office:value="50" calcext:value-type="float">
            <text:p>50</text:p>
          </table:table-cell>
          <table:table-cell table:style-name="ce112" table:number-columns-repeated="5"/>
          <table:table-cell table:style-name="ce112" table:formula="of:=[.Q236]+[.S236]+[.U236]" office:value-type="float" office:value="50" calcext:value-type="float">
            <text:p>50</text:p>
          </table:table-cell>
          <table:table-cell table:style-name="ce112" table:formula="of:=[.R236]+[.T236]+[.V236]" office:value-type="float" office:value="0" calcext:value-type="float">
            <text:p>0</text:p>
          </table:table-cell>
          <table:table-cell table:style-name="ce141" table:formula="of:=([.R236]+[.T236]+[.V236])/([.Q236]+[.S236]+[.U236])" office:value-type="float" office:value="0" calcext:value-type="float">
            <text:p>0,00</text:p>
          </table:table-cell>
          <table:table-cell table:style-name="ce142" table:formula="of:=[.Q236]/[.W236]*100" office:value-type="float" office:value="100" calcext:value-type="float">
            <text:p>100</text:p>
          </table:table-cell>
          <table:table-cell table:style-name="ce142" table:formula="of:=[.S236]/[.W236]*100" office:value-type="float" office:value="0" calcext:value-type="float">
            <text:p>0</text:p>
          </table:table-cell>
          <table:table-cell table:style-name="ce142" table:formula="of:=[.U236]/[.W236]*100" office:value-type="float" office:value="0" calcext:value-type="float">
            <text:p>0</text:p>
          </table:table-cell>
          <table:table-cell table:style-name="ce112"/>
          <table:table-cell table:style-name="ce141" table:formula="of:=[.AC236]/[.X23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r</text:p>
          </table:table-cell>
          <table:table-cell table:style-name="ce113" office:value-type="string" calcext:value-type="string">
            <text:p>Urdu</text:p>
          </table:table-cell>
          <table:table-cell table:style-name="ce115" office:value-type="string" calcext:value-type="string">
            <text:p>hydt-ur</text:p>
          </table:table-cell>
          <table:table-cell table:style-name="ce116" office:value-type="string" calcext:value-type="string">
            <text:p>utb10</text:p>
          </table:table-cell>
          <table:table-cell table:style-name="ce113" office:value-type="string" calcext:value-type="string">
            <text:p>UTB 1.0</text:p>
          </table:table-cell>
          <table:table-cell table:style-name="ce123"/>
          <table:table-cell table:style-name="ce124" table:number-columns-repeated="3"/>
          <table:table-cell table:style-name="ce129" office:value-type="string" calcext:value-type="string">
            <text:p>/net/data/UTB</text:p>
          </table:table-cell>
          <table:table-cell table:style-name="ce113"/>
          <table:table-cell table:style-name="ce113" office:value-type="string" calcext:value-type="string">
            <text:p>http://ltrc.iiit.ac.in/downloads/UrduResources/UrduTreebank.php</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2" table:number-columns-repeated="7"/>
          <table:table-cell table:style-name="ce112" table:formula="of:=[.Q237]+[.S237]+[.U237]" office:value-type="float" office:value="0" calcext:value-type="float">
            <text:p>0</text:p>
          </table:table-cell>
          <table:table-cell table:style-name="ce112" table:formula="of:=[.R237]+[.T237]+[.V237]" office:value-type="float" office:value="0" calcext:value-type="float">
            <text:p>0</text:p>
          </table:table-cell>
          <table:table-cell table:style-name="ce141" table:formula="of:=([.R237]+[.T237]+[.V237])/([.Q237]+[.S237]+[.U237])" office:value-type="string" office:string-value="" calcext:value-type="error">
            <text:p>#DIV/0!</text:p>
          </table:table-cell>
          <table:table-cell table:style-name="ce142" table:formula="of:=[.Q237]/[.W237]*100" office:value-type="string" office:string-value="" calcext:value-type="error">
            <text:p>#DIV/0!</text:p>
          </table:table-cell>
          <table:table-cell table:style-name="ce142" table:formula="of:=[.S237]/[.W237]*100" office:value-type="string" office:string-value="" calcext:value-type="error">
            <text:p>#DIV/0!</text:p>
          </table:table-cell>
          <table:table-cell table:style-name="ce142" table:formula="of:=[.U237]/[.W237]*100" office:value-type="string" office:string-value="" calcext:value-type="error">
            <text:p>#DIV/0!</text:p>
          </table:table-cell>
          <table:table-cell table:style-name="ce112"/>
          <table:table-cell table:style-name="ce141" table:formula="of:=[.AC237]/[.X23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g</text:p>
          </table:table-cell>
          <table:table-cell table:style-name="ce113" office:value-type="string" calcext:value-type="string">
            <text:p>Uyghur</text:p>
          </table:table-cell>
          <table:table-cell table:style-name="ce115" office:value-type="string" calcext:value-type="string">
            <text:p>ugdt</text:p>
          </table:table-cell>
          <table:table-cell table:style-name="ce121" office:value-type="string" calcext:value-type="string">
            <text:p>ud14</text:p>
          </table:table-cell>
          <table:table-cell table:style-name="ce113" office:value-type="string" calcext:value-type="string">
            <text:p>Uyghur Dependency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8]+[.S238]+[.U238]" office:value-type="float" office:value="0" calcext:value-type="float">
            <text:p>0</text:p>
          </table:table-cell>
          <table:table-cell table:style-name="ce112" table:formula="of:=[.R238]+[.T238]+[.V238]" office:value-type="float" office:value="0" calcext:value-type="float">
            <text:p>0</text:p>
          </table:table-cell>
          <table:table-cell table:style-name="ce141" table:formula="of:=([.R238]+[.T238]+[.V238])/([.Q238]+[.S238]+[.U238])" office:value-type="string" office:string-value="" calcext:value-type="error">
            <text:p>#DIV/0!</text:p>
          </table:table-cell>
          <table:table-cell table:style-name="ce142" table:formula="of:=[.Q238]/[.W238]*100" office:value-type="string" office:string-value="" calcext:value-type="error">
            <text:p>#DIV/0!</text:p>
          </table:table-cell>
          <table:table-cell table:style-name="ce142" table:formula="of:=[.S238]/[.W238]*100" office:value-type="string" office:string-value="" calcext:value-type="error">
            <text:p>#DIV/0!</text:p>
          </table:table-cell>
          <table:table-cell table:style-name="ce142" table:formula="of:=[.U238]/[.W23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ud-vi</text:p>
          </table:table-cell>
          <table:table-cell table:style-name="ce121" office:value-type="string" calcext:value-type="string">
            <text:p>ud14</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9]+[.S239]+[.U239]" office:value-type="float" office:value="0" calcext:value-type="float">
            <text:p>0</text:p>
          </table:table-cell>
          <table:table-cell table:style-name="ce112" table:formula="of:=[.R239]+[.T239]+[.V239]" office:value-type="float" office:value="0" calcext:value-type="float">
            <text:p>0</text:p>
          </table:table-cell>
          <table:table-cell table:style-name="ce141" table:formula="of:=([.R239]+[.T239]+[.V239])/([.Q239]+[.S239]+[.U239])" office:value-type="string" office:string-value="" calcext:value-type="error">
            <text:p>#DIV/0!</text:p>
          </table:table-cell>
          <table:table-cell table:style-name="ce142" table:formula="of:=[.Q239]/[.W239]*100" office:value-type="string" office:string-value="" calcext:value-type="error">
            <text:p>#DIV/0!</text:p>
          </table:table-cell>
          <table:table-cell table:style-name="ce142" table:formula="of:=[.S239]/[.W239]*100" office:value-type="string" office:string-value="" calcext:value-type="error">
            <text:p>#DIV/0!</text:p>
          </table:table-cell>
          <table:table-cell table:style-name="ce142" table:formula="of:=[.U239]/[.W23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viettb</text:p>
          </table:table-cell>
          <table:table-cell table:style-name="ce116" office:value-type="string" calcext:value-type="string">
            <text:p>viet</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net/data/treebanks/vi</text:p>
          </table:table-cell>
          <table:table-cell table:style-name="ce113" table:number-columns-repeated="3"/>
          <table:table-cell table:style-name="ce112"/>
          <table:table-cell table:style-name="ce112" office:value-type="string" calcext:value-type="string">
            <text:p>we must email the authors of the paper, converted from constituency to Stanford deps</text:p>
          </table:table-cell>
          <table:table-cell table:style-name="ce112" table:number-columns-repeated="7"/>
          <table:table-cell table:style-name="ce112" table:formula="of:=[.Q240]+[.S240]+[.U240]" office:value-type="float" office:value="0" calcext:value-type="float">
            <text:p>0</text:p>
          </table:table-cell>
          <table:table-cell table:style-name="ce112" table:formula="of:=[.R240]+[.T240]+[.V240]" office:value-type="float" office:value="0" calcext:value-type="float">
            <text:p>0</text:p>
          </table:table-cell>
          <table:table-cell table:style-name="ce141" table:formula="of:=([.R240]+[.T240]+[.V240])/([.Q240]+[.S240]+[.U240])" office:value-type="string" office:string-value="" calcext:value-type="error">
            <text:p>#DIV/0!</text:p>
          </table:table-cell>
          <table:table-cell table:style-name="ce142" table:formula="of:=[.Q240]/[.W240]*100" office:value-type="string" office:string-value="" calcext:value-type="error">
            <text:p>#DIV/0!</text:p>
          </table:table-cell>
          <table:table-cell table:style-name="ce142" table:formula="of:=[.S240]/[.W240]*100" office:value-type="string" office:string-value="" calcext:value-type="error">
            <text:p>#DIV/0!</text:p>
          </table:table-cell>
          <table:table-cell table:style-name="ce142" table:formula="of:=[.U240]/[.W240]*100" office:value-type="string" office:string-value="" calcext:value-type="error">
            <text:p>#DIV/0!</text:p>
          </table:table-cell>
          <table:table-cell table:style-name="ce112"/>
          <table:table-cell table:style-name="ce141" table:formula="of:=[.AC240]/[.X2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8" office:value-type="string" calcext:value-type="string">
            <text:p>61 languages</text:p>
          </table:table-cell>
          <table:table-cell table:style-name="ce111"/>
          <table:table-cell table:style-name="ce111" office:value-type="string" calcext:value-type="string">
            <text:p>105 brands</text:p>
          </table:table-cell>
          <table:table-cell table:style-name="ce111" office:value-type="string" calcext:value-type="string">
            <text:p>72 versions</text:p>
          </table:table-cell>
          <table:table-cell table:style-name="ce111"/>
          <table:table-cell table:style-name="ce122" table:number-columns-repeated="4"/>
          <table:table-cell table:style-name="ce127"/>
          <table:table-cell table:style-name="ce111" table:number-columns-repeated="19"/>
          <table:table-cell table:style-name="ce145"/>
          <table:table-cell table:style-name="ce111" table:number-columns-repeated="2"/>
          <table:table-cell table:style-name="ce145"/>
          <table:table-cell table:style-name="ce111"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15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109"/>
        <table:table-column table:style-name="co15" table:default-cell-style-name="Default"/>
        <table:table-row table:style-name="ro1">
          <table:table-cell table:style-name="ce117" office:value-type="string" calcext:value-type="string">
            <text:p>agdt</text:p>
          </table:table-cell>
          <table:table-cell office:value-type="float" office:value="1" calcext:value-type="float">
            <text:p>1</text:p>
          </table:table-cell>
        </table:table-row>
        <table:table-row table:style-name="ro1">
          <table:table-cell table:style-name="ce116" office:value-type="string" calcext:value-type="string">
            <text:p>bdt</text:p>
          </table:table-cell>
          <table:table-cell table:formula="of:=IF([.A2]=[.A1];0;1)" office:value-type="float" office:value="1" calcext:value-type="float">
            <text:p>1</text:p>
          </table:table-cell>
        </table:table-row>
        <table:table-row table:style-name="ro1">
          <table:table-cell table:style-name="ce115" office:value-type="string" calcext:value-type="string">
            <text:p>cak20</text:p>
          </table:table-cell>
          <table:table-cell table:formula="of:=IF([.A3]=[.A2];0;1)" office:value-type="float" office:value="1" calcext:value-type="float">
            <text:p>1</text:p>
          </table:table-cell>
        </table:table-row>
        <table:table-row table:style-name="ro1">
          <table:table-cell table:style-name="ce115" office:value-type="string" calcext:value-type="string">
            <text:p>cdt</text:p>
          </table:table-cell>
          <table:table-cell table:formula="of:=IF([.A4]=[.A3];0;1)" office:value-type="float" office:value="1" calcext:value-type="float">
            <text:p>1</text:p>
          </table:table-cell>
        </table:table-row>
        <table:table-row table:style-name="ro1">
          <table:table-cell table:style-name="ce116" office:value-type="string" calcext:value-type="string">
            <text:p>cintil</text:p>
          </table:table-cell>
          <table:table-cell table:formula="of:=IF([.A5]=[.A4];0;1)" office:value-type="float" office:value="1" calcext:value-type="float">
            <text:p>1</text:p>
          </table:table-cell>
        </table:table-row>
        <table:table-row table:style-name="ro1">
          <table:table-cell table:style-name="ce115" office:value-type="string" calcext:value-type="string">
            <text:p>conll2006</text:p>
          </table:table-cell>
          <table:table-cell table:formula="of:=IF([.A6]=[.A5];0;1)" office:value-type="float" office:value="1" calcext:value-type="float">
            <text:p>1</text:p>
          </table:table-cell>
        </table:table-row>
        <table:table-row table:style-name="ro1">
          <table:table-cell table:style-name="ce115" office:value-type="string" calcext:value-type="string">
            <text:p>conll2006</text:p>
          </table:table-cell>
          <table:table-cell table:formula="of:=IF([.A7]=[.A6];0;1)" office:value-type="float" office:value="0" calcext:value-type="float">
            <text:p>0</text:p>
          </table:table-cell>
        </table:table-row>
        <table:table-row table:style-name="ro1">
          <table:table-cell table:style-name="ce115" office:value-type="string" calcext:value-type="string">
            <text:p>conll2006</text:p>
          </table:table-cell>
          <table:table-cell table:formula="of:=IF([.A8]=[.A7];0;1)" office:value-type="float" office:value="0" calcext:value-type="float">
            <text:p>0</text:p>
          </table:table-cell>
        </table:table-row>
        <table:table-row table:style-name="ro1">
          <table:table-cell table:style-name="ce115"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115"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115"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115"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116"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115"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115"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116"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116" office:value-type="string" calcext:value-type="string">
            <text:p>dpdt</text:p>
          </table:table-cell>
          <table:table-cell table:formula="of:=IF([.A38]=[.A37];0;1)" office:value-type="float" office:value="1" calcext:value-type="float">
            <text:p>1</text:p>
          </table:table-cell>
        </table:table-row>
        <table:table-row table:style-name="ro1">
          <table:table-cell table:style-name="ce116" office:value-type="string" calcext:value-type="string">
            <text:p>ftb</text:p>
          </table:table-cell>
          <table:table-cell table:formula="of:=IF([.A39]=[.A38];0;1)" office:value-type="float" office:value="1" calcext:value-type="float">
            <text:p>1</text:p>
          </table:table-cell>
        </table:table-row>
        <table:table-row table:style-name="ro1">
          <table:table-cell table:style-name="ce116" office:value-type="string" calcext:value-type="string">
            <text:p>grug</text:p>
          </table:table-cell>
          <table:table-cell table:formula="of:=IF([.A40]=[.A39];0;1)" office:value-type="float" office:value="1" calcext:value-type="float">
            <text:p>1</text:p>
          </table:table-cell>
        </table:table-row>
        <table:table-row table:style-name="ro1">
          <table:table-cell table:style-name="ce115" office:value-type="string" calcext:value-type="string">
            <text:p>grug</text:p>
          </table:table-cell>
          <table:table-cell table:formula="of:=IF([.A41]=[.A40];0;1)" office:value-type="float" office:value="0" calcext:value-type="float">
            <text:p>0</text:p>
          </table:table-cell>
        </table:table-row>
        <table:table-row table:style-name="ro1">
          <table:table-cell table:style-name="ce116" office:value-type="string" calcext:value-type="string">
            <text:p>grug</text:p>
          </table:table-cell>
          <table:table-cell table:formula="of:=IF([.A42]=[.A41];0;1)" office:value-type="float" office:value="0" calcext:value-type="float">
            <text:p>0</text:p>
          </table:table-cell>
        </table:table-row>
        <table:table-row table:style-name="ro1">
          <table:table-cell table:style-name="ce116" office:value-type="string" calcext:value-type="string">
            <text:p>grug</text:p>
          </table:table-cell>
          <table:table-cell table:formula="of:=IF([.A43]=[.A42];0;1)" office:value-type="float" office:value="0" calcext:value-type="float">
            <text:p>0</text:p>
          </table:table-cell>
        </table:table-row>
        <table:table-row table:style-name="ro1">
          <table:table-cell table:style-name="ce115" office:value-type="string" calcext:value-type="string">
            <text:p>hdt</text:p>
          </table:table-cell>
          <table:table-cell table:formula="of:=IF([.A44]=[.A43];0;1)" office:value-type="float" office:value="1" calcext:value-type="float">
            <text:p>1</text:p>
          </table:table-cell>
        </table:table-row>
        <table:table-row table:style-name="ro1">
          <table:table-cell table:style-name="ce115" office:value-type="string" calcext:value-type="string">
            <text:p>hdtb05</text:p>
          </table:table-cell>
          <table:table-cell table:formula="of:=IF([.A45]=[.A44];0;1)" office:value-type="float" office:value="1" calcext:value-type="float">
            <text:p>1</text:p>
          </table:table-cell>
        </table:table-row>
        <table:table-row table:style-name="ro1">
          <table:table-cell table:style-name="ce116" office:value-type="string" calcext:value-type="string">
            <text:p>hobs</text:p>
          </table:table-cell>
          <table:table-cell table:formula="of:=IF([.A46]=[.A45];0;1)" office:value-type="float" office:value="1" calcext:value-type="float">
            <text:p>1</text:p>
          </table:table-cell>
        </table:table-row>
        <table:table-row table:style-name="ro1">
          <table:table-cell table:style-name="ce117" office:value-type="string" calcext:value-type="string">
            <text:p>hydt05</text:p>
          </table:table-cell>
          <table:table-cell table:formula="of:=IF([.A47]=[.A46];0;1)" office:value-type="float" office:value="1" calcext:value-type="float">
            <text:p>1</text:p>
          </table:table-cell>
        </table:table-row>
        <table:table-row table:style-name="ro1">
          <table:table-cell table:style-name="ce116"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115"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115"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17"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115"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17"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16" office:value-type="string" calcext:value-type="string">
            <text:p>ihc</text:p>
          </table:table-cell>
          <table:table-cell table:formula="of:=IF([.A54]=[.A53];0;1)" office:value-type="float" office:value="1" calcext:value-type="float">
            <text:p>1</text:p>
          </table:table-cell>
        </table:table-row>
        <table:table-row table:style-name="ro1">
          <table:table-cell table:style-name="ce117" office:value-type="string" calcext:value-type="string">
            <text:p>it</text:p>
          </table:table-cell>
          <table:table-cell table:formula="of:=IF([.A55]=[.A54];0;1)" office:value-type="float" office:value="1" calcext:value-type="float">
            <text:p>1</text:p>
          </table:table-cell>
        </table:table-row>
        <table:table-row table:style-name="ro1">
          <table:table-cell table:style-name="ce116" office:value-type="string" calcext:value-type="string">
            <text:p>iula</text:p>
          </table:table-cell>
          <table:table-cell table:formula="of:=IF([.A56]=[.A55];0;1)" office:value-type="float" office:value="1" calcext:value-type="float">
            <text:p>1</text:p>
          </table:table-cell>
        </table:table-row>
        <table:table-row table:style-name="ro1">
          <table:table-cell table:style-name="ce116" office:value-type="string" calcext:value-type="string">
            <text:p>lassy</text:p>
          </table:table-cell>
          <table:table-cell table:formula="of:=IF([.A57]=[.A56];0;1)" office:value-type="float" office:value="1" calcext:value-type="float">
            <text:p>1</text:p>
          </table:table-cell>
        </table:table-row>
        <table:table-row table:style-name="ro1">
          <table:table-cell table:style-name="ce117" office:value-type="string" calcext:value-type="string">
            <text:p>ldt</text:p>
          </table:table-cell>
          <table:table-cell table:formula="of:=IF([.A58]=[.A57];0;1)" office:value-type="float" office:value="1" calcext:value-type="float">
            <text:p>1</text:p>
          </table:table-cell>
        </table:table-row>
        <table:table-row table:style-name="ro1">
          <table:table-cell table:style-name="ce115" office:value-type="string" calcext:value-type="string">
            <text:p>ndt101</text:p>
          </table:table-cell>
          <table:table-cell table:formula="of:=IF([.A59]=[.A58];0;1)" office:value-type="float" office:value="1" calcext:value-type="float">
            <text:p>1</text:p>
          </table:table-cell>
        </table:table-row>
        <table:table-row table:style-name="ro1">
          <table:table-cell table:style-name="ce117"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115" office:value-type="string" calcext:value-type="string">
            <text:p>pcedt20</text:p>
          </table:table-cell>
          <table:table-cell table:formula="of:=IF([.A61]=[.A60];0;1)" office:value-type="float" office:value="1" calcext:value-type="float">
            <text:p>1</text:p>
          </table:table-cell>
        </table:table-row>
        <table:table-row table:style-name="ro1">
          <table:table-cell table:style-name="ce116"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17" office:value-type="string" calcext:value-type="string">
            <text:p>pdt30</text:p>
          </table:table-cell>
          <table:table-cell table:formula="of:=IF([.A63]=[.A62];0;1)" office:value-type="float" office:value="1" calcext:value-type="float">
            <text:p>1</text:p>
          </table:table-cell>
        </table:table-row>
        <table:table-row table:style-name="ro1">
          <table:table-cell table:style-name="ce117" office:value-type="string" calcext:value-type="string">
            <text:p>perdt</text:p>
          </table:table-cell>
          <table:table-cell table:formula="of:=IF([.A64]=[.A63];0;1)" office:value-type="float" office:value="1" calcext:value-type="float">
            <text:p>1</text:p>
          </table:table-cell>
        </table:table-row>
        <table:table-row table:style-name="ro1">
          <table:table-cell table:style-name="ce115" office:value-type="string" calcext:value-type="string">
            <text:p>proiel</text:p>
          </table:table-cell>
          <table:table-cell table:formula="of:=IF([.A65]=[.A64];0;1)" office:value-type="float" office:value="1" calcext:value-type="float">
            <text:p>1</text:p>
          </table:table-cell>
        </table:table-row>
        <table:table-row table:style-name="ro1">
          <table:table-cell table:style-name="ce116" office:value-type="string" calcext:value-type="string">
            <text:p>proiel</text:p>
          </table:table-cell>
          <table:table-cell table:formula="of:=IF([.A66]=[.A65];0;1)" office:value-type="float" office:value="0" calcext:value-type="float">
            <text:p>0</text:p>
          </table:table-cell>
        </table:table-row>
        <table:table-row table:style-name="ro1">
          <table:table-cell table:style-name="ce116" office:value-type="string" calcext:value-type="string">
            <text:p>proiel</text:p>
          </table:table-cell>
          <table:table-cell table:formula="of:=IF([.A67]=[.A66];0;1)" office:value-type="float" office:value="0" calcext:value-type="float">
            <text:p>0</text:p>
          </table:table-cell>
        </table:table-row>
        <table:table-row table:style-name="ro1">
          <table:table-cell table:style-name="ce115" office:value-type="string" calcext:value-type="string">
            <text:p>proiel</text:p>
          </table:table-cell>
          <table:table-cell table:formula="of:=IF([.A68]=[.A67];0;1)" office:value-type="float" office:value="0" calcext:value-type="float">
            <text:p>0</text:p>
          </table:table-cell>
        </table:table-row>
        <table:table-row table:style-name="ro1">
          <table:table-cell table:style-name="ce115" office:value-type="string" calcext:value-type="string">
            <text:p>proiel</text:p>
          </table:table-cell>
          <table:table-cell table:formula="of:=IF([.A69]=[.A68];0;1)" office:value-type="float" office:value="0" calcext:value-type="float">
            <text:p>0</text:p>
          </table:table-cell>
        </table:table-row>
        <table:table-row table:style-name="ro1">
          <table:table-cell table:style-name="ce116" office:value-type="string" calcext:value-type="string">
            <text:p>proiel</text:p>
          </table:table-cell>
          <table:table-cell table:formula="of:=IF([.A70]=[.A69];0;1)" office:value-type="float" office:value="0" calcext:value-type="float">
            <text:p>0</text:p>
          </table:table-cell>
        </table:table-row>
        <table:table-row table:style-name="ro1">
          <table:table-cell table:style-name="ce115" office:value-type="string" calcext:value-type="string">
            <text:p>proiel</text:p>
          </table:table-cell>
          <table:table-cell table:formula="of:=IF([.A71]=[.A70];0;1)" office:value-type="float" office:value="0" calcext:value-type="float">
            <text:p>0</text:p>
          </table:table-cell>
        </table:table-row>
        <table:table-row table:style-name="ro1">
          <table:table-cell table:style-name="ce115" office:value-type="string" calcext:value-type="string">
            <text:p>proiel</text:p>
          </table:table-cell>
          <table:table-cell table:formula="of:=IF([.A72]=[.A71];0;1)" office:value-type="float" office:value="0" calcext:value-type="float">
            <text:p>0</text:p>
          </table:table-cell>
        </table:table-row>
        <table:table-row table:style-name="ro1">
          <table:table-cell table:style-name="ce116" office:value-type="string" calcext:value-type="string">
            <text:p>proiel</text:p>
          </table:table-cell>
          <table:table-cell table:formula="of:=IF([.A73]=[.A72];0;1)" office:value-type="float" office:value="0" calcext:value-type="float">
            <text:p>0</text:p>
          </table:table-cell>
        </table:table-row>
        <table:table-row table:style-name="ro1">
          <table:table-cell table:style-name="ce116" office:value-type="string" calcext:value-type="string">
            <text:p>proiel</text:p>
          </table:table-cell>
          <table:table-cell table:formula="of:=IF([.A74]=[.A73];0;1)" office:value-type="float" office:value="0" calcext:value-type="float">
            <text:p>0</text:p>
          </table:table-cell>
        </table:table-row>
        <table:table-row table:style-name="ro1">
          <table:table-cell table:style-name="ce116" office:value-type="string" calcext:value-type="string">
            <text:p>proiel</text:p>
          </table:table-cell>
          <table:table-cell table:formula="of:=IF([.A75]=[.A74];0;1)" office:value-type="float" office:value="0" calcext:value-type="float">
            <text:p>0</text:p>
          </table:table-cell>
        </table:table-row>
        <table:table-row table:style-name="ro1">
          <table:table-cell table:style-name="ce117"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17" office:value-type="string" calcext:value-type="string">
            <text:p>rodt</text:p>
          </table:table-cell>
          <table:table-cell table:formula="of:=IF([.A77]=[.A76];0;1)" office:value-type="float" office:value="1" calcext:value-type="float">
            <text:p>1</text:p>
          </table:table-cell>
        </table:table-row>
        <table:table-row table:style-name="ro1">
          <table:table-cell table:style-name="ce116" office:value-type="string" calcext:value-type="string">
            <text:p>sdt</text:p>
          </table:table-cell>
          <table:table-cell table:formula="of:=IF([.A78]=[.A77];0;1)" office:value-type="float" office:value="1" calcext:value-type="float">
            <text:p>1</text:p>
          </table:table-cell>
        </table:table-row>
        <table:table-row table:style-name="ro1">
          <table:table-cell table:style-name="ce116"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17"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115"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17" office:value-type="string" calcext:value-type="string">
            <text:p>sta1</text:p>
          </table:table-cell>
          <table:table-cell table:formula="of:=IF([.A90]=[.A89];0;1)" office:value-type="float" office:value="1" calcext:value-type="float">
            <text:p>1</text:p>
          </table:table-cell>
        </table:table-row>
        <table:table-row table:style-name="ro1">
          <table:table-cell table:style-name="ce116" office:value-type="string" calcext:value-type="string">
            <text:p>sta2</text:p>
          </table:table-cell>
          <table:table-cell table:formula="of:=IF([.A91]=[.A90];0;1)" office:value-type="float" office:value="1" calcext:value-type="float">
            <text:p>1</text:p>
          </table:table-cell>
        </table:table-row>
        <table:table-row table:style-name="ro1">
          <table:table-cell table:style-name="ce117"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17" office:value-type="string" calcext:value-type="string">
            <text:p>tamiltb</text:p>
          </table:table-cell>
          <table:table-cell table:formula="of:=IF([.A93]=[.A92];0;1)" office:value-type="float" office:value="1" calcext:value-type="float">
            <text:p>1</text:p>
          </table:table-cell>
        </table:table-row>
        <table:table-row table:style-name="ro1">
          <table:table-cell table:style-name="ce116" office:value-type="string" calcext:value-type="string">
            <text:p>tina</text:p>
          </table:table-cell>
          <table:table-cell table:formula="of:=IF([.A94]=[.A93];0;1)" office:value-type="float" office:value="1" calcext:value-type="float">
            <text:p>1</text:p>
          </table:table-cell>
        </table:table-row>
        <table:table-row table:style-name="ro1">
          <table:table-cell table:style-name="ce115" office:value-type="string" calcext:value-type="string">
            <text:p>tueba</text:p>
          </table:table-cell>
          <table:table-cell table:formula="of:=IF([.A95]=[.A94];0;1)" office:value-type="float" office:value="1" calcext:value-type="float">
            <text:p>1</text:p>
          </table:table-cell>
        </table:table-row>
        <table:table-row table:style-name="ro1">
          <table:table-cell table:style-name="ce116" office:value-type="string" calcext:value-type="string">
            <text:p>turku</text:p>
          </table:table-cell>
          <table:table-cell table:formula="of:=IF([.A96]=[.A95];0;1)" office:value-type="float" office:value="1" calcext:value-type="float">
            <text:p>1</text:p>
          </table:table-cell>
        </table:table-row>
        <table:table-row table:style-name="ro1">
          <table:table-cell table:style-name="ce116" office:value-type="string" calcext:value-type="string">
            <text:p>tut</text:p>
          </table:table-cell>
          <table:table-cell table:formula="of:=IF([.A97]=[.A96];0;1)" office:value-type="float" office:value="1" calcext:value-type="float">
            <text:p>1</text:p>
          </table:table-cell>
        </table:table-row>
        <table:table-row table:style-name="ro1">
          <table:table-cell table:style-name="ce115" office:value-type="string" calcext:value-type="string">
            <text:p>ud10</text:p>
          </table:table-cell>
          <table:table-cell table:formula="of:=IF([.A98]=[.A97];0;1)" office:value-type="float" office:value="1" calcext:value-type="float">
            <text:p>1</text:p>
          </table:table-cell>
        </table:table-row>
        <table:table-row table:style-name="ro1">
          <table:table-cell table:style-name="ce115" office:value-type="string" calcext:value-type="string">
            <text:p>ud10</text:p>
          </table:table-cell>
          <table:table-cell table:formula="of:=IF([.A99]=[.A98];0;1)" office:value-type="float" office:value="0" calcext:value-type="float">
            <text:p>0</text:p>
          </table:table-cell>
        </table:table-row>
        <table:table-row table:style-name="ro1">
          <table:table-cell table:style-name="ce115" office:value-type="string" calcext:value-type="string">
            <text:p>ud10</text:p>
          </table:table-cell>
          <table:table-cell table:formula="of:=IF([.A100]=[.A99];0;1)" office:value-type="float" office:value="0" calcext:value-type="float">
            <text:p>0</text:p>
          </table:table-cell>
        </table:table-row>
        <table:table-row table:style-name="ro1">
          <table:table-cell table:style-name="ce115" office:value-type="string" calcext:value-type="string">
            <text:p>ud10</text:p>
          </table:table-cell>
          <table:table-cell table:formula="of:=IF([.A101]=[.A100];0;1)" office:value-type="float" office:value="0" calcext:value-type="float">
            <text:p>0</text:p>
          </table:table-cell>
        </table:table-row>
        <table:table-row table:style-name="ro1">
          <table:table-cell table:style-name="ce115" office:value-type="string" calcext:value-type="string">
            <text:p>ud10</text:p>
          </table:table-cell>
          <table:table-cell table:formula="of:=IF([.A102]=[.A101];0;1)" office:value-type="float" office:value="0" calcext:value-type="float">
            <text:p>0</text:p>
          </table:table-cell>
        </table:table-row>
        <table:table-row table:style-name="ro1">
          <table:table-cell table:style-name="ce115" office:value-type="string" calcext:value-type="string">
            <text:p>ud10</text:p>
          </table:table-cell>
          <table:table-cell table:formula="of:=IF([.A103]=[.A102];0;1)" office:value-type="float" office:value="0" calcext:value-type="float">
            <text:p>0</text:p>
          </table:table-cell>
        </table:table-row>
        <table:table-row table:style-name="ro1">
          <table:table-cell table:style-name="ce115" office:value-type="string" calcext:value-type="string">
            <text:p>ud10</text:p>
          </table:table-cell>
          <table:table-cell table:formula="of:=IF([.A104]=[.A103];0;1)" office:value-type="float" office:value="0" calcext:value-type="float">
            <text:p>0</text:p>
          </table:table-cell>
        </table:table-row>
        <table:table-row table:style-name="ro1">
          <table:table-cell table:style-name="ce115" office:value-type="string" calcext:value-type="string">
            <text:p>ud10</text:p>
          </table:table-cell>
          <table:table-cell table:formula="of:=IF([.A105]=[.A104];0;1)" office:value-type="float" office:value="0" calcext:value-type="float">
            <text:p>0</text:p>
          </table:table-cell>
        </table:table-row>
        <table:table-row table:style-name="ro1">
          <table:table-cell table:style-name="ce115" office:value-type="string" calcext:value-type="string">
            <text:p>ud10</text:p>
          </table:table-cell>
          <table:table-cell table:formula="of:=IF([.A106]=[.A105];0;1)" office:value-type="float" office:value="0" calcext:value-type="float">
            <text:p>0</text:p>
          </table:table-cell>
        </table:table-row>
        <table:table-row table:style-name="ro1">
          <table:table-cell table:style-name="ce115" office:value-type="string" calcext:value-type="string">
            <text:p>ud10</text:p>
          </table:table-cell>
          <table:table-cell table:formula="of:=IF([.A107]=[.A106];0;1)" office:value-type="float" office:value="0" calcext:value-type="float">
            <text:p>0</text:p>
          </table:table-cell>
        </table:table-row>
        <table:table-row table:style-name="ro1">
          <table:table-cell table:style-name="ce120" office:value-type="string" calcext:value-type="string">
            <text:p>ud11</text:p>
          </table:table-cell>
          <table:table-cell table:formula="of:=IF([.A108]=[.A107];0;1)" office:value-type="float" office:value="1" calcext:value-type="float">
            <text:p>1</text:p>
          </table:table-cell>
        </table:table-row>
        <table:table-row table:style-name="ro1">
          <table:table-cell table:style-name="ce120" office:value-type="string" calcext:value-type="string">
            <text:p>ud11</text:p>
          </table:table-cell>
          <table:table-cell table:formula="of:=IF([.A109]=[.A108];0;1)" office:value-type="float" office:value="0" calcext:value-type="float">
            <text:p>0</text:p>
          </table:table-cell>
        </table:table-row>
        <table:table-row table:style-name="ro1">
          <table:table-cell table:style-name="ce120" office:value-type="string" calcext:value-type="string">
            <text:p>ud11</text:p>
          </table:table-cell>
          <table:table-cell table:formula="of:=IF([.A110]=[.A109];0;1)" office:value-type="float" office:value="0" calcext:value-type="float">
            <text:p>0</text:p>
          </table:table-cell>
        </table:table-row>
        <table:table-row table:style-name="ro1">
          <table:table-cell table:style-name="ce116" office:value-type="string" calcext:value-type="string">
            <text:p>ud11</text:p>
          </table:table-cell>
          <table:table-cell table:formula="of:=IF([.A111]=[.A110];0;1)" office:value-type="float" office:value="0" calcext:value-type="float">
            <text:p>0</text:p>
          </table:table-cell>
        </table:table-row>
        <table:table-row table:style-name="ro1">
          <table:table-cell table:style-name="ce120" office:value-type="string" calcext:value-type="string">
            <text:p>ud11</text:p>
          </table:table-cell>
          <table:table-cell table:formula="of:=IF([.A112]=[.A111];0;1)" office:value-type="float" office:value="0" calcext:value-type="float">
            <text:p>0</text:p>
          </table:table-cell>
        </table:table-row>
        <table:table-row table:style-name="ro1">
          <table:table-cell table:style-name="ce120" office:value-type="string" calcext:value-type="string">
            <text:p>ud11</text:p>
          </table:table-cell>
          <table:table-cell table:formula="of:=IF([.A113]=[.A112];0;1)" office:value-type="float" office:value="0" calcext:value-type="float">
            <text:p>0</text:p>
          </table:table-cell>
        </table:table-row>
        <table:table-row table:style-name="ro1">
          <table:table-cell table:style-name="ce120" office:value-type="string" calcext:value-type="string">
            <text:p>ud11</text:p>
          </table:table-cell>
          <table:table-cell table:formula="of:=IF([.A114]=[.A113];0;1)" office:value-type="float" office:value="0" calcext:value-type="float">
            <text:p>0</text:p>
          </table:table-cell>
        </table:table-row>
        <table:table-row table:style-name="ro1">
          <table:table-cell table:style-name="ce120" office:value-type="string" calcext:value-type="string">
            <text:p>ud11</text:p>
          </table:table-cell>
          <table:table-cell table:formula="of:=IF([.A115]=[.A114];0;1)" office:value-type="float" office:value="0" calcext:value-type="float">
            <text:p>0</text:p>
          </table:table-cell>
        </table:table-row>
        <table:table-row table:style-name="ro1">
          <table:table-cell table:style-name="ce120" office:value-type="string" calcext:value-type="string">
            <text:p>ud11</text:p>
          </table:table-cell>
          <table:table-cell table:formula="of:=IF([.A116]=[.A115];0;1)" office:value-type="float" office:value="0" calcext:value-type="float">
            <text:p>0</text:p>
          </table:table-cell>
        </table:table-row>
        <table:table-row table:style-name="ro1">
          <table:table-cell table:style-name="ce120" office:value-type="string" calcext:value-type="string">
            <text:p>ud11</text:p>
          </table:table-cell>
          <table:table-cell table:formula="of:=IF([.A117]=[.A116];0;1)" office:value-type="float" office:value="0" calcext:value-type="float">
            <text:p>0</text:p>
          </table:table-cell>
        </table:table-row>
        <table:table-row table:style-name="ro1">
          <table:table-cell table:style-name="ce120" office:value-type="string" calcext:value-type="string">
            <text:p>ud11</text:p>
          </table:table-cell>
          <table:table-cell table:formula="of:=IF([.A118]=[.A117];0;1)" office:value-type="float" office:value="0" calcext:value-type="float">
            <text:p>0</text:p>
          </table:table-cell>
        </table:table-row>
        <table:table-row table:style-name="ro1">
          <table:table-cell table:style-name="ce120" office:value-type="string" calcext:value-type="string">
            <text:p>ud11</text:p>
          </table:table-cell>
          <table:table-cell table:formula="of:=IF([.A119]=[.A118];0;1)" office:value-type="float" office:value="0" calcext:value-type="float">
            <text:p>0</text:p>
          </table:table-cell>
        </table:table-row>
        <table:table-row table:style-name="ro1">
          <table:table-cell table:style-name="ce120" office:value-type="string" calcext:value-type="string">
            <text:p>ud11</text:p>
          </table:table-cell>
          <table:table-cell table:formula="of:=IF([.A120]=[.A119];0;1)" office:value-type="float" office:value="0" calcext:value-type="float">
            <text:p>0</text:p>
          </table:table-cell>
        </table:table-row>
        <table:table-row table:style-name="ro1">
          <table:table-cell table:style-name="ce120" office:value-type="string" calcext:value-type="string">
            <text:p>ud11</text:p>
          </table:table-cell>
          <table:table-cell table:formula="of:=IF([.A121]=[.A120];0;1)" office:value-type="float" office:value="0" calcext:value-type="float">
            <text:p>0</text:p>
          </table:table-cell>
        </table:table-row>
        <table:table-row table:style-name="ro1">
          <table:table-cell table:style-name="ce120" office:value-type="string" calcext:value-type="string">
            <text:p>ud11</text:p>
          </table:table-cell>
          <table:table-cell table:formula="of:=IF([.A122]=[.A121];0;1)" office:value-type="float" office:value="0" calcext:value-type="float">
            <text:p>0</text:p>
          </table:table-cell>
        </table:table-row>
        <table:table-row table:style-name="ro1">
          <table:table-cell table:style-name="ce120" office:value-type="string" calcext:value-type="string">
            <text:p>ud11</text:p>
          </table:table-cell>
          <table:table-cell table:formula="of:=IF([.A123]=[.A122];0;1)" office:value-type="float" office:value="0" calcext:value-type="float">
            <text:p>0</text:p>
          </table:table-cell>
        </table:table-row>
        <table:table-row table:style-name="ro1">
          <table:table-cell table:style-name="ce120" office:value-type="string" calcext:value-type="string">
            <text:p>ud11</text:p>
          </table:table-cell>
          <table:table-cell table:formula="of:=IF([.A124]=[.A123];0;1)" office:value-type="float" office:value="0" calcext:value-type="float">
            <text:p>0</text:p>
          </table:table-cell>
        </table:table-row>
        <table:table-row table:style-name="ro1">
          <table:table-cell table:style-name="ce120" office:value-type="string" calcext:value-type="string">
            <text:p>ud11</text:p>
          </table:table-cell>
          <table:table-cell table:formula="of:=IF([.A125]=[.A124];0;1)" office:value-type="float" office:value="0" calcext:value-type="float">
            <text:p>0</text:p>
          </table:table-cell>
        </table:table-row>
        <table:table-row table:style-name="ro1">
          <table:table-cell table:style-name="ce120"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8"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8"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8"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8"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8"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8"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8"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8"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8"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8"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8"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8"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8"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8"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8"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8"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8"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8"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8"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8"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8"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8"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8"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8"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8"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8"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8"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8"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8"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8"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8"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8"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8"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8"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8"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19" office:value-type="string" calcext:value-type="string">
            <text:p>ud13</text:p>
          </table:table-cell>
          <table:table-cell table:formula="of:=IF([.A164]=[.A163];0;1)" office:value-type="float" office:value="1" calcext:value-type="float">
            <text:p>1</text:p>
          </table:table-cell>
        </table:table-row>
        <table:table-row table:style-name="ro1">
          <table:table-cell table:style-name="ce119" office:value-type="string" calcext:value-type="string">
            <text:p>ud13</text:p>
          </table:table-cell>
          <table:table-cell table:formula="of:=IF([.A165]=[.A164];0;1)" office:value-type="float" office:value="0" calcext:value-type="float">
            <text:p>0</text:p>
          </table:table-cell>
        </table:table-row>
        <table:table-row table:style-name="ro1">
          <table:table-cell table:style-name="ce119" office:value-type="string" calcext:value-type="string">
            <text:p>ud13</text:p>
          </table:table-cell>
          <table:table-cell table:formula="of:=IF([.A166]=[.A165];0;1)" office:value-type="float" office:value="0" calcext:value-type="float">
            <text:p>0</text:p>
          </table:table-cell>
        </table:table-row>
        <table:table-row table:style-name="ro1">
          <table:table-cell table:style-name="ce119" office:value-type="string" calcext:value-type="string">
            <text:p>ud13</text:p>
          </table:table-cell>
          <table:table-cell table:formula="of:=IF([.A167]=[.A166];0;1)" office:value-type="float" office:value="0" calcext:value-type="float">
            <text:p>0</text:p>
          </table:table-cell>
        </table:table-row>
        <table:table-row table:style-name="ro1">
          <table:table-cell table:style-name="ce119" office:value-type="string" calcext:value-type="string">
            <text:p>ud13</text:p>
          </table:table-cell>
          <table:table-cell table:formula="of:=IF([.A168]=[.A167];0;1)" office:value-type="float" office:value="0" calcext:value-type="float">
            <text:p>0</text:p>
          </table:table-cell>
        </table:table-row>
        <table:table-row table:style-name="ro1">
          <table:table-cell table:style-name="ce119" office:value-type="string" calcext:value-type="string">
            <text:p>ud13</text:p>
          </table:table-cell>
          <table:table-cell table:formula="of:=IF([.A169]=[.A168];0;1)" office:value-type="float" office:value="0" calcext:value-type="float">
            <text:p>0</text:p>
          </table:table-cell>
        </table:table-row>
        <table:table-row table:style-name="ro1">
          <table:table-cell table:style-name="ce119" office:value-type="string" calcext:value-type="string">
            <text:p>ud13</text:p>
          </table:table-cell>
          <table:table-cell table:formula="of:=IF([.A170]=[.A169];0;1)" office:value-type="float" office:value="0" calcext:value-type="float">
            <text:p>0</text:p>
          </table:table-cell>
        </table:table-row>
        <table:table-row table:style-name="ro1">
          <table:table-cell table:style-name="ce119" office:value-type="string" calcext:value-type="string">
            <text:p>ud13</text:p>
          </table:table-cell>
          <table:table-cell table:formula="of:=IF([.A171]=[.A170];0;1)" office:value-type="float" office:value="0" calcext:value-type="float">
            <text:p>0</text:p>
          </table:table-cell>
        </table:table-row>
        <table:table-row table:style-name="ro1">
          <table:table-cell table:style-name="ce119" office:value-type="string" calcext:value-type="string">
            <text:p>ud13</text:p>
          </table:table-cell>
          <table:table-cell table:formula="of:=IF([.A172]=[.A171];0;1)" office:value-type="float" office:value="0" calcext:value-type="float">
            <text:p>0</text:p>
          </table:table-cell>
        </table:table-row>
        <table:table-row table:style-name="ro1">
          <table:table-cell table:style-name="ce119" office:value-type="string" calcext:value-type="string">
            <text:p>ud13</text:p>
          </table:table-cell>
          <table:table-cell table:formula="of:=IF([.A173]=[.A172];0;1)" office:value-type="float" office:value="0" calcext:value-type="float">
            <text:p>0</text:p>
          </table:table-cell>
        </table:table-row>
        <table:table-row table:style-name="ro1">
          <table:table-cell table:style-name="ce119" office:value-type="string" calcext:value-type="string">
            <text:p>ud13</text:p>
          </table:table-cell>
          <table:table-cell table:formula="of:=IF([.A174]=[.A173];0;1)" office:value-type="float" office:value="0" calcext:value-type="float">
            <text:p>0</text:p>
          </table:table-cell>
        </table:table-row>
        <table:table-row table:style-name="ro1">
          <table:table-cell table:style-name="ce119" office:value-type="string" calcext:value-type="string">
            <text:p>ud13</text:p>
          </table:table-cell>
          <table:table-cell table:formula="of:=IF([.A175]=[.A174];0;1)" office:value-type="float" office:value="0" calcext:value-type="float">
            <text:p>0</text:p>
          </table:table-cell>
        </table:table-row>
        <table:table-row table:style-name="ro1">
          <table:table-cell table:style-name="ce119" office:value-type="string" calcext:value-type="string">
            <text:p>ud13</text:p>
          </table:table-cell>
          <table:table-cell table:formula="of:=IF([.A176]=[.A175];0;1)" office:value-type="float" office:value="0" calcext:value-type="float">
            <text:p>0</text:p>
          </table:table-cell>
        </table:table-row>
        <table:table-row table:style-name="ro1">
          <table:table-cell table:style-name="ce119" office:value-type="string" calcext:value-type="string">
            <text:p>ud13</text:p>
          </table:table-cell>
          <table:table-cell table:formula="of:=IF([.A177]=[.A176];0;1)" office:value-type="float" office:value="0" calcext:value-type="float">
            <text:p>0</text:p>
          </table:table-cell>
        </table:table-row>
        <table:table-row table:style-name="ro1">
          <table:table-cell table:style-name="ce119" office:value-type="string" calcext:value-type="string">
            <text:p>ud13</text:p>
          </table:table-cell>
          <table:table-cell table:formula="of:=IF([.A178]=[.A177];0;1)" office:value-type="float" office:value="0" calcext:value-type="float">
            <text:p>0</text:p>
          </table:table-cell>
        </table:table-row>
        <table:table-row table:style-name="ro1">
          <table:table-cell table:style-name="ce119" office:value-type="string" calcext:value-type="string">
            <text:p>ud13</text:p>
          </table:table-cell>
          <table:table-cell table:formula="of:=IF([.A179]=[.A178];0;1)" office:value-type="float" office:value="0" calcext:value-type="float">
            <text:p>0</text:p>
          </table:table-cell>
        </table:table-row>
        <table:table-row table:style-name="ro1">
          <table:table-cell table:style-name="ce119" office:value-type="string" calcext:value-type="string">
            <text:p>ud13</text:p>
          </table:table-cell>
          <table:table-cell table:formula="of:=IF([.A180]=[.A179];0;1)" office:value-type="float" office:value="0" calcext:value-type="float">
            <text:p>0</text:p>
          </table:table-cell>
        </table:table-row>
        <table:table-row table:style-name="ro1">
          <table:table-cell table:style-name="ce119" office:value-type="string" calcext:value-type="string">
            <text:p>ud13</text:p>
          </table:table-cell>
          <table:table-cell table:formula="of:=IF([.A181]=[.A180];0;1)" office:value-type="float" office:value="0" calcext:value-type="float">
            <text:p>0</text:p>
          </table:table-cell>
        </table:table-row>
        <table:table-row table:style-name="ro1">
          <table:table-cell table:style-name="ce119" office:value-type="string" calcext:value-type="string">
            <text:p>ud13</text:p>
          </table:table-cell>
          <table:table-cell table:formula="of:=IF([.A182]=[.A181];0;1)" office:value-type="float" office:value="0" calcext:value-type="float">
            <text:p>0</text:p>
          </table:table-cell>
        </table:table-row>
        <table:table-row table:style-name="ro1">
          <table:table-cell table:style-name="ce119" office:value-type="string" calcext:value-type="string">
            <text:p>ud13</text:p>
          </table:table-cell>
          <table:table-cell table:formula="of:=IF([.A183]=[.A182];0;1)" office:value-type="float" office:value="0" calcext:value-type="float">
            <text:p>0</text:p>
          </table:table-cell>
        </table:table-row>
        <table:table-row table:style-name="ro1">
          <table:table-cell table:style-name="ce119" office:value-type="string" calcext:value-type="string">
            <text:p>ud13</text:p>
          </table:table-cell>
          <table:table-cell table:formula="of:=IF([.A184]=[.A183];0;1)" office:value-type="float" office:value="0" calcext:value-type="float">
            <text:p>0</text:p>
          </table:table-cell>
        </table:table-row>
        <table:table-row table:style-name="ro1">
          <table:table-cell table:style-name="ce119" office:value-type="string" calcext:value-type="string">
            <text:p>ud13</text:p>
          </table:table-cell>
          <table:table-cell table:formula="of:=IF([.A185]=[.A184];0;1)" office:value-type="float" office:value="0" calcext:value-type="float">
            <text:p>0</text:p>
          </table:table-cell>
        </table:table-row>
        <table:table-row table:style-name="ro1">
          <table:table-cell table:style-name="ce119" office:value-type="string" calcext:value-type="string">
            <text:p>ud13</text:p>
          </table:table-cell>
          <table:table-cell table:formula="of:=IF([.A186]=[.A185];0;1)" office:value-type="float" office:value="0" calcext:value-type="float">
            <text:p>0</text:p>
          </table:table-cell>
        </table:table-row>
        <table:table-row table:style-name="ro1">
          <table:table-cell table:style-name="ce119" office:value-type="string" calcext:value-type="string">
            <text:p>ud13</text:p>
          </table:table-cell>
          <table:table-cell table:formula="of:=IF([.A187]=[.A186];0;1)" office:value-type="float" office:value="0" calcext:value-type="float">
            <text:p>0</text:p>
          </table:table-cell>
        </table:table-row>
        <table:table-row table:style-name="ro1">
          <table:table-cell table:style-name="ce119" office:value-type="string" calcext:value-type="string">
            <text:p>ud13</text:p>
          </table:table-cell>
          <table:table-cell table:formula="of:=IF([.A188]=[.A187];0;1)" office:value-type="float" office:value="0" calcext:value-type="float">
            <text:p>0</text:p>
          </table:table-cell>
        </table:table-row>
        <table:table-row table:style-name="ro1">
          <table:table-cell table:style-name="ce119" office:value-type="string" calcext:value-type="string">
            <text:p>ud13</text:p>
          </table:table-cell>
          <table:table-cell table:formula="of:=IF([.A189]=[.A188];0;1)" office:value-type="float" office:value="0" calcext:value-type="float">
            <text:p>0</text:p>
          </table:table-cell>
        </table:table-row>
        <table:table-row table:style-name="ro1">
          <table:table-cell table:style-name="ce119" office:value-type="string" calcext:value-type="string">
            <text:p>ud13</text:p>
          </table:table-cell>
          <table:table-cell table:formula="of:=IF([.A190]=[.A189];0;1)" office:value-type="float" office:value="0" calcext:value-type="float">
            <text:p>0</text:p>
          </table:table-cell>
        </table:table-row>
        <table:table-row table:style-name="ro1">
          <table:table-cell table:style-name="ce119" office:value-type="string" calcext:value-type="string">
            <text:p>ud13</text:p>
          </table:table-cell>
          <table:table-cell table:formula="of:=IF([.A191]=[.A190];0;1)" office:value-type="float" office:value="0" calcext:value-type="float">
            <text:p>0</text:p>
          </table:table-cell>
        </table:table-row>
        <table:table-row table:style-name="ro1">
          <table:table-cell table:style-name="ce119" office:value-type="string" calcext:value-type="string">
            <text:p>ud13</text:p>
          </table:table-cell>
          <table:table-cell table:formula="of:=IF([.A192]=[.A191];0;1)" office:value-type="float" office:value="0" calcext:value-type="float">
            <text:p>0</text:p>
          </table:table-cell>
        </table:table-row>
        <table:table-row table:style-name="ro1">
          <table:table-cell table:style-name="ce119" office:value-type="string" calcext:value-type="string">
            <text:p>ud13</text:p>
          </table:table-cell>
          <table:table-cell table:formula="of:=IF([.A193]=[.A192];0;1)" office:value-type="float" office:value="0" calcext:value-type="float">
            <text:p>0</text:p>
          </table:table-cell>
        </table:table-row>
        <table:table-row table:style-name="ro1">
          <table:table-cell table:style-name="ce119" office:value-type="string" calcext:value-type="string">
            <text:p>ud13</text:p>
          </table:table-cell>
          <table:table-cell table:formula="of:=IF([.A194]=[.A193];0;1)" office:value-type="float" office:value="0" calcext:value-type="float">
            <text:p>0</text:p>
          </table:table-cell>
        </table:table-row>
        <table:table-row table:style-name="ro1">
          <table:table-cell table:style-name="ce119" office:value-type="string" calcext:value-type="string">
            <text:p>ud13</text:p>
          </table:table-cell>
          <table:table-cell table:formula="of:=IF([.A195]=[.A194];0;1)" office:value-type="float" office:value="0" calcext:value-type="float">
            <text:p>0</text:p>
          </table:table-cell>
        </table:table-row>
        <table:table-row table:style-name="ro1">
          <table:table-cell table:style-name="ce119" office:value-type="string" calcext:value-type="string">
            <text:p>ud13</text:p>
          </table:table-cell>
          <table:table-cell table:formula="of:=IF([.A196]=[.A195];0;1)" office:value-type="float" office:value="0" calcext:value-type="float">
            <text:p>0</text:p>
          </table:table-cell>
        </table:table-row>
        <table:table-row table:style-name="ro1">
          <table:table-cell table:style-name="ce119" office:value-type="string" calcext:value-type="string">
            <text:p>ud13</text:p>
          </table:table-cell>
          <table:table-cell table:formula="of:=IF([.A197]=[.A196];0;1)" office:value-type="float" office:value="0" calcext:value-type="float">
            <text:p>0</text:p>
          </table:table-cell>
        </table:table-row>
        <table:table-row table:style-name="ro1">
          <table:table-cell table:style-name="ce119" office:value-type="string" calcext:value-type="string">
            <text:p>ud13</text:p>
          </table:table-cell>
          <table:table-cell table:formula="of:=IF([.A198]=[.A197];0;1)" office:value-type="float" office:value="0" calcext:value-type="float">
            <text:p>0</text:p>
          </table:table-cell>
        </table:table-row>
        <table:table-row table:style-name="ro1">
          <table:table-cell table:style-name="ce119" office:value-type="string" calcext:value-type="string">
            <text:p>ud13</text:p>
          </table:table-cell>
          <table:table-cell table:formula="of:=IF([.A199]=[.A198];0;1)" office:value-type="float" office:value="0" calcext:value-type="float">
            <text:p>0</text:p>
          </table:table-cell>
        </table:table-row>
        <table:table-row table:style-name="ro1">
          <table:table-cell table:style-name="ce119" office:value-type="string" calcext:value-type="string">
            <text:p>ud13</text:p>
          </table:table-cell>
          <table:table-cell table:formula="of:=IF([.A200]=[.A199];0;1)" office:value-type="float" office:value="0" calcext:value-type="float">
            <text:p>0</text:p>
          </table:table-cell>
        </table:table-row>
        <table:table-row table:style-name="ro1">
          <table:table-cell table:style-name="ce119" office:value-type="string" calcext:value-type="string">
            <text:p>ud13</text:p>
          </table:table-cell>
          <table:table-cell table:formula="of:=IF([.A201]=[.A200];0;1)" office:value-type="float" office:value="0" calcext:value-type="float">
            <text:p>0</text:p>
          </table:table-cell>
        </table:table-row>
        <table:table-row table:style-name="ro1">
          <table:table-cell table:style-name="ce119" office:value-type="string" calcext:value-type="string">
            <text:p>ud13</text:p>
          </table:table-cell>
          <table:table-cell table:formula="of:=IF([.A202]=[.A201];0;1)" office:value-type="float" office:value="0" calcext:value-type="float">
            <text:p>0</text:p>
          </table:table-cell>
        </table:table-row>
        <table:table-row table:style-name="ro1">
          <table:table-cell table:style-name="ce119" office:value-type="string" calcext:value-type="string">
            <text:p>ud13</text:p>
          </table:table-cell>
          <table:table-cell table:formula="of:=IF([.A203]=[.A202];0;1)" office:value-type="float" office:value="0" calcext:value-type="float">
            <text:p>0</text:p>
          </table:table-cell>
        </table:table-row>
        <table:table-row table:style-name="ro1">
          <table:table-cell table:style-name="ce119"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19"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19"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19"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19"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19"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19"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19"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19"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19"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19"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19"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21" office:value-type="string" calcext:value-type="string">
            <text:p>ud14</text:p>
          </table:table-cell>
          <table:table-cell table:formula="of:=IF([.A218]=[.A217];0;1)" office:value-type="float" office:value="1" calcext:value-type="float">
            <text:p>1</text:p>
          </table:table-cell>
        </table:table-row>
        <table:table-row table:style-name="ro1">
          <table:table-cell table:style-name="ce121" office:value-type="string" calcext:value-type="string">
            <text:p>ud14</text:p>
          </table:table-cell>
          <table:table-cell table:formula="of:=IF([.A219]=[.A218];0;1)" office:value-type="float" office:value="0" calcext:value-type="float">
            <text:p>0</text:p>
          </table:table-cell>
        </table:table-row>
        <table:table-row table:style-name="ro1">
          <table:table-cell table:style-name="ce121" office:value-type="string" calcext:value-type="string">
            <text:p>ud14</text:p>
          </table:table-cell>
          <table:table-cell table:formula="of:=IF([.A220]=[.A219];0;1)" office:value-type="float" office:value="0" calcext:value-type="float">
            <text:p>0</text:p>
          </table:table-cell>
        </table:table-row>
        <table:table-row table:style-name="ro1">
          <table:table-cell table:style-name="ce121" office:value-type="string" calcext:value-type="string">
            <text:p>ud14</text:p>
          </table:table-cell>
          <table:table-cell table:formula="of:=IF([.A221]=[.A220];0;1)" office:value-type="float" office:value="0" calcext:value-type="float">
            <text:p>0</text:p>
          </table:table-cell>
        </table:table-row>
        <table:table-row table:style-name="ro1">
          <table:table-cell table:style-name="ce121" office:value-type="string" calcext:value-type="string">
            <text:p>ud14</text:p>
          </table:table-cell>
          <table:table-cell table:formula="of:=IF([.A222]=[.A221];0;1)" office:value-type="float" office:value="0" calcext:value-type="float">
            <text:p>0</text:p>
          </table:table-cell>
        </table:table-row>
        <table:table-row table:style-name="ro1">
          <table:table-cell table:style-name="ce121" office:value-type="string" calcext:value-type="string">
            <text:p>ud14</text:p>
          </table:table-cell>
          <table:table-cell table:formula="of:=IF([.A223]=[.A222];0;1)" office:value-type="float" office:value="0" calcext:value-type="float">
            <text:p>0</text:p>
          </table:table-cell>
        </table:table-row>
        <table:table-row table:style-name="ro1">
          <table:table-cell table:style-name="ce121" office:value-type="string" calcext:value-type="string">
            <text:p>ud14</text:p>
          </table:table-cell>
          <table:table-cell table:formula="of:=IF([.A224]=[.A223];0;1)" office:value-type="float" office:value="0" calcext:value-type="float">
            <text:p>0</text:p>
          </table:table-cell>
        </table:table-row>
        <table:table-row table:style-name="ro1">
          <table:table-cell table:style-name="ce116" office:value-type="string" calcext:value-type="string">
            <text:p>udt20</text:p>
          </table:table-cell>
          <table:table-cell table:formula="of:=IF([.A225]=[.A224];0;1)" office:value-type="float" office:value="1" calcext:value-type="float">
            <text:p>1</text:p>
          </table:table-cell>
        </table:table-row>
        <table:table-row table:style-name="ro1">
          <table:table-cell table:style-name="ce116" office:value-type="string" calcext:value-type="string">
            <text:p>udt20</text:p>
          </table:table-cell>
          <table:table-cell table:formula="of:=IF([.A226]=[.A225];0;1)" office:value-type="float" office:value="0" calcext:value-type="float">
            <text:p>0</text:p>
          </table:table-cell>
        </table:table-row>
        <table:table-row table:style-name="ro1">
          <table:table-cell table:style-name="ce116" office:value-type="string" calcext:value-type="string">
            <text:p>udt20</text:p>
          </table:table-cell>
          <table:table-cell table:formula="of:=IF([.A227]=[.A226];0;1)" office:value-type="float" office:value="0" calcext:value-type="float">
            <text:p>0</text:p>
          </table:table-cell>
        </table:table-row>
        <table:table-row table:style-name="ro1">
          <table:table-cell table:style-name="ce115" office:value-type="string" calcext:value-type="string">
            <text:p>udt20</text:p>
          </table:table-cell>
          <table:table-cell table:formula="of:=IF([.A228]=[.A227];0;1)" office:value-type="float" office:value="0" calcext:value-type="float">
            <text:p>0</text:p>
          </table:table-cell>
        </table:table-row>
        <table:table-row table:style-name="ro1">
          <table:table-cell table:style-name="ce116" office:value-type="string" calcext:value-type="string">
            <text:p>udt20</text:p>
          </table:table-cell>
          <table:table-cell table:formula="of:=IF([.A229]=[.A228];0;1)" office:value-type="float" office:value="0" calcext:value-type="float">
            <text:p>0</text:p>
          </table:table-cell>
        </table:table-row>
        <table:table-row table:style-name="ro1">
          <table:table-cell table:style-name="ce116" office:value-type="string" calcext:value-type="string">
            <text:p>udt20</text:p>
          </table:table-cell>
          <table:table-cell table:formula="of:=IF([.A230]=[.A229];0;1)" office:value-type="float" office:value="0" calcext:value-type="float">
            <text:p>0</text:p>
          </table:table-cell>
        </table:table-row>
        <table:table-row table:style-name="ro1">
          <table:table-cell table:style-name="ce115" office:value-type="string" calcext:value-type="string">
            <text:p>udt20</text:p>
          </table:table-cell>
          <table:table-cell table:formula="of:=IF([.A231]=[.A230];0;1)" office:value-type="float" office:value="0" calcext:value-type="float">
            <text:p>0</text:p>
          </table:table-cell>
        </table:table-row>
        <table:table-row table:style-name="ro1">
          <table:table-cell table:style-name="ce115" office:value-type="string" calcext:value-type="string">
            <text:p>udt20</text:p>
          </table:table-cell>
          <table:table-cell table:formula="of:=IF([.A232]=[.A231];0;1)" office:value-type="float" office:value="0" calcext:value-type="float">
            <text:p>0</text:p>
          </table:table-cell>
        </table:table-row>
        <table:table-row table:style-name="ro1">
          <table:table-cell table:style-name="ce116" office:value-type="string" calcext:value-type="string">
            <text:p>udt20</text:p>
          </table:table-cell>
          <table:table-cell table:formula="of:=IF([.A233]=[.A232];0;1)" office:value-type="float" office:value="0" calcext:value-type="float">
            <text:p>0</text:p>
          </table:table-cell>
        </table:table-row>
        <table:table-row table:style-name="ro1">
          <table:table-cell table:style-name="ce116" office:value-type="string" calcext:value-type="string">
            <text:p>udt20</text:p>
          </table:table-cell>
          <table:table-cell table:formula="of:=IF([.A234]=[.A233];0;1)" office:value-type="float" office:value="0" calcext:value-type="float">
            <text:p>0</text:p>
          </table:table-cell>
        </table:table-row>
        <table:table-row table:style-name="ro1">
          <table:table-cell table:style-name="ce116" office:value-type="string" calcext:value-type="string">
            <text:p>udt20</text:p>
          </table:table-cell>
          <table:table-cell table:formula="of:=IF([.A235]=[.A234];0;1)" office:value-type="float" office:value="0" calcext:value-type="float">
            <text:p>0</text:p>
          </table:table-cell>
        </table:table-row>
        <table:table-row table:style-name="ro1">
          <table:table-cell table:style-name="ce116" office:value-type="string" calcext:value-type="string">
            <text:p>updt</text:p>
          </table:table-cell>
          <table:table-cell table:formula="of:=IF([.A236]=[.A235];0;1)" office:value-type="float" office:value="1" calcext:value-type="float">
            <text:p>1</text:p>
          </table:table-cell>
        </table:table-row>
        <table:table-row table:style-name="ro1">
          <table:table-cell table:style-name="ce116" office:value-type="string" calcext:value-type="string">
            <text:p>utb10</text:p>
          </table:table-cell>
          <table:table-cell table:formula="of:=IF([.A237]=[.A236];0;1)" office:value-type="float" office:value="1" calcext:value-type="float">
            <text:p>1</text:p>
          </table:table-cell>
        </table:table-row>
        <table:table-row table:style-name="ro1">
          <table:table-cell table:style-name="ce116"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152" office:value-type="string" calcext:value-type="string">
            <text:p>Language</text:p>
          </table:table-cell>
          <table:table-cell table:style-name="ce152" office:value-type="string" calcext:value-type="string">
            <text:p>Treebank</text:p>
          </table:table-cell>
          <table:table-cell table:style-name="ce152" office:value-type="string" calcext:value-type="string">
            <text:p>2.0 Commitment (who)</text:p>
          </table:table-cell>
          <table:table-cell table:style-name="ce152" office:value-type="string" calcext:value-type="string">
            <text:p>CoNLL</text:p>
          </table:table-cell>
          <table:table-cell table:style-name="ce152" office:value-type="string" calcext:value-type="string">
            <text:p>Train words</text:p>
          </table:table-cell>
          <table:table-cell table:style-name="ce152" office:value-type="string" calcext:value-type="string">
            <text:p>Dev words</text:p>
          </table:table-cell>
          <table:table-cell table:style-name="ce152" office:value-type="string" calcext:value-type="string">
            <text:p>Test words</text:p>
          </table:table-cell>
          <table:table-cell table:style-name="ce152" office:value-type="string" calcext:value-type="string">
            <text:p>Doc boundaries</text:p>
          </table:table-cell>
          <table:table-cell table:style-name="ce152" office:value-type="string" calcext:value-type="string">
            <text:p>Par boundaries</text:p>
          </table:table-cell>
          <table:table-cell table:style-name="ce152" office:value-type="string" calcext:value-type="string">
            <text:p>Test received</text:p>
          </table:table-cell>
          <table:table-cell table:style-name="ce152" office:value-type="string" calcext:value-type="string">
            <text:p>Note</text:p>
          </table:table-cell>
          <table:table-cell table:style-name="ce152"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grc</text:p>
          </table:table-cell>
          <table:table-cell table:style-name="ce153" office:value-type="string" calcext:value-type="string">
            <text:p>Giuseppe Celano</text:p>
          </table:table-cell>
          <table:table-cell table:style-name="ce153" office:value-type="string" calcext:value-type="string">
            <text:p>yes</text:p>
          </table:table-cell>
          <table:table-cell table:style-name="ce153" office:value-type="float" office:value="159895" calcext:value-type="float">
            <text:p>159895</text:p>
          </table:table-cell>
          <table:table-cell table:style-name="ce153" office:value-type="float" office:value="22135" calcext:value-type="float">
            <text:p>22135</text:p>
          </table:table-cell>
          <table:table-cell table:style-name="ce153" office:value-type="float" office:value="20959" calcext:value-type="float">
            <text:p>20959</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PROIEL</text:p>
          </table:table-cell>
          <table:table-cell table:style-name="ce153" office:value-type="string" calcext:value-type="string">
            <text:p>Dag Haug</text:p>
          </table:table-cell>
          <table:table-cell table:style-name="ce153" office:value-type="string" calcext:value-type="string">
            <text:p>yes</text:p>
          </table:table-cell>
          <table:table-cell table:style-name="ce153" office:value-type="float" office:value="184382" calcext:value-type="float">
            <text:p>184382</text:p>
          </table:table-cell>
          <table:table-cell table:style-name="ce153" office:value-type="float" office:value="13652" calcext:value-type="float">
            <text:p>13652</text:p>
          </table:table-cell>
          <table:table-cell table:style-name="ce153" office:value-type="float" office:value="13314" calcext:value-type="float">
            <text:p>13314</text:p>
          </table:table-cell>
          <table:table-cell table:style-name="ce162"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157" office:value-type="float" office:value="223881" calcext:value-type="float">
            <text:p>223881</text:p>
          </table:table-cell>
          <table:table-cell table:style-name="ce157" office:value-type="float" office:value="30239" calcext:value-type="float">
            <text:p>30239</text:p>
          </table:table-cell>
          <table:table-cell table:style-name="ce157" office:value-type="float" office:value="28264" calcext:value-type="float">
            <text:p>28264</text:p>
          </table:table-cell>
          <table:table-cell table:number-columns-repeated="2" table:style-name="ce163" office:value-type="string" calcext:value-type="string">
            <text:p>yes, from sentence ids</text:p>
          </table:table-cell>
          <table:table-cell table:style-name="ce165" office:value-type="string" calcext:value-type="string">
            <text:p>my own</text:p>
          </table:table-cell>
          <table:table-cell table:number-columns-repeated="1014"/>
        </table:table-row>
        <table:table-row table:style-name="ro1">
          <table:table-cell table:style-name="ce154" office:value-type="string" calcext:value-type="string">
            <text:p>Arabic</text:p>
          </table:table-cell>
          <table:table-cell table:style-name="ce154" office:value-type="string" calcext:value-type="string">
            <text:p>NYUAD</text:p>
          </table:table-cell>
          <table:table-cell table:style-name="ce154" office:value-type="string" calcext:value-type="string">
            <text:p>Nizar Habash, Dima Taji</text:p>
          </table:table-cell>
          <table:table-cell table:style-name="ce154" office:value-type="string" calcext:value-type="string">
            <text:p>no</text:p>
          </table:table-cell>
          <table:table-cell table:style-name="ce158" office:value-type="float" office:value="590819" calcext:value-type="float">
            <text:p>590819</text:p>
          </table:table-cell>
          <table:table-cell table:style-name="ce158" office:value-type="float" office:value="73945" calcext:value-type="float">
            <text:p>73945</text:p>
          </table:table-cell>
          <table:table-cell table:style-name="ce158" office:value-type="float" office:value="74125" calcext:value-type="float">
            <text:p>74125</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Non-free license.</text:p>
          </table:table-cell>
          <table:table-cell table:style-name="ce154" table:number-columns-repeated="1013"/>
        </table:table-row>
        <table:table-row table:style-name="ro1">
          <table:table-cell table:style-name="ce151" office:value-type="string" calcext:value-type="string">
            <text:p>Basque</text:p>
          </table:table-cell>
          <table:table-cell table:style-name="ce151" office:value-type="string" calcext:value-type="string">
            <text:p>eu</text:p>
          </table:table-cell>
          <table:table-cell table:style-name="ce151" office:value-type="string" calcext:value-type="string">
            <text:p>Dan Zeman</text:p>
          </table:table-cell>
          <table:table-cell table:style-name="ce151" office:value-type="string" calcext:value-type="string">
            <text:p>yes</text:p>
          </table:table-cell>
          <table:table-cell table:style-name="ce157" office:value-type="float" office:value="72974" calcext:value-type="float">
            <text:p>72974</text:p>
          </table:table-cell>
          <table:table-cell table:style-name="ce157" office:value-type="float" office:value="24095" calcext:value-type="float">
            <text:p>24095</text:p>
          </table:table-cell>
          <table:table-cell table:style-name="ce157" office:value-type="float" office:value="24374" calcext:value-type="float">
            <text:p>24374</text:p>
          </table:table-cell>
          <table:table-cell table:number-columns-repeated="2" table:style-name="ce151" office:value-type="string" calcext:value-type="string">
            <text:p>no</text:p>
          </table:table-cell>
          <table:table-cell table:style-name="ce165" office:value-type="string" calcext:value-type="string">
            <text:p>my own</text:p>
          </table:table-cell>
          <table:table-cell table:style-name="ce151" office:value-type="string" calcext:value-type="string">
            <text:p>Dan converted the data. Koldo knows about it and will take care of manual checking for release 2.1.</text:p>
          </table:table-cell>
          <table:table-cell table:style-name="ce151" table:number-columns-repeated="1013"/>
        </table:table-row>
        <table:table-row table:style-name="ro1">
          <table:table-cell table:style-name="ce154" office:value-type="string" calcext:value-type="string">
            <text:p>Belarusian</text:p>
          </table:table-cell>
          <table:table-cell table:style-name="ce154" office:value-type="string" calcext:value-type="string">
            <text:p>be</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8" office:value-type="float" office:value="3975" calcext:value-type="float">
            <text:p>3975</text:p>
          </table:table-cell>
          <table:table-cell table:style-name="ce158" office:value-type="float" office:value="1507" calcext:value-type="float">
            <text:p>1507</text:p>
          </table:table-cell>
          <table:table-cell table:style-name="ce158" office:value-type="float" office:value="1382" calcext:value-type="float">
            <text:p>1382</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159" office:value-type="float" office:value="417587" calcext:value-type="float">
            <text:p>417587</text:p>
          </table:table-cell>
          <table:table-cell table:style-name="ce159" office:value-type="float" office:value="56482" calcext:value-type="float">
            <text:p>56482</text:p>
          </table:table-cell>
          <table:table-cell table:style-name="ce159"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159" office:value-type="float" office:value="98608" calcext:value-type="float">
            <text:p>98608</text:p>
          </table:table-cell>
          <table:table-cell table:style-name="ce159" office:value-type="float" office:value="12663" calcext:value-type="float">
            <text:p>12663</text:p>
          </table:table-cell>
          <table:table-cell table:style-name="ce159" office:value-type="float" office:value="12012" calcext:value-type="float">
            <text:p>12012</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table:style-name="ce154" office:value-type="string" calcext:value-type="string">
            <text:p>Coptic</text:p>
          </table:table-cell>
          <table:table-cell table:style-name="ce154" office:value-type="string" calcext:value-type="string">
            <text:p>cop</text:p>
          </table:table-cell>
          <table:table-cell table:style-name="ce154" office:value-type="string" calcext:value-type="string">
            <text:p>Amir Zeldes</text:p>
          </table:table-cell>
          <table:table-cell table:style-name="ce154" office:value-type="string" calcext:value-type="string">
            <text:p>no</text:p>
          </table:table-cell>
          <table:table-cell table:style-name="ce158" office:value-type="float" office:value="6803" calcext:value-type="float">
            <text:p>6803</text:p>
          </table:table-cell>
          <table:table-cell table:style-name="ce158" office:value-type="float" office:value="781" calcext:value-type="float">
            <text:p>781</text:p>
          </table:table-cell>
          <table:table-cell table:style-name="ce158" office:value-type="float" office:value="934" calcext:value-type="float">
            <text:p>934</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table:style-name="ce151" office:value-type="string" calcext:value-type="string">
            <text:p>Croatian</text:p>
          </table:table-cell>
          <table:table-cell table:style-name="ce151" office:value-type="string" calcext:value-type="string">
            <text:p>hr</text:p>
          </table:table-cell>
          <table:table-cell table:style-name="ce151" office:value-type="string" calcext:value-type="string">
            <text:p>Dan Zeman, Željko Agić</text:p>
          </table:table-cell>
          <table:table-cell table:style-name="ce151" office:value-type="string" calcext:value-type="string">
            <text:p>yes</text:p>
          </table:table-cell>
          <table:table-cell table:style-name="ce157" office:value-type="float" office:value="169283" calcext:value-type="float">
            <text:p>169283</text:p>
          </table:table-cell>
          <table:table-cell table:style-name="ce157" office:value-type="float" office:value="14533" calcext:value-type="float">
            <text:p>14533</text:p>
          </table:table-cell>
          <table:table-cell table:style-name="ce157" office:value-type="float" office:value="13228" calcext:value-type="float">
            <text:p>13228</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style-name="ce151"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159" office:value-type="float" office:value="1173282" calcext:value-type="float">
            <text:p>1173282</text:p>
          </table:table-cell>
          <table:table-cell table:style-name="ce159" office:value-type="float" office:value="159284" calcext:value-type="float">
            <text:p>159284</text:p>
          </table:table-cell>
          <table:table-cell table:style-name="ce159" office:value-type="float" office:value="173918" calcext:value-type="float">
            <text:p>173918</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159" office:value-type="float" office:value="472608" calcext:value-type="float">
            <text:p>472608</text:p>
          </table:table-cell>
          <table:table-cell table:style-name="ce159" office:value-type="float" office:value="10912" calcext:value-type="float">
            <text:p>10912</text:p>
          </table:table-cell>
          <table:table-cell table:style-name="ce159" office:value-type="float" office:value="10862" calcext:value-type="float">
            <text:p>10862</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151" office:value-type="string" calcext:value-type="string">
            <text:p>yes</text:p>
          </table:table-cell>
          <table:table-cell office:value-type="float" office:value="16400" calcext:value-type="float">
            <text:p>16400</text:p>
          </table:table-cell>
          <table:table-cell table:style-name="ce151" office:value-type="float" office:value="10381" calcext:value-type="float">
            <text:p>10381</text:p>
          </table:table-cell>
          <table:table-cell table:style-name="ce151" office:value-type="float" office:value="10720" calcext:value-type="float">
            <text:p>10720</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style-name="ce151"/>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151" office:value-type="float" office:value="80378" calcext:value-type="float">
            <text:p>80378</text:p>
          </table:table-cell>
          <table:table-cell table:style-name="ce151" office:value-type="float" office:value="10332" calcext:value-type="float">
            <text:p>10332</text:p>
          </table:table-cell>
          <table:table-cell table:style-name="ce151" office:value-type="float" office:value="10023" calcext:value-type="float">
            <text:p>10023</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159" office:value-type="float" office:value="186467" calcext:value-type="float">
            <text:p>186467</text:p>
          </table:table-cell>
          <table:table-cell table:style-name="ce159" office:value-type="float" office:value="11458" calcext:value-type="float">
            <text:p>11458</text:p>
          </table:table-cell>
          <table:table-cell table:style-name="ce159" office:value-type="float" office:value="11486" calcext:value-type="float">
            <text:p>1148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159" office:value-type="float" office:value="81243" calcext:value-type="float">
            <text:p>81243</text:p>
          </table:table-cell>
          <table:table-cell table:style-name="ce157" office:value-type="float" office:value="10550" calcext:value-type="float">
            <text:p>10550</text:p>
          </table:table-cell>
          <table:table-cell table:style-name="ce157" office:value-type="float" office:value="10080" calcext:value-type="float">
            <text:p>10080</text:p>
          </table:table-cell>
          <table:table-cell table:number-columns-repeated="2" office:value-type="string" calcext:value-type="string">
            <text:p>no (shuffled)</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159" office:value-type="float" office:value="204605" calcext:value-type="float">
            <text:p>204605</text:p>
          </table:table-cell>
          <table:table-cell table:style-name="ce159" office:value-type="float" office:value="25148" calcext:value-type="float">
            <text:p>25148</text:p>
          </table:table-cell>
          <table:table-cell table:style-name="ce159" office:value-type="float" office:value="25097" calcext:value-type="float">
            <text:p>25097</text:p>
          </table:table-cell>
          <table:table-cell table:style-name="ce163" office:value-type="string" calcext:value-type="string">
            <text:p>yes</text:p>
          </table:table-cell>
          <table:table-cell table:style-name="ce163" office:value-type="string" calcext:value-type="string">
            <text:p>potentially yes but not for UD 2.0</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151" office:value-type="string" calcext:value-type="string">
            <text:p>yes</text:p>
          </table:table-cell>
          <table:table-cell table:style-name="ce159" office:value-type="float" office:value="50095" calcext:value-type="float">
            <text:p>50095</text:p>
          </table:table-cell>
          <table:table-cell table:style-name="ce159" office:value-type="float" office:value="17102" calcext:value-type="float">
            <text:p>17102</text:p>
          </table:table-cell>
          <table:table-cell table:style-name="ce159" office:value-type="float" office:value="15624" calcext:value-type="float">
            <text:p>15624</text:p>
          </table:table-cell>
          <table:table-cell table:number-columns-repeated="2" table:style-name="ce151"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59" office:value-type="float" office:value="25871" calcext:value-type="float">
            <text:p>25871</text:p>
          </table:table-cell>
          <table:table-cell table:style-name="ce159" office:value-type="float" office:value="12243" calcext:value-type="float">
            <text:p>12243</text:p>
          </table:table-cell>
          <table:table-cell table:style-name="ce159" office:value-type="float" office:value="11534" calcext:value-type="float">
            <text:p>11534</text:p>
          </table:table-cell>
          <table:table-cell table:number-columns-repeated="2" table:style-name="ce151"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151" office:value-type="string" calcext:value-type="string">
            <text:p>yes</text:p>
          </table:table-cell>
          <table:table-cell table:style-name="ce159" office:value-type="float" office:value="22525" calcext:value-type="float">
            <text:p>22525</text:p>
          </table:table-cell>
          <table:table-cell table:style-name="ce159" office:value-type="float" office:value="12103" calcext:value-type="float">
            <text:p>12103</text:p>
          </table:table-cell>
          <table:table-cell table:style-name="ce159" office:value-type="float" office:value="12410" calcext:value-type="float">
            <text:p>12410</text:p>
          </table:table-cell>
          <table:table-cell table:style-name="ce163" office:value-type="string" calcext:value-type="string">
            <text:p>yes</text:p>
          </table:table-cell>
          <table:table-cell table:style-name="ce151"/>
          <table:table-cell table:style-name="ce164" office:value-type="string" calcext:value-type="string">
            <text:p>yes</text:p>
          </table:table-cell>
          <table:table-cell table:style-name="ce151"/>
          <table:table-cell table:number-columns-repeated="1013"/>
        </table:table-row>
        <table:table-row table:style-name="ro5">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159" office:value-type="float" office:value="162827" calcext:value-type="float">
            <text:p>162827</text:p>
          </table:table-cell>
          <table:table-cell table:style-name="ce159" office:value-type="float" office:value="18311" calcext:value-type="float">
            <text:p>18311</text:p>
          </table:table-cell>
          <table:table-cell table:style-name="ce159" office:value-type="float" office:value="21070" calcext:value-type="float">
            <text:p>21070</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Jenna is fixing copulas?</text:p>
          </table:table-cell>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159" office:value-type="float" office:value="127602" calcext:value-type="float">
            <text:p>127602</text:p>
          </table:table-cell>
          <table:table-cell table:style-name="ce159" office:value-type="float" office:value="15724" calcext:value-type="float">
            <text:p>15724</text:p>
          </table:table-cell>
          <table:table-cell table:style-name="ce159" office:value-type="float" office:value="16286" calcext:value-type="float">
            <text:p>16286</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159" office:value-type="float" office:value="356467" calcext:value-type="float">
            <text:p>356467</text:p>
          </table:table-cell>
          <table:table-cell table:style-name="ce159" office:value-type="float" office:value="35766" calcext:value-type="float">
            <text:p>35766</text:p>
          </table:table-cell>
          <table:table-cell table:style-name="ce159" office:value-type="float" office:value="10020" calcext:value-type="float">
            <text:p>1002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60" office:value-type="float" office:value="6396" calcext:value-type="float">
            <text:p>6396</text:p>
          </table:table-cell>
          <table:table-cell table:style-name="ce160" office:value-type="float" office:value="11531" calcext:value-type="float">
            <text:p>11531</text:p>
          </table:table-cell>
          <table:table-cell table:style-name="ce159" office:value-type="float" office:value="10670" calcext:value-type="float">
            <text:p>1067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5" office:value-type="string" calcext:value-type="string">
            <text:p>French</text:p>
          </table:table-cell>
          <table:table-cell table:style-name="ce155"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157" office:value-type="float" office:value="50561" calcext:value-type="float">
            <text:p>50561</text:p>
          </table:table-cell>
          <table:table-cell table:style-name="ce157" office:value-type="float" office:value="10013" calcext:value-type="float">
            <text:p>10013</text:p>
          </table:table-cell>
          <table:table-cell table:style-name="ce159" office:value-type="float" office:value="10050" calcext:value-type="float">
            <text:p>10050</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Bruno is fixing bugs.</text:p>
          </table:table-cell>
          <table:table-cell table:number-columns-repeated="1013"/>
        </table:table-row>
        <table:table-row table:style-name="ro1">
          <table:table-cell table:style-name="ce155" office:value-type="string" calcext:value-type="string">
            <text:p>Galician</text:p>
          </table:table-cell>
          <table:table-cell table:style-name="ce155"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160" office:value-type="float" office:value="4855" calcext:value-type="float">
            <text:p>4855</text:p>
          </table:table-cell>
          <table:table-cell table:style-name="ce160" office:value-type="float" office:value="10581" calcext:value-type="float">
            <text:p>10581</text:p>
          </table:table-cell>
          <table:table-cell table:style-name="ce157" office:value-type="float" office:value="10112" calcext:value-type="float">
            <text:p>10112</text:p>
          </table:table-cell>
          <table:table-cell table:number-columns-repeated="2" office:value-type="string" calcext:value-type="string">
            <text:p>probably no</text:p>
          </table:table-cell>
          <table:table-cell table:style-name="ce166" office:value-type="date" office:date-value="2017-02-07" calcext:value-type="date">
            <text:p>07.02.2017</text:p>
          </table:table-cell>
          <table:table-cell table:style-name="ce151"/>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159" office:value-type="float" office:value="269626" calcext:value-type="float">
            <text:p>269626</text:p>
          </table:table-cell>
          <table:table-cell table:style-name="ce159" office:value-type="float" office:value="12348" calcext:value-type="float">
            <text:p>12348</text:p>
          </table:table-cell>
          <table:table-cell table:style-name="ce159" office:value-type="float" office:value="16268" calcext:value-type="float">
            <text:p>1626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159" office:value-type="float" office:value="35024" calcext:value-type="float">
            <text:p>35024</text:p>
          </table:table-cell>
          <table:table-cell table:style-name="ce159" office:value-type="float" office:value="10114" calcext:value-type="float">
            <text:p>10114</text:p>
          </table:table-cell>
          <table:table-cell table:style-name="ce159" office:value-type="float" office:value="10182" calcext:value-type="float">
            <text:p>1018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151" office:value-type="string" calcext:value-type="string">
            <text:p>yes</text:p>
          </table:table-cell>
          <table:table-cell table:style-name="ce157" office:value-type="float" office:value="41212" calcext:value-type="float">
            <text:p>41212</text:p>
          </table:table-cell>
          <table:table-cell table:style-name="ce157" office:value-type="float" office:value="10139" calcext:value-type="float">
            <text:p>10139</text:p>
          </table:table-cell>
          <table:table-cell table:style-name="ce157" office:value-type="float" office:value="10422" calcext:value-type="float">
            <text:p>10422</text:p>
          </table:table-cell>
          <table:table-cell table:style-name="ce163"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151" office:value-type="string" calcext:value-type="string">
            <text:p>yes</text:p>
          </table:table-cell>
          <table:table-cell table:style-name="ce157" office:value-type="float" office:value="137680" calcext:value-type="float">
            <text:p>137680</text:p>
          </table:table-cell>
          <table:table-cell table:style-name="ce157" office:value-type="float" office:value="11408" calcext:value-type="float">
            <text:p>11408</text:p>
          </table:table-cell>
          <table:table-cell table:style-name="ce157" office:value-type="float" office:value="12281" calcext:value-type="float">
            <text:p>12281</text:p>
          </table:table-cell>
          <table:table-cell table:style-name="ce151"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159" office:value-type="float" office:value="281057" calcext:value-type="float">
            <text:p>281057</text:p>
          </table:table-cell>
          <table:table-cell table:style-name="ce159" office:value-type="float" office:value="35217" calcext:value-type="float">
            <text:p>35217</text:p>
          </table:table-cell>
          <table:table-cell table:style-name="ce159" office:value-type="float" office:value="35430" calcext:value-type="float">
            <text:p>3543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159" office:value-type="float" office:value="97531" calcext:value-type="float">
            <text:p>97531</text:p>
          </table:table-cell>
          <table:table-cell table:style-name="ce159" office:value-type="float" office:value="12612" calcext:value-type="float">
            <text:p>12612</text:p>
          </table:table-cell>
          <table:table-cell table:style-name="ce159" office:value-type="float" office:value="11780" calcext:value-type="float">
            <text:p>1178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160" office:value-type="float" office:value="3183" calcext:value-type="float">
            <text:p>3183</text:p>
          </table:table-cell>
          <table:table-cell table:style-name="ce160" office:value-type="float" office:value="10643" calcext:value-type="float">
            <text:p>10643</text:p>
          </table:table-cell>
          <table:table-cell table:style-name="ce157" office:value-type="float" office:value="10138" calcext:value-type="float">
            <text:p>10138</text:p>
          </table:table-cell>
          <table:table-cell table:number-columns-repeated="2" office:value-type="string" calcext:value-type="string">
            <text:p>no</text:p>
          </table:table-cell>
          <table:table-cell table:style-name="ce16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151" office:value-type="string" calcext:value-type="string">
            <text:p>yes</text:p>
          </table:table-cell>
          <table:table-cell table:style-name="ce151" office:value-type="float" office:value="270703" calcext:value-type="float">
            <text:p>270703</text:p>
          </table:table-cell>
          <table:table-cell table:style-name="ce151" office:value-type="float" office:value="11908" calcext:value-type="float">
            <text:p>11908</text:p>
          </table:table-cell>
          <table:table-cell table:style-name="ce151" office:value-type="float" office:value="12350" calcext:value-type="float">
            <text:p>12350</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151" office:value-type="float" office:value="11556" calcext:value-type="float">
            <text:p>11556</text:p>
          </table:table-cell>
          <table:table-cell table:style-name="ce151" office:value-type="float" office:value="12615" calcext:value-type="float">
            <text:p>12615</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151" office:value-type="string" calcext:value-type="string">
            <text:p>yes</text:p>
          </table:table-cell>
          <table:table-cell table:style-name="ce160"/>
          <table:table-cell table:style-name="ce160"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151"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151" office:value-type="string" calcext:value-type="string">
            <text:p>yes</text:p>
          </table:table-cell>
          <table:table-cell table:style-name="ce160" office:value-type="float" office:value="8018" calcext:value-type="float">
            <text:p>8018</text:p>
          </table:table-cell>
          <table:table-cell table:style-name="ce160" office:value-type="float" office:value="10166" calcext:value-type="float">
            <text:p>10166</text:p>
          </table:table-cell>
          <table:table-cell office:value-type="float" office:value="10954" calcext:value-type="float">
            <text:p>10954</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159" office:value-type="float" office:value="270403" calcext:value-type="float">
            <text:p>270403</text:p>
          </table:table-cell>
          <table:table-cell table:style-name="ce159" office:value-type="float" office:value="10331" calcext:value-type="float">
            <text:p>10331</text:p>
          </table:table-cell>
          <table:table-cell table:style-name="ce159"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159" office:value-type="float" office:value="147044" calcext:value-type="float">
            <text:p>147044</text:p>
          </table:table-cell>
          <table:table-cell table:style-name="ce159" office:value-type="float" office:value="12363" calcext:value-type="float">
            <text:p>12363</text:p>
          </table:table-cell>
          <table:table-cell table:style-name="ce159" office:value-type="float" office:value="12152" calcext:value-type="float">
            <text:p>1215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159" office:value-type="float" office:value="34667" calcext:value-type="float">
            <text:p>34667</text:p>
          </table:table-cell>
          <table:table-cell table:style-name="ce159" office:value-type="float" office:value="10128" calcext:value-type="float">
            <text:p>10128</text:p>
          </table:table-cell>
          <table:table-cell table:style-name="ce159" office:value-type="float" office:value="10528" calcext:value-type="float">
            <text:p>10528</text:p>
          </table:table-cell>
          <table:table-cell table:number-columns-repeated="2" table:style-name="ce163" office:value-type="string" calcext:value-type="string">
            <text:p>yes</text:p>
          </table:table-cell>
          <table:table-cell table:style-name="ce166"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159" office:value-type="float" office:value="243887" calcext:value-type="float">
            <text:p>243887</text:p>
          </table:table-cell>
          <table:table-cell table:style-name="ce159" office:value-type="float" office:value="36369" calcext:value-type="float">
            <text:p>36369</text:p>
          </table:table-cell>
          <table:table-cell table:style-name="ce159" office:value-type="float" office:value="29966" calcext:value-type="float">
            <text:p>29966</text:p>
          </table:table-cell>
          <table:table-cell table:style-name="ce151"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159" office:value-type="float" office:value="245330" calcext:value-type="float">
            <text:p>245330</text:p>
          </table:table-cell>
          <table:table-cell table:style-name="ce159" office:value-type="float" office:value="31250" calcext:value-type="float">
            <text:p>31250</text:p>
          </table:table-cell>
          <table:table-cell table:style-name="ce159" office:value-type="float" office:value="24773" calcext:value-type="float">
            <text:p>24773</text:p>
          </table:table-cell>
          <table:table-cell table:style-name="ce151"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159" office:value-type="float" office:value="37432" calcext:value-type="float">
            <text:p>37432</text:p>
          </table:table-cell>
          <table:table-cell table:style-name="ce159" office:value-type="float" office:value="10100" calcext:value-type="float">
            <text:p>10100</text:p>
          </table:table-cell>
          <table:table-cell table:style-name="ce159" office:value-type="float" office:value="10031" calcext:value-type="float">
            <text:p>10031</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159" office:value-type="float" office:value="121064" calcext:value-type="float">
            <text:p>121064</text:p>
          </table:table-cell>
          <table:table-cell table:style-name="ce159" office:value-type="float" office:value="15832" calcext:value-type="float">
            <text:p>15832</text:p>
          </table:table-cell>
          <table:table-cell table:style-name="ce159" office:value-type="float" office:value="16024" calcext:value-type="float">
            <text:p>16024</text:p>
          </table:table-cell>
          <table:table-cell table:style-name="ce151"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159" office:value-type="float" office:value="62501" calcext:value-type="float">
            <text:p>62501</text:p>
          </table:table-cell>
          <table:table-cell table:style-name="ce159" office:value-type="float" office:value="10262" calcext:value-type="float">
            <text:p>10262</text:p>
          </table:table-cell>
          <table:table-cell table:style-name="ce159" office:value-type="float" office:value="10808" calcext:value-type="float">
            <text:p>1080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151" office:value-type="string" calcext:value-type="string">
            <text:p>yes</text:p>
          </table:table-cell>
          <table:table-cell table:style-name="ce159" office:value-type="float" office:value="206740" calcext:value-type="float">
            <text:p>206740</text:p>
          </table:table-cell>
          <table:table-cell table:style-name="ce157" office:value-type="float" office:value="10851" calcext:value-type="float">
            <text:p>10851</text:p>
          </table:table-cell>
          <table:table-cell table:style-name="ce157" office:value-type="float" office:value="10201" calcext:value-type="float">
            <text:p>10201</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151" office:value-type="string" calcext:value-type="string">
            <text:p>yes</text:p>
          </table:table-cell>
          <table:table-cell table:style-name="ce159" office:value-type="float" office:value="255755" calcext:value-type="float">
            <text:p>255755</text:p>
          </table:table-cell>
          <table:table-cell table:style-name="ce159" office:value-type="float" office:value="32129" calcext:value-type="float">
            <text:p>32129</text:p>
          </table:table-cell>
          <table:table-cell table:style-name="ce159" office:value-type="float" office:value="31496" calcext:value-type="float">
            <text:p>3149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151" office:value-type="string" calcext:value-type="string">
            <text:p>yes</text:p>
          </table:table-cell>
          <table:table-cell table:style-name="ce159" office:value-type="float" office:value="185113" calcext:value-type="float">
            <text:p>185113</text:p>
          </table:table-cell>
          <table:table-cell table:style-name="ce159" office:value-type="float" office:value="17074" calcext:value-type="float">
            <text:p>17074</text:p>
          </table:table-cell>
          <table:table-cell table:style-name="ce159" office:value-type="float" office:value="16324" calcext:value-type="float">
            <text:p>163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151" office:value-type="string" calcext:value-type="string">
            <text:p>yes</text:p>
          </table:table-cell>
          <table:table-cell table:style-name="ce159" office:value-type="float" office:value="75964" calcext:value-type="float">
            <text:p>75964</text:p>
          </table:table-cell>
          <table:table-cell table:style-name="ce159" office:value-type="float" office:value="11877" calcext:value-type="float">
            <text:p>11877</text:p>
          </table:table-cell>
          <table:table-cell table:style-name="ce157" office:value-type="float" office:value="11548" calcext:value-type="float">
            <text:p>11548</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151" office:value-type="string" calcext:value-type="string">
            <text:p>yes</text:p>
          </table:table-cell>
          <table:table-cell table:style-name="ce159" office:value-type="float" office:value="871125" calcext:value-type="float">
            <text:p>871125</text:p>
          </table:table-cell>
          <table:table-cell table:style-name="ce159" office:value-type="float" office:value="118646" calcext:value-type="float">
            <text:p>118646</text:p>
          </table:table-cell>
          <table:table-cell table:style-name="ce159" office:value-type="float" office:value="117479" calcext:value-type="float">
            <text:p>117479</text:p>
          </table:table-cell>
          <table:table-cell table:style-name="ce163" office:value-type="string" calcext:value-type="string">
            <text:p>yes, from source attribute</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154" office:value-type="string" calcext:value-type="string">
            <text:p>Sanskrit</text:p>
          </table:table-cell>
          <table:table-cell table:style-name="ce156" office:value-type="string" calcext:value-type="string">
            <text:p>sa</text:p>
          </table:table-cell>
          <table:table-cell table:style-name="ce156" office:value-type="string" calcext:value-type="string">
            <text:p>Dan Zeman</text:p>
          </table:table-cell>
          <table:table-cell table:style-name="ce156" office:value-type="string" calcext:value-type="string">
            <text:p>no</text:p>
          </table:table-cell>
          <table:table-cell table:style-name="ce161" office:value-type="float" office:value="695" calcext:value-type="float">
            <text:p>695</text:p>
          </table:table-cell>
          <table:table-cell table:style-name="ce161" office:value-type="float" office:value="275" calcext:value-type="float">
            <text:p>275</text:p>
          </table:table-cell>
          <table:table-cell table:style-name="ce161" office:value-type="float" office:value="236" calcext:value-type="float">
            <text:p>236</text:p>
          </table:table-cell>
          <table:table-cell table:number-columns-repeated="2" table:style-name="ce156" office:value-type="string" calcext:value-type="string">
            <text:p>would have to reach to the original text</text:p>
          </table:table-cell>
          <table:table-cell table:style-name="ce156"/>
          <table:table-cell table:style-name="ce156" office:value-type="string" calcext:value-type="string">
            <text:p>Too small for the shared task.</text:p>
          </table:table-cell>
          <table:table-cell table:style-name="ce156"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159" office:value-type="float" office:value="80575" calcext:value-type="float">
            <text:p>80575</text:p>
          </table:table-cell>
          <table:table-cell table:style-name="ce159" office:value-type="float" office:value="12440" calcext:value-type="float">
            <text:p>12440</text:p>
          </table:table-cell>
          <table:table-cell table:style-name="ce159"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163" office:value-type="string" calcext:value-type="string">
            <text:p>yes, from sentence ids</text:p>
          </table:table-cell>
          <table:table-cell table:style-name="ce166"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160" office:value-type="float" office:value="9487" calcext:value-type="float">
            <text:p>9487</text:p>
          </table:table-cell>
          <table:table-cell table:style-name="ce160"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6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151" office:value-type="string" calcext:value-type="string">
            <text:p>yes</text:p>
          </table:table-cell>
          <table:table-cell table:style-name="ce157" office:value-type="float" office:value="382436" calcext:value-type="float">
            <text:p>382436</text:p>
          </table:table-cell>
          <table:table-cell table:style-name="ce157" office:value-type="float" office:value="37151" calcext:value-type="float">
            <text:p>37151</text:p>
          </table:table-cell>
          <table:table-cell table:style-name="ce157" office:value-type="float" office:value="12000" calcext:value-type="float">
            <text:p>1200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151" office:value-type="string" calcext:value-type="string">
            <text:p>yes</text:p>
          </table:table-cell>
          <table:table-cell table:style-name="ce159" office:value-type="float" office:value="444617" calcext:value-type="float">
            <text:p>444617</text:p>
          </table:table-cell>
          <table:table-cell table:style-name="ce159" office:value-type="float" office:value="52336" calcext:value-type="float">
            <text:p>52336</text:p>
          </table:table-cell>
          <table:table-cell table:style-name="ce159"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163" office:value-type="string" calcext:value-type="string">
            <text:p>yes</text:p>
          </table:table-cell>
          <table:table-cell table:style-name="ce163" office:value-type="string" calcext:value-type="string">
            <text:p>yes, even mid sentence!</text:p>
          </table:table-cell>
          <table:table-cell table:style-name="ce166" office:value-type="date" office:date-value="2017-02-01" calcext:value-type="date">
            <text:p>01.02.2017</text:p>
          </table:table-cell>
          <table:table-cell table:style-name="ce167"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4" office:value-type="string" calcext:value-type="string">
            <text:p>Tamil</text:p>
          </table:table-cell>
          <table:table-cell table:style-name="ce154" office:value-type="string" calcext:value-type="string">
            <text:p>ta</text:p>
          </table:table-cell>
          <table:table-cell table:style-name="ce154" office:value-type="string" calcext:value-type="string">
            <text:p>Dan Zeman</text:p>
          </table:table-cell>
          <table:table-cell table:style-name="ce154" office:value-type="string" calcext:value-type="string">
            <text:p>no</text:p>
          </table:table-cell>
          <table:table-cell table:style-name="ce154" office:value-type="float" office:value="6329" calcext:value-type="float">
            <text:p>6329</text:p>
          </table:table-cell>
          <table:table-cell table:style-name="ce154" office:value-type="float" office:value="1263" calcext:value-type="float">
            <text:p>1263</text:p>
          </table:table-cell>
          <table:table-cell table:style-name="ce154" office:value-type="float" office:value="1989" calcext:value-type="float">
            <text:p>1989</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166"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160" office:value-type="float" office:value="478" calcext:value-type="float">
            <text:p>478</text:p>
          </table:table-cell>
          <table:table-cell table:style-name="ce160" office:value-type="float" office:value="12368" calcext:value-type="float">
            <text:p>12368</text:p>
          </table:table-cell>
          <table:table-cell office:value-type="float" office:value="12926" calcext:value-type="float">
            <text:p>12926</text:p>
          </table:table-cell>
          <table:table-cell table:number-columns-repeated="2"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151" office:value-type="string" calcext:value-type="string">
            <text:p>yes</text:p>
          </table:table-cell>
          <table:table-cell table:style-name="ce160"/>
          <table:table-cell table:style-name="ce160" office:value-type="float" office:value="1662" calcext:value-type="float">
            <text:p>1662</text:p>
          </table:table-cell>
          <table:table-cell table:style-name="ce151" office:value-type="float" office:value="10330" calcext:value-type="float">
            <text:p>10330</text:p>
          </table:table-cell>
          <table:table-cell table:number-columns-repeated="2" table:style-name="ce151"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151" office:value-type="string" calcext:value-type="string">
            <text:p>Dan Zeman</text:p>
          </table:table-cell>
          <table:table-cell table:style-name="ce151" office:value-type="string" calcext:value-type="string">
            <text:p>yes</text:p>
          </table:table-cell>
          <table:table-cell table:style-name="ce151" office:value-type="float" office:value="20285" calcext:value-type="float">
            <text:p>20285</text:p>
          </table:table-cell>
          <table:table-cell table:style-name="ce151" office:value-type="float" office:value="11514" calcext:value-type="float">
            <text:p>11514</text:p>
          </table:table-cell>
          <table:table-cell table:style-name="ce151" office:value-type="float" office:value="11955" calcext:value-type="float">
            <text:p>11955</text:p>
          </table:table-cell>
          <table:table-cell table:number-columns-repeated="2" office:value-type="string" calcext:value-type="string">
            <text:p>no</text:p>
          </table:table-cell>
          <table:table-cell table:style-name="ce165" office:value-type="string" calcext:value-type="string">
            <text:p>my own</text:p>
          </table:table-cell>
          <table:table-cell table:number-columns-repeated="1014"/>
        </table:table-row>
        <table:table-row table:style-name="ro1" table:number-rows-repeated="1048507">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1">00.00.0000</text:date>, <text:time style:data-style-name="N2" text:time-value="20:33:25.106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21T20:33:54.242000000</dc:date>
    <meta:editing-cycles>535</meta:editing-cycles>
    <meta:editing-duration>P19DT12H18M24S</meta:editing-duration>
    <meta:document-statistic meta:table-count="4" meta:cell-count="6781" meta:object-count="0"/>
  </office:meta>
</office:document-meta>
</file>